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Basic/Project/script-lb.xml"/>
  <manifest:file-entry manifest:media-type="text/xml" manifest:full-path="Basic/Project/ThisDocum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" manifest:full-path="ObjectReplacements/Object 1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application/vnd.sun.star.oleobject" manifest:full-path="Object 1"/>
  <manifest:file-entry manifest:media-type="text/xml" manifest:full-path="styles.xml"/>
  <manifest:file-entry manifest:media-type="image/png" manifest:full-path="Pictures/10000000000000C800000032AAC4E1B2.png"/>
  <manifest:file-entry manifest:media-type="image/jpeg" manifest:full-path="Pictures/10000000000003340000009C6EB61D6C.jpg"/>
  <manifest:file-entry manifest:media-type="image/png" manifest:full-path="Pictures/10000200000003240000006C8A9104D8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Optimum" svg:font-family="Optimum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ula1" style:family="table">
      <style:table-properties style:width="16.461cm" fo:margin-left="-0.199cm" table:align="left" style:writing-mode="lr-tb"/>
    </style:style>
    <style:style style:name="Taula1.A" style:family="table-column">
      <style:table-column-properties style:column-width="1.588cm"/>
    </style:style>
    <style:style style:name="Taula1.B" style:family="table-column">
      <style:table-column-properties style:column-width="2.725cm"/>
    </style:style>
    <style:style style:name="Taula1.C" style:family="table-column">
      <style:table-column-properties style:column-width="3.879cm"/>
    </style:style>
    <style:style style:name="Taula1.D" style:family="table-column">
      <style:table-column-properties style:column-width="3.752cm"/>
    </style:style>
    <style:style style:name="Taula1.E" style:family="table-column">
      <style:table-column-properties style:column-width="2.249cm"/>
    </style:style>
    <style:style style:name="Taula1.F" style:family="table-column">
      <style:table-column-properties style:column-width="2.268cm"/>
    </style:style>
    <style:style style:name="Taula1.1" style:family="table-row">
      <style:table-row-properties style:min-row-height="0.441cm" style:keep-together="true" fo:keep-together="auto"/>
    </style:style>
    <style:style style:name="Taula1.A1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F1" style:family="table-cell">
      <style:table-cell-properties style:vertical-align="top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ula1.2" style:family="table-row">
      <style:table-row-properties style:row-height="0.3cm" style:keep-together="true" fo:keep-together="auto"/>
    </style:style>
    <style:style style:name="Taula1.A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ula1.B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ula1.C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ula1.D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ula1.E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ula1.F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ula1.3" style:family="table-row">
      <style:table-row-properties style:min-row-height="0.436cm" style:keep-together="true" fo:keep-together="auto"/>
    </style:style>
    <style:style style:name="Taula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E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F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E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F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E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F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1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ula1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ula1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ula1.D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ula1.E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ula1.F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ula2" style:family="table">
      <style:table-properties style:width="16.394cm" table:align="left" style:writing-mode="lr-tb"/>
    </style:style>
    <style:style style:name="Taula2.A" style:family="table-column">
      <style:table-column-properties style:column-width="16.394cm"/>
    </style:style>
    <style:style style:name="Taula2.1" style:family="table-row">
      <style:table-row-properties style:min-row-height="0.473cm" style:keep-together="true" fo:keep-together="auto"/>
    </style:style>
    <style:style style:name="Taula2.A1" style:family="table-cell">
      <style:table-cell-properties style:vertical-align="top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3" style:family="table">
      <style:table-properties style:width="16.431cm" fo:margin-left="-0.157cm" table:align="left" style:writing-mode="lr-tb"/>
    </style:style>
    <style:style style:name="Taula3.A" style:family="table-column">
      <style:table-column-properties style:column-width="1.561cm"/>
    </style:style>
    <style:style style:name="Taula3.B" style:family="table-column">
      <style:table-column-properties style:column-width="1.693cm"/>
    </style:style>
    <style:style style:name="Taula3.C" style:family="table-column">
      <style:table-column-properties style:column-width="3.493cm"/>
    </style:style>
    <style:style style:name="Taula3.D" style:family="table-column">
      <style:table-column-properties style:column-width="9.684cm"/>
    </style:style>
    <style:style style:name="Taula3.1" style:family="table-row">
      <style:table-row-properties style:min-row-height="0.471cm" style:keep-together="true" fo:keep-together="auto"/>
    </style:style>
    <style:style style:name="Taula3.A1" style:family="table-cell">
      <style:table-cell-properties style:vertical-align="top" fo:background-color="#e6e6e6" fo:padding-left="0.125cm" fo:padding-right="0.125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3.D1" style:family="table-cell">
      <style:table-cell-properties style:vertical-align="top" fo:background-color="#e6e6e6" fo:padding-left="0.125cm" fo:padding-right="0.125cm" fo:padding-top="0cm" fo:padding-bottom="0cm" fo:border="0.5pt solid #000000" style:writing-mode="lr-tb">
        <style:background-image/>
      </style:table-cell-properties>
    </style:style>
    <style:style style:name="Taula3.2" style:family="table-row">
      <style:table-row-properties style:min-row-height="0.416cm" style:keep-together="true" fo:keep-together="auto"/>
    </style:style>
    <style:style style:name="Taula3.A2" style:family="table-cell">
      <style:table-cell-properties style:vertical-align="top" fo:padding-left="0.125cm" fo:padding-right="0.125cm" fo:padding-top="0cm" fo:padding-bottom="0cm" fo:border-left="0.5pt solid #000000" fo:border-right="none" fo:border-top="0.5pt solid #000000" fo:border-bottom="0.5pt solid #000000" style:writing-mode="lr-tb"/>
    </style:style>
    <style:style style:name="Taula3.B2" style:family="table-cell">
      <style:table-cell-properties style:vertical-align="top" fo:padding-left="0.125cm" fo:padding-right="0.125cm" fo:padding-top="0cm" fo:padding-bottom="0cm" fo:border-left="0.5pt solid #000000" fo:border-right="none" fo:border-top="0.5pt solid #000000" fo:border-bottom="0.5pt solid #000000" style:writing-mode="lr-tb"/>
    </style:style>
    <style:style style:name="Taula3.C2" style:family="table-cell">
      <style:table-cell-properties style:vertical-align="top" fo:padding-left="0.125cm" fo:padding-right="0.125cm" fo:padding-top="0cm" fo:padding-bottom="0cm" fo:border-left="0.5pt solid #000000" fo:border-right="none" fo:border-top="0.5pt solid #000000" fo:border-bottom="0.5pt solid #000000" style:writing-mode="lr-tb"/>
    </style:style>
    <style:style style:name="Taula3.D2" style:family="table-cell">
      <style:table-cell-properties style:vertical-align="top" fo:padding-left="0.125cm" fo:padding-right="0.125cm" fo:padding-top="0cm" fo:padding-bottom="0cm" fo:border="0.5pt solid #000000" style:writing-mode="lr-tb"/>
    </style:style>
    <style:style style:name="Taula3.3" style:family="table-row">
      <style:table-row-properties style:min-row-height="0.443cm" style:keep-together="true" fo:keep-together="auto"/>
    </style:style>
    <style:style style:name="Taula3.A3" style:family="table-cell">
      <style:table-cell-properties style:vertical-align="top" fo:padding-left="0.125cm" fo:padding-right="0.125cm" fo:padding-top="0cm" fo:padding-bottom="0cm" fo:border-left="0.5pt solid #000000" fo:border-right="none" fo:border-top="0.5pt solid #000000" fo:border-bottom="0.5pt solid #000000" style:writing-mode="lr-tb"/>
    </style:style>
    <style:style style:name="Taula3.B3" style:family="table-cell">
      <style:table-cell-properties style:vertical-align="top" fo:padding-left="0.125cm" fo:padding-right="0.125cm" fo:padding-top="0cm" fo:padding-bottom="0cm" fo:border-left="0.5pt solid #000000" fo:border-right="none" fo:border-top="0.5pt solid #000000" fo:border-bottom="0.5pt solid #000000" style:writing-mode="lr-tb"/>
    </style:style>
    <style:style style:name="Taula3.C3" style:family="table-cell">
      <style:table-cell-properties style:vertical-align="top" fo:padding-left="0.125cm" fo:padding-right="0.125cm" fo:padding-top="0cm" fo:padding-bottom="0cm" fo:border-left="0.5pt solid #000000" fo:border-right="none" fo:border-top="0.5pt solid #000000" fo:border-bottom="0.5pt solid #000000" style:writing-mode="lr-tb"/>
    </style:style>
    <style:style style:name="Taula3.D3" style:family="table-cell">
      <style:table-cell-properties style:vertical-align="top" fo:padding-left="0.125cm" fo:padding-right="0.125cm" fo:padding-top="0cm" fo:padding-bottom="0cm" fo:border="0.5pt solid #000000" style:writing-mode="lr-tb"/>
    </style:style>
    <style:style style:name="Taula3.A4" style:family="table-cell">
      <style:table-cell-properties style:vertical-align="top" fo:padding-left="0.125cm" fo:padding-right="0.125cm" fo:padding-top="0cm" fo:padding-bottom="0cm" fo:border-left="0.5pt solid #000000" fo:border-right="none" fo:border-top="0.5pt solid #000000" fo:border-bottom="0.5pt solid #000000" style:writing-mode="lr-tb"/>
    </style:style>
    <style:style style:name="Taula3.B4" style:family="table-cell">
      <style:table-cell-properties style:vertical-align="top" fo:padding-left="0.125cm" fo:padding-right="0.125cm" fo:padding-top="0cm" fo:padding-bottom="0cm" fo:border-left="0.5pt solid #000000" fo:border-right="none" fo:border-top="0.5pt solid #000000" fo:border-bottom="0.5pt solid #000000" style:writing-mode="lr-tb"/>
    </style:style>
    <style:style style:name="Taula3.C4" style:family="table-cell">
      <style:table-cell-properties style:vertical-align="top" fo:padding-left="0.125cm" fo:padding-right="0.125cm" fo:padding-top="0cm" fo:padding-bottom="0cm" fo:border-left="0.5pt solid #000000" fo:border-right="none" fo:border-top="0.5pt solid #000000" fo:border-bottom="0.5pt solid #000000" style:writing-mode="lr-tb"/>
    </style:style>
    <style:style style:name="Taula3.D4" style:family="table-cell">
      <style:table-cell-properties style:vertical-align="top" fo:padding-left="0.125cm" fo:padding-right="0.125cm" fo:padding-top="0cm" fo:padding-bottom="0cm" fo:border="0.5pt solid #000000" style:writing-mode="lr-tb"/>
    </style:style>
    <style:style style:name="Taula3.A5" style:family="table-cell">
      <style:table-cell-properties style:vertical-align="top" fo:padding-left="0.125cm" fo:padding-right="0.125cm" fo:padding-top="0cm" fo:padding-bottom="0cm" fo:border-left="0.5pt solid #000000" fo:border-right="none" fo:border-top="0.5pt solid #000000" fo:border-bottom="0.5pt solid #000000" style:writing-mode="lr-tb"/>
    </style:style>
    <style:style style:name="Taula3.B5" style:family="table-cell">
      <style:table-cell-properties style:vertical-align="top" fo:padding-left="0.125cm" fo:padding-right="0.125cm" fo:padding-top="0cm" fo:padding-bottom="0cm" fo:border-left="0.5pt solid #000000" fo:border-right="none" fo:border-top="0.5pt solid #000000" fo:border-bottom="0.5pt solid #000000" style:writing-mode="lr-tb"/>
    </style:style>
    <style:style style:name="Taula3.C5" style:family="table-cell">
      <style:table-cell-properties style:vertical-align="top" fo:padding-left="0.125cm" fo:padding-right="0.125cm" fo:padding-top="0cm" fo:padding-bottom="0cm" fo:border-left="0.5pt solid #000000" fo:border-right="none" fo:border-top="0.5pt solid #000000" fo:border-bottom="0.5pt solid #000000" style:writing-mode="lr-tb"/>
    </style:style>
    <style:style style:name="Taula3.D5" style:family="table-cell">
      <style:table-cell-properties style:vertical-align="top" fo:padding-left="0.125cm" fo:padding-right="0.125cm" fo:padding-top="0cm" fo:padding-bottom="0cm" fo:border="0.5pt solid #000000" style:writing-mode="lr-tb"/>
    </style:style>
    <style:style style:name="Taula3.A6" style:family="table-cell">
      <style:table-cell-properties style:vertical-align="top" fo:padding-left="0.125cm" fo:padding-right="0.125cm" fo:padding-top="0cm" fo:padding-bottom="0cm" fo:border-left="0.5pt solid #000000" fo:border-right="none" fo:border-top="none" fo:border-bottom="0.5pt solid #000000" style:writing-mode="lr-tb"/>
    </style:style>
    <style:style style:name="Taula3.B6" style:family="table-cell">
      <style:table-cell-properties style:vertical-align="top" fo:padding-left="0.125cm" fo:padding-right="0.125cm" fo:padding-top="0cm" fo:padding-bottom="0cm" fo:border-left="0.5pt solid #000000" fo:border-right="none" fo:border-top="none" fo:border-bottom="0.5pt solid #000000" style:writing-mode="lr-tb"/>
    </style:style>
    <style:style style:name="Taula3.C6" style:family="table-cell">
      <style:table-cell-properties style:vertical-align="top" fo:padding-left="0.125cm" fo:padding-right="0.125cm" fo:padding-top="0cm" fo:padding-bottom="0cm" fo:border-left="0.5pt solid #000000" fo:border-right="none" fo:border-top="none" fo:border-bottom="0.5pt solid #000000" style:writing-mode="lr-tb"/>
    </style:style>
    <style:style style:name="Taula3.D6" style:family="table-cell">
      <style:table-cell-properties style:vertical-align="top" fo:padding-left="0.125cm" fo:padding-right="0.125cm" fo:padding-top="0cm" fo:padding-bottom="0cm" fo:border-left="0.5pt solid #000000" fo:border-right="0.5pt solid #000000" fo:border-top="none" fo:border-bottom="0.5pt solid #000000" style:writing-mode="lr-tb"/>
    </style:style>
    <style:style style:name="Taula4" style:family="table">
      <style:table-properties style:width="16.21cm" fo:margin-left="-0.199cm" table:align="left" style:writing-mode="lr-tb"/>
    </style:style>
    <style:style style:name="Taula4.A" style:family="table-column">
      <style:table-column-properties style:column-width="3.441cm"/>
    </style:style>
    <style:style style:name="Taula4.B" style:family="table-column">
      <style:table-column-properties style:column-width="12.769cm"/>
    </style:style>
    <style:style style:name="Taula4.1" style:family="table-row">
      <style:table-row-properties style:keep-together="true" fo:keep-together="auto"/>
    </style:style>
    <style:style style:name="Taula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5" style:family="table">
      <style:table-properties style:width="16.205cm" fo:margin-left="-0.101cm" table:align="left" style:writing-mode="lr-tb"/>
    </style:style>
    <style:style style:name="Taula5.A" style:family="table-column">
      <style:table-column-properties style:column-width="1.803cm"/>
    </style:style>
    <style:style style:name="Taula5.B" style:family="table-column">
      <style:table-column-properties style:column-width="2.997cm"/>
    </style:style>
    <style:style style:name="Taula5.C" style:family="table-column">
      <style:table-column-properties style:column-width="4.069cm"/>
    </style:style>
    <style:style style:name="Taula5.D" style:family="table-column">
      <style:table-column-properties style:column-width="7.336cm"/>
    </style:style>
    <style:style style:name="Taula5.1" style:family="table-row">
      <style:table-row-properties style:min-row-height="0.6cm" style:keep-together="true" fo:keep-together="auto"/>
    </style:style>
    <style:style style:name="Taula5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5.D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5.2" style:family="table-row">
      <style:table-row-properties style:min-row-height="0.654cm" style:keep-together="true" fo:keep-together="auto"/>
    </style:style>
    <style:style style:name="Taula5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5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5.C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5.D2" style:family="table-cell">
      <style:table-cell-properties style:vertical-align="top" fo:padding="0.097cm" fo:border="0.25pt solid #000000" style:writing-mode="lr-tb"/>
    </style:style>
    <style:style style:name="Taula5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5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5.C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5.D3" style:family="table-cell">
      <style:table-cell-properties style:vertical-align="top" fo:padding="0.097cm" fo:border="0.25pt solid #000000" style:writing-mode="lr-tb"/>
    </style:style>
    <style:style style:name="Taula5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5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5.C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5.D4" style:family="table-cell">
      <style:table-cell-properties style:vertical-align="top" fo:padding="0.097cm" fo:border="0.25pt solid #000000" style:writing-mode="lr-tb"/>
    </style:style>
    <style:style style:name="Taula6" style:family="table">
      <style:table-properties style:width="16.205cm" fo:margin-left="-0.101cm" table:align="left" style:writing-mode="lr-tb"/>
    </style:style>
    <style:style style:name="Taula6.A" style:family="table-column">
      <style:table-column-properties style:column-width="1.803cm"/>
    </style:style>
    <style:style style:name="Taula6.B" style:family="table-column">
      <style:table-column-properties style:column-width="2.997cm"/>
    </style:style>
    <style:style style:name="Taula6.C" style:family="table-column">
      <style:table-column-properties style:column-width="4.069cm"/>
    </style:style>
    <style:style style:name="Taula6.D" style:family="table-column">
      <style:table-column-properties style:column-width="7.336cm"/>
    </style:style>
    <style:style style:name="Taula6.1" style:family="table-row">
      <style:table-row-properties style:min-row-height="0.6cm" style:keep-together="true" fo:keep-together="auto"/>
    </style:style>
    <style:style style:name="Taula6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6.D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6.2" style:family="table-row">
      <style:table-row-properties style:min-row-height="0.654cm" style:keep-together="true" fo:keep-together="auto"/>
    </style:style>
    <style:style style:name="Taula6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6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6.C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6.D2" style:family="table-cell">
      <style:table-cell-properties style:vertical-align="top" fo:padding="0.097cm" fo:border="0.25pt solid #000000" style:writing-mode="lr-tb"/>
    </style:style>
    <style:style style:name="Taula6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6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6.C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6.D3" style:family="table-cell">
      <style:table-cell-properties style:vertical-align="top" fo:padding="0.097cm" fo:border="0.25pt solid #000000" style:writing-mode="lr-tb"/>
    </style:style>
    <style:style style:name="Taula6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6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6.C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6.D4" style:family="table-cell">
      <style:table-cell-properties style:vertical-align="top" fo:padding="0.097cm" fo:border="0.25pt solid #000000" style:writing-mode="lr-tb"/>
    </style:style>
    <style:style style:name="Taula7" style:family="table">
      <style:table-properties style:width="14.4cm" fo:margin-left="-0.101cm" table:align="left" style:writing-mode="lr-tb"/>
    </style:style>
    <style:style style:name="Taula7.A" style:family="table-column">
      <style:table-column-properties style:column-width="2.997cm"/>
    </style:style>
    <style:style style:name="Taula7.B" style:family="table-column">
      <style:table-column-properties style:column-width="4.069cm"/>
    </style:style>
    <style:style style:name="Taula7.C" style:family="table-column">
      <style:table-column-properties style:column-width="7.334cm"/>
    </style:style>
    <style:style style:name="Taula7.1" style:family="table-row">
      <style:table-row-properties style:min-row-height="0.6cm" style:keep-together="true" fo:keep-together="auto"/>
    </style:style>
    <style:style style:name="Taula7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7.C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7.2" style:family="table-row">
      <style:table-row-properties style:min-row-height="0.654cm" style:keep-together="true" fo:keep-together="auto"/>
    </style:style>
    <style:style style:name="Taula7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7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7.C2" style:family="table-cell">
      <style:table-cell-properties style:vertical-align="top" fo:padding="0.097cm" fo:border="0.25pt solid #000000" style:writing-mode="lr-tb"/>
    </style:style>
    <style:style style:name="Taula7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7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7.C3" style:family="table-cell">
      <style:table-cell-properties style:vertical-align="top" fo:padding="0.097cm" fo:border="0.25pt solid #000000" style:writing-mode="lr-tb"/>
    </style:style>
    <style:style style:name="Taula7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7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7.C4" style:family="table-cell">
      <style:table-cell-properties style:vertical-align="top" fo:padding="0.097cm" fo:border="0.25pt solid #000000" style:writing-mode="lr-tb"/>
    </style:style>
    <style:style style:name="Taula7.A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7.B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7.C5" style:family="table-cell">
      <style:table-cell-properties style:vertical-align="top" fo:padding="0.097cm" fo:border="0.25pt solid #000000" style:writing-mode="lr-tb"/>
    </style:style>
    <style:style style:name="Taula8" style:family="table">
      <style:table-properties style:width="16.205cm" fo:margin-left="-0.101cm" table:align="left" style:writing-mode="lr-tb"/>
    </style:style>
    <style:style style:name="Taula8.A" style:family="table-column">
      <style:table-column-properties style:column-width="1.803cm"/>
    </style:style>
    <style:style style:name="Taula8.B" style:family="table-column">
      <style:table-column-properties style:column-width="2.997cm"/>
    </style:style>
    <style:style style:name="Taula8.C" style:family="table-column">
      <style:table-column-properties style:column-width="4.069cm"/>
    </style:style>
    <style:style style:name="Taula8.D" style:family="table-column">
      <style:table-column-properties style:column-width="7.336cm"/>
    </style:style>
    <style:style style:name="Taula8.1" style:family="table-row">
      <style:table-row-properties style:min-row-height="0.6cm" style:keep-together="true" fo:keep-together="auto"/>
    </style:style>
    <style:style style:name="Taula8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8.D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8.2" style:family="table-row">
      <style:table-row-properties style:min-row-height="0.654cm" style:keep-together="true" fo:keep-together="auto"/>
    </style:style>
    <style:style style:name="Taula8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8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8.C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8.D2" style:family="table-cell">
      <style:table-cell-properties style:vertical-align="top" fo:padding="0.097cm" fo:border="0.25pt solid #000000" style:writing-mode="lr-tb"/>
    </style:style>
    <style:style style:name="Taula8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8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8.C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8.D3" style:family="table-cell">
      <style:table-cell-properties style:vertical-align="top" fo:padding="0.097cm" fo:border="0.25pt solid #000000" style:writing-mode="lr-tb"/>
    </style:style>
    <style:style style:name="Taula8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8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8.C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8.D4" style:family="table-cell">
      <style:table-cell-properties style:vertical-align="top" fo:padding="0.097cm" fo:border="0.25pt solid #000000" style:writing-mode="lr-tb"/>
    </style:style>
    <style:style style:name="Taula9" style:family="table">
      <style:table-properties style:width="16.205cm" fo:margin-left="-0.101cm" table:align="left" style:writing-mode="lr-tb"/>
    </style:style>
    <style:style style:name="Taula9.A" style:family="table-column">
      <style:table-column-properties style:column-width="1.803cm"/>
    </style:style>
    <style:style style:name="Taula9.B" style:family="table-column">
      <style:table-column-properties style:column-width="2.997cm"/>
    </style:style>
    <style:style style:name="Taula9.C" style:family="table-column">
      <style:table-column-properties style:column-width="4.069cm"/>
    </style:style>
    <style:style style:name="Taula9.D" style:family="table-column">
      <style:table-column-properties style:column-width="7.336cm"/>
    </style:style>
    <style:style style:name="Taula9.1" style:family="table-row">
      <style:table-row-properties style:min-row-height="0.6cm" style:keep-together="true" fo:keep-together="auto"/>
    </style:style>
    <style:style style:name="Taula9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9.D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9.2" style:family="table-row">
      <style:table-row-properties style:min-row-height="0.654cm" style:keep-together="true" fo:keep-together="auto"/>
    </style:style>
    <style:style style:name="Taula9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9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9.C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9.D2" style:family="table-cell">
      <style:table-cell-properties style:vertical-align="top" fo:padding="0.097cm" fo:border="0.25pt solid #000000" style:writing-mode="lr-tb"/>
    </style:style>
    <style:style style:name="Taula9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9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9.C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9.D3" style:family="table-cell">
      <style:table-cell-properties style:vertical-align="top" fo:padding="0.097cm" fo:border="0.25pt solid #000000" style:writing-mode="lr-tb"/>
    </style:style>
    <style:style style:name="Taula9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9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9.C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9.D4" style:family="table-cell">
      <style:table-cell-properties style:vertical-align="top" fo:padding="0.097cm" fo:border="0.25pt solid #000000" style:writing-mode="lr-tb"/>
    </style:style>
    <style:style style:name="Taula10" style:family="table">
      <style:table-properties style:width="14.4cm" fo:margin-left="-0.101cm" table:align="left" style:writing-mode="lr-tb"/>
    </style:style>
    <style:style style:name="Taula10.A" style:family="table-column">
      <style:table-column-properties style:column-width="2.997cm"/>
    </style:style>
    <style:style style:name="Taula10.B" style:family="table-column">
      <style:table-column-properties style:column-width="4.069cm"/>
    </style:style>
    <style:style style:name="Taula10.C" style:family="table-column">
      <style:table-column-properties style:column-width="7.334cm"/>
    </style:style>
    <style:style style:name="Taula10.1" style:family="table-row">
      <style:table-row-properties style:min-row-height="0.6cm" style:keep-together="true" fo:keep-together="auto"/>
    </style:style>
    <style:style style:name="Taula10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10.C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10.2" style:family="table-row">
      <style:table-row-properties style:min-row-height="0.654cm" style:keep-together="true" fo:keep-together="auto"/>
    </style:style>
    <style:style style:name="Taula10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0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0.C2" style:family="table-cell">
      <style:table-cell-properties style:vertical-align="top" fo:padding="0.097cm" fo:border="0.25pt solid #000000" style:writing-mode="lr-tb"/>
    </style:style>
    <style:style style:name="Taula10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0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0.C3" style:family="table-cell">
      <style:table-cell-properties style:vertical-align="top" fo:padding="0.097cm" fo:border="0.25pt solid #000000" style:writing-mode="lr-tb"/>
    </style:style>
    <style:style style:name="Taula10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0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0.C4" style:family="table-cell">
      <style:table-cell-properties style:vertical-align="top" fo:padding="0.097cm" fo:border="0.25pt solid #000000" style:writing-mode="lr-tb"/>
    </style:style>
    <style:style style:name="Taula10.A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0.B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0.C5" style:family="table-cell">
      <style:table-cell-properties style:vertical-align="top" fo:padding="0.097cm" fo:border="0.25pt solid #000000" style:writing-mode="lr-tb"/>
    </style:style>
    <style:style style:name="Taula10.A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0.B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0.C6" style:family="table-cell">
      <style:table-cell-properties style:vertical-align="top" fo:padding="0.097cm" fo:border="0.25pt solid #000000" style:writing-mode="lr-tb"/>
    </style:style>
    <style:style style:name="Taula11" style:family="table">
      <style:table-properties style:width="14.4cm" fo:margin-left="-0.101cm" table:align="left" style:writing-mode="lr-tb"/>
    </style:style>
    <style:style style:name="Taula11.A" style:family="table-column">
      <style:table-column-properties style:column-width="2.997cm"/>
    </style:style>
    <style:style style:name="Taula11.B" style:family="table-column">
      <style:table-column-properties style:column-width="4.069cm"/>
    </style:style>
    <style:style style:name="Taula11.C" style:family="table-column">
      <style:table-column-properties style:column-width="7.334cm"/>
    </style:style>
    <style:style style:name="Taula11.1" style:family="table-row">
      <style:table-row-properties style:min-row-height="0.6cm" style:keep-together="true" fo:keep-together="auto"/>
    </style:style>
    <style:style style:name="Taula11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11.C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11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1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1.C2" style:family="table-cell">
      <style:table-cell-properties style:vertical-align="top" fo:padding="0.097cm" fo:border="0.25pt solid #000000" style:writing-mode="lr-tb"/>
    </style:style>
    <style:style style:name="Taula11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1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1.C3" style:family="table-cell">
      <style:table-cell-properties style:vertical-align="top" fo:padding="0.097cm" fo:border="0.25pt solid #000000" style:writing-mode="lr-tb"/>
    </style:style>
    <style:style style:name="Taula11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1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1.C4" style:family="table-cell">
      <style:table-cell-properties style:vertical-align="top" fo:padding="0.097cm" fo:border="0.25pt solid #000000" style:writing-mode="lr-tb"/>
    </style:style>
    <style:style style:name="Taula11.A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1.B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1.C5" style:family="table-cell">
      <style:table-cell-properties style:vertical-align="top" fo:padding="0.097cm" fo:border="0.25pt solid #000000" style:writing-mode="lr-tb"/>
    </style:style>
    <style:style style:name="Taula12" style:family="table">
      <style:table-properties style:width="14.4cm" fo:margin-left="-0.101cm" table:align="left" style:writing-mode="lr-tb"/>
    </style:style>
    <style:style style:name="Taula12.A" style:family="table-column">
      <style:table-column-properties style:column-width="2.997cm"/>
    </style:style>
    <style:style style:name="Taula12.B" style:family="table-column">
      <style:table-column-properties style:column-width="4.069cm"/>
    </style:style>
    <style:style style:name="Taula12.C" style:family="table-column">
      <style:table-column-properties style:column-width="7.334cm"/>
    </style:style>
    <style:style style:name="Taula12.1" style:family="table-row">
      <style:table-row-properties style:min-row-height="0.6cm" style:keep-together="true" fo:keep-together="auto"/>
    </style:style>
    <style:style style:name="Taula12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12.C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12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2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2.C2" style:family="table-cell">
      <style:table-cell-properties style:vertical-align="top" fo:padding="0.097cm" fo:border="0.25pt solid #000000" style:writing-mode="lr-tb"/>
    </style:style>
    <style:style style:name="Taula12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2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2.C3" style:family="table-cell">
      <style:table-cell-properties style:vertical-align="top" fo:padding="0.097cm" fo:border="0.25pt solid #000000" style:writing-mode="lr-tb"/>
    </style:style>
    <style:style style:name="Taula12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2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2.C4" style:family="table-cell">
      <style:table-cell-properties style:vertical-align="top" fo:padding="0.097cm" fo:border="0.25pt solid #000000" style:writing-mode="lr-tb"/>
    </style:style>
    <style:style style:name="Taula13" style:family="table">
      <style:table-properties style:width="16.205cm" fo:margin-left="-0.101cm" table:align="left" style:writing-mode="lr-tb"/>
    </style:style>
    <style:style style:name="Taula13.A" style:family="table-column">
      <style:table-column-properties style:column-width="1.725cm"/>
    </style:style>
    <style:style style:name="Taula13.B" style:family="table-column">
      <style:table-column-properties style:column-width="2.997cm"/>
    </style:style>
    <style:style style:name="Taula13.C" style:family="table-column">
      <style:table-column-properties style:column-width="4.108cm"/>
    </style:style>
    <style:style style:name="Taula13.D" style:family="table-column">
      <style:table-column-properties style:column-width="7.375cm"/>
    </style:style>
    <style:style style:name="Taula13.1" style:family="table-row">
      <style:table-row-properties style:min-row-height="0.6cm" style:keep-together="true" fo:keep-together="auto"/>
    </style:style>
    <style:style style:name="Taula13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13.D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13.2" style:family="table-row">
      <style:table-row-properties style:min-row-height="0.654cm" style:keep-together="true" fo:keep-together="auto"/>
    </style:style>
    <style:style style:name="Taula13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2" style:family="table-cell">
      <style:table-cell-properties style:vertical-align="top" fo:padding="0.097cm" fo:border="0.25pt solid #000000" style:writing-mode="lr-tb"/>
    </style:style>
    <style:style style:name="Taula13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3" style:family="table-cell">
      <style:table-cell-properties style:vertical-align="top" fo:padding="0.097cm" fo:border="0.25pt solid #000000" style:writing-mode="lr-tb"/>
    </style:style>
    <style:style style:name="Taula13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4" style:family="table-cell">
      <style:table-cell-properties style:vertical-align="top" fo:padding="0.097cm" fo:border="0.25pt solid #000000" style:writing-mode="lr-tb"/>
    </style:style>
    <style:style style:name="Taula13.A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5" style:family="table-cell">
      <style:table-cell-properties style:vertical-align="top" fo:padding="0.097cm" fo:border="0.25pt solid #000000" style:writing-mode="lr-tb"/>
    </style:style>
    <style:style style:name="Taula13.A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6" style:family="table-cell">
      <style:table-cell-properties style:vertical-align="top" fo:padding="0.097cm" fo:border="0.25pt solid #000000" style:writing-mode="lr-tb"/>
    </style:style>
    <style:style style:name="Taula13.A7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7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7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7" style:family="table-cell">
      <style:table-cell-properties style:vertical-align="top" fo:padding="0.097cm" fo:border="0.25pt solid #000000" style:writing-mode="lr-tb"/>
    </style:style>
    <style:style style:name="Taula13.A8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8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8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8" style:family="table-cell">
      <style:table-cell-properties style:vertical-align="top" fo:padding="0.097cm" fo:border="0.25pt solid #000000" style:writing-mode="lr-tb"/>
    </style:style>
    <style:style style:name="Taula13.A9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9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9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9" style:family="table-cell">
      <style:table-cell-properties style:vertical-align="top" fo:padding="0.097cm" fo:border="0.25pt solid #000000" style:writing-mode="lr-tb"/>
    </style:style>
    <style:style style:name="Taula13.A10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10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10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10" style:family="table-cell">
      <style:table-cell-properties style:vertical-align="top" fo:padding="0.097cm" fo:border="0.25pt solid #000000" style:writing-mode="lr-tb"/>
    </style:style>
    <style:style style:name="Taula13.A1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1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1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11" style:family="table-cell">
      <style:table-cell-properties style:vertical-align="top" fo:padding="0.097cm" fo:border="0.25pt solid #000000" style:writing-mode="lr-tb"/>
    </style:style>
    <style:style style:name="Taula13.A1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1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1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12" style:family="table-cell">
      <style:table-cell-properties style:vertical-align="top" fo:padding="0.097cm" fo:border="0.25pt solid #000000" style:writing-mode="lr-tb"/>
    </style:style>
    <style:style style:name="Taula13.A1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1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1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13" style:family="table-cell">
      <style:table-cell-properties style:vertical-align="top" fo:padding="0.097cm" fo:border="0.25pt solid #000000" style:writing-mode="lr-tb"/>
    </style:style>
    <style:style style:name="Taula13.A1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1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1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14" style:family="table-cell">
      <style:table-cell-properties style:vertical-align="top" fo:padding="0.097cm" fo:border="0.25pt solid #000000" style:writing-mode="lr-tb"/>
    </style:style>
    <style:style style:name="Taula13.A1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1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1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15" style:family="table-cell">
      <style:table-cell-properties style:vertical-align="top" fo:padding="0.097cm" fo:border="0.25pt solid #000000" style:writing-mode="lr-tb"/>
    </style:style>
    <style:style style:name="Taula14" style:family="table">
      <style:table-properties style:width="16.512cm" fo:margin-left="-0.101cm" table:align="left" style:writing-mode="lr-tb"/>
    </style:style>
    <style:style style:name="Taula14.A" style:family="table-column">
      <style:table-column-properties style:column-width="1.351cm"/>
    </style:style>
    <style:style style:name="Taula14.B" style:family="table-column">
      <style:table-column-properties style:column-width="2.214cm"/>
    </style:style>
    <style:style style:name="Taula14.C" style:family="table-column">
      <style:table-column-properties style:column-width="1.901cm"/>
    </style:style>
    <style:style style:name="Taula14.D" style:family="table-column">
      <style:table-column-properties style:column-width="11.045cm"/>
    </style:style>
    <style:style style:name="Taula14.1" style:family="table-row">
      <style:table-row-properties style:min-row-height="0.6cm" style:keep-together="true" fo:keep-together="auto"/>
    </style:style>
    <style:style style:name="Taula14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14.D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14.2" style:family="table-row">
      <style:table-row-properties style:min-row-height="0.654cm" style:keep-together="true" fo:keep-together="auto"/>
    </style:style>
    <style:style style:name="Taula14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4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4.C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4.D2" style:family="table-cell">
      <style:table-cell-properties style:vertical-align="top" fo:padding="0.097cm" fo:border="0.25pt solid #000000" style:writing-mode="lr-tb"/>
    </style:style>
    <style:style style:name="Taula14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4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4.C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4.D3" style:family="table-cell">
      <style:table-cell-properties style:vertical-align="top" fo:padding="0.097cm" fo:border="0.25pt solid #000000" style:writing-mode="lr-tb"/>
    </style:style>
    <style:style style:name="Taula14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4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4.C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4.D4" style:family="table-cell">
      <style:table-cell-properties style:vertical-align="top" fo:padding="0.097cm" fo:border="0.25pt solid #000000" style:writing-mode="lr-tb"/>
    </style:style>
    <style:style style:name="Taula15" style:family="table">
      <style:table-properties style:width="16.205cm" fo:margin-left="-0.101cm" table:align="left" style:writing-mode="lr-tb"/>
    </style:style>
    <style:style style:name="Taula15.A" style:family="table-column">
      <style:table-column-properties style:column-width="1.725cm"/>
    </style:style>
    <style:style style:name="Taula15.B" style:family="table-column">
      <style:table-column-properties style:column-width="2.997cm"/>
    </style:style>
    <style:style style:name="Taula15.C" style:family="table-column">
      <style:table-column-properties style:column-width="4.108cm"/>
    </style:style>
    <style:style style:name="Taula15.D" style:family="table-column">
      <style:table-column-properties style:column-width="7.375cm"/>
    </style:style>
    <style:style style:name="Taula15.1" style:family="table-row">
      <style:table-row-properties style:min-row-height="0.6cm" style:keep-together="true" fo:keep-together="auto"/>
    </style:style>
    <style:style style:name="Taula15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15.D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15.2" style:family="table-row">
      <style:table-row-properties style:min-row-height="0.654cm" style:keep-together="true" fo:keep-together="auto"/>
    </style:style>
    <style:style style:name="Taula15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2" style:family="table-cell">
      <style:table-cell-properties style:vertical-align="top" fo:padding="0.097cm" fo:border="0.25pt solid #000000" style:writing-mode="lr-tb"/>
    </style:style>
    <style:style style:name="Taula15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3" style:family="table-cell">
      <style:table-cell-properties style:vertical-align="top" fo:padding="0.097cm" fo:border="0.25pt solid #000000" style:writing-mode="lr-tb"/>
    </style:style>
    <style:style style:name="Taula15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4" style:family="table-cell">
      <style:table-cell-properties style:vertical-align="top" fo:padding="0.097cm" fo:border="0.25pt solid #000000" style:writing-mode="lr-tb"/>
    </style:style>
    <style:style style:name="Taula15.A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5" style:family="table-cell">
      <style:table-cell-properties style:vertical-align="top" fo:padding="0.097cm" fo:border="0.25pt solid #000000" style:writing-mode="lr-tb"/>
    </style:style>
    <style:style style:name="Taula15.A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6" style:family="table-cell">
      <style:table-cell-properties style:vertical-align="top" fo:padding="0.097cm" fo:border="0.25pt solid #000000" style:writing-mode="lr-tb"/>
    </style:style>
    <style:style style:name="Taula15.A7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7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7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7" style:family="table-cell">
      <style:table-cell-properties style:vertical-align="top" fo:padding="0.097cm" fo:border="0.25pt solid #000000" style:writing-mode="lr-tb"/>
    </style:style>
    <style:style style:name="Taula15.A8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8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8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8" style:family="table-cell">
      <style:table-cell-properties style:vertical-align="top" fo:padding="0.097cm" fo:border="0.25pt solid #000000" style:writing-mode="lr-tb"/>
    </style:style>
    <style:style style:name="Taula15.A9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9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9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9" style:family="table-cell">
      <style:table-cell-properties style:vertical-align="top" fo:padding="0.097cm" fo:border="0.25pt solid #000000" style:writing-mode="lr-tb"/>
    </style:style>
    <style:style style:name="Taula15.A10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10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10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10" style:family="table-cell">
      <style:table-cell-properties style:vertical-align="top" fo:padding="0.097cm" fo:border="0.25pt solid #000000" style:writing-mode="lr-tb"/>
    </style:style>
    <style:style style:name="Taula15.A1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1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1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11" style:family="table-cell">
      <style:table-cell-properties style:vertical-align="top" fo:padding="0.097cm" fo:border="0.25pt solid #000000" style:writing-mode="lr-tb"/>
    </style:style>
    <style:style style:name="Taula15.A1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1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1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12" style:family="table-cell">
      <style:table-cell-properties style:vertical-align="top" fo:padding="0.097cm" fo:border="0.25pt solid #000000" style:writing-mode="lr-tb"/>
    </style:style>
    <style:style style:name="Taula15.A1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1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1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13" style:family="table-cell">
      <style:table-cell-properties style:vertical-align="top" fo:padding="0.097cm" fo:border="0.25pt solid #000000" style:writing-mode="lr-tb"/>
    </style:style>
    <style:style style:name="Taula15.A14" style:family="table-cell">
      <style:table-cell-properties style:vertical-align="top" fo:padding="0.097cm" fo:border-left="0.25pt solid #000000" fo:border-right="none" fo:border-top="none" fo:border-bottom="0.25pt solid #000000" style:writing-mode="lr-tb"/>
    </style:style>
    <style:style style:name="Taula15.B14" style:family="table-cell">
      <style:table-cell-properties style:vertical-align="top" fo:padding="0.097cm" fo:border-left="0.25pt solid #000000" fo:border-right="none" fo:border-top="none" fo:border-bottom="0.25pt solid #000000" style:writing-mode="lr-tb"/>
    </style:style>
    <style:style style:name="Taula15.C14" style:family="table-cell">
      <style:table-cell-properties style:vertical-align="top" fo:padding="0.097cm" fo:border-left="0.25pt solid #000000" fo:border-right="none" fo:border-top="none" fo:border-bottom="0.25pt solid #000000" style:writing-mode="lr-tb"/>
    </style:style>
    <style:style style:name="Taula15.D14" style:family="table-cell">
      <style:table-cell-properties style:vertical-align="top" fo:padding="0.097cm" fo:border-left="0.25pt solid #000000" fo:border-right="0.25pt solid #000000" fo:border-top="none" fo:border-bottom="0.25pt solid #000000" style:writing-mode="lr-tb"/>
    </style:style>
    <style:style style:name="Taula15.A1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1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1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15" style:family="table-cell">
      <style:table-cell-properties style:vertical-align="top" fo:padding="0.097cm" fo:border="0.25pt solid #000000" style:writing-mode="lr-tb"/>
    </style:style>
    <style:style style:name="Taula15.A1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1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1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16" style:family="table-cell">
      <style:table-cell-properties style:vertical-align="top" fo:padding="0.097cm" fo:border="0.25pt solid #000000" style:writing-mode="lr-tb"/>
    </style:style>
    <style:style style:name="Taula16" style:family="table">
      <style:table-properties style:width="16.205cm" fo:margin-left="-0.101cm" table:align="left" style:writing-mode="lr-tb"/>
    </style:style>
    <style:style style:name="Taula16.A" style:family="table-column">
      <style:table-column-properties style:column-width="1.568cm"/>
    </style:style>
    <style:style style:name="Taula16.B" style:family="table-column">
      <style:table-column-properties style:column-width="3.39cm"/>
    </style:style>
    <style:style style:name="Taula16.C" style:family="table-column">
      <style:table-column-properties style:column-width="3.992cm"/>
    </style:style>
    <style:style style:name="Taula16.D" style:family="table-column">
      <style:table-column-properties style:column-width="7.255cm"/>
    </style:style>
    <style:style style:name="Taula16.1" style:family="table-row">
      <style:table-row-properties style:min-row-height="0.6cm" style:keep-together="true" fo:keep-together="auto"/>
    </style:style>
    <style:style style:name="Taula16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16.D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16.2" style:family="table-row">
      <style:table-row-properties style:min-row-height="0.654cm" style:keep-together="true" fo:keep-together="auto"/>
    </style:style>
    <style:style style:name="Taula16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C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D2" style:family="table-cell">
      <style:table-cell-properties style:vertical-align="top" fo:padding="0.097cm" fo:border="0.25pt solid #000000" style:writing-mode="lr-tb"/>
    </style:style>
    <style:style style:name="Taula16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C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D3" style:family="table-cell">
      <style:table-cell-properties style:vertical-align="top" fo:padding="0.097cm" fo:border="0.25pt solid #000000" style:writing-mode="lr-tb"/>
    </style:style>
    <style:style style:name="Taula16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C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D4" style:family="table-cell">
      <style:table-cell-properties style:vertical-align="top" fo:padding="0.097cm" fo:border="0.25pt solid #000000" style:writing-mode="lr-tb"/>
    </style:style>
    <style:style style:name="Taula16.A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B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C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D5" style:family="table-cell">
      <style:table-cell-properties style:vertical-align="top" fo:padding="0.097cm" fo:border="0.25pt solid #000000" style:writing-mode="lr-tb"/>
    </style:style>
    <style:style style:name="Taula16.A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B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C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D6" style:family="table-cell">
      <style:table-cell-properties style:vertical-align="top" fo:padding="0.097cm" fo:border="0.25pt solid #000000" style:writing-mode="lr-tb"/>
    </style:style>
    <style:style style:name="Taula16.A7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B7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C7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D7" style:family="table-cell">
      <style:table-cell-properties style:vertical-align="top" fo:padding="0.097cm" fo:border="0.25pt solid #000000" style:writing-mode="lr-tb"/>
    </style:style>
    <style:style style:name="Taula16.A8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B8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C8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D8" style:family="table-cell">
      <style:table-cell-properties style:vertical-align="top" fo:padding="0.097cm" fo:border="0.25pt solid #000000" style:writing-mode="lr-tb"/>
    </style:style>
    <style:style style:name="Taula16.A9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B9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C9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D9" style:family="table-cell">
      <style:table-cell-properties style:vertical-align="top" fo:padding="0.097cm" fo:border="0.25pt solid #000000" style:writing-mode="lr-tb"/>
    </style:style>
    <style:style style:name="Taula16.A10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B10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C10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D10" style:family="table-cell">
      <style:table-cell-properties style:vertical-align="top" fo:padding="0.097cm" fo:border="0.25pt solid #000000" style:writing-mode="lr-tb"/>
    </style:style>
    <style:style style:name="Taula16.A1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B1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C1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D11" style:family="table-cell">
      <style:table-cell-properties style:vertical-align="top" fo:padding="0.097cm" fo:border="0.25pt solid #000000" style:writing-mode="lr-tb"/>
    </style:style>
    <style:style style:name="Taula16.A1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B1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C1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D12" style:family="table-cell">
      <style:table-cell-properties style:vertical-align="top" fo:padding="0.097cm" fo:border="0.25pt solid #000000" style:writing-mode="lr-tb"/>
    </style:style>
    <style:style style:name="Taula17" style:family="table">
      <style:table-properties style:width="16.205cm" fo:margin-left="-0.101cm" table:align="left" style:writing-mode="lr-tb"/>
    </style:style>
    <style:style style:name="Taula17.A" style:family="table-column">
      <style:table-column-properties style:column-width="1.568cm"/>
    </style:style>
    <style:style style:name="Taula17.B" style:family="table-column">
      <style:table-column-properties style:column-width="3.392cm"/>
    </style:style>
    <style:style style:name="Taula17.C" style:family="table-column">
      <style:table-column-properties style:column-width="3.99cm"/>
    </style:style>
    <style:style style:name="Taula17.D" style:family="table-column">
      <style:table-column-properties style:column-width="7.255cm"/>
    </style:style>
    <style:style style:name="Taula17.1" style:family="table-row">
      <style:table-row-properties style:min-row-height="0.6cm" style:keep-together="true" fo:keep-together="auto"/>
    </style:style>
    <style:style style:name="Taula17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17.D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17.2" style:family="table-row">
      <style:table-row-properties style:min-row-height="0.654cm" style:keep-together="true" fo:keep-together="auto"/>
    </style:style>
    <style:style style:name="Taula17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C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D2" style:family="table-cell">
      <style:table-cell-properties style:vertical-align="top" fo:padding="0.097cm" fo:border="0.25pt solid #000000" style:writing-mode="lr-tb"/>
    </style:style>
    <style:style style:name="Taula17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C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D3" style:family="table-cell">
      <style:table-cell-properties style:vertical-align="top" fo:padding="0.097cm" fo:border="0.25pt solid #000000" style:writing-mode="lr-tb"/>
    </style:style>
    <style:style style:name="Taula17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C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D4" style:family="table-cell">
      <style:table-cell-properties style:vertical-align="top" fo:padding="0.097cm" fo:border="0.25pt solid #000000" style:writing-mode="lr-tb"/>
    </style:style>
    <style:style style:name="Taula17.A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B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C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D5" style:family="table-cell">
      <style:table-cell-properties style:vertical-align="top" fo:padding="0.097cm" fo:border="0.25pt solid #000000" style:writing-mode="lr-tb"/>
    </style:style>
    <style:style style:name="Taula17.A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B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C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D6" style:family="table-cell">
      <style:table-cell-properties style:vertical-align="top" fo:padding="0.097cm" fo:border="0.25pt solid #000000" style:writing-mode="lr-tb"/>
    </style:style>
    <style:style style:name="Taula17.A7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B7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C7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D7" style:family="table-cell">
      <style:table-cell-properties style:vertical-align="top" fo:padding="0.097cm" fo:border="0.25pt solid #000000" style:writing-mode="lr-tb"/>
    </style:style>
    <style:style style:name="Taula17.A8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B8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C8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D8" style:family="table-cell">
      <style:table-cell-properties style:vertical-align="top" fo:padding="0.097cm" fo:border="0.25pt solid #000000" style:writing-mode="lr-tb"/>
    </style:style>
    <style:style style:name="Taula17.A9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B9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C9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D9" style:family="table-cell">
      <style:table-cell-properties style:vertical-align="top" fo:padding="0.097cm" fo:border="0.25pt solid #000000" style:writing-mode="lr-tb"/>
    </style:style>
    <style:style style:name="Taula17.A10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B10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C10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D10" style:family="table-cell">
      <style:table-cell-properties style:vertical-align="top" fo:padding="0.097cm" fo:border="0.25pt solid #000000" style:writing-mode="lr-tb"/>
    </style:style>
    <style:style style:name="Taula17.A1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B1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C1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D11" style:family="table-cell">
      <style:table-cell-properties style:vertical-align="top" fo:padding="0.097cm" fo:border="0.25pt solid #000000" style:writing-mode="lr-tb"/>
    </style:style>
    <style:style style:name="Taula17.A1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B1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C1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D12" style:family="table-cell">
      <style:table-cell-properties style:vertical-align="top" fo:padding="0.097cm" fo:border="0.25pt solid #000000" style:writing-mode="lr-tb"/>
    </style:style>
    <style:style style:name="Taula17.A1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B1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C1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D13" style:family="table-cell">
      <style:table-cell-properties style:vertical-align="top" fo:padding="0.097cm" fo:border="0.25pt solid #000000" style:writing-mode="lr-tb"/>
    </style:style>
    <style:style style:name="Taula17.A1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B1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C1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D14" style:family="table-cell">
      <style:table-cell-properties style:vertical-align="top" fo:padding="0.097cm" fo:border="0.25pt solid #000000" style:writing-mode="lr-tb"/>
    </style:style>
    <style:style style:name="Taula18" style:family="table">
      <style:table-properties style:width="16.205cm" fo:margin-left="-0.101cm" table:align="left" style:writing-mode="lr-tb"/>
    </style:style>
    <style:style style:name="Taula18.A" style:family="table-column">
      <style:table-column-properties style:column-width="1.803cm"/>
    </style:style>
    <style:style style:name="Taula18.B" style:family="table-column">
      <style:table-column-properties style:column-width="2.683cm"/>
    </style:style>
    <style:style style:name="Taula18.C" style:family="table-column">
      <style:table-column-properties style:column-width="4.228cm"/>
    </style:style>
    <style:style style:name="Taula18.D" style:family="table-column">
      <style:table-column-properties style:column-width="7.491cm"/>
    </style:style>
    <style:style style:name="Taula18.1" style:family="table-row">
      <style:table-row-properties style:min-row-height="0.6cm" style:keep-together="true" fo:keep-together="auto"/>
    </style:style>
    <style:style style:name="Taula18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18.D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18.2" style:family="table-row">
      <style:table-row-properties style:min-row-height="0.654cm" style:keep-together="true" fo:keep-together="auto"/>
    </style:style>
    <style:style style:name="Taula18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8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8.C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8.D2" style:family="table-cell">
      <style:table-cell-properties style:vertical-align="top" fo:padding="0.097cm" fo:border="0.25pt solid #000000" style:writing-mode="lr-tb"/>
    </style:style>
    <style:style style:name="Taula18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8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8.C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8.D3" style:family="table-cell">
      <style:table-cell-properties style:vertical-align="top" fo:padding="0.097cm" fo:border="0.25pt solid #000000" style:writing-mode="lr-tb"/>
    </style:style>
    <style:style style:name="Taula18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8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8.C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8.D4" style:family="table-cell">
      <style:table-cell-properties style:vertical-align="top" fo:padding="0.097cm" fo:border="0.25pt solid #000000" style:writing-mode="lr-tb"/>
    </style:style>
    <style:style style:name="P1" style:family="paragraph" style:parent-style-name="Header">
      <style:paragraph-properties fo:margin-top="0.635cm" fo:margin-bottom="0cm" style:snap-to-layout-grid="false"/>
      <style:text-properties fo:font-weight="bold" style:font-weight-asian="bold" style:font-name-complex="Arial"/>
    </style:style>
    <style:style style:name="P2" style:family="paragraph" style:parent-style-name="Header">
      <style:paragraph-properties fo:margin-top="0.635cm" fo:margin-bottom="0cm" style:snap-to-layout-grid="false"/>
      <style:text-properties fo:color="#0000ff" fo:language="es" fo:country="ES" fo:font-weight="bold" style:language-asian="zxx" style:country-asian="none" style:font-weight-asian="bold" style:font-name-complex="Arial"/>
    </style:style>
    <style:style style:name="P3" style:family="paragraph" style:parent-style-name="Header">
      <style:paragraph-properties fo:margin-top="0.635cm" fo:margin-bottom="0cm"/>
      <style:text-properties fo:color="#0000ff" fo:language="zxx" fo:country="none" fo:font-weight="bold" style:language-asian="zxx" style:country-asian="none" style:font-weight-asian="bold" style:font-name-complex="Arial"/>
    </style:style>
    <style:style style:name="P4" style:family="paragraph" style:parent-style-name="Header">
      <style:paragraph-properties fo:margin-top="0.212cm" fo:margin-bottom="0.212cm" fo:text-align="center" style:justify-single-word="false" style:snap-to-layout-grid="false">
        <style:tab-stops>
          <style:tab-stop style:position="1.455cm"/>
          <style:tab-stop style:position="4.251cm" style:type="center"/>
          <style:tab-stop style:position="7.5cm" style:type="center"/>
          <style:tab-stop style:position="15cm" style:type="right"/>
        </style:tab-stops>
      </style:paragraph-properties>
      <style:text-properties style:font-name-complex="Arial"/>
    </style:style>
    <style:style style:name="P5" style:family="paragraph" style:parent-style-name="Header">
      <style:paragraph-properties fo:margin-top="0.212cm" fo:margin-bottom="0.212cm" fo:text-align="center" style:justify-single-word="false" style:snap-to-layout-grid="false"/>
      <style:text-properties style:font-name-complex="Arial"/>
    </style:style>
    <style:style style:name="P6" style:family="paragraph" style:parent-style-name="Header">
      <style:paragraph-properties fo:margin-top="0.212cm" fo:margin-bottom="0.212cm" style:snap-to-layout-grid="false">
        <style:tab-stops>
          <style:tab-stop style:position="1.455cm"/>
          <style:tab-stop style:position="4.251cm" style:type="center"/>
          <style:tab-stop style:position="7.5cm" style:type="center"/>
          <style:tab-stop style:position="15cm" style:type="right"/>
        </style:tab-stops>
      </style:paragraph-properties>
      <style:text-properties style:font-name-complex="Arial"/>
    </style:style>
    <style:style style:name="P7" style:family="paragraph" style:parent-style-name="Header">
      <style:paragraph-properties fo:text-align="center" style:justify-single-word="false" style:snap-to-layout-grid="false">
        <style:tab-stops>
          <style:tab-stop style:position="1.773cm"/>
        </style:tab-stops>
      </style:paragraph-properties>
      <style:text-properties fo:font-size="2pt" fo:font-weight="bold" style:font-size-asian="2pt" style:font-weight-asian="bold" style:font-size-complex="2pt" style:font-weight-complex="bold"/>
    </style:style>
    <style:style style:name="P8" style:family="paragraph" style:parent-style-name="Header">
      <style:paragraph-properties fo:margin-top="0.106cm" fo:margin-bottom="0cm" fo:text-align="center" style:justify-single-word="false">
        <style:tab-stops>
          <style:tab-stop style:position="1.773cm"/>
        </style:tab-stops>
      </style:paragraph-properties>
      <style:text-properties fo:font-weight="bold" style:font-weight-asian="bold" style:font-weight-complex="bold"/>
    </style:style>
    <style:style style:name="P9" style:family="paragraph" style:parent-style-name="Header">
      <style:paragraph-properties fo:margin-top="0.106cm" fo:margin-bottom="0.106cm" style:snap-to-layout-grid="false">
        <style:tab-stops>
          <style:tab-stop style:position="1.773cm"/>
        </style:tab-stops>
      </style:paragraph-properties>
    </style:style>
    <style:style style:name="P10" style:family="paragraph" style:parent-style-name="Header">
      <style:paragraph-properties fo:margin-top="0.106cm" fo:margin-bottom="0.106cm" fo:text-align="center" style:justify-single-word="false" style:snap-to-layout-grid="false">
        <style:tab-stops>
          <style:tab-stop style:position="1.773cm"/>
        </style:tab-stops>
      </style:paragraph-properties>
    </style:style>
    <style:style style:name="P11" style:family="paragraph" style:parent-style-name="Footer">
      <style:text-properties fo:font-size="6pt" style:font-size-asian="6pt" style:font-size-complex="6pt"/>
    </style:style>
    <style:style style:name="P12" style:family="paragraph" style:parent-style-name="Standard">
      <style:paragraph-properties fo:break-before="page"/>
      <style:text-properties fo:language="es" fo:country="ES"/>
    </style:style>
    <style:style style:name="P13" style:family="paragraph" style:parent-style-name="Standard">
      <style:paragraph-properties fo:text-align="justify" style:justify-single-word="false" fo:break-before="page" style:vertical-align="top"/>
      <style:text-properties fo:language="es" fo:country="ES"/>
    </style:style>
    <style:style style:name="P14" style:family="paragraph" style:parent-style-name="Ajuda">
      <style:paragraph-properties fo:orphans="0" fo:widows="0" style:snap-to-layout-grid="false"/>
      <style:text-properties fo:language="es" fo:country="ES" fo:font-style="normal" fo:font-weight="bold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6" style:family="paragraph" style:parent-style-name="Standard">
      <style:text-properties fo:language="es" fo:country="ES"/>
    </style:style>
    <style:style style:name="P17" style:family="paragraph" style:parent-style-name="Standard">
      <style:paragraph-properties fo:orphans="0" fo:widows="0" style:snap-to-layout-grid="false"/>
      <style:text-properties fo:language="es" fo:country="ES"/>
    </style:style>
    <style:style style:name="P18" style:family="paragraph" style:parent-style-name="Standard">
      <style:paragraph-properties style:snap-to-layout-grid="false"/>
      <style:text-properties fo:language="es" fo:country="ES"/>
    </style:style>
    <style:style style:name="P19" style:family="paragraph" style:parent-style-name="Standard">
      <style:text-properties fo:language="es" fo:country="ES" fo:font-weight="bold" style:font-weight-asian="bold"/>
    </style:style>
    <style:style style:name="P20" style:family="paragraph" style:parent-style-name="Standard">
      <style:paragraph-properties style:snap-to-layout-grid="false"/>
      <style:text-properties fo:language="es" fo:country="ES" fo:font-weight="bold" style:font-weight-asian="bold"/>
    </style:style>
    <style:style style:name="P21" style:family="paragraph" style:parent-style-name="Standard">
      <style:text-properties fo:language="es" fo:country="ES" style:font-style-complex="italic"/>
    </style:style>
    <style:style style:name="P22" style:family="paragraph" style:parent-style-name="Standard">
      <style:paragraph-properties fo:text-align="start" style:justify-single-word="false"/>
      <style:text-properties fo:language="es" fo:country="ES"/>
    </style:style>
    <style:style style:name="P23" style:family="paragraph" style:parent-style-name="Standard">
      <style:paragraph-properties fo:text-align="start" style:justify-single-word="false" style:vertical-align="top"/>
      <style:text-properties fo:language="es" fo:country="ES"/>
    </style:style>
    <style:style style:name="P24" style:family="paragraph" style:parent-style-name="Standard">
      <style:paragraph-properties fo:text-align="justify" style:justify-single-word="false"/>
      <style:text-properties fo:language="es" fo:country="ES"/>
    </style:style>
    <style:style style:name="P25" style:family="paragraph" style:parent-style-name="Standard">
      <style:paragraph-properties fo:text-align="justify" style:justify-single-word="false" style:vertical-align="top"/>
      <style:text-properties fo:language="es" fo:country="ES"/>
    </style:style>
    <style:style style:name="P26" style:family="paragraph" style:parent-style-name="Standard">
      <style:paragraph-properties fo:text-align="start" style:justify-single-word="false"/>
    </style:style>
    <style:style style:name="P27" style:family="paragraph" style:parent-style-name="Standard">
      <style:paragraph-properties fo:text-align="justify" style:justify-single-word="false"/>
    </style:style>
    <style:style style:name="P28" style:family="paragraph" style:parent-style-name="Standard">
      <style:paragraph-properties fo:text-align="justify" style:justify-single-word="false" style:vertical-align="top"/>
    </style:style>
    <style:style style:name="P29" style:family="paragraph" style:parent-style-name="Standard">
      <style:paragraph-properties style:vertical-align="top"/>
    </style:style>
    <style:style style:name="P30" style:family="paragraph" style:parent-style-name="Standard">
      <style:paragraph-properties fo:text-align="start" style:justify-single-word="false" style:vertical-align="top"/>
      <style:text-properties fo:font-size="10pt" fo:language="es" fo:country="ES" style:font-size-asian="10pt" style:font-size-complex="10pt"/>
    </style:style>
    <style:style style:name="P31" style:family="paragraph" style:parent-style-name="Standard">
      <style:paragraph-properties fo:margin-left="1.764cm" fo:margin-right="0cm" fo:orphans="0" fo:widows="0" fo:text-indent="0cm" style:auto-text-indent="false" style:snap-to-layout-grid="false"/>
      <style:text-properties fo:font-size="9pt" fo:language="es" fo:country="ES" fo:font-style="italic" style:font-size-asian="9pt" style:font-style-asian="italic" style:font-size-complex="9pt" style:font-style-complex="italic"/>
    </style:style>
    <style:style style:name="P32" style:family="paragraph" style:parent-style-name="Standard">
      <style:paragraph-properties fo:margin-left="1.764cm" fo:margin-right="0cm" fo:orphans="0" fo:widows="0" fo:text-indent="0cm" style:auto-text-indent="false"/>
      <style:text-properties fo:language="es" fo:country="ES" style:font-size-complex="9pt"/>
    </style:style>
    <style:style style:name="P33" style:family="paragraph" style:parent-style-name="Standard">
      <style:paragraph-properties fo:margin-left="1.764cm" fo:margin-right="0cm" fo:orphans="0" fo:widows="0" fo:text-indent="0cm" style:auto-text-indent="false" style:snap-to-layout-grid="false"/>
      <style:text-properties fo:language="es" fo:country="ES" style:font-size-complex="9pt"/>
    </style:style>
    <style:style style:name="P34" style:family="paragraph" style:parent-style-name="Standard">
      <style:paragraph-properties fo:margin-left="0.011cm" fo:margin-right="0cm" fo:orphans="0" fo:widows="0" fo:text-indent="0cm" style:auto-text-indent="false" style:snap-to-layout-grid="false"/>
      <style:text-properties fo:language="es" fo:country="ES" style:font-size-complex="9pt"/>
    </style:style>
    <style:style style:name="P35" style:family="paragraph" style:parent-style-name="Standard">
      <style:paragraph-properties fo:margin-top="0.035cm" fo:margin-bottom="0.035cm" style:snap-to-layout-grid="false"/>
      <style:text-properties fo:font-size="9pt" fo:language="es" fo:country="ES" style:font-size-asian="9pt" style:font-size-complex="9pt"/>
    </style:style>
    <style:style style:name="P36" style:family="paragraph" style:parent-style-name="Standard">
      <style:paragraph-properties fo:margin-top="0.035cm" fo:margin-bottom="0.035cm" style:snap-to-layout-grid="false"/>
      <style:text-properties fo:font-size="9pt" fo:language="es" fo:country="ES" fo:font-weight="bold" style:font-size-asian="9pt" style:font-weight-asian="bold" style:font-weight-complex="bold"/>
    </style:style>
    <style:style style:name="P37" style:family="paragraph" style:parent-style-name="Standard">
      <style:paragraph-properties fo:margin-top="0.035cm" fo:margin-bottom="0.035cm" style:snap-to-layout-grid="false"/>
      <style:text-properties fo:language="es" fo:country="ES" fo:font-weight="bold" style:font-weight-asian="bold" style:font-weight-complex="bold"/>
    </style:style>
    <style:style style:name="P38" style:family="paragraph" style:parent-style-name="Standard">
      <style:paragraph-properties fo:margin-top="0.035cm" fo:margin-bottom="0.035cm" style:snap-to-layout-grid="false"/>
      <style:text-properties fo:language="es" fo:country="ES"/>
    </style:style>
    <style:style style:name="P39" style:family="paragraph" style:parent-style-name="Standard">
      <style:paragraph-properties fo:background-color="#e6e6e6" fo:padding-left="0.141cm" fo:padding-right="0.141cm" fo:padding-top="0.035cm" fo:padding-bottom="0.035cm" fo:border="0.51pt solid #000000">
        <style:background-image/>
      </style:paragraph-properties>
      <style:text-properties fo:language="es" fo:country="ES"/>
    </style:style>
    <style:style style:name="P40" style:family="paragraph" style:parent-style-name="Standard">
      <style:paragraph-properties fo:padding-left="0cm" fo:padding-right="0cm" fo:padding-top="0.035cm" fo:padding-bottom="0cm" fo:border-left="none" fo:border-right="none" fo:border-top="0.51pt solid #000000" fo:border-bottom="none"/>
      <style:text-properties fo:language="es" fo:country="ES"/>
    </style:style>
    <style:style style:name="P41" style:family="paragraph" style:parent-style-name="Standard">
      <style:paragraph-properties fo:margin-left="6.35cm" fo:margin-right="0cm" fo:hyphenation-ladder-count="no-limit" fo:text-indent="-6.35cm" style:auto-text-indent="false">
        <style:tab-stops>
          <style:tab-stop style:position="-1.27cm"/>
          <style:tab-stop style:position="0cm"/>
          <style:tab-stop style:position="1.27cm"/>
          <style:tab-stop style:position="2.54cm"/>
          <style:tab-stop style:position="3.81cm"/>
          <style:tab-stop style:position="5.08cm"/>
        </style:tab-stops>
      </style:paragraph-properties>
      <style:text-properties fo:color="#000080" fo:font-size="12pt" fo:language="es" fo:country="ES" fo:font-weight="bold" style:font-size-asian="12pt" style:font-weight-asian="bold" fo:hyphenate="false" fo:hyphenation-remain-char-count="2" fo:hyphenation-push-char-count="2"/>
    </style:style>
    <style:style style:name="P42" style:family="paragraph" style:parent-style-name="Standard">
      <style:paragraph-properties fo:margin-left="6.35cm" fo:margin-right="0cm" fo:hyphenation-ladder-count="no-limit" fo:text-indent="-6.35cm" style:auto-text-indent="false" fo:padding="0cm" fo:border-left="none" fo:border-right="none" fo:border-top="0.51pt solid #000000" fo:border-bottom="none">
        <style:tab-stops>
          <style:tab-stop style:position="-1.27cm"/>
          <style:tab-stop style:position="0cm"/>
          <style:tab-stop style:position="1.27cm"/>
          <style:tab-stop style:position="2.54cm"/>
          <style:tab-stop style:position="3.81cm"/>
          <style:tab-stop style:position="5.08cm"/>
        </style:tab-stops>
      </style:paragraph-properties>
      <style:text-properties fo:language="es" fo:country="ES" fo:hyphenate="false" fo:hyphenation-remain-char-count="2" fo:hyphenation-push-char-count="2"/>
    </style:style>
    <style:style style:name="P43" style:family="paragraph" style:parent-style-name="Standard">
      <style:paragraph-properties fo:margin-left="0.635cm" fo:margin-right="0cm" fo:text-indent="0cm" style:auto-text-indent="false"/>
      <style:text-properties fo:language="es" fo:country="ES"/>
    </style:style>
    <style:style style:name="P44" style:family="paragraph" style:parent-style-name="Standard">
      <style:paragraph-properties fo:margin-left="1.27cm" fo:margin-right="0cm" fo:text-indent="0cm" style:auto-text-indent="false"/>
      <style:text-properties fo:language="es" fo:country="ES"/>
    </style:style>
    <style:style style:name="P45" style:family="paragraph" style:parent-style-name="Standard">
      <style:paragraph-properties fo:margin-left="1.27cm" fo:margin-right="0cm" fo:margin-top="0.176cm" fo:margin-bottom="0.176cm" fo:text-align="start" style:justify-single-word="false" fo:text-indent="0cm" style:auto-text-indent="false"/>
      <style:text-properties fo:language="es" fo:country="ES"/>
    </style:style>
    <style:style style:name="P46" style:family="paragraph" style:parent-style-name="Standard">
      <style:paragraph-properties fo:margin-left="0cm" fo:margin-right="0cm" fo:text-indent="1.249cm" style:auto-text-indent="false"/>
    </style:style>
    <style:style style:name="P47" style:family="paragraph" style:parent-style-name="Standard">
      <style:paragraph-properties fo:text-align="start" style:justify-single-word="false" fo:padding="0.035cm" fo:border="0.51pt solid #000000" style:text-autospace="none"/>
      <style:text-properties fo:language="es" fo:country="ES"/>
    </style:style>
    <style:style style:name="P48" style:family="paragraph" style:parent-style-name="Esquema">
      <style:paragraph-properties fo:padding="0cm" fo:border="none"/>
      <style:text-properties fo:language="es" fo:country="ES"/>
    </style:style>
    <style:style style:name="P49" style:family="paragraph" style:parent-style-name="Esquema">
      <style:paragraph-properties fo:padding="0cm" fo:border="none"/>
      <style:text-properties fo:language="es" fo:country="ES" fo:font-style="italic" style:font-style-asian="italic"/>
    </style:style>
    <style:style style:name="P50" style:family="paragraph" style:parent-style-name="Table_20_Heading_20__28_user_29_">
      <style:paragraph-properties fo:margin-top="0cm" fo:margin-bottom="0cm" fo:text-align="justify" style:justify-single-word="false" style:snap-to-layout-grid="false"/>
      <style:text-properties style:font-name="Arial" fo:language="es" fo:country="ES" style:font-name-complex="Arial"/>
    </style:style>
    <style:style style:name="P51" style:family="paragraph" style:parent-style-name="Table_20_Heading_20__28_user_29_">
      <style:paragraph-properties fo:margin-top="0cm" fo:margin-bottom="0cm" fo:text-align="justify" style:justify-single-word="false" style:snap-to-layout-grid="false"/>
      <style:text-properties fo:language="es" fo:country="ES"/>
    </style:style>
    <style:style style:name="P52" style:family="paragraph" style:parent-style-name="Table_20_Contents_20__28_user_29_">
      <style:paragraph-properties fo:margin-top="0cm" fo:margin-bottom="0cm"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style:font-name="Arial" fo:language="es" fo:country="ES" fo:font-weight="bold" style:font-weight-asian="bold" style:font-name-complex="Arial"/>
    </style:style>
    <style:style style:name="P53" style:family="paragraph" style:parent-style-name="Table_20_Contents_20__28_user_29_">
      <style:paragraph-properties fo:margin-top="0cm" fo:margin-bottom="0cm"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style:font-name="Arial" fo:language="es" fo:country="ES" fo:font-weight="bold" style:font-weight-asian="bold" style:font-name-complex="Arial" style:font-weight-complex="bold"/>
    </style:style>
    <style:style style:name="P54" style:family="paragraph" style:parent-style-name="Table_20_Contents_20__28_user_29_">
      <style:paragraph-properties fo:margin-top="0cm" fo:margin-bottom="0cm"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style:font-name="Arial" fo:language="es" fo:country="ES" style:font-name-complex="Arial" style:font-weight-complex="bold"/>
    </style:style>
    <style:style style:name="P55" style:family="paragraph" style:parent-style-name="Table_20_Contents_20__28_user_29_">
      <style:paragraph-properties fo:margin-top="0cm" fo:margin-bottom="0cm" style:snap-to-layout-grid="false"/>
      <style:text-properties style:font-name="Arial" fo:language="es" fo:country="ES" style:font-name-complex="Arial"/>
    </style:style>
    <style:style style:name="P56" style:family="paragraph" style:parent-style-name="Table_20_Contents_20__28_user_29_">
      <style:paragraph-properties fo:margin-top="0cm" fo:margin-bottom="0cm"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style:font-name="Arial" fo:language="es" fo:country="ES" style:font-name-complex="Arial"/>
    </style:style>
    <style:style style:name="P57" style:family="paragraph" style:parent-style-name="Table_20_Contents_20__28_user_29_">
      <style:paragraph-properties fo:margin-top="0cm" fo:margin-bottom="0cm" style:snap-to-layout-grid="false"/>
      <style:text-properties fo:language="es" fo:country="ES"/>
    </style:style>
    <style:style style:name="P58" style:family="paragraph" style:parent-style-name="Table_20_Contents_20__28_user_29_">
      <style:paragraph-properties fo:margin-top="0cm" fo:margin-bottom="0cm"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fo:language="es" fo:country="ES"/>
    </style:style>
    <style:style style:name="P59" style:family="paragraph" style:parent-style-name="Table_20_Contents_20__28_user_29_">
      <style:paragraph-properties fo:margin-top="0cm" fo:margin-bottom="0cm" style:snap-to-layout-grid="false">
        <style:tab-stops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fo:language="es" fo:country="ES"/>
    </style:style>
    <style:style style:name="P60" style:family="paragraph" style:parent-style-name="Table_20_Contents_20__28_user_29_">
      <style:paragraph-properties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fo:language="es" fo:country="ES"/>
    </style:style>
    <style:style style:name="P61" style:family="paragraph" style:parent-style-name="Table_20_Contents_20__28_user_29_">
      <style:paragraph-properties style:snap-to-layout-grid="false">
        <style:tab-stops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fo:language="es" fo:country="ES"/>
    </style:style>
    <style:style style:name="P62" style:family="paragraph" style:parent-style-name="Table_20_Heading_20__28_user_29_">
      <style:paragraph-properties fo:margin-top="0cm" fo:margin-bottom="0cm" fo:text-align="justify" style:justify-single-word="false" style:snap-to-layout-grid="false"/>
      <style:text-properties style:font-name="Arial" fo:language="es" fo:country="ES" style:font-name-complex="Arial"/>
    </style:style>
    <style:style style:name="P63" style:family="paragraph" style:parent-style-name="Table_20_Heading_20__28_user_29_">
      <style:paragraph-properties fo:margin-top="0cm" fo:margin-bottom="0cm" fo:text-align="justify" style:justify-single-word="false" style:snap-to-layout-grid="false"/>
      <style:text-properties fo:language="es" fo:country="ES"/>
    </style:style>
    <style:style style:name="P64" style:family="paragraph" style:parent-style-name="Table_20_Contents_20__28_user_29_" style:list-style-name="WW8Num27">
      <style:paragraph-properties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style:font-name="Arial" fo:language="es" fo:country="ES" style:font-name-complex="Arial"/>
    </style:style>
    <style:style style:name="P65" style:family="paragraph" style:parent-style-name="Table_20_Contents_20__28_user_29_">
      <style:paragraph-properties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fo:language="es" fo:country="ES"/>
    </style:style>
    <style:style style:name="P66" style:family="paragraph" style:parent-style-name="Table_20_Contents_20__28_user_29_" style:list-style-name="WW8Num18">
      <style:paragraph-properties fo:margin-top="0cm" fo:margin-bottom="0cm" style:snap-to-layout-grid="false">
        <style:tab-stops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fo:language="es" fo:country="ES"/>
    </style:style>
    <style:style style:name="P67" style:family="paragraph" style:parent-style-name="Table_20_Contents_20__28_user_29_">
      <style:paragraph-properties fo:margin-top="0cm" fo:margin-bottom="0cm"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fo:language="es" fo:country="ES"/>
    </style:style>
    <style:style style:name="P68" style:family="paragraph" style:parent-style-name="Table_20_Contents_20__28_user_29_">
      <style:paragraph-properties fo:margin-top="0cm" fo:margin-bottom="0cm" style:snap-to-layout-grid="false"/>
      <style:text-properties fo:language="es" fo:country="ES"/>
    </style:style>
    <style:style style:name="P69" style:family="paragraph" style:parent-style-name="Table_20_Contents_20__28_user_29_">
      <style:paragraph-properties fo:margin-top="0cm" fo:margin-bottom="0cm"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style:font-name="Arial" fo:language="es" fo:country="ES" style:font-name-complex="Arial" style:font-weight-complex="bold"/>
    </style:style>
    <style:style style:name="P70" style:family="paragraph" style:parent-style-name="Table_20_Contents_20__28_user_29_">
      <style:paragraph-properties fo:margin-top="0cm" fo:margin-bottom="0cm" style:snap-to-layout-grid="false"/>
      <style:text-properties style:font-name="Arial" fo:language="es" fo:country="ES" style:font-name-complex="Arial"/>
    </style:style>
    <style:style style:name="P71" style:family="paragraph" style:parent-style-name="Table_20_Contents_20__28_user_29_">
      <style:paragraph-properties fo:margin-top="0cm" fo:margin-bottom="0cm"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style:font-name="Arial" fo:language="es" fo:country="ES" style:font-name-complex="Arial"/>
    </style:style>
    <style:style style:name="P72" style:family="paragraph" style:parent-style-name="Table_20_Contents_20__28_user_29_">
      <style:paragraph-properties fo:margin-top="0cm" fo:margin-bottom="0cm"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style:font-name="Arial" fo:language="es" fo:country="ES" fo:font-weight="bold" style:font-weight-asian="bold" style:font-name-complex="Arial" style:font-weight-complex="bold"/>
    </style:style>
    <style:style style:name="P73" style:family="paragraph" style:parent-style-name="Table_20_Contents_20__28_user_29_">
      <style:paragraph-properties fo:margin-top="0cm" fo:margin-bottom="0cm"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style:font-name="Arial" fo:language="es" fo:country="ES" fo:font-weight="bold" style:font-weight-asian="bold" style:font-name-complex="Arial"/>
    </style:style>
    <style:style style:name="P74" style:family="paragraph" style:parent-style-name="Heading_20_3">
      <style:text-properties fo:language="es" fo:country="ES"/>
    </style:style>
    <style:style style:name="P75" style:family="paragraph" style:parent-style-name="Standard" style:master-page-name="Standard">
      <style:paragraph-properties style:page-number="auto"/>
      <style:text-properties fo:language="es" fo:country="ES"/>
    </style:style>
    <style:style style:name="P76" style:family="paragraph" style:parent-style-name="Standard">
      <style:text-properties fo:language="es" fo:country="ES"/>
    </style:style>
    <style:style style:name="P77" style:family="paragraph" style:parent-style-name="Standard" style:list-style-name="WW8Num17">
      <style:text-properties fo:language="es" fo:country="ES"/>
    </style:style>
    <style:style style:name="P78" style:family="paragraph" style:parent-style-name="Standard">
      <style:paragraph-properties fo:text-align="start" style:justify-single-word="false"/>
      <style:text-properties fo:language="es" fo:country="ES"/>
    </style:style>
    <style:style style:name="P79" style:family="paragraph" style:parent-style-name="Standard" style:list-style-name="WW8Num20">
      <style:paragraph-properties fo:text-align="start" style:justify-single-word="false"/>
      <style:text-properties fo:language="es" fo:country="ES"/>
    </style:style>
    <style:style style:name="P80" style:family="paragraph" style:parent-style-name="Standard" style:list-style-name="WW8Num8">
      <style:text-properties fo:language="es" fo:country="ES"/>
    </style:style>
    <style:style style:name="P81" style:family="paragraph" style:parent-style-name="Standard" style:list-style-name="WW8Num26">
      <style:text-properties fo:language="es" fo:country="ES"/>
    </style:style>
    <style:style style:name="P82" style:family="paragraph" style:parent-style-name="Standard" style:list-style-name="WW8Num11">
      <style:text-properties fo:language="es" fo:country="ES"/>
    </style:style>
    <style:style style:name="P83" style:family="paragraph" style:parent-style-name="Standard" style:list-style-name="WW8Num6">
      <style:text-properties fo:language="es" fo:country="ES"/>
    </style:style>
    <style:style style:name="P84" style:family="paragraph" style:parent-style-name="Standard" style:list-style-name="WW8Num24">
      <style:text-properties fo:language="es" fo:country="ES"/>
    </style:style>
    <style:style style:name="P85" style:family="paragraph" style:parent-style-name="Standard" style:list-style-name="WW8Num7">
      <style:text-properties fo:language="es" fo:country="ES"/>
    </style:style>
    <style:style style:name="P86" style:family="paragraph" style:parent-style-name="Standard" style:list-style-name="WW8Num28">
      <style:text-properties fo:language="es" fo:country="ES"/>
    </style:style>
    <style:style style:name="P87" style:family="paragraph" style:parent-style-name="Standard" style:list-style-name="WW8Num25">
      <style:text-properties fo:language="es" fo:country="ES"/>
    </style:style>
    <style:style style:name="P88" style:family="paragraph" style:parent-style-name="Standard" style:list-style-name="WW8Num12">
      <style:text-properties fo:language="es" fo:country="ES"/>
    </style:style>
    <style:style style:name="P89" style:family="paragraph" style:parent-style-name="Standard" style:list-style-name="WW8Num9">
      <style:text-properties fo:language="es" fo:country="ES"/>
    </style:style>
    <style:style style:name="P90" style:family="paragraph" style:parent-style-name="Standard" style:list-style-name="WW8Num19">
      <style:text-properties fo:language="es" fo:country="ES"/>
    </style:style>
    <style:style style:name="P91" style:family="paragraph" style:parent-style-name="Standard" style:list-style-name="WW8Num3">
      <style:text-properties fo:language="es" fo:country="ES"/>
    </style:style>
    <style:style style:name="P92" style:family="paragraph" style:parent-style-name="Standard" style:list-style-name="WW8Num22">
      <style:text-properties fo:language="es" fo:country="ES"/>
    </style:style>
    <style:style style:name="P93" style:family="paragraph" style:parent-style-name="Standard" style:list-style-name="WW8Num4">
      <style:text-properties fo:language="es" fo:country="ES"/>
    </style:style>
    <style:style style:name="P94" style:family="paragraph" style:parent-style-name="Standard" style:list-style-name="WW8Num13">
      <style:text-properties fo:language="es" fo:country="ES"/>
    </style:style>
    <style:style style:name="P95" style:family="paragraph" style:parent-style-name="Standard" style:list-style-name="WW8Num30">
      <style:text-properties fo:language="es" fo:country="ES"/>
    </style:style>
    <style:style style:name="P96" style:family="paragraph" style:parent-style-name="Standard">
      <style:paragraph-properties fo:text-align="justify" style:justify-single-word="false"/>
      <style:text-properties fo:language="es" fo:country="ES"/>
    </style:style>
    <style:style style:name="P97" style:family="paragraph" style:parent-style-name="Standard">
      <style:text-properties fo:language="es" fo:country="ES" fo:font-weight="bold" style:font-weight-asian="bold"/>
    </style:style>
    <style:style style:name="P98" style:family="paragraph" style:parent-style-name="Standard">
      <style:text-properties fo:language="es" fo:country="ES" style:font-name-complex="Arial"/>
    </style:style>
    <style:style style:name="P99" style:family="paragraph" style:parent-style-name="Standard" style:list-style-name="WW8Num20">
      <style:paragraph-properties fo:text-align="start" style:justify-single-word="false"/>
    </style:style>
    <style:style style:name="P100" style:family="paragraph" style:parent-style-name="Standard" style:list-style-name="WW8Num20">
      <style:paragraph-properties fo:margin-left="3.747cm" fo:margin-right="0cm" fo:text-align="start" style:justify-single-word="false" fo:text-indent="-0.635cm" style:auto-text-indent="false"/>
    </style:style>
    <style:style style:name="P101" style:family="paragraph" style:parent-style-name="Standard" style:list-style-name="WW8Num20">
      <style:paragraph-properties fo:margin-left="3.747cm" fo:margin-right="0cm" fo:text-align="start" style:justify-single-word="false" fo:text-indent="-0.635cm" style:auto-text-indent="false"/>
      <style:text-properties fo:language="es" fo:country="ES"/>
    </style:style>
    <style:style style:name="P102" style:family="paragraph" style:parent-style-name="Standard" style:list-style-name="WW8Num20">
      <style:paragraph-properties fo:margin-left="2.498cm" fo:margin-right="0cm" fo:text-align="start" style:justify-single-word="false" fo:text-indent="-0.635cm" style:auto-text-indent="false"/>
      <style:text-properties fo:language="es" fo:country="ES"/>
    </style:style>
    <style:style style:name="P103" style:family="paragraph" style:parent-style-name="Standard" style:list-style-name="WW8Num30">
      <style:paragraph-properties fo:margin-top="0.176cm" fo:margin-bottom="0.176cm" fo:text-align="start" style:justify-single-word="false"/>
      <style:text-properties fo:language="es" fo:country="ES"/>
    </style:style>
    <style:style style:name="P104" style:family="paragraph" style:parent-style-name="Standard">
      <style:paragraph-properties fo:margin-left="0.635cm" fo:margin-right="0cm" fo:text-indent="0cm" style:auto-text-indent="false"/>
      <style:text-properties fo:language="es" fo:country="ES"/>
    </style:style>
    <style:style style:name="P105" style:family="paragraph" style:parent-style-name="Standard">
      <style:paragraph-properties fo:margin-left="1.27cm" fo:margin-right="0cm" fo:text-indent="0cm" style:auto-text-indent="false"/>
      <style:text-properties fo:language="es" fo:country="ES"/>
    </style:style>
    <style:style style:name="P106" style:family="paragraph" style:parent-style-name="Standard">
      <style:paragraph-properties fo:margin-left="1.27cm" fo:margin-right="0cm" fo:text-indent="0cm" style:auto-text-indent="false"/>
      <style:text-properties fo:language="es" fo:country="ES" style:font-name-complex="Arial"/>
    </style:style>
    <style:style style:name="P107" style:family="paragraph" style:parent-style-name="Standard">
      <style:paragraph-properties fo:margin-left="0cm" fo:margin-right="0cm" fo:text-indent="1.249cm" style:auto-text-indent="false"/>
      <style:text-properties fo:language="es" fo:country="ES"/>
    </style:style>
    <style:style style:name="P108" style:family="paragraph" style:parent-style-name="Standard">
      <style:paragraph-properties fo:text-align="start" style:justify-single-word="false" fo:padding="0.035cm" fo:border="0.51pt solid #000000" style:text-autospace="none"/>
      <style:text-properties style:font-name="Courier" fo:language="es" fo:country="ES"/>
    </style:style>
    <style:style style:name="P109" style:family="paragraph" style:parent-style-name="Standard">
      <style:paragraph-properties fo:text-align="start" style:justify-single-word="false" fo:padding="0.035cm" fo:border="0.51pt solid #000000" style:text-autospace="none"/>
      <style:text-properties style:font-name="Courier" fo:font-size="9pt" fo:language="es" fo:country="ES" style:font-size-asian="9pt" style:font-name-complex="Verdana" style:font-size-complex="9pt"/>
    </style:style>
    <style:style style:name="P110" style:family="paragraph" style:parent-style-name="Standard">
      <style:paragraph-properties fo:text-align="start" style:justify-single-word="false" fo:padding="0.035cm" fo:border="0.51pt solid #000000" style:text-autospace="none"/>
      <style:text-properties style:font-name="Courier" fo:font-size="9pt" fo:language="es" fo:country="ES" style:font-name-asian="Arial Unicode MS" style:font-size-asian="9pt" style:font-name-complex="Verdana" style:font-size-complex="9pt"/>
    </style:style>
    <style:style style:name="P111" style:family="paragraph" style:parent-style-name="Standard">
      <style:paragraph-properties fo:text-align="start" style:justify-single-word="false" fo:padding="0.035cm" fo:border="0.51pt solid #000000" style:text-autospace="none"/>
      <style:text-properties style:font-name="Courier" fo:font-size="9pt" fo:language="zxx" fo:country="none" style:font-size-asian="9pt" style:font-name-complex="Verdana" style:font-size-complex="9pt"/>
    </style:style>
    <style:style style:name="P112" style:family="paragraph" style:parent-style-name="Heading_20_1">
      <style:text-properties fo:language="es" fo:country="ES"/>
    </style:style>
    <style:style style:name="P113" style:family="paragraph" style:parent-style-name="Heading_20_1">
      <style:paragraph-properties fo:break-before="page"/>
      <style:text-properties fo:language="es" fo:country="ES"/>
    </style:style>
    <style:style style:name="P114" style:family="paragraph" style:parent-style-name="Heading_20_4">
      <style:text-properties fo:language="es" fo:country="ES"/>
    </style:style>
    <style:style style:name="P115" style:family="paragraph" style:parent-style-name="Heading_20_4">
      <style:paragraph-properties fo:text-align="justify" style:justify-single-word="false"/>
      <style:text-properties fo:language="es" fo:country="ES"/>
    </style:style>
    <style:style style:name="P116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7" style:family="paragraph" style:parent-style-name="Contents_20_2">
      <style:paragraph-properties>
        <style:tab-stops>
          <style:tab-stop style:position="1.411cm"/>
          <style:tab-stop style:position="1.752cm"/>
          <style:tab-stop style:position="16cm" style:type="right" style:leader-style="dotted" style:leader-text="."/>
          <style:tab-stop style:position="16.002cm"/>
        </style:tab-stops>
      </style:paragraph-properties>
    </style:style>
    <style:style style:name="P118" style:family="paragraph" style:parent-style-name="Tabla">
      <style:paragraph-properties fo:margin-top="0cm" fo:margin-bottom="0cm" fo:padding="0.035cm" fo:border="0.51pt solid #000000"/>
      <style:text-properties style:font-name="Courier" fo:font-size="9pt" fo:language="es" fo:country="ES" style:font-size-asian="9pt" style:font-size-complex="9pt"/>
    </style:style>
    <style:style style:name="P119" style:family="paragraph" style:parent-style-name="Tabla">
      <style:paragraph-properties fo:margin-top="0cm" fo:margin-bottom="0cm" fo:padding="0.035cm" fo:border="0.51pt solid #000000"/>
      <style:text-properties style:font-name="Courier" fo:language="es" fo:country="ES"/>
    </style:style>
    <style:style style:name="P120" style:family="paragraph" style:parent-style-name="Tabla">
      <style:paragraph-properties fo:margin-top="0cm" fo:margin-bottom="0cm" fo:padding="0.035cm" fo:border="0.51pt solid #000000"/>
      <style:text-properties fo:color="#000000" style:font-name="Courier" fo:font-size="9pt" fo:language="es" fo:country="ES" style:font-size-asian="9pt" style:font-name-complex="Verdana" style:font-size-complex="9pt"/>
    </style:style>
    <style:style style:name="P121" style:family="paragraph" style:parent-style-name="Tabla">
      <style:paragraph-properties fo:margin-top="0cm" fo:margin-bottom="0cm" fo:padding="0.035cm" fo:border="0.51pt solid #000000"/>
      <style:text-properties fo:color="#000000" style:font-name="Courier" fo:language="es" fo:country="ES" style:font-name-complex="Verdana"/>
    </style:style>
    <style:style style:name="P122" style:family="paragraph" style:parent-style-name="Heading_20_2">
      <style:text-properties fo:language="es" fo:country="ES"/>
    </style:style>
    <style:style style:name="T1" style:family="text">
      <style:text-properties style:font-name-asian="Arial"/>
    </style:style>
    <style:style style:name="T2" style:family="text">
      <style:text-properties style:font-name-asian="Arial" style:font-name-complex="Arial"/>
    </style:style>
    <style:style style:name="T3" style:family="text">
      <style:text-properties style:font-name-asian="Arial" style:font-style-complex="italic"/>
    </style:style>
    <style:style style:name="T4" style:family="text">
      <style:text-properties style:font-name-complex="Arial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6pt" style:font-name-asian="Arial" style:font-size-asian="6pt" style:font-size-complex="6pt"/>
    </style:style>
    <style:style style:name="T7" style:family="text">
      <style:text-properties fo:font-size="9pt" style:font-size-asian="9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style:font-size-asian="9pt" style:font-name-complex="Verdana" style:font-size-complex="9pt"/>
    </style:style>
    <style:style style:name="T10" style:family="text">
      <style:text-properties fo:font-size="9pt" style:font-name-asian="Arial" style:font-size-asian="9pt"/>
    </style:style>
    <style:style style:name="T11" style:family="text">
      <style:text-properties fo:font-size="9pt" style:font-name-asian="Arial" style:font-size-asian="9pt" style:font-size-complex="9pt"/>
    </style:style>
    <style:style style:name="T12" style:family="text">
      <style:text-properties fo:font-size="9pt" style:font-name-asian="Arial Unicode MS" style:font-size-asian="9pt" style:font-name-complex="Verdana" style:font-size-complex="9pt"/>
    </style:style>
    <style:style style:name="T13" style:family="text">
      <style:text-properties fo:font-size="9pt" style:font-name-asian="Verdana" style:font-size-asian="9pt" style:font-name-complex="Verdana" style:font-size-complex="9pt"/>
    </style:style>
    <style:style style:name="T14" style:family="text">
      <style:text-properties style:font-size-complex="9pt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bold" style:font-name-asian="Arial" style:font-weight-asian="bold"/>
    </style:style>
    <style:style style:name="T17" style:family="text">
      <style:text-properties fo:font-weight="bold" style:font-name-asian="Arial" style:font-weight-asian="bold" style:font-weight-complex="bold"/>
    </style:style>
    <style:style style:name="T18" style:family="text">
      <style:text-properties fo:color="#000080" fo:font-size="12pt" fo:font-weight="bold" style:font-size-asian="12pt" style:font-weight-asian="bold" style:font-size-complex="12pt" style:font-weight-complex="bold"/>
    </style:style>
    <style:style style:name="T19" style:family="text">
      <style:text-properties fo:color="#000080" fo:font-size="12pt" fo:font-weight="bold" style:font-name-asian="Arial" style:font-size-asian="12pt" style:font-weight-asian="bold" style:font-size-complex="12pt" style:font-weight-complex="bold"/>
    </style:style>
    <style:style style:name="T20" style:family="text">
      <style:text-properties style:font-style-complex="italic"/>
    </style:style>
    <style:style style:name="T21" style:family="text">
      <style:text-properties fo:language="es" fo:country="ES"/>
    </style:style>
    <style:style style:name="T22" style:family="text">
      <style:text-properties fo:language="es" fo:country="ES" style:font-name-asian="Arial"/>
    </style:style>
    <style:style style:name="T23" style:family="text">
      <style:text-properties fo:language="es" fo:country="ES" fo:font-style="italic" fo:font-weight="bold" style:font-style-asian="italic" style:font-weight-asian="bold"/>
    </style:style>
    <style:style style:name="T24" style:family="text">
      <style:text-properties fo:language="es" fo:country="ES" fo:font-style="italic" fo:font-weight="bold" style:font-name-asian="Arial" style:font-style-asian="italic" style:font-weight-asian="bold"/>
    </style:style>
    <style:style style:name="T25" style:family="text">
      <style:text-properties fo:language="es" fo:country="ES" fo:font-weight="bold" style:font-weight-asian="bold"/>
    </style:style>
    <style:style style:name="T26" style:family="text">
      <style:text-properties fo:color="#000000"/>
    </style:style>
    <style:style style:name="T27" style:family="text">
      <style:text-properties fo:color="#000000" style:font-name-asian="Arial"/>
    </style:style>
    <style:style style:name="T28" style:family="text">
      <style:text-properties fo:color="#000000" style:font-name-asian="Arial" style:font-name-complex="Arial"/>
    </style:style>
    <style:style style:name="T29" style:family="text">
      <style:text-properties fo:color="#000000" fo:font-size="9pt" fo:background-color="#ffffff" style:font-size-asian="9pt" style:font-size-complex="9pt"/>
    </style:style>
    <style:style style:name="T30" style:family="text">
      <style:text-properties fo:color="#000000" fo:font-size="10pt" fo:language="es" fo:country="ES" style:font-size-asian="10pt" style:font-name-complex="Arial" style:font-size-complex="10pt"/>
    </style:style>
    <style:style style:name="T31" style:family="text">
      <style:text-properties fo:color="#000000" fo:font-size="10pt" fo:language="es" fo:country="ES" style:font-name-asian="Arial" style:font-size-asian="10pt" style:font-name-complex="Arial" style:font-size-complex="10pt"/>
    </style:style>
    <style:style style:name="T32" style:family="text">
      <style:text-properties fo:color="#000000" style:font-name-complex="Arial"/>
    </style:style>
    <style:style style:name="T33" style:family="text">
      <style:text-properties fo:color="#000000" style:font-name-complex="Verdana"/>
    </style:style>
    <style:style style:name="T34" style:family="text">
      <style:text-properties fo:color="#000000" style:font-name-asian="Verdana" style:font-name-complex="Verdana"/>
    </style:style>
    <style:style style:name="T35" style:family="text">
      <style:text-properties fo:font-style="normal" style:font-style-asian="normal"/>
    </style:style>
    <style:style style:name="T36" style:family="text">
      <style:text-properties fo:font-style="normal" style:font-name-asian="Arial" style:font-style-asian="normal"/>
    </style:style>
    <style:style style:name="T37" style:family="text">
      <style:text-properties style:font-name="Arial" style:font-name-complex="Arial"/>
    </style:style>
    <style:style style:name="T38" style:family="text">
      <style:text-properties style:font-name="Arial" style:font-name-complex="Arial" style:font-weight-complex="bold"/>
    </style:style>
    <style:style style:name="T39" style:family="text">
      <style:text-properties style:font-name="Arial" style:font-name-asian="Arial" style:font-name-complex="Arial"/>
    </style:style>
    <style:style style:name="T40" style:family="text">
      <style:text-properties style:font-name="Arial" style:font-name-asian="Arial" style:language-asian="es" style:country-asian="ES" style:font-name-complex="Arial" style:font-size-complex="10pt"/>
    </style:style>
    <style:style style:name="T41" style:family="text">
      <style:text-properties style:font-name="Arial" fo:font-weight="bold" style:font-weight-asian="bold" style:font-name-complex="Arial" style:font-weight-complex="bold"/>
    </style:style>
    <style:style style:name="T42" style:family="text">
      <style:text-properties style:font-name="Arial" style:language-asian="es" style:country-asian="ES" style:font-name-complex="Arial" style:font-size-complex="10pt"/>
    </style:style>
    <style:style style:name="T43" style:family="text">
      <style:text-properties style:font-name-asian="Garamond"/>
    </style:style>
    <style:style style:name="T44" style:family="text">
      <style:text-properties style:font-name-asian="Verdana"/>
    </style:style>
    <style:style style:name="T45" style:family="text">
      <style:text-properties style:font-name-asian="Arial Unicode MS"/>
    </style:style>
    <style:style style:name="T46" style:family="text">
      <style:text-properties fo:font-size="10pt" fo:language="es" fo:country="ES" style:font-size-asian="10pt" style:font-size-complex="10pt"/>
    </style:style>
    <style:style style:name="T47" style:family="text">
      <style:text-properties fo:font-size="10pt" fo:language="es" fo:country="ES" style:font-name-asian="Arial" style:font-size-asian="10pt" style:font-size-complex="10pt"/>
    </style:style>
    <style:style style:name="T48" style:family="text">
      <style:text-properties style:font-name="Courier" fo:font-size="9pt" style:font-size-asian="9pt" style:font-name-complex="Verdana" style:font-size-complex="9pt"/>
    </style:style>
    <style:style style:name="fr1" style:family="graphic" style:parent-style-name="Frame">
      <style:graphic-properties fo:margin-left="0cm" fo:margin-right="0.249cm" style:wrap="dynamic" style:number-wrapped-paragraphs="1" style:vertical-pos="from-top" style:vertical-rel="paragraph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width="8.006cm" draw:visible-area-height="1.915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5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14">Versión</text:p>
          </table:table-cell>
          <table:table-cell table:style-name="Taula1.A1" office:value-type="string">
            <text:p text:style-name="P14">Redactado<text:span text:style-name="T1"> </text:span>por</text:p>
          </table:table-cell>
          <table:table-cell table:style-name="Taula1.A1" office:value-type="string">
            <text:p text:style-name="P14">Revisado<text:span text:style-name="T1"> </text:span>por</text:p>
          </table:table-cell>
          <table:table-cell table:style-name="Taula1.A1" office:value-type="string">
            <text:p text:style-name="P14">Aprobado<text:span text:style-name="T1"> </text:span>por</text:p>
          </table:table-cell>
          <table:table-cell table:style-name="Taula1.A1" office:value-type="string">
            <text:p text:style-name="P14">Fecha<text:span text:style-name="T1"> </text:span>aprobación</text:p>
          </table:table-cell>
          <table:table-cell table:style-name="Taula1.F1" office:value-type="string">
            <text:p text:style-name="P14">Fecha<text:span text:style-name="T1"> </text:span>publicación</text:p>
          </table:table-cell>
        </table:table-row>
        <table:table-row table:style-name="Taula1.2">
          <table:table-cell table:style-name="Taula1.A2" office:value-type="string">
            <text:p text:style-name="P31"/>
          </table:table-cell>
          <table:table-cell table:style-name="Taula1.B2" office:value-type="string">
            <text:p text:style-name="P33"/>
          </table:table-cell>
          <table:table-cell table:style-name="Taula1.C2" office:value-type="string">
            <text:p text:style-name="P33"/>
          </table:table-cell>
          <table:table-cell table:style-name="Taula1.D2" office:value-type="string">
            <text:p text:style-name="P33"/>
          </table:table-cell>
          <table:table-cell table:style-name="Taula1.E2" office:value-type="string">
            <text:p text:style-name="P33"/>
          </table:table-cell>
          <table:table-cell table:style-name="Taula1.F2" office:value-type="string">
            <text:p text:style-name="P33"/>
          </table:table-cell>
        </table:table-row>
        <table:table-row table:style-name="Taula1.3">
          <table:table-cell table:style-name="Taula1.A3" office:value-type="string">
            <text:p text:style-name="P17"><text:span text:style-name="T14">1.</text:span><text:span text:style-name="T14">2.1</text:span></text:p>
          </table:table-cell>
          <table:table-cell table:style-name="Taula1.B3" office:value-type="string">
            <text:p text:style-name="P34">Ligia<text:span text:style-name="T1"> </text:span>Vega</text:p>
            <text:p text:style-name="P32"/>
          </table:table-cell>
          <table:table-cell table:style-name="Taula1.C3" office:value-type="string">
            <text:p text:style-name="P33"/>
          </table:table-cell>
          <table:table-cell table:style-name="Taula1.D3" office:value-type="string">
            <text:p text:style-name="P33"/>
          </table:table-cell>
          <table:table-cell table:style-name="Taula1.E3" office:value-type="string">
            <text:p text:style-name="P33"/>
          </table:table-cell>
          <table:table-cell table:style-name="Taula1.F3" office:value-type="string">
            <text:p text:style-name="P33"/>
          </table:table-cell>
        </table:table-row>
        <table:table-row table:style-name="Taula1.3">
          <table:table-cell table:style-name="Taula1.A4" office:value-type="string">
            <text:p text:style-name="P17"><text:span text:style-name="T14">1</text:span><text:span text:style-name="T14">.3</text:span></text:p>
          </table:table-cell>
          <table:table-cell table:style-name="Taula1.B4" office:value-type="string">
            <text:p text:style-name="P34">Ligia<text:span text:style-name="T1"> </text:span>Vega</text:p>
            <text:p text:style-name="P32"/>
          </table:table-cell>
          <table:table-cell table:style-name="Taula1.C4" office:value-type="string">
            <text:p text:style-name="P33"/>
          </table:table-cell>
          <table:table-cell table:style-name="Taula1.D4" office:value-type="string">
            <text:p text:style-name="P33"/>
          </table:table-cell>
          <table:table-cell table:style-name="Taula1.E4" office:value-type="string">
            <text:p text:style-name="P33"/>
          </table:table-cell>
          <table:table-cell table:style-name="Taula1.F4" office:value-type="string">
            <text:p text:style-name="P33"/>
          </table:table-cell>
        </table:table-row>
        <table:table-row table:style-name="Taula1.3">
          <table:table-cell table:style-name="Taula1.A5" office:value-type="string">
            <text:p text:style-name="P17"><text:span text:style-name="T14">1.</text:span><text:span text:style-name="T14">6</text:span></text:p>
          </table:table-cell>
          <table:table-cell table:style-name="Taula1.B5" office:value-type="string">
            <text:p text:style-name="P34">Ligia<text:span text:style-name="T1"> </text:span>Vega</text:p>
          </table:table-cell>
          <table:table-cell table:style-name="Taula1.C5" office:value-type="string">
            <text:p text:style-name="P33"/>
          </table:table-cell>
          <table:table-cell table:style-name="Taula1.D5" office:value-type="string">
            <text:p text:style-name="P33"/>
          </table:table-cell>
          <table:table-cell table:style-name="Taula1.E5" office:value-type="string">
            <text:p text:style-name="P33"/>
          </table:table-cell>
          <table:table-cell table:style-name="Taula1.F5" office:value-type="string">
            <text:p text:style-name="P33"/>
          </table:table-cell>
        </table:table-row>
        <table:table-row table:style-name="Taula1.3">
          <table:table-cell table:style-name="Taula1.A6" office:value-type="string">
            <text:p text:style-name="P17">1.7</text:p>
          </table:table-cell>
          <table:table-cell table:style-name="Taula1.B6" office:value-type="string">
            <text:p text:style-name="P34">Sara Arjona</text:p>
          </table:table-cell>
          <table:table-cell table:style-name="Taula1.C6" office:value-type="string">
            <text:p text:style-name="P33"/>
          </table:table-cell>
          <table:table-cell table:style-name="Taula1.D6" office:value-type="string">
            <text:p text:style-name="P33"/>
          </table:table-cell>
          <table:table-cell table:style-name="Taula1.E6" office:value-type="string">
            <text:p text:style-name="P33"/>
          </table:table-cell>
          <table:table-cell table:style-name="Taula1.F6" office:value-type="string">
            <text:p text:style-name="P33"/>
          </table:table-cell>
        </table:table-row>
      </table:table>
      <text:p text:style-name="P16"/>
      <text:p text:style-name="P16"/>
      <text:p text:style-name="P16"><draw:frame draw:style-name="fr1" draw:name="Marc1" text:anchor-type="paragraph" svg:x="-0.132cm" svg:y="0.018cm" svg:width="16.394cm" draw:z-index="0"><draw:text-box fo:min-height="0.37cm"><table:table table:name="Taula2" table:style-name="Taula2"><table:table-column table:style-name="Taula2.A"/><table:table-row table:style-name="Taula2.1"><table:table-cell table:style-name="Taula2.A1" office:value-type="string"><text:p text:style-name="P15">Registro<text:span text:style-name="T1"> </text:span>de<text:span text:style-name="T1"> c</text:span>ambios</text:p></table:table-cell></table:table-row></table:table></draw:text-box></draw:frame></text:p>
      <table:table table:name="Taula3" table:style-name="Taula3">
        <table:table-column table:style-name="Taula3.A"/>
        <table:table-column table:style-name="Taula3.B"/>
        <table:table-column table:style-name="Taula3.C"/>
        <table:table-column table:style-name="Taula3.D"/>
        <table:table-row table:style-name="Taula3.1">
          <table:table-cell table:style-name="Taula3.A1" office:value-type="string">
            <text:p text:style-name="P36">Versión</text:p>
          </table:table-cell>
          <table:table-cell table:style-name="Taula3.A1" office:value-type="string">
            <text:p text:style-name="P36">Pàginas</text:p>
          </table:table-cell>
          <table:table-cell table:style-name="Taula3.A1" office:value-type="string">
            <text:p text:style-name="P37"><text:span text:style-name="T7">Fecha</text:span><text:span text:style-name="T10"> </text:span><text:span text:style-name="T7">Modificación</text:span></text:p>
          </table:table-cell>
          <table:table-cell table:style-name="Taula3.D1" office:value-type="string">
            <text:p text:style-name="P37"><text:span text:style-name="T7">Motivo</text:span><text:span text:style-name="T10"> </text:span><text:span text:style-name="T7">del</text:span><text:span text:style-name="T10"> </text:span><text:span text:style-name="T7">canvio</text:span></text:p>
          </table:table-cell>
        </table:table-row>
        <table:table-row table:style-name="Taula3.2">
          <table:table-cell table:style-name="Taula3.A2" office:value-type="string">
            <text:p text:style-name="P38"><text:span text:style-name="T8">1.</text:span><text:span text:style-name="T8">2.1</text:span></text:p>
          </table:table-cell>
          <table:table-cell table:style-name="Taula3.B2" office:value-type="string">
            <text:p text:style-name="P35">1-40</text:p>
          </table:table-cell>
          <table:table-cell table:style-name="Taula3.C2" office:value-type="string">
            <text:p text:style-name="P35">20/04/2011</text:p>
          </table:table-cell>
          <table:table-cell table:style-name="Taula3.D2" office:value-type="string">
            <text:p text:style-name="P38"><text:span text:style-name="T8">Reestructuración</text:span><text:span text:style-name="T11"> </text:span><text:span text:style-name="T8">y</text:span><text:span text:style-name="T11"> </text:span><text:span text:style-name="T8">actualización</text:span><text:span text:style-name="T11"> </text:span><text:span text:style-name="T8">de</text:span><text:span text:style-name="T11"> </text:span><text:span text:style-name="T8">la</text:span><text:span text:style-name="T11"> </text:span><text:span text:style-name="T8">información</text:span><text:span text:style-name="T11"> </text:span><text:span text:style-name="T8">(cambio</text:span><text:span text:style-name="T11"> </text:span><text:span text:style-name="T8">de</text:span><text:span text:style-name="T11"> </text:span><text:span text:style-name="T8">nomenclatura)</text:span></text:p>
          </table:table-cell>
        </table:table-row>
        <table:table-row table:style-name="Taula3.3">
          <table:table-cell table:style-name="Taula3.A3" office:value-type="string">
            <text:p text:style-name="P38"><text:span text:style-name="T8">1</text:span><text:span text:style-name="T8">.3</text:span></text:p>
          </table:table-cell>
          <table:table-cell table:style-name="Taula3.B3" office:value-type="string">
            <text:p text:style-name="P35">22-24,26</text:p>
          </table:table-cell>
          <table:table-cell table:style-name="Taula3.C3" office:value-type="string">
            <text:p text:style-name="P35">17/05/2011</text:p>
          </table:table-cell>
          <table:table-cell table:style-name="Taula3.D3" office:value-type="string">
            <text:p text:style-name="P35">Añadir<text:span text:style-name="T1"> </text:span>el<text:span text:style-name="T1"> </text:span>campo<text:span text:style-name="T1"> </text:span>Rol<text:span text:style-name="T1"> </text:span>al<text:span text:style-name="T1"> </text:span>servicio<text:span text:style-name="T1"> </text:span>web<text:span text:style-name="T1"> </text:span>de<text:span text:style-name="T1"> </text:span>autenticación.</text:p>
          </table:table-cell>
        </table:table-row>
        <table:table-row table:style-name="Taula3.1">
          <table:table-cell table:style-name="Taula3.A4" office:value-type="string">
            <text:p text:style-name="P38"><text:span text:style-name="T8">1</text:span><text:span text:style-name="T8">.3</text:span></text:p>
          </table:table-cell>
          <table:table-cell table:style-name="Taula3.B4" office:value-type="string">
            <text:p text:style-name="P35">32,33</text:p>
          </table:table-cell>
          <table:table-cell table:style-name="Taula3.C4" office:value-type="string">
            <text:p text:style-name="P35">17/05/2011</text:p>
          </table:table-cell>
          <table:table-cell table:style-name="Taula3.D4" office:value-type="string">
            <text:p text:style-name="P35">Añadir<text:span text:style-name="T1"> </text:span>dos<text:span text:style-name="T1"> </text:span>estados<text:span text:style-name="T1"> </text:span>nuevos<text:span text:style-name="T1"> </text:span>al<text:span text:style-name="T1"> </text:span>servicio<text:span text:style-name="T1"> </text:span>web<text:span text:style-name="T1"> </text:span>de<text:span text:style-name="T1"> </text:span>seguimiento:<text:span text:style-name="T1"> </text:span>POR_CORREGIR<text:span text:style-name="T1"> </text:span>y<text:span text:style-name="T1"> </text:span>CORREGIDO.</text:p>
          </table:table-cell>
        </table:table-row>
        <table:table-row table:style-name="Taula3.1">
          <table:table-cell table:style-name="Taula3.A5" office:value-type="string">
            <text:p text:style-name="P38"><text:span text:style-name="T8">1.</text:span><text:span text:style-name="T8">6</text:span></text:p>
          </table:table-cell>
          <table:table-cell table:style-name="Taula3.B5" office:value-type="string">
            <text:p text:style-name="P35">43</text:p>
          </table:table-cell>
          <table:table-cell table:style-name="Taula3.C5" office:value-type="string">
            <text:p text:style-name="P35">17/08/2012</text:p>
          </table:table-cell>
          <table:table-cell table:style-name="Taula3.D5" office:value-type="string">
            <text:p text:style-name="P38"><text:span text:style-name="T8">Quitar</text:span><text:span text:style-name="T11"> </text:span><text:span text:style-name="T8">las</text:span><text:span text:style-name="T11"> </text:span><text:span text:style-name="T8">referencias</text:span><text:span text:style-name="T11"> </text:span><text:span text:style-name="T8">a</text:span><text:span text:style-name="T11"> </text:span><text:span text:style-name="T8">ATRIA.</text:span><text:span text:style-name="T11"> </text:span><text:span text:style-name="T8">Añadir</text:span><text:span text:style-name="T11"> </text:span><text:span text:style-name="T8">el</text:span><text:span text:style-name="T11"> </text:span><text:span text:style-name="T8">apartado</text:span><text:span text:style-name="T11"> </text:span><text:span text:style-name="T8">de</text:span><text:span text:style-name="T11"> </text:span><text:span text:style-name="T8">preguntes</text:span><text:span text:style-name="T11"> </text:span><text:span text:style-name="T8">frecuentes.</text:span></text:p>
          </table:table-cell>
        </table:table-row>
        <table:table-row table:style-name="Taula3.1">
          <table:table-cell table:style-name="Taula3.A6" office:value-type="string">
            <text:p text:style-name="P38">1.7</text:p>
          </table:table-cell>
          <table:table-cell table:style-name="Taula3.B6" office:value-type="string">
            <text:p text:style-name="P35">31-42</text:p>
          </table:table-cell>
          <table:table-cell table:style-name="Taula3.C6" office:value-type="string">
            <text:p text:style-name="P35">03/07/2013</text:p>
          </table:table-cell>
          <table:table-cell table:style-name="Taula3.D6" office:value-type="string">
            <text:p text:style-name="P38">Añadir parámetro opcional ForzarGuardar</text:p>
          </table:table-cell>
        </table:table-row>
      </table:table>
      <text:p text:style-name="P16"/>
      <text:p text:style-name="P16"/>
      <text:p text:style-name="P39">RESPONSABLE<text:span text:style-name="T1"> </text:span>DEL<text:span text:style-name="T1"> </text:span>DOCUMENTO:</text:p>
      <text:p text:style-name="P16"/>
      <text:p text:style-name="P39"><text:span text:style-name="T18">Í</text:span><text:span text:style-name="T19"> </text:span><text:span text:style-name="T18">N</text:span><text:span text:style-name="T19"> </text:span><text:span text:style-name="T18">D</text:span><text:span text:style-name="T19"> </text:span><text:span text:style-name="T18">ICE</text:span></text:p>
      <text:p text:style-name="P16"/>
      <text:p text:style-name="P40"/>
      <text:table-of-content text:style-name="Sect1" text:name="Índex de contingu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.411cm" style:leader-char=" " style:with-tab="false"/>
            <text:index-entry-tab-stop style:type="left" style:position="1.752cm" style:leader-char=" " style:with-tab="false"/>
            <text:index-entry-tab-stop style:type="left" style:position="16.002cm" style:leader-char=" 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8cm" style:leader-char="." style:with-tab="false"/>
          </text:table-of-content-entry-template>
          <text:index-source-styles text:outline-level="2">
            <text:index-source-style text:style-name="Titul_20_activitat_20_2"/>
          </text:index-source-styles>
        </text:table-of-content-source>
        <text:index-body>
          <text:p text:style-name="P116">1. INTRODUCCIÓN<text:tab/>2</text:p>
          <text:p text:style-name="P116">2. GLOSARIO<text:tab/>2</text:p>
          <text:p text:style-name="P116">3. ENLACES DE INTERÉS<text:tab/>2</text:p>
          <text:p text:style-name="P116">4. SITUACIÓN ACTUAL<text:tab/>2</text:p>
          <text:p text:style-name="P116">5. IDENTIFICACIÓN DE SUBSISTEMAS<text:tab/>3</text:p>
          <text:p text:style-name="P117">5.1 Diagrama de subsistemas<text:tab/>3</text:p>
          <text:p text:style-name="P117">5.2 Subsistema &lt;&lt;Editorial&gt;&gt;<text:tab/>3</text:p>
          <text:p text:style-name="P117">5.3 Subsistema &lt;&lt;EVA&gt;&gt;<text:tab/>3</text:p>
          <text:p text:style-name="P116">6. PROTOCOLO DE COMUNICACIÓN ENTRE EL EVA Y LA EDITORIAL<text:tab/>4</text:p>
          <text:p text:style-name="P116">7. <text:s/>ESPECIFICACIÓN EN SERVICIOS WEB SOAP<text:tab/>5</text:p>
          <text:p text:style-name="P116">8. TIPOS DE CONTENIDOS DIGITALES<text:tab/>5</text:p>
          <text:p text:style-name="P117">8.1 SCORM<text:tab/>5</text:p>
          <text:p text:style-name="P117">8.2 Web content<text:tab/>7</text:p>
          <text:p text:style-name="P116">9. ESPECIFICACIÓN DEL PROTOCOLO DE COMUNICACIÓN ENTRE EL EVA Y LA EDITORIAL EN SERVICIOS WEB SOAP<text:tab/>8</text:p>
          <text:p text:style-name="P117">9.1 Servicio web de Estructura del libro<text:tab/>8</text:p>
          <text:p text:style-name="P117">9.2 Servicio web de autenticación y autorización<text:tab/>20</text:p>
          <text:p text:style-name="P117">9.3 Servicio web de seguimiento<text:tab/>27</text:p>
          <text:p text:style-name="P116">10. IMPLEMENTACIÓN DE LA PLATAFORMA MARSUPIAL<text:tab/>39</text:p>
          <text:p text:style-name="P117">10.1 Preguntes frecuentes<text:tab/>39</text:p>
        </text:index-body>
      </text:table-of-content>
      <text:p text:style-name="P41"/>
      <text:p text:style-name="P42"/>
      <text:h text:style-name="P113" text:outline-level="1">INTRODUCCIÓN</text:h>
      <text:p text:style-name="P16">El<text:span text:style-name="T1"> </text:span>objetivo<text:span text:style-name="T1"> </text:span>de<text:span text:style-name="T1"> </text:span>este<text:span text:style-name="T1"> </text:span>documento<text:span text:style-name="T1"> </text:span>es<text:span text:style-name="T1"> </text:span>recoger<text:span text:style-name="T1"> </text:span>la<text:span text:style-name="T1"> </text:span>definición<text:span text:style-name="T1"> </text:span>de<text:span text:style-name="T1"> </text:span>la<text:span text:style-name="T1"> </text:span>plataforma<text:span text:style-name="T1"> </text:span>Marsupial.</text:p>
      <text:p text:style-name="P16">Marsupial<text:span text:style-name="T1"> </text:span>contiene:</text:p>
      <text:list xml:id="list744163555" text:style-name="WW8Num17">
        <text:list-item>
          <text:p text:style-name="P77">La<text:span text:style-name="T1"> </text:span>definición<text:span text:style-name="T1"> </text:span>de<text:span text:style-name="T1"> </text:span>un<text:span text:style-name="T1"> </text:span>protocolo<text:span text:style-name="T1"> </text:span>de<text:span text:style-name="T1"> </text:span>comunicación<text:span text:style-name="T1"> </text:span>entre<text:span text:style-name="T1"> </text:span>los<text:span text:style-name="T1"> </text:span>Entornos<text:span text:style-name="T1"> </text:span>Virtuales<text:span text:style-name="T1"> </text:span>de<text:span text:style-name="T1"> </text:span>Aprendizaje<text:span text:style-name="T1"> </text:span>(en<text:span text:style-name="T1"> </text:span>adelante<text:span text:style-name="T1"> </text:span>EVA)<text:span text:style-name="T1"> </text:span>y<text:span text:style-name="T1"> </text:span>los<text:span text:style-name="T1"> </text:span>diferentes<text:span text:style-name="T1"> </text:span>proveedores<text:span text:style-name="T1"> </text:span>de<text:span text:style-name="T1"> </text:span>contenidos<text:span text:style-name="T1"> </text:span>(en<text:span text:style-name="T1"> </text:span>adelante<text:span text:style-name="T1"> </text:span>Editoriales).</text:p>
        </text:list-item>
        <text:list-item>
          <text:p text:style-name="P77">La<text:span text:style-name="T1"> </text:span>especificación<text:span text:style-name="T1"> </text:span>de<text:span text:style-name="T1"> </text:span>los<text:span text:style-name="T1"> </text:span>formatos<text:span text:style-name="T1"> </text:span>de<text:span text:style-name="T1"> </text:span>contenidos<text:span text:style-name="T1"> </text:span>que<text:span text:style-name="T1"> </text:span>se<text:span text:style-name="T1"> </text:span>podran<text:span text:style-name="T1"> </text:span>utilizar<text:span text:style-name="T1"> </text:span>en<text:span text:style-name="T1"> </text:span>esta<text:span text:style-name="T1"> </text:span>plataforma:<text:span text:style-name="T1"> </text:span>SCORM<text:span text:style-name="T1"> </text:span>1.2<text:span text:style-name="T1"> </text:span>y<text:span text:style-name="T1"> </text:span>web<text:span text:style-name="T1"> </text:span>content.</text:p>
        </text:list-item>
      </text:list>
      <text:h text:style-name="P112" text:outline-level="1">GLOSARIO</text:h>
      <table:table table:name="Taula4" table:style-name="Taula4">
        <table:table-column table:style-name="Taula4.A"/>
        <table:table-column table:style-name="Taula4.B"/>
        <table:table-row table:style-name="Taula4.1">
          <table:table-cell table:style-name="Taula4.A1" office:value-type="string">
            <text:p text:style-name="P20">Término</text:p>
          </table:table-cell>
          <table:table-cell table:style-name="Taula4.B1" office:value-type="string">
            <text:p text:style-name="P20">Definición</text:p>
          </table:table-cell>
        </table:table-row>
        <table:table-row table:style-name="Taula4.1">
          <table:table-cell table:style-name="Taula4.A1" office:value-type="string">
            <text:p text:style-name="P18"><text:span text:style-name="T15">EVA</text:span><text:span text:style-name="T16"> </text:span><text:span text:style-name="T15">o</text:span><text:span text:style-name="T16"> </text:span><text:span text:style-name="T15">LMS</text:span></text:p>
          </table:table-cell>
          <table:table-cell table:style-name="Taula4.B1" office:value-type="string">
            <text:p text:style-name="P18">Entorno<text:span text:style-name="T1"> </text:span>Virtual<text:span text:style-name="T1"> </text:span>de<text:span text:style-name="T1"> </text:span>Aprendizaje.<text:span text:style-name="T1"> </text:span>Learning<text:span text:style-name="T1"> </text:span>Management<text:span text:style-name="T1"> </text:span>System.</text:p>
            <text:p text:style-name="P16">Ejemplos:<text:span text:style-name="T1"> </text:span>Àgora-moodle,<text:span text:style-name="T1"> </text:span>moodle.</text:p>
          </table:table-cell>
        </table:table-row>
        <table:table-row table:style-name="Taula4.1">
          <table:table-cell table:style-name="Taula4.A1" office:value-type="string">
            <text:p text:style-name="P20">Moodle</text:p>
          </table:table-cell>
          <table:table-cell table:style-name="Taula4.B1" office:value-type="string">
            <text:p text:style-name="P18">Moodle<text:span text:style-name="T1"> </text:span>es<text:span text:style-name="T1"> </text:span>un<text:span text:style-name="T1"> </text:span>Sistema<text:span text:style-name="T1"> </text:span>de<text:span text:style-name="T1"> </text:span>Gestió<text:span text:style-name="T1"> </text:span>de<text:span text:style-name="T1"> </text:span>Cursos<text:span text:style-name="T1"> </text:span>(Course<text:span text:style-name="T1"> </text:span>Management</text:p>
            <text:p text:style-name="P16">System,<text:span text:style-name="T1"> </text:span>CMS)<text:span text:style-name="T1"> </text:span>aunque<text:span text:style-name="T1"> </text:span>también<text:span text:style-name="T1"> </text:span>es<text:span text:style-name="T1"> </text:span>conocido<text:span text:style-name="T1"> </text:span>por<text:span text:style-name="T1"> </text:span>otros<text:span text:style-name="T1"> </text:span>nombres<text:span text:style-name="T1"> </text:span>como</text:p>
            <text:p text:style-name="P16">LMS<text:span text:style-name="T1"> </text:span>o<text:span text:style-name="T1"> </text:span>Entorno<text:span text:style-name="T1"> </text:span>de<text:span text:style-name="T1"> </text:span>Aprendizaje<text:span text:style-name="T1"> </text:span>Virtual<text:span text:style-name="T1"> </text:span>(Virtual<text:span text:style-name="T1"> </text:span>Learning</text:p>
            <text:p text:style-name="P16">Environment,<text:span text:style-name="T1"> </text:span>VLE).</text:p>
          </table:table-cell>
        </table:table-row>
        <table:table-row table:style-name="Taula4.1">
          <table:table-cell table:style-name="Taula4.A1" office:value-type="string">
            <text:p text:style-name="P20">Àgora-moodle</text:p>
          </table:table-cell>
          <table:table-cell table:style-name="Taula4.B1" office:value-type="string">
            <text:p text:style-name="P18">Sistema<text:span text:style-name="T1"> </text:span>de<text:span text:style-name="T1"> </text:span>gestión<text:span text:style-name="T1"> </text:span>de<text:span text:style-name="T1"> </text:span>aprendizaje<text:span text:style-name="T1"> </text:span>del<text:span text:style-name="T1"> </text:span>Departament<text:span text:style-name="T1"> </text:span>d<text:span text:style-name="T1">’</text:span>Ensenyament<text:span text:style-name="T1"> </text:span>de</text:p>
            <text:p text:style-name="P16">la<text:span text:style-name="T1"> </text:span>Generalitat<text:span text:style-name="T1"> </text:span>de<text:span text:style-name="T1"> </text:span>Catalunya<text:span text:style-name="T1"> </text:span>basado<text:span text:style-name="T1"> </text:span>en<text:span text:style-name="T1"> </text:span>Moodle.</text:p>
          </table:table-cell>
        </table:table-row>
        <table:table-row table:style-name="Taula4.1">
          <table:table-cell table:style-name="Taula4.A1" office:value-type="string">
            <text:p text:style-name="P18"><text:span text:style-name="T15">Proveedores</text:span><text:span text:style-name="T16"> </text:span><text:span text:style-name="T15">de</text:span><text:span text:style-name="T16"> </text:span><text:span text:style-name="T15">contenidos</text:span></text:p>
          </table:table-cell>
          <table:table-cell table:style-name="Taula4.B1" office:value-type="string">
            <text:p text:style-name="P18">Organizaciones<text:span text:style-name="T1"> </text:span>que<text:span text:style-name="T1"> </text:span>proporcionan<text:span text:style-name="T1"> </text:span>contenidos<text:span text:style-name="T1"> </text:span>digitales<text:span text:style-name="T1"> </text:span>visualizables<text:span text:style-name="T1"> </text:span></text:p>
            <text:p text:style-name="P16">en<text:span text:style-name="T1"> </text:span>un<text:span text:style-name="T1"> </text:span>navegador<text:span text:style-name="T1"> </text:span>web.<text:span text:style-name="T1"> </text:span>Pueden<text:span text:style-name="T1"> </text:span>ser<text:span text:style-name="T1"> </text:span>editoriales,<text:span text:style-name="T1"> </text:span>grupos<text:span text:style-name="T1"> </text:span>editoriales<text:span text:style-name="T1"> </text:span>o<text:span text:style-name="T1"> </text:span></text:p>
            <text:p text:style-name="P16">cualquier<text:span text:style-name="T1"> </text:span>otro<text:span text:style-name="T1"> </text:span>tipo<text:span text:style-name="T1"> </text:span>de<text:span text:style-name="T1"> </text:span>organización.</text:p>
          </table:table-cell>
        </table:table-row>
      </table:table>
      <text:h text:style-name="Heading_20_1" text:outline-level="1">ENLACES DE INTERÉS</text:h>
      <text:list xml:id="list1521249014" text:style-name="WW8Num20">
        <text:list-item>
          <text:p text:style-name="P99"><text:span text:style-name="T21">Información del proyecto Marsupial: </text:span><text:a xlink:type="simple" xlink:href="https://github.com/projectestac/marsupial"><text:span text:style-name="T21">https://github.com/projectestac/marsupial</text:span></text:a></text:p>
        </text:list-item>
        <text:list-item>
          <text:p text:style-name="P99"><text:span text:style-name="T21">Documentación (manuales, protocolo, WSDL...): <text:s/></text:span><text:a xlink:type="simple" xlink:href="https://github.com/projectestac/marsupial/tree/master/docs"><text:span text:style-name="T21">https://github.com/projectestac/marsupial/tree/master/docs</text:span></text:a></text:p>
        </text:list-item>
        <text:list-item>
          <text:p text:style-name="P100"><text:span text:style-name="T21">Protocolo: </text:span><text:a xlink:type="simple" xlink:href="https://github.com/projectestac/marsupial/tree/master/docs/protocol"><text:span text:style-name="T21">https://github.com/projectestac/marsupial/tree/master/docs/protocol</text:span></text:a></text:p>
        </text:list-item>
        <text:list-item>
          <text:p text:style-name="P100"><text:span text:style-name="T21">WSDL: </text:span><text:a xlink:type="simple" xlink:href="https://github.com/projectestac/marsupial/tree/master/docs/wsdl"><text:span text:style-name="T21">https://github.com/projectestac/marsupial/tree/master/docs/wsdl</text:span></text:a></text:p>
        </text:list-item>
        <text:list-item>
          <text:p text:style-name="P102">Código fuente:</text:p>
        </text:list-item>
        <text:list-item>
          <text:p text:style-name="P100"><text:span text:style-name="T21">Simulador editorial: </text:span><text:a xlink:type="simple" xlink:href="https://github.com/projectestac/marsupial/tree/master/mps"><text:span text:style-name="T21">https://github.com/projectestac/marsupial/tree/master/mps</text:span></text:a></text:p>
        </text:list-item>
        <text:list-item>
          <text:p text:style-name="P101">Ejemplo de implementación de EVA (Moodle): <text:a xlink:type="simple" xlink:href="https://github.com/projectestac/marsupial/tree/master/moodle">https://github.com/projectestac/marsupial/tree/master/moodle</text:a></text:p>
        </text:list-item>
        <text:list-item>
          <text:p text:style-name="P79">Otros enlaces de interés:</text:p>
        </text:list-item>
        <text:list-item>
          <text:p text:style-name="P102">LaFarga. Portal inicial donde se alojó la documentación y código fuente del proyecto. La información del proyecto se trasladó de LaFarga a GitHub en 2013: <text:a xlink:type="simple" xlink:href="https://projectes.lafarga.cat/projects/marsupial">https://projectes.lafarga.cat/projects/marsupial</text:a></text:p>
        </text:list-item>
      </text:list>
      <text:h text:style-name="P112" text:outline-level="1">SITUACIÓN<text:span text:style-name="T1"> </text:span>ACTUAL</text:h>
      <text:p text:style-name="P16"><text:span text:style-name="T20">Actualmente</text:span><text:span text:style-name="T3"> </text:span><text:span text:style-name="T20">los</text:span><text:span text:style-name="T3"> </text:span><text:span text:style-name="T20">contenidos</text:span><text:span text:style-name="T3"> </text:span><text:span text:style-name="T20">digitales</text:span><text:span text:style-name="T3"> </text:span><text:span text:style-name="T20">creados</text:span><text:span text:style-name="T3"> </text:span><text:span text:style-name="T20">por</text:span><text:span text:style-name="T3"> </text:span><text:span text:style-name="T20">las</text:span><text:span text:style-name="T3"> </text:span><text:span text:style-name="T20">diferentes</text:span><text:span text:style-name="T3"> </text:span><text:span text:style-name="T20">Editoriales</text:span><text:span text:style-name="T3"> </text:span><text:span text:style-name="T20">son</text:span><text:span text:style-name="T3"> </text:span><text:span text:style-name="T20">compatibles</text:span><text:span text:style-name="T3"> </text:span><text:span text:style-name="T20">sólo</text:span><text:span text:style-name="T3"> </text:span><text:span text:style-name="T20">con</text:span><text:span text:style-name="T3"> </text:span><text:span text:style-name="T20">determinados</text:span><text:span text:style-name="T3"> </text:span><text:span text:style-name="T20">entornos</text:span><text:span text:style-name="T3"> </text:span><text:span text:style-name="T20">virtuales</text:span><text:span text:style-name="T3"> </text:span><text:span text:style-name="T20">de</text:span><text:span text:style-name="T3"> </text:span><text:span text:style-name="T20">aprendizaje</text:span><text:span text:style-name="T3"> </text:span><text:span text:style-name="T20">(EVA)</text:span><text:span text:style-name="T3"> </text:span><text:span text:style-name="T20">y</text:span><text:span text:style-name="T3"> </text:span><text:span text:style-name="T20">no</text:span><text:span text:style-name="T3"> </text:span><text:span text:style-name="T20">con</text:span><text:span text:style-name="T3"> </text:span><text:span text:style-name="T20">otros.</text:span><text:span text:style-name="T3"> </text:span></text:p>
      <text:p text:style-name="P16"><text:span text:style-name="T20">Esta</text:span><text:span text:style-name="T3"> </text:span><text:span text:style-name="T20">exclusividad</text:span><text:span text:style-name="T3"> </text:span><text:span text:style-name="T20">hace</text:span><text:span text:style-name="T3"> </text:span><text:span text:style-name="T20">inviable</text:span><text:span text:style-name="T3"> </text:span><text:span text:style-name="T20">que</text:span><text:span text:style-name="T3"> </text:span><text:span text:style-name="T20">un</text:span><text:span text:style-name="T3"> </text:span><text:span text:style-name="T20">mismo</text:span><text:span text:style-name="T3"> </text:span><text:span text:style-name="T20">grupo</text:span><text:span text:style-name="T3"> </text:span><text:span text:style-name="T20">de</text:span><text:span text:style-name="T3"> </text:span><text:span text:style-name="T20">alumnos</text:span><text:span text:style-name="T3"> </text:span><text:span text:style-name="T20">de</text:span><text:span text:style-name="T3"> </text:span><text:span text:style-name="T20">un</text:span><text:span text:style-name="T3"> </text:span><text:span text:style-name="T20">centro</text:span><text:span text:style-name="T3"> </text:span><text:span text:style-name="T20">pueda</text:span><text:span text:style-name="T3"> </text:span><text:span text:style-name="T20">trabajar</text:span><text:span text:style-name="T3"> </text:span><text:span text:style-name="T20">con</text:span><text:span text:style-name="T3"> </text:span><text:span text:style-name="T20">los</text:span><text:span text:style-name="T3"> </text:span><text:span text:style-name="T20">materiales</text:span><text:span text:style-name="T3"> </text:span><text:span text:style-name="T20">que</text:span><text:span text:style-name="T3"> </text:span><text:span text:style-name="T20">producen</text:span><text:span text:style-name="T3"> </text:span><text:span text:style-name="T20">diferentes</text:span><text:span text:style-name="T3"> </text:span><text:span text:style-name="T20">empresas</text:span><text:span text:style-name="T3"> </text:span><text:span text:style-name="T20">Editoriales</text:span><text:span text:style-name="T3"> </text:span><text:span text:style-name="T20">o</text:span><text:span text:style-name="T3"> </text:span><text:span text:style-name="T20">proveedores</text:span><text:span text:style-name="T3"> </text:span><text:span text:style-name="T20">de</text:span><text:span text:style-name="T3"> </text:span><text:span text:style-name="T20">contenidos</text:span><text:span text:style-name="T3"> </text:span><text:span text:style-name="T20">sin</text:span><text:span text:style-name="T3"> </text:span><text:span text:style-name="T20">cambiar</text:span><text:span text:style-name="T3"> </text:span><text:span text:style-name="T20">de</text:span><text:span text:style-name="T3"> </text:span><text:span text:style-name="T20">EVA.</text:span><text:span text:style-name="T3"> </text:span><text:span text:style-name="T20">Esta</text:span><text:span text:style-name="T3"> </text:span><text:span text:style-name="T20">situación</text:span><text:span text:style-name="T3"> </text:span><text:span text:style-name="T20">dificulta</text:span><text:span text:style-name="T3"> </text:span><text:span text:style-name="T20">enormemente</text:span><text:span text:style-name="T3"> </text:span><text:span text:style-name="T20">la</text:span><text:span text:style-name="T3"> </text:span><text:span text:style-name="T20">gestión</text:span><text:span text:style-name="T3"> </text:span><text:span text:style-name="T20">del</text:span><text:span text:style-name="T3"> </text:span><text:span text:style-name="T20">aula,</text:span><text:span text:style-name="T3"> </text:span><text:span text:style-name="T20">y,</text:span><text:span text:style-name="T3"> </text:span><text:span text:style-name="T20">en</text:span><text:span text:style-name="T3"> </text:span><text:span text:style-name="T20">definitiva,</text:span><text:span text:style-name="T3"> </text:span><text:span text:style-name="T20">la</text:span><text:span text:style-name="T3"> </text:span><text:span text:style-name="T20">viabilidad</text:span><text:span text:style-name="T3"> </text:span><text:span text:style-name="T20">de</text:span><text:span text:style-name="T3"> </text:span><text:span text:style-name="T20">utilizar</text:span><text:span text:style-name="T3"> </text:span><text:span text:style-name="T20">objetos</text:span><text:span text:style-name="T3"> </text:span><text:span text:style-name="T20">digitales</text:span><text:span text:style-name="T3"> </text:span><text:span text:style-name="T20">de</text:span><text:span text:style-name="T3"> </text:span><text:span text:style-name="T20">aprendizaje</text:span><text:span text:style-name="T3"> </text:span><text:span text:style-name="T20">en</text:span><text:span text:style-name="T3"> </text:span><text:span text:style-name="T20">un</text:span><text:span text:style-name="T3"> </text:span><text:span text:style-name="T20">contexto</text:span><text:span text:style-name="T3"> </text:span><text:span text:style-name="T20">real</text:span><text:span text:style-name="T3"> </text:span><text:span text:style-name="T20">de</text:span><text:span text:style-name="T3"> </text:span><text:span text:style-name="T20">centro</text:span><text:span text:style-name="T3"> </text:span><text:span text:style-name="T20">educativo.</text:span></text:p>
      <text:p text:style-name="P21"/>
      <text:p text:style-name="P16">El<text:span text:style-name="T1"> </text:span>objetivo<text:span text:style-name="T1"> </text:span>principal<text:span text:style-name="T1"> </text:span>de<text:span text:style-name="T1"> </text:span>Marsupial<text:span text:style-name="T1"> </text:span>es<text:span text:style-name="T1"> </text:span><text:span text:style-name="T15">definir</text:span><text:span text:style-name="T16"> </text:span><text:span text:style-name="T15">e</text:span><text:span text:style-name="T16"> </text:span><text:span text:style-name="T15">implementar</text:span><text:span text:style-name="T1"> </text:span>un<text:span text:style-name="T1"> </text:span>sistema<text:span text:style-name="T1"> </text:span>que<text:span text:style-name="T1"> </text:span>permita<text:span text:style-name="T1"> </text:span>acceder<text:span text:style-name="T1"> </text:span>de<text:span text:style-name="T1"> </text:span>manera<text:span text:style-name="T1"> </text:span>segura<text:span text:style-name="T1"> </text:span>al<text:span text:style-name="T1"> </text:span>contenido<text:span text:style-name="T1"> </text:span>educativo<text:span text:style-name="T1"> </text:span>digital<text:span text:style-name="T1"> </text:span>y<text:span text:style-name="T1"> </text:span>guardar<text:span text:style-name="T1"> </text:span>los<text:span text:style-name="T1"> </text:span>resultados<text:span text:style-name="T1"> </text:span>de<text:span text:style-name="T1"> </text:span>la<text:span text:style-name="T1"> </text:span>interacción<text:span text:style-name="T1"> </text:span>del<text:span text:style-name="T1"> </text:span>alumno<text:span text:style-name="T1"> </text:span><text:soft-page-break/>con<text:span text:style-name="T1"> </text:span>el<text:span text:style-name="T1"> </text:span>contenido<text:span text:style-name="T1"> </text:span>en<text:span text:style-name="T1"> </text:span>el<text:span text:style-name="T1"> </text:span>EVA,<text:span text:style-name="T1"> </text:span>independientemente<text:span text:style-name="T1"> </text:span>del<text:span text:style-name="T1"> </text:span>EVA<text:span text:style-name="T1"> </text:span>(moodle,<text:span text:style-name="T1"> </text:span>Ágora,<text:span text:style-name="T1"> </text:span>etc<text:span text:style-name="T1"> </text:span>)<text:span text:style-name="T1"> </text:span>elegido<text:span text:style-name="T1"> </text:span>por<text:span text:style-name="T1"> </text:span>el<text:span text:style-name="T1"> </text:span>centro<text:span text:style-name="T1"> </text:span>educativo<text:span text:style-name="T1"> </text:span>y<text:span text:style-name="T1"> </text:span>del<text:span text:style-name="T1"> </text:span>formato<text:span text:style-name="T1"> </text:span>del<text:span text:style-name="T1"> </text:span>contenido<text:span text:style-name="T1"> </text:span>digital<text:span text:style-name="T1"> </text:span>(pdf,<text:span text:style-name="T1"> </text:span>html,<text:span text:style-name="T1"> </text:span>flash,<text:span text:style-name="T1"> </text:span>etc)<text:span text:style-name="T1"> </text:span>de<text:span text:style-name="T1"> </text:span>la<text:span text:style-name="T1"> </text:span>Editorial.<text:span text:style-name="T1"> </text:span>De<text:span text:style-name="T1"> </text:span>esta<text:span text:style-name="T1"> </text:span>manera<text:span text:style-name="T1"> </text:span>se<text:span text:style-name="T1"> </text:span>garantizaría<text:span text:style-name="T1"> </text:span>la<text:span text:style-name="T1"> </text:span>posibilidad<text:span text:style-name="T1"> </text:span>de<text:span text:style-name="T1"> </text:span>establecer<text:span text:style-name="T1"> </text:span>una<text:span text:style-name="T1"> </text:span>plataforma<text:span text:style-name="T1"> </text:span>educativa<text:span text:style-name="T1"> </text:span>global,<text:span text:style-name="T1"> </text:span>abierta<text:span text:style-name="T1"> </text:span>a<text:span text:style-name="T1"> </text:span>todo<text:span text:style-name="T1"> </text:span>tipo<text:span text:style-name="T1"> </text:span>de<text:span text:style-name="T1"> </text:span>proveedores<text:span text:style-name="T1"> </text:span>de<text:span text:style-name="T1"> </text:span>contenidos<text:span text:style-name="T1"> </text:span>y<text:span text:style-name="T1"> </text:span>de<text:span text:style-name="T1"> </text:span>EVA.</text:p>
      <text:p text:style-name="P16"/>
      <text:h text:style-name="P112" text:outline-level="1">IDENTIFICACIÓN<text:span text:style-name="T1"> </text:span>DE<text:span text:style-name="T1"> </text:span>SUBSISTEMAS</text:h>
      <text:p text:style-name="P16">En<text:span text:style-name="T1"> </text:span>la<text:span text:style-name="T1"> </text:span>plataforma<text:span text:style-name="T1"> </text:span>Marsupial<text:span text:style-name="T1"> </text:span>hay<text:span text:style-name="T1"> </text:span>dos<text:span text:style-name="T1"> </text:span>subsistemas<text:span text:style-name="T1"> </text:span>implicados:</text:p>
      <text:list xml:id="list696311311" text:style-name="WW8Num8">
        <text:list-item>
          <text:p text:style-name="P80">Editorial</text:p>
        </text:list-item>
        <text:list-item>
          <text:p text:style-name="P80">EVA</text:p>
        </text:list-item>
      </text:list>
      <text:p text:style-name="P16"/>
      <text:h text:style-name="P122" text:outline-level="2">Diagrama<text:span text:style-name="T1"> </text:span>de<text:span text:style-name="T1"> </text:span>subsistemas</text:h>
      <text:p text:style-name="P49"/>
      <text:p text:style-name="P48"><draw:frame draw:style-name="fr4" draw:name="Objecte1" text:anchor-type="as-char" svg:width="8.001cm" svg:height="1.91cm" draw:z-index="1"><draw:object-ole xlink:href="./Object 1" xlink:type="simple" xlink:show="embed" xlink:actuate="onLoad"/><draw:image xlink:href="./ObjectReplacements/Object 1" xlink:type="simple" xlink:show="embed" xlink:actuate="onLoad"/></draw:frame></text:p>
      <text:h text:style-name="P122" text:outline-level="2">Subsistema<text:span text:style-name="T1"> </text:span>&lt;&lt;Editorial&gt;&gt;</text:h>
      <text:h text:style-name="P114" text:outline-level="4">Funcionalidades<text:span text:style-name="T1"> </text:span>que<text:span text:style-name="T1"> </text:span>ofrece<text:span text:style-name="T1"> </text:span>el<text:span text:style-name="T1"> </text:span>subsistema</text:h>
      <text:p text:style-name="P16">Desde<text:span text:style-name="T1"> </text:span>el<text:span text:style-name="T1"> </text:span>punto<text:span text:style-name="T1"> </text:span>de<text:span text:style-name="T1"> </text:span>vista<text:span text:style-name="T1"> </text:span>de<text:span text:style-name="T1"> </text:span>Marsupial,<text:span text:style-name="T1"> </text:span>el<text:span text:style-name="T1"> </text:span>subsistema<text:span text:style-name="T1"> </text:span>Editorial<text:span text:style-name="T1"> </text:span>se<text:span text:style-name="T1"> </text:span>encarga<text:span text:style-name="T1"> </text:span>de:</text:p>
      <text:p text:style-name="P16"/>
      <text:list xml:id="list1148317770" text:style-name="WW8Num26">
        <text:list-item>
          <text:p text:style-name="P81">Proporcionar<text:span text:style-name="T1"> </text:span>información<text:span text:style-name="T1"> </text:span>al<text:span text:style-name="T1"> </text:span>EVA<text:span text:style-name="T1"> </text:span>para<text:span text:style-name="T1"> </text:span>que<text:span text:style-name="T1"> </text:span>se<text:span text:style-name="T1"> </text:span>pueda<text:span text:style-name="T1"> </text:span>comunicar<text:span text:style-name="T1"> </text:span>con<text:span text:style-name="T1"> </text:span>la<text:span text:style-name="T1"> </text:span>Editorial.</text:p>
        </text:list-item>
        <text:list-item>
          <text:p text:style-name="P81">Proporcionar<text:span text:style-name="T1"> </text:span>las<text:span text:style-name="T1"> </text:span>credenciales<text:span text:style-name="T1"> </text:span>de<text:span text:style-name="T1"> </text:span>los<text:span text:style-name="T1"> </text:span>usuarios<text:span text:style-name="T1"> </text:span>para<text:span text:style-name="T1"> </text:span>que<text:span text:style-name="T1"> </text:span>pueda acceder<text:span text:style-name="T1"> </text:span>a<text:span text:style-name="T1"> </text:span>los<text:span text:style-name="T1"> </text:span>contenidos<text:span text:style-name="T1"> </text:span>digitales.</text:p>
        </text:list-item>
        <text:list-item>
          <text:p text:style-name="P81">Proporcionar<text:span text:style-name="T1"> </text:span>los<text:span text:style-name="T1"> </text:span>contenidos<text:span text:style-name="T1"> </text:span>digitales<text:span text:style-name="T1"> </text:span>a<text:span text:style-name="T1"> </text:span>los<text:span text:style-name="T1"> </text:span>que<text:span text:style-name="T1"> </text:span>se<text:span text:style-name="T1"> </text:span>podrá<text:span text:style-name="T1"> </text:span>acceder<text:span text:style-name="T1"> </text:span>desde<text:span text:style-name="T1"> </text:span>el<text:span text:style-name="T1"> </text:span>EVA.</text:p>
        </text:list-item>
        <text:list-item>
          <text:p text:style-name="P81">Proporcionar<text:span text:style-name="T1"> </text:span>información<text:span text:style-name="T1"> </text:span>sobre<text:span text:style-name="T1"> </text:span>la<text:span text:style-name="T1"> </text:span>estructura<text:span text:style-name="T1"> </text:span>de<text:span text:style-name="T1"> </text:span>los<text:span text:style-name="T1"> </text:span>contenidos<text:span text:style-name="T1"> </text:span>digitales<text:span text:style-name="T1"> </text:span>a<text:span text:style-name="T1"> </text:span>los<text:span text:style-name="T1"> </text:span>que<text:span text:style-name="T1"> </text:span>se<text:span text:style-name="T1"> </text:span>podrá<text:span text:style-name="T1"> </text:span>acceder<text:span text:style-name="T1"> </text:span>desde<text:span text:style-name="T1"> </text:span>el<text:span text:style-name="T1"> </text:span>EVA.</text:p>
        </text:list-item>
        <text:list-item>
          <text:p text:style-name="P81">Proporcionar<text:span text:style-name="T1"> </text:span>los<text:span text:style-name="T1"> </text:span>mecanismos<text:span text:style-name="T1"> </text:span>de<text:span text:style-name="T1"> </text:span>autenticación<text:span text:style-name="T1"> </text:span>y<text:span text:style-name="T1"> </text:span>autorización<text:span text:style-name="T1"> </text:span>para<text:span text:style-name="T1"> </text:span>que<text:span text:style-name="T1"> </text:span>los<text:span text:style-name="T1"> </text:span>usuarios<text:span text:style-name="T1"> </text:span>puedan<text:span text:style-name="T1"> </text:span>acceder<text:span text:style-name="T1"> </text:span>a<text:span text:style-name="T1"> </text:span>los<text:span text:style-name="T1"> </text:span>contenidos.</text:p>
        </text:list-item>
        <text:list-item>
          <text:p text:style-name="P81">Proporcionar<text:span text:style-name="T1"> </text:span>información<text:span text:style-name="T1"> </text:span>al<text:span text:style-name="T1"> </text:span>EVA<text:span text:style-name="T1"> </text:span>sobre<text:span text:style-name="T1"> </text:span>la<text:span text:style-name="T1"> </text:span>interacción<text:span text:style-name="T1"> </text:span>del<text:span text:style-name="T1"> </text:span>usuario<text:span text:style-name="T1"> </text:span>con<text:span text:style-name="T1"> </text:span>el<text:span text:style-name="T1"> </text:span>contenido.</text:p>
        </text:list-item>
      </text:list>
      <text:p text:style-name="P43"/>
      <text:h text:style-name="P122" text:outline-level="2">Subsistema<text:span text:style-name="T1"> </text:span>&lt;&lt;EVA&gt;&gt;</text:h>
      <text:h text:style-name="P114" text:outline-level="4">Funcionalidades<text:span text:style-name="T1"> </text:span>que<text:span text:style-name="T1"> </text:span>ofrece<text:span text:style-name="T1"> </text:span>el<text:span text:style-name="T1"> </text:span>subsistema</text:h>
      <text:p text:style-name="P16">Desde<text:span text:style-name="T1"> </text:span>el<text:span text:style-name="T1"> </text:span>punto<text:span text:style-name="T1"> </text:span>de<text:span text:style-name="T1"> </text:span>vista<text:span text:style-name="T1"> </text:span>de<text:span text:style-name="T1"> </text:span>Marsupial,<text:span text:style-name="T1"> </text:span>el<text:span text:style-name="T1"> </text:span>subsistema<text:span text:style-name="T1"> </text:span>EVA<text:span text:style-name="T1"> </text:span>se<text:span text:style-name="T1"> </text:span>encarga<text:span text:style-name="T1"> </text:span>de:</text:p>
      <text:p text:style-name="P16"/>
      <text:list xml:id="list77003311" text:style-name="WW8Num11">
        <text:list-item>
          <text:p text:style-name="P82">Guardar<text:span text:style-name="T1"> </text:span>en<text:span text:style-name="T1"> </text:span>el<text:span text:style-name="T1"> </text:span>EVA<text:span text:style-name="T1"> </text:span>la<text:span text:style-name="T1"> </text:span>información<text:span text:style-name="T1"> </text:span>de<text:span text:style-name="T1"> </text:span>conexión<text:span text:style-name="T1"> </text:span>con<text:span text:style-name="T1"> </text:span>la<text:span text:style-name="T1"> </text:span>Editorial<text:span text:style-name="T1"> </text:span>para<text:span text:style-name="T1"> </text:span>que<text:span text:style-name="T1"> </text:span>se<text:span text:style-name="T1"> </text:span>puedan<text:span text:style-name="T1"> </text:span>comunicar.</text:p>
        </text:list-item>
        <text:list-item>
          <text:p text:style-name="P82">Guardar<text:span text:style-name="T1"> </text:span>en<text:span text:style-name="T1"> </text:span>el<text:span text:style-name="T1"> </text:span>EVA<text:span text:style-name="T1"> </text:span>las<text:span text:style-name="T1"> </text:span>credenciales<text:span text:style-name="T1"> </text:span>de<text:span text:style-name="T1"> </text:span>acceso<text:span text:style-name="T1"> </text:span>de<text:span text:style-name="T1"> </text:span>los<text:span text:style-name="T1"> </text:span>usuarios<text:span text:style-name="T1"> </text:span>a<text:span text:style-name="T1"> </text:span>los<text:span text:style-name="T1"> </text:span>contenidos<text:span text:style-name="T1"> </text:span>digitales<text:span text:style-name="T1"> </text:span>de<text:span text:style-name="T1"> </text:span>las<text:span text:style-name="T1"> </text:span>Editoriales.</text:p>
        </text:list-item>
        <text:list-item>
          <text:p text:style-name="P82">Obtener<text:span text:style-name="T1"> </text:span>de<text:span text:style-name="T1"> </text:span>la<text:span text:style-name="T1"> </text:span>Editorial<text:span text:style-name="T1"> </text:span>información<text:span text:style-name="T1"> </text:span>sobre<text:span text:style-name="T1"> </text:span>la<text:span text:style-name="T1"> </text:span>estructura<text:span text:style-name="T1"> </text:span>de<text:span text:style-name="T1"> </text:span>los<text:span text:style-name="T1"> </text:span>contenidos<text:span text:style-name="T1"> </text:span>digitales<text:span text:style-name="T1"> </text:span>a<text:span text:style-name="T1"> </text:span>los<text:span text:style-name="T1"> </text:span>que<text:span text:style-name="T1"> </text:span>se<text:span text:style-name="T1"> </text:span>podrá<text:span text:style-name="T1"> </text:span>acceder<text:span text:style-name="T1"> </text:span>desde<text:span text:style-name="T1"> </text:span>el<text:span text:style-name="T1"> </text:span>EVA.</text:p>
        </text:list-item>
        <text:list-item>
          <text:p text:style-name="P82">Proporcionar<text:span text:style-name="T1"> </text:span>a<text:span text:style-name="T1"> </text:span>los<text:span text:style-name="T1"> </text:span>creadores/editores<text:span text:style-name="T1"> </text:span>de<text:span text:style-name="T1"> </text:span>cursos<text:span text:style-name="T1"> </text:span>del<text:span text:style-name="T1"> </text:span>EVA<text:span text:style-name="T1"> </text:span>información<text:span text:style-name="T1"> </text:span>sobre<text:span text:style-name="T1"> </text:span>la<text:span text:style-name="T1"> </text:span>estructura<text:span text:style-name="T1"> </text:span>de<text:span text:style-name="T1"> </text:span>los<text:span text:style-name="T1"> </text:span>contenidos<text:span text:style-name="T1"> </text:span>para<text:span text:style-name="T1"> </text:span>que<text:span text:style-name="T1"> </text:span>en<text:span text:style-name="T1"> </text:span>el<text:span text:style-name="T1"> </text:span>EVA<text:span text:style-name="T1"> </text:span>se<text:span text:style-name="T1"> </text:span>puedan<text:span text:style-name="T1"> </text:span>poner<text:span text:style-name="T1"> </text:span>enlaces<text:span text:style-name="T1"> </text:span>a<text:span text:style-name="T1"> </text:span>los<text:span text:style-name="T1"> </text:span>contenidos<text:span text:style-name="T1"> </text:span>de<text:span text:style-name="T1"> </text:span>las<text:span text:style-name="T1"> </text:span>Editoriales.</text:p>
        </text:list-item>
        <text:list-item>
          <text:p text:style-name="P82">Enviar<text:span text:style-name="T1"> </text:span>a<text:span text:style-name="T1"> </text:span>la<text:span text:style-name="T1"> </text:span>Editorial<text:span text:style-name="T1"> </text:span>la<text:span text:style-name="T1"> </text:span>información<text:span text:style-name="T1"> </text:span>necesaria<text:span text:style-name="T1"> </text:span>para<text:span text:style-name="T1"> </text:span>que<text:span text:style-name="T1"> </text:span>la<text:span text:style-name="T1"> </text:span>Editorial<text:span text:style-name="T1"> </text:span>pueda<text:span text:style-name="T1"> </text:span>comprobar<text:span text:style-name="T1"> </text:span>si<text:span text:style-name="T1"> </text:span>el<text:span text:style-name="T1"> </text:span>usuario<text:span text:style-name="T1"> </text:span>podrá<text:span text:style-name="T1"> </text:span>acceder<text:span text:style-name="T1"> </text:span>al<text:span text:style-name="T1"> </text:span>contenido<text:span text:style-name="T1"> </text:span>cuando<text:span text:style-name="T1"> </text:span>lo<text:span text:style-name="T1"> </text:span>intente.</text:p>
        </text:list-item>
        <text:list-item>
          <text:p text:style-name="P82"><text:soft-page-break/>Guardar<text:span text:style-name="T1"> </text:span>la<text:span text:style-name="T1"> </text:span>información<text:span text:style-name="T1"> </text:span>que<text:span text:style-name="T1"> </text:span>envie<text:span text:style-name="T1"> </text:span>la<text:span text:style-name="T1"> </text:span>Editorial<text:span text:style-name="T1"> </text:span>sobre<text:span text:style-name="T1"> </text:span>el<text:span text:style-name="T1"> </text:span>seguimiento<text:span text:style-name="T1"> </text:span>de<text:span text:style-name="T1"> </text:span>la<text:span text:style-name="T1"> </text:span>interacción<text:span text:style-name="T1"> </text:span>del<text:span text:style-name="T1"> </text:span>usuario<text:span text:style-name="T1"> </text:span>con<text:span text:style-name="T1"> </text:span>el<text:span text:style-name="T1"> </text:span>contenido<text:span text:style-name="T1"> </text:span>digital.</text:p>
        </text:list-item>
        <text:list-item>
          <text:p text:style-name="P82">Posibilidad<text:span text:style-name="T1"> </text:span>de<text:span text:style-name="T1"> </text:span>visualizar<text:span text:style-name="T1"> </text:span>al<text:span text:style-name="T1"> </text:span>EVA<text:span text:style-name="T1"> </text:span>la<text:span text:style-name="T1"> </text:span>información<text:span text:style-name="T1"> </text:span>guardada<text:span text:style-name="T1"> </text:span>sobre<text:span text:style-name="T1"> </text:span>el<text:span text:style-name="T1"> </text:span>seguimiento.</text:p>
        </text:list-item>
      </text:list>
      <text:p text:style-name="P16"/>
      <text:h text:style-name="P112" text:outline-level="1">PROTOCOLO<text:span text:style-name="T1"> </text:span>DE<text:span text:style-name="T1"> </text:span>COMUNICACIÓN<text:span text:style-name="T1"> </text:span>ENTRE<text:span text:style-name="T1"> </text:span>EL<text:span text:style-name="T1"> </text:span>EVA<text:span text:style-name="T1"> </text:span>Y<text:span text:style-name="T1"> </text:span>LA<text:span text:style-name="T1"> </text:span>EDITORIAL</text:h>
      <text:p text:style-name="P16">La<text:span text:style-name="T1"> </text:span>secuencia<text:span text:style-name="T1"> </text:span>de<text:span text:style-name="T1"> </text:span>comunicación<text:span text:style-name="T1"> </text:span>habitual<text:span text:style-name="T1"> </text:span>entre<text:span text:style-name="T1"> </text:span>los<text:span text:style-name="T1"> </text:span>dos<text:span text:style-name="T1"> </text:span>subsistemas<text:span text:style-name="T1"> </text:span>será<text:span text:style-name="T1"> </text:span>la<text:span text:style-name="T1"> </text:span>siguiente:</text:p>
      <text:p text:style-name="P16">En<text:span text:style-name="T1"> </text:span>un<text:span text:style-name="T1"> </text:span>momento<text:span text:style-name="T1"> </text:span>inicial<text:span text:style-name="T1"> </text:span>(no<text:span text:style-name="T1"> </text:span>frecuentemente),</text:p>
      <text:p text:style-name="P16"/>
      <text:list xml:id="list1008182452" text:style-name="WW8Num6">
        <text:list-item>
          <text:p text:style-name="P83">Se<text:span text:style-name="T1"> </text:span>guarda<text:span text:style-name="T1"> </text:span>en<text:span text:style-name="T1"> </text:span>el<text:span text:style-name="T1"> </text:span>EVA<text:span text:style-name="T1"> </text:span>la<text:span text:style-name="T1"> </text:span>información<text:span text:style-name="T1"> </text:span>necesaria<text:span text:style-name="T1"> </text:span>para<text:span text:style-name="T1"> </text:span>poderse<text:span text:style-name="T1"> </text:span>comunicar<text:span text:style-name="T1"> </text:span>con<text:span text:style-name="T1"> </text:span>al<text:span text:style-name="T1"> </text:span>Editorial.</text:p>
        </text:list-item>
        <text:list-item>
          <text:p text:style-name="P83"/>
        </text:list-item>
        <text:list-item>
          <text:p text:style-name="P83">El<text:span text:style-name="T1"> </text:span>EVA<text:span text:style-name="T1"> </text:span>solicita<text:span text:style-name="T1"> </text:span>a<text:span text:style-name="T1"> </text:span>la<text:span text:style-name="T1"> </text:span>Editorial<text:span text:style-name="T1"> </text:span>el<text:span text:style-name="T1"> </text:span>catálogo<text:span text:style-name="T1"> </text:span>de<text:span text:style-name="T1"> </text:span>libros<text:span text:style-name="T1"> </text:span>digitales<text:span text:style-name="T1"> </text:span>y<text:span text:style-name="T1"> </text:span>su<text:span text:style-name="T1"> </text:span>estructura.</text:p>
        </text:list-item>
        <text:list-item>
          <text:p text:style-name="P83">La<text:span text:style-name="T1"> </text:span>Editorial<text:span text:style-name="T1"> </text:span>envía<text:span text:style-name="T1"> </text:span>el<text:span text:style-name="T1"> </text:span>catálogo<text:span text:style-name="T1"> </text:span>de<text:span text:style-name="T1"> </text:span>libros<text:span text:style-name="T1"> </text:span>y<text:span text:style-name="T1"> </text:span>su<text:span text:style-name="T1"> </text:span>estructura<text:span text:style-name="T1"> </text:span>al<text:span text:style-name="T1"> </text:span>EVA.</text:p>
        </text:list-item>
      </text:list>
      <text:p text:style-name="P16"/>
      <text:list xml:id="list341369679" text:continue-numbering="true" text:style-name="WW8Num6">
        <text:list-item>
          <text:p text:style-name="P83">La<text:span text:style-name="T1"> </text:span>editorial<text:span text:style-name="T1"> </text:span>envía<text:span text:style-name="T1"> </text:span>al<text:span text:style-name="T1"> </text:span>EVA<text:span text:style-name="T1"> </text:span>las<text:span text:style-name="T1"> </text:span>credenciales<text:span text:style-name="T1"> </text:span>de<text:span text:style-name="T1"> </text:span>sus<text:span text:style-name="T1"> </text:span>usuarios<text:span text:style-name="T1"> </text:span>para<text:span text:style-name="T1"> </text:span>acceder<text:span text:style-name="T1"> </text:span>a<text:span text:style-name="T1"> </text:span>los<text:span text:style-name="T1"> </text:span>libros<text:span text:style-name="T1"> </text:span>digitales.</text:p>
        </text:list-item>
        <text:list-item>
          <text:p text:style-name="P83">Las<text:span text:style-name="T1"> </text:span>credenciales<text:span text:style-name="T1"> </text:span>se<text:span text:style-name="T1"> </text:span>guardan<text:span text:style-name="T1"> </text:span>en<text:span text:style-name="T1"> </text:span>el<text:span text:style-name="T1"> </text:span>EVA.</text:p>
        </text:list-item>
      </text:list>
      <text:p text:style-name="P16"/>
      <text:list xml:id="list109374839" text:continue-numbering="true" text:style-name="WW8Num6">
        <text:list-item>
          <text:p text:style-name="P83">En<text:span text:style-name="T1"> </text:span>el<text:span text:style-name="T1"> </text:span>EVA,<text:span text:style-name="T1"> </text:span>los<text:span text:style-name="T1"> </text:span>profesores<text:span text:style-name="T1"> </text:span>diseñan<text:span text:style-name="T1"> </text:span>los<text:span text:style-name="T1"> </text:span>cursos<text:span text:style-name="T1"> </text:span>virtuales.<text:span text:style-name="T1"> </text:span>En<text:span text:style-name="T1"> </text:span>estos<text:span text:style-name="T1"> </text:span>cursos,<text:span text:style-name="T1"> </text:span>se<text:span text:style-name="T1"> </text:span>ponen<text:span text:style-name="T1"> </text:span>enlaces<text:span text:style-name="T1"> </text:span>a<text:span text:style-name="T1"> </text:span>los<text:span text:style-name="T1"> </text:span>libros<text:span text:style-name="T1"> </text:span>digitales<text:span text:style-name="T1"> </text:span>de<text:span text:style-name="T1"> </text:span>las<text:span text:style-name="T1"> </text:span>Editoriales.</text:p>
        </text:list-item>
      </text:list>
      <text:p text:style-name="P16"/>
      <text:list xml:id="list1749352491" text:continue-numbering="true" text:style-name="WW8Num6">
        <text:list-item>
          <text:p text:style-name="P83">En<text:span text:style-name="T1"> </text:span>el<text:span text:style-name="T1"> </text:span>EVA,<text:span text:style-name="T1"> </text:span>se<text:span text:style-name="T1"> </text:span>añaden<text:span text:style-name="T1"> </text:span>los<text:span text:style-name="T1"> </text:span>alumnos<text:span text:style-name="T1"> </text:span>a<text:span text:style-name="T1"> </text:span>los<text:span text:style-name="T1"> </text:span>cursos.</text:p>
        </text:list-item>
      </text:list>
      <text:p text:style-name="P16"/>
      <text:p text:style-name="P16">Durante<text:span text:style-name="T1"> </text:span>el<text:span text:style-name="T1"> </text:span>curso<text:span text:style-name="T1"> </text:span>académico<text:span text:style-name="T1"> </text:span>(frecuentemente),</text:p>
      <text:p text:style-name="P16"/>
      <text:list xml:id="list775367557" text:continue-numbering="true" text:style-name="WW8Num6">
        <text:list-item>
          <text:p text:style-name="P83">Un<text:span text:style-name="T1"> </text:span>alumno<text:span text:style-name="T1"> </text:span>entra<text:span text:style-name="T1"> </text:span>en<text:span text:style-name="T1"> </text:span>un<text:span text:style-name="T1"> </text:span>curso<text:span text:style-name="T1"> </text:span>del<text:span text:style-name="T1"> </text:span>EVA<text:span text:style-name="T1"> </text:span>y<text:span text:style-name="T1"> </text:span>clica<text:span text:style-name="T1"> </text:span>en<text:span text:style-name="T1"> </text:span>un<text:span text:style-name="T1"> </text:span>enlace<text:span text:style-name="T1"> </text:span>a<text:span text:style-name="T1"> </text:span>un<text:span text:style-name="T1"> </text:span>libro<text:span text:style-name="T1"> </text:span>digital<text:span text:style-name="T1"> </text:span>de<text:span text:style-name="T1"> </text:span>una<text:span text:style-name="T1"> </text:span>Editorial,<text:span text:style-name="T1"> </text:span>en<text:span text:style-name="T1"> </text:span>ese<text:span text:style-name="T1"> </text:span>momento,<text:span text:style-name="T1"> </text:span>se<text:span text:style-name="T1"> </text:span>desencadena<text:span text:style-name="T1"> </text:span>una<text:span text:style-name="T1"> </text:span>serie<text:span text:style-name="T1"> </text:span>de<text:span text:style-name="T1"> </text:span>acciones:</text:p>
        </text:list-item>
      </text:list>
      <text:p text:style-name="P16"/>
      <text:list xml:id="list675521707" text:continue-numbering="true" text:style-name="WW8Num6">
        <text:list-item>
          <text:list>
            <text:list-item>
              <text:p text:style-name="P83"><text:span text:style-name="T1"><text:s/></text:span>El<text:span text:style-name="T1"> </text:span>EVA<text:span text:style-name="T1"> </text:span>envía<text:span text:style-name="T1"> </text:span>una<text:span text:style-name="T1"> </text:span>solicitud<text:span text:style-name="T1"> </text:span>a<text:span text:style-name="T1"> </text:span>la<text:span text:style-name="T1"> </text:span>Editorial<text:span text:style-name="T1"> </text:span>para<text:span text:style-name="T1"> </text:span>que<text:span text:style-name="T1"> </text:span>el<text:span text:style-name="T1"> </text:span>alumno<text:span text:style-name="T1"> </text:span>pueda<text:span text:style-name="T1"> </text:span>acceder<text:span text:style-name="T1"> </text:span>al<text:span text:style-name="T1"> </text:span>contenido.</text:p>
            </text:list-item>
            <text:list-item>
              <text:p text:style-name="P83">La<text:span text:style-name="T1"> </text:span>Editorial<text:span text:style-name="T1"> </text:span>responde<text:span text:style-name="T1"> </text:span>que<text:span text:style-name="T1"> </text:span>el<text:span text:style-name="T1"> </text:span>alumno<text:span text:style-name="T1"> </text:span>está<text:span text:style-name="T1"> </text:span>autorizado<text:span text:style-name="T1"> </text:span>a<text:span text:style-name="T1"> </text:span>acceder<text:span text:style-name="T1"> </text:span>al<text:span text:style-name="T1"> </text:span>libro<text:span text:style-name="T1"> </text:span>y<text:span text:style-name="T1"> </text:span>envía<text:span text:style-name="T1"> </text:span>la<text:span text:style-name="T1"> </text:span>URL<text:span text:style-name="T1"> </text:span>de<text:span text:style-name="T1"> </text:span>acceso.</text:p>
            </text:list-item>
            <text:list-item>
              <text:p text:style-name="P83">En<text:span text:style-name="T1"> </text:span>el<text:span text:style-name="T1"> </text:span>navegador<text:span text:style-name="T1"> </text:span>web<text:span text:style-name="T1"> </text:span>del<text:span text:style-name="T1"> </text:span>alumno<text:span text:style-name="T1"> </text:span>se<text:span text:style-name="T1"> </text:span>visualiza<text:span text:style-name="T1"> </text:span>el<text:span text:style-name="T1"> </text:span>contenido.</text:p>
            </text:list-item>
          </text:list>
        </text:list-item>
      </text:list>
      <text:p text:style-name="P16"/>
      <text:list xml:id="list1004428845" text:continue-numbering="true" text:style-name="WW8Num6">
        <text:list-item>
          <text:p text:style-name="P83">El<text:span text:style-name="T1"> </text:span>alumno<text:span text:style-name="T1"> </text:span>interactúa<text:span text:style-name="T1"> </text:span>con<text:span text:style-name="T1"> </text:span>el<text:span text:style-name="T1"> </text:span>contenido,<text:span text:style-name="T1"> </text:span>como<text:span text:style-name="T1"> </text:span>por<text:span text:style-name="T1"> </text:span>ejemplo<text:span text:style-name="T1"> </text:span>haciendo<text:span text:style-name="T1"> </text:span>un<text:span text:style-name="T1"> </text:span>ejercicio<text:span text:style-name="T1"> </text:span>de<text:span text:style-name="T1"> </text:span>varias<text:span text:style-name="T1"> </text:span>preguntas.</text:p>
        </text:list-item>
        <text:list-item>
          <text:p text:style-name="P83">Cuando<text:span text:style-name="T1"> </text:span>el<text:span text:style-name="T1"> </text:span>alumno<text:span text:style-name="T1"> </text:span>acaba<text:span text:style-name="T1"> </text:span>el<text:span text:style-name="T1"> </text:span>ejercicio<text:span text:style-name="T1"> </text:span>(o<text:span text:style-name="T1"> </text:span>mientras<text:span text:style-name="T1"> </text:span>lo<text:span text:style-name="T1"> </text:span>está<text:span text:style-name="T1"> </text:span>haciendo),<text:span text:style-name="T1"> </text:span>desde<text:span text:style-name="T1"> </text:span>la<text:span text:style-name="T1"> </text:span>Editorial<text:span text:style-name="T1"> </text:span>se<text:span text:style-name="T1"> </text:span>envía<text:span text:style-name="T1"> </text:span>información<text:span text:style-name="T1"> </text:span>sobre<text:span text:style-name="T1"> </text:span>los<text:span text:style-name="T1"> </text:span>resultados<text:span text:style-name="T1"> </text:span>al<text:span text:style-name="T1"> </text:span>EVA,<text:span text:style-name="T1"> </text:span>como<text:span text:style-name="T1"> </text:span>por<text:span text:style-name="T1"> </text:span>ejemplo:<text:span text:style-name="T1"> </text:span>fecha<text:span text:style-name="T1"> </text:span>de<text:span text:style-name="T1"> </text:span>realización,<text:span text:style-name="T1"> </text:span>número<text:span text:style-name="T1"> </text:span>de<text:span text:style-name="T1"> </text:span>intento,<text:span text:style-name="T1"> </text:span>duración<text:span text:style-name="T1"> </text:span>y<text:span text:style-name="T1"> </text:span>calificación.</text:p>
        </text:list-item>
        <text:list-item>
          <text:p text:style-name="P83">El<text:span text:style-name="T1"> </text:span>EVA<text:span text:style-name="T1"> </text:span>guarda<text:span text:style-name="T1"> </text:span>la<text:span text:style-name="T1"> </text:span>información<text:span text:style-name="T1"> </text:span>de<text:span text:style-name="T1"> </text:span>seguimiento<text:span text:style-name="T1"> </text:span>enviada<text:span text:style-name="T1"> </text:span>por<text:span text:style-name="T1"> </text:span>la<text:span text:style-name="T1"> </text:span>Editorial.</text:p>
        </text:list-item>
        <text:list-item>
          <text:p text:style-name="P83">El<text:span text:style-name="T1"> </text:span>alumno<text:span text:style-name="T1"> </text:span>(o<text:span text:style-name="T1"> </text:span>el<text:span text:style-name="T1"> </text:span>profesor)<text:span text:style-name="T1"> </text:span>accede<text:span text:style-name="T1"> </text:span>a<text:span text:style-name="T1"> </text:span>la<text:span text:style-name="T1"> </text:span>zona<text:span text:style-name="T1"> </text:span>de<text:span text:style-name="T1"> </text:span>calificaciones<text:span text:style-name="T1"> </text:span>del<text:span text:style-name="T1"> </text:span>EVA<text:span text:style-name="T1"> </text:span>donde<text:span text:style-name="T1"> </text:span>puede<text:span text:style-name="T1"> </text:span>consultar<text:span text:style-name="T1"> </text:span>la<text:span text:style-name="T1"> </text:span>calificación<text:span text:style-name="T1"> </text:span>obtenida.</text:p>
        </text:list-item>
      </text:list>
      <text:p text:style-name="P12"/>
      <text:h text:style-name="P112" text:outline-level="1"><text:span text:style-name="T1"><text:s/></text:span>ESPECIFICACIÓN<text:span text:style-name="T1"> </text:span>EN<text:span text:style-name="T1"> </text:span>SERVICIOS<text:span text:style-name="T1"> </text:span>WEB<text:span text:style-name="T1"> </text:span>SOAP</text:h>
      <text:p text:style-name="P16">Para<text:span text:style-name="T1"> </text:span>establecer<text:span text:style-name="T1"> </text:span>la<text:span text:style-name="T1"> </text:span>comunicación<text:span text:style-name="T1"> </text:span>entre<text:span text:style-name="T1"> </text:span>los<text:span text:style-name="T1"> </text:span>tres<text:span text:style-name="T1"> </text:span>subsistemas,<text:span text:style-name="T1"> </text:span>se<text:span text:style-name="T1"> </text:span>considera<text:span text:style-name="T1"> </text:span>la<text:span text:style-name="T1"> </text:span>mejor<text:span text:style-name="T1"> </text:span>solución<text:span text:style-name="T1"> </text:span>la<text:span text:style-name="T1"> </text:span>utilización<text:span text:style-name="T1"> </text:span>de<text:span text:style-name="T1"> </text:span>un<text:span text:style-name="T1"> </text:span>sistema<text:span text:style-name="T1"> </text:span>homogéneo<text:span text:style-name="T1"> </text:span>para<text:span text:style-name="T1"> </text:span>unificar<text:span text:style-name="T1"> </text:span>los<text:span text:style-name="T1"> </text:span>diversos<text:span text:style-name="T1"> </text:span>canales<text:span text:style-name="T1"> </text:span>que<text:span text:style-name="T1"> </text:span>se<text:span text:style-name="T1"> </text:span>puedan<text:span text:style-name="T1"> </text:span>utilizar<text:span text:style-name="T1"> </text:span>para<text:span text:style-name="T1"> </text:span>la<text:span text:style-name="T1"> </text:span>transmisión<text:span text:style-name="T1"> </text:span>de<text:span text:style-name="T1"> </text:span>datos<text:span text:style-name="T1"> </text:span>entre<text:span text:style-name="T1"> </text:span>las<text:span text:style-name="T1"> </text:span>diversas<text:span text:style-name="T1"> </text:span>plataformas<text:span text:style-name="T1"> </text:span>que<text:span text:style-name="T1"> </text:span>pueden<text:span text:style-name="T1"> </text:span>participar.<text:span text:style-name="T1"> </text:span>Por<text:span text:style-name="T1"> </text:span>este<text:span text:style-name="T1"> </text:span>motivo,<text:span text:style-name="T1"> </text:span>se<text:span text:style-name="T1"> </text:span>plantea<text:span text:style-name="T1"> </text:span>la<text:span text:style-name="T1"> </text:span>utilización<text:span text:style-name="T1"> </text:span>de<text:span text:style-name="T1"> </text:span>servicios<text:span text:style-name="T1"> </text:span>web<text:span text:style-name="T1"> </text:span>SOAP<text:span text:style-name="T1"> </text:span>como<text:span text:style-name="T1"> </text:span>propuesta<text:span text:style-name="T1"> </text:span>más<text:span text:style-name="T1"> </text:span>adecuada<text:span text:style-name="T1"> </text:span>en<text:span text:style-name="T1"> </text:span>cuanto<text:span text:style-name="T1"> </text:span>a<text:span text:style-name="T1"> </text:span>la<text:span text:style-name="T1"> </text:span>elección<text:span text:style-name="T1"> </text:span>del<text:span text:style-name="T1"> </text:span>canal<text:span text:style-name="T1"> </text:span>y<text:span text:style-name="T1"> </text:span>mecanismo<text:span text:style-name="T1"> </text:span>de<text:span text:style-name="T1"> </text:span>transferencia<text:span text:style-name="T1"> </text:span>de<text:span text:style-name="T1"> </text:span>datos<text:span text:style-name="T1"> </text:span>entre<text:span text:style-name="T1"> </text:span>los<text:span text:style-name="T1"> </text:span>diversos<text:span text:style-name="T1"> </text:span>sistemas<text:span text:style-name="T1"> </text:span>con<text:span text:style-name="T1"> </text:span>los<text:span text:style-name="T1"> </text:span>que<text:span text:style-name="T1"> </text:span>se<text:span text:style-name="T1"> </text:span>establecerán<text:span text:style-name="T1"> </text:span>comunicaciones<text:span text:style-name="T1"> </text:span>de<text:span text:style-name="T1"> </text:span>envío<text:span text:style-name="T1"> </text:span>y/o<text:span text:style-name="T1"> </text:span>recepción<text:span text:style-name="T1"> </text:span>de<text:span text:style-name="T1"> </text:span>datos.</text:p>
      <text:p text:style-name="P16">Por<text:span text:style-name="T1"> </text:span>este<text:span text:style-name="T1"> </text:span>motivo,<text:span text:style-name="T1"> </text:span>a<text:span text:style-name="T1"> </text:span>continuación<text:span text:style-name="T1"> </text:span>se<text:span text:style-name="T1"> </text:span>incluyen<text:span text:style-name="T1"> </text:span>las<text:span text:style-name="T1"> </text:span>definiciones<text:span text:style-name="T1"> </text:span>de<text:span text:style-name="T1"> </text:span>las<text:span text:style-name="T1"> </text:span>estructuras<text:span text:style-name="T1"> </text:span>de<text:span text:style-name="T1"> </text:span>datos<text:span text:style-name="T1"> </text:span>y<text:span text:style-name="T1"> </text:span>funciones<text:span text:style-name="T1"> </text:span>que<text:span text:style-name="T1"> </text:span>deberán<text:span text:style-name="T1"> </text:span>ofrecer<text:span text:style-name="T1"> </text:span>desde<text:span text:style-name="T1"> </text:span>cada<text:span text:style-name="T1"> </text:span>uno<text:span text:style-name="T1"> </text:span>de<text:span text:style-name="T1"> </text:span>los<text:span text:style-name="T1"> </text:span>puntos<text:span text:style-name="T1"> </text:span>de<text:span text:style-name="T1"> </text:span>entrada<text:span text:style-name="T1"> </text:span>y/o<text:span text:style-name="T1"> </text:span>salida<text:span text:style-name="T1"> </text:span>de<text:span text:style-name="T1"> </text:span>información<text:span text:style-name="T1"> </text:span>desde<text:span text:style-name="T1"> </text:span>cada<text:span text:style-name="T1"> </text:span>uno<text:span text:style-name="T1"> </text:span>de<text:span text:style-name="T1"> </text:span>los<text:span text:style-name="T1"> </text:span>sistemas<text:span text:style-name="T1"> </text:span>afectados.</text:p>
      <text:h text:style-name="P112" text:outline-level="1">TIPOS<text:span text:style-name="T1"> </text:span>DE<text:span text:style-name="T1"> </text:span>CONTENIDOS<text:span text:style-name="T1"> </text:span>DIGITALES</text:h>
      <text:p text:style-name="P22">Para<text:span text:style-name="T1"> </text:span>conseguir<text:span text:style-name="T1"> </text:span>que<text:span text:style-name="T1"> </text:span>el<text:span text:style-name="T1"> </text:span>sistema<text:span text:style-name="T1"> </text:span>funcione<text:span text:style-name="T1"> </text:span>independientemente<text:span text:style-name="T1"> </text:span>de<text:span text:style-name="T1"> </text:span>la<text:span text:style-name="T1"> </text:span>tecnología<text:span text:style-name="T1"> </text:span>utilizada<text:span text:style-name="T1"> </text:span>por<text:span text:style-name="T1"> </text:span>la<text:span text:style-name="T1"> </text:span>Editorial<text:span text:style-name="T1"> </text:span>para<text:span text:style-name="T1"> </text:span>construir<text:span text:style-name="T1"> </text:span>los<text:span text:style-name="T1"> </text:span>contenidos<text:span text:style-name="T1"> </text:span>digitales,<text:span text:style-name="T1"> <text:s/></text:span>se<text:span text:style-name="T1"> </text:span>podrán<text:span text:style-name="T1"> </text:span>utilizar<text:span text:style-name="T1"> </text:span>dos<text:span text:style-name="T1"> </text:span>tipos<text:span text:style-name="T1"> </text:span>de<text:span text:style-name="T1"> </text:span>contenidos<text:span text:style-name="T1"> </text:span>digitales:<text:span text:style-name="T1"> </text:span>SCORM<text:span text:style-name="T1"> </text:span>y<text:span text:style-name="T1"> </text:span>web<text:span text:style-name="T1"> </text:span>content.</text:p>
      <text:p text:style-name="P16"/>
      <text:h text:style-name="P122" text:outline-level="2">SCORM</text:h>
      <text:p text:style-name="P28"><text:span text:style-name="Título_20_3_20_Car"><text:span text:style-name="T22"><text:s/></text:span></text:span><text:span text:style-name="T21"><text:line-break/>ADL</text:span><text:span text:style-name="T22"> </text:span><text:span text:style-name="T21">creó</text:span><text:span text:style-name="T22"> </text:span><text:span text:style-name="T21">el</text:span><text:span text:style-name="T22"> </text:span><text:span text:style-name="T21">modelo</text:span><text:span text:style-name="T22"> </text:span><text:span text:style-name="T21">SCORM</text:span><text:span text:style-name="T22"> </text:span><text:span text:style-name="T21">(Sharable</text:span><text:span text:style-name="T22"> </text:span><text:span text:style-name="T21">Content</text:span><text:span text:style-name="T22"> </text:span><text:span text:style-name="T21">Object</text:span><text:span text:style-name="T22"> </text:span><text:span text:style-name="T21">Reference</text:span><text:span text:style-name="T22"> </text:span><text:span text:style-name="T21">Model)</text:span><text:span text:style-name="T22"> </text:span><text:span text:style-name="T21">con</text:span><text:span text:style-name="T22"> </text:span><text:span text:style-name="T21">el</text:span><text:span text:style-name="T22"> </text:span><text:span text:style-name="T21">objetivo</text:span><text:span text:style-name="T22"> </text:span><text:span text:style-name="T21">de</text:span><text:span text:style-name="T22"> </text:span><text:span text:style-name="T21">establecer</text:span><text:span text:style-name="T22"> </text:span><text:span text:style-name="T21">un</text:span><text:span text:style-name="T22"> </text:span><text:span text:style-name="T21">marco</text:span><text:span text:style-name="T22"> </text:span><text:span text:style-name="T21">común</text:span><text:span text:style-name="T22"> </text:span><text:span text:style-name="T21">para</text:span><text:span text:style-name="T22"> </text:span><text:span text:style-name="T21">el</text:span><text:span text:style-name="T22"> </text:span><text:span text:style-name="T21">aprendizaje</text:span><text:span text:style-name="T22"> </text:span><text:span text:style-name="T21">asistido</text:span><text:span text:style-name="T22"> </text:span><text:span text:style-name="T21">por</text:span><text:span text:style-name="T22"> </text:span><text:span text:style-name="T21">ordenador</text:span><text:span text:style-name="T22"> </text:span><text:span text:style-name="T21">y</text:span><text:span text:style-name="T22"> </text:span><text:span text:style-name="T21">basado</text:span><text:span text:style-name="T22"> </text:span><text:span text:style-name="T21">en</text:span><text:span text:style-name="T22"> </text:span><text:span text:style-name="T21">la</text:span><text:span text:style-name="T22"> </text:span><text:span text:style-name="T21">red</text:span><text:span text:style-name="T22"> </text:span><text:span text:style-name="T21">Internet.</text:span><text:span text:style-name="T22"> </text:span><text:span text:style-name="T21">Este</text:span><text:span text:style-name="T22"> </text:span><text:span text:style-name="T21">marco</text:span><text:span text:style-name="T22"> </text:span><text:span text:style-name="T21">común</text:span><text:span text:style-name="T22"> </text:span><text:span text:style-name="T21">provee</text:span><text:span text:style-name="T22"> </text:span><text:span text:style-name="T21">un</text:span><text:span text:style-name="T22"> </text:span><text:span text:style-name="T21">conjunto</text:span><text:span text:style-name="T22"> </text:span><text:span text:style-name="T21">de</text:span><text:span text:style-name="T22"> </text:span><text:span text:style-name="T21">guías,</text:span><text:span text:style-name="T22"> </text:span><text:span text:style-name="T21">especificaciones</text:span><text:span text:style-name="T22"> </text:span><text:span text:style-name="T21">y</text:span><text:span text:style-name="T22"> </text:span><text:span text:style-name="T21">estándares</text:span><text:span text:style-name="T22"> </text:span><text:span text:style-name="T21">basados</text:span><text:span text:style-name="T22"> </text:span><text:span text:style-name="T21">en</text:span><text:span text:style-name="T22"> </text:span><text:span text:style-name="T21">las</text:span><text:span text:style-name="T22"> </text:span><text:span text:style-name="T21">especificaciones</text:span><text:span text:style-name="T22"> </text:span><text:span text:style-name="T21">previamente</text:span><text:span text:style-name="T22"> </text:span><text:span text:style-name="T21">existentes</text:span><text:span text:style-name="T22"> </text:span><text:span text:style-name="T21">en</text:span><text:span text:style-name="T22"> </text:span><text:span text:style-name="T21">el</text:span><text:span text:style-name="T22"> </text:span><text:span text:style-name="T21">campo</text:span><text:span text:style-name="T22"> </text:span><text:span text:style-name="T21">del</text:span><text:span text:style-name="T22"> </text:span><text:span text:style-name="T21">aprendizaje</text:span><text:span text:style-name="T22"> </text:span><text:span text:style-name="T21">asistido</text:span><text:span text:style-name="T22"> </text:span><text:span text:style-name="T21">por</text:span><text:span text:style-name="T22"> </text:span><text:span text:style-name="T21">ordenador,</text:span><text:span text:style-name="T22"> </text:span><text:span text:style-name="T21">propuestas</text:span><text:span text:style-name="T22"> </text:span><text:span text:style-name="T21">por</text:span><text:span text:style-name="T22"> </text:span><text:span text:style-name="T21">diferentes</text:span><text:span text:style-name="T22"> </text:span><text:span text:style-name="T21">organizaciones.</text:span><text:span text:style-name="T22"> </text:span><text:span text:style-name="T21">En</text:span><text:span text:style-name="T22"> </text:span><text:span text:style-name="T21">la</text:span><text:span text:style-name="T22"> </text:span><text:span text:style-name="T21">actualidad,</text:span><text:span text:style-name="T22"> </text:span><text:span text:style-name="T21">ADL</text:span><text:span text:style-name="T22"> </text:span><text:span text:style-name="T21">sigue</text:span><text:span text:style-name="T22"> </text:span><text:span text:style-name="T21">trabajando</text:span><text:span text:style-name="T22"> </text:span><text:span text:style-name="T21">con</text:span><text:span text:style-name="T22"> </text:span><text:span text:style-name="T21">estas</text:span><text:span text:style-name="T22"> </text:span><text:span text:style-name="T21">organizaciones</text:span><text:span text:style-name="T22"> </text:span><text:span text:style-name="T21">colaborando</text:span><text:span text:style-name="T22"> </text:span><text:span text:style-name="T21">en</text:span><text:span text:style-name="T22"> </text:span><text:span text:style-name="T21">la</text:span><text:span text:style-name="T22"> </text:span><text:span text:style-name="T21">evolución</text:span><text:span text:style-name="T22"> </text:span><text:span text:style-name="T21">de</text:span><text:span text:style-name="T22"> </text:span><text:span text:style-name="T21">los</text:span><text:span text:style-name="T22"> </text:span><text:span text:style-name="T21">estándares</text:span><text:span text:style-name="T22"> </text:span><text:span text:style-name="T21">y</text:span><text:span text:style-name="T22"> </text:span><text:span text:style-name="T21">en</text:span><text:span text:style-name="T22"> </text:span><text:span text:style-name="T21">la</text:span><text:span text:style-name="T22"> </text:span><text:span text:style-name="T21">mejora</text:span><text:span text:style-name="T22"> </text:span><text:span text:style-name="T21">y</text:span><text:span text:style-name="T22"> </text:span><text:span text:style-name="T21">el</text:span><text:span text:style-name="T22"> </text:span><text:span text:style-name="T21">crecimiento</text:span><text:span text:style-name="T22"> </text:span><text:span text:style-name="T21">de</text:span><text:span text:style-name="T22"> </text:span><text:span text:style-name="T21">SCORM.</text:span><text:span text:style-name="T22"> </text:span><text:span text:style-name="T21"><text:line-break/><text:line-break/>La</text:span><text:span text:style-name="T22"> </text:span><text:span text:style-name="T21">definición</text:span><text:span text:style-name="T22"> </text:span><text:span text:style-name="T21">del</text:span><text:span text:style-name="T22"> </text:span><text:span text:style-name="T21">modelo</text:span><text:span text:style-name="T22"> </text:span><text:span text:style-name="T21">SCORM,</text:span><text:span text:style-name="T22"> </text:span><text:span text:style-name="T21">así</text:span><text:span text:style-name="T22"> </text:span><text:span text:style-name="T21">como</text:span><text:span text:style-name="T22"> </text:span><text:span text:style-name="T21">su</text:span><text:span text:style-name="T22"> </text:span><text:span text:style-name="T21">evolución</text:span><text:span text:style-name="T22"> </text:span><text:span text:style-name="T21">y</text:span><text:span text:style-name="T22"> </text:span><text:span text:style-name="T21">las</text:span><text:span text:style-name="T22"> </text:span><text:span text:style-name="T21">diferentes</text:span><text:span text:style-name="T22"> </text:span><text:span text:style-name="T21">decisiones</text:span><text:span text:style-name="T22"> </text:span><text:span text:style-name="T21">de</text:span><text:span text:style-name="T22"> </text:span><text:span text:style-name="T21">diseño</text:span><text:span text:style-name="T22"> </text:span><text:span text:style-name="T21">tomadas</text:span><text:span text:style-name="T22"> </text:span><text:span text:style-name="T21">durante</text:span><text:span text:style-name="T22"> </text:span><text:span text:style-name="T21">el</text:span><text:span text:style-name="T22"> </text:span><text:span text:style-name="T21">proceso</text:span><text:span text:style-name="T22"> </text:span><text:span text:style-name="T21">de</text:span><text:span text:style-name="T22"> </text:span><text:span text:style-name="T21">especificación,</text:span><text:span text:style-name="T22"> </text:span><text:span text:style-name="T21">se</text:span><text:span text:style-name="T22"> </text:span><text:span text:style-name="T21">basan</text:span><text:span text:style-name="T22"> </text:span><text:span text:style-name="T21">en</text:span><text:span text:style-name="T22"> </text:span><text:span text:style-name="T21">6</text:span><text:span text:style-name="T22"> </text:span><text:span text:style-name="T21">principios</text:span><text:span text:style-name="T22"> </text:span><text:span text:style-name="T21">esenciales:</text:span></text:p>
      <text:p text:style-name="P29"><text:span text:style-name="T23"><text:line-break/></text:span><text:span text:style-name="T24">• </text:span><text:span text:style-name="T23">Accessibilidad</text:span><text:span text:style-name="T21">:</text:span><text:span text:style-name="T22"> </text:span><text:span text:style-name="T21">Posibilidad</text:span><text:span text:style-name="T22"> </text:span><text:span text:style-name="T21">de</text:span><text:span text:style-name="T22"> </text:span><text:span text:style-name="T21">localizar</text:span><text:span text:style-name="T22"> </text:span><text:span text:style-name="T21">y</text:span><text:span text:style-name="T22"> </text:span><text:span text:style-name="T21">acceder</text:span><text:span text:style-name="T22"> </text:span><text:span text:style-name="T21">a</text:span><text:span text:style-name="T22"> </text:span><text:span text:style-name="T21">componentes</text:span><text:span text:style-name="T22"> </text:span><text:span text:style-name="T21">instruccionales</text:span><text:span text:style-name="T22"> </text:span><text:span text:style-name="T21">desde</text:span><text:span text:style-name="T22"> </text:span><text:span text:style-name="T21">una</text:span><text:span text:style-name="T22"> </text:span><text:span text:style-name="T21">ubicación</text:span><text:span text:style-name="T22"> </text:span><text:span text:style-name="T21">remota</text:span><text:span text:style-name="T22"> </text:span><text:span text:style-name="T21">y</text:span><text:span text:style-name="T22"> </text:span><text:span text:style-name="T21">su</text:span><text:span text:style-name="T22"> </text:span><text:span text:style-name="T21">envío</text:span><text:span text:style-name="T22"> </text:span><text:span text:style-name="T21">a</text:span><text:span text:style-name="T22"> </text:span><text:span text:style-name="T21">muchas</text:span><text:span text:style-name="T22"> </text:span><text:span text:style-name="T21">localizaciones.</text:span><text:span text:style-name="T22"> </text:span><text:span text:style-name="T21"><text:line-break/><text:line-break/></text:span><text:span text:style-name="T22">• </text:span><text:span text:style-name="T23">Adaptabilidad</text:span><text:span text:style-name="T21">:</text:span><text:span text:style-name="T22"> </text:span><text:span text:style-name="T21">Posibilidad</text:span><text:span text:style-name="T22"> </text:span><text:span text:style-name="T21">de</text:span><text:span text:style-name="T22"> </text:span><text:span text:style-name="T21">adaptar</text:span><text:span text:style-name="T22"> </text:span><text:span text:style-name="T21">la</text:span><text:span text:style-name="T22"> </text:span><text:span text:style-name="T21">enseñanza</text:span><text:span text:style-name="T22"> </text:span><text:span text:style-name="T21">a</text:span><text:span text:style-name="T22"> </text:span><text:span text:style-name="T21">diferentes</text:span><text:span text:style-name="T22"> </text:span><text:span text:style-name="T21">necesidades</text:span><text:span text:style-name="T22"> </text:span><text:span text:style-name="T21">individuales</text:span><text:span text:style-name="T22"> </text:span><text:span text:style-name="T21">u</text:span><text:span text:style-name="T22"> </text:span><text:span text:style-name="T21">organizacionales.<text:line-break/><text:line-break/></text:span><text:span text:style-name="T22">• </text:span><text:span text:style-name="T23">Asequibilidad</text:span><text:span text:style-name="T21">:</text:span><text:span text:style-name="T22"> </text:span><text:span text:style-name="T21">Posibilidad</text:span><text:span text:style-name="T22"> </text:span><text:span text:style-name="T21">de</text:span><text:span text:style-name="T22"> </text:span><text:span text:style-name="T21">aumentar</text:span><text:span text:style-name="T22"> </text:span><text:span text:style-name="T21">la</text:span><text:span text:style-name="T22"> </text:span><text:span text:style-name="T21">eficiencia</text:span><text:span text:style-name="T22"> </text:span><text:span text:style-name="T21">y</text:span><text:span text:style-name="T22"> </text:span><text:span text:style-name="T21">la</text:span><text:span text:style-name="T22"> </text:span><text:span text:style-name="T21">productividad</text:span><text:span text:style-name="T22"> </text:span><text:span text:style-name="T21">reduciendo</text:span><text:span text:style-name="T22"> </text:span><text:span text:style-name="T21">el</text:span><text:span text:style-name="T22"> </text:span><text:span text:style-name="T21">tiempo</text:span><text:span text:style-name="T22"> </text:span><text:span text:style-name="T21">y</text:span><text:span text:style-name="T22"> </text:span><text:span text:style-name="T21">el</text:span><text:span text:style-name="T22"> </text:span><text:span text:style-name="T21">coste</text:span><text:span text:style-name="T22"> </text:span><text:span text:style-name="T21">invertidos</text:span><text:span text:style-name="T22"> </text:span><text:span text:style-name="T21">en</text:span><text:span text:style-name="T22"> </text:span><text:span text:style-name="T21">la</text:span><text:span text:style-name="T22"> </text:span><text:span text:style-name="T21">enseñanza.</text:span><text:span text:style-name="T22"> </text:span><text:span text:style-name="T21"><text:line-break/><text:line-break/></text:span><text:span text:style-name="T22">• </text:span><text:span text:style-name="T23">Durabilidad</text:span><text:span text:style-name="T21">:</text:span><text:span text:style-name="T22"> </text:span><text:span text:style-name="T21">Posibilidad</text:span><text:span text:style-name="T22"> </text:span><text:span text:style-name="T21">de</text:span><text:span text:style-name="T22"> </text:span><text:span text:style-name="T21">resistir</text:span><text:span text:style-name="T22"> </text:span><text:span text:style-name="T21">la</text:span><text:span text:style-name="T22"> </text:span><text:span text:style-name="T21">evolución</text:span><text:span text:style-name="T22"> </text:span><text:span text:style-name="T21">de</text:span><text:span text:style-name="T22"> </text:span><text:span text:style-name="T21">la</text:span><text:span text:style-name="T22"> </text:span><text:span text:style-name="T21">tecnología</text:span><text:span text:style-name="T22"> </text:span><text:span text:style-name="T21">y</text:span><text:span text:style-name="T22"> </text:span><text:span text:style-name="T21">futuros</text:span><text:span text:style-name="T22"> </text:span><text:span text:style-name="T21">cambios</text:span><text:span text:style-name="T22"> </text:span><text:span text:style-name="T21">sin</text:span><text:span text:style-name="T22"> </text:span><text:span text:style-name="T21">incurrir</text:span><text:span text:style-name="T22"> </text:span><text:span text:style-name="T21">en</text:span><text:span text:style-name="T22"> </text:span><text:span text:style-name="T21">rediseños,</text:span><text:span text:style-name="T22"> </text:span><text:span text:style-name="T21">reconfiguraciones</text:span><text:span text:style-name="T22"> </text:span><text:span text:style-name="T21">o</text:span><text:span text:style-name="T22"> </text:span><text:span text:style-name="T21">recódificaciones</text:span><text:span text:style-name="T22"> </text:span><text:span text:style-name="T21">excesivamente</text:span><text:span text:style-name="T22"> </text:span><text:span text:style-name="T21">costosas.</text:span><text:span text:style-name="T22"> </text:span><text:span text:style-name="T21"><text:line-break/><text:line-break/></text:span><text:span text:style-name="T22">• </text:span><text:span text:style-name="T23">Interoperabilidad</text:span><text:span text:style-name="T21">:</text:span><text:span text:style-name="T22"> </text:span><text:span text:style-name="T30">Posibilidad</text:span><text:span text:style-name="T31"> </text:span><text:span text:style-name="T30">de</text:span><text:span text:style-name="T31"> </text:span><text:span text:style-name="T30">tomar</text:span><text:span text:style-name="T31"> </text:span><text:span text:style-name="T30">componentes</text:span><text:span text:style-name="T31"> </text:span><text:span text:style-name="T30">instruccionales</text:span><text:span text:style-name="T31"> </text:span><text:span text:style-name="T30">desarrollados</text:span><text:span text:style-name="T31"> </text:span><text:span text:style-name="T30">en</text:span><text:span text:style-name="T31"> </text:span><text:span text:style-name="T30">una</text:span><text:span text:style-name="T31"> </text:span><text:span text:style-name="T30">ubicación</text:span><text:span text:style-name="T31"> </text:span><text:span text:style-name="T30">determinada</text:span><text:span text:style-name="T31"> </text:span><text:span text:style-name="T30">y</text:span><text:span text:style-name="T31"> </text:span><text:span text:style-name="T30">utilizando</text:span><text:span text:style-name="T31"> </text:span><text:span text:style-name="T30">unas</text:span><text:span text:style-name="T31"> </text:span><text:span text:style-name="T30">herramientas</text:span><text:span text:style-name="T31"> </text:span><text:span text:style-name="T30">y</text:span><text:span text:style-name="T31"> </text:span><text:span text:style-name="T30">plataformas</text:span><text:span text:style-name="T31"> </text:span><text:span text:style-name="T30">determinadas</text:span><text:span text:style-name="T31"> </text:span><text:span text:style-name="T30">para</text:span><text:span text:style-name="T31"> </text:span><text:span text:style-name="T30">su</text:span><text:span text:style-name="T31"> </text:span><text:span text:style-name="T30">posterior</text:span><text:span text:style-name="T31"> </text:span><text:span text:style-name="T30">aplicación</text:span><text:span text:style-name="T31"> </text:span><text:span text:style-name="T30">en</text:span><text:span text:style-name="T31"> </text:span><text:span text:style-name="T30">otra</text:span><text:span text:style-name="T31"> </text:span><text:span text:style-name="T30">ubicación</text:span><text:span text:style-name="T31"> </text:span><text:span text:style-name="T30">y</text:span><text:span text:style-name="T31"> </text:span><text:span text:style-name="T30">otro</text:span><text:span text:style-name="T31"> </text:span><text:span text:style-name="T30">conjunto</text:span><text:span text:style-name="T31"> </text:span><text:span text:style-name="T30">de</text:span><text:span text:style-name="T31"> </text:span><text:span text:style-name="T30">herramientas</text:span><text:span text:style-name="T31"> </text:span><text:span text:style-name="T30">y</text:span><text:span text:style-name="T31"> </text:span><text:span text:style-name="T30">plataformas</text:span><text:span text:style-name="T46">.</text:span><text:span text:style-name="T47"> </text:span><text:span text:style-name="T46"><text:line-break/></text:span><text:span text:style-name="T21"><text:line-break/></text:span><text:span text:style-name="T22">• </text:span><text:span text:style-name="T23">Reusabilidad</text:span><text:span text:style-name="T21">:</text:span><text:span text:style-name="T22"> </text:span><text:span text:style-name="T21">Flexibilidad</text:span><text:span text:style-name="T22"> </text:span><text:span text:style-name="T21">para</text:span><text:span text:style-name="T22"> </text:span><text:span text:style-name="T21">incorporar</text:span><text:span text:style-name="T22"> </text:span><text:span text:style-name="T21">componentes</text:span><text:span text:style-name="T22"> </text:span><text:span text:style-name="T21">instruccionales</text:span><text:span text:style-name="T22"> </text:span><text:span text:style-name="T21">en</text:span><text:span text:style-name="T22"> </text:span><text:span text:style-name="T21">múltiples</text:span><text:span text:style-name="T22"> </text:span><text:span text:style-name="T21">contextos</text:span><text:span text:style-name="T22"> </text:span><text:span text:style-name="T21">y</text:span><text:span text:style-name="T22"> </text:span><text:span text:style-name="T21">aplicaciones.</text:span></text:p>
      <text:p text:style-name="P13"><text:line-break/>La<text:span text:style-name="T1"> </text:span>aplicación<text:span text:style-name="T1"> </text:span>de<text:span text:style-name="T1"> </text:span>estos<text:span text:style-name="T1"> </text:span>principios<text:span text:style-name="T1"> </text:span>más<text:span text:style-name="T1"> </text:span>o<text:span text:style-name="T1"> </text:span>menos<text:span text:style-name="T1"> </text:span>abstractos<text:span text:style-name="T1"> </text:span>a<text:span text:style-name="T1"> </text:span>la<text:span text:style-name="T1"> </text:span>enseñanza<text:span text:style-name="T1"> </text:span>a<text:span text:style-name="T1"> </text:span>través<text:span text:style-name="T1"> </text:span>de<text:span text:style-name="T1"> </text:span>Internet<text:span text:style-name="T1"> </text:span>es<text:span text:style-name="T1"> </text:span>en<text:span text:style-name="T1"> </text:span>la<text:span text:style-name="T1"> </text:span>definición<text:span text:style-name="T1"> </text:span>de<text:span text:style-name="T1"> </text:span>las<text:span text:style-name="T1"> </text:span>habilidades<text:span text:style-name="T1"> </text:span>que<text:span text:style-name="T1"> </text:span>se<text:span text:style-name="T1"> </text:span>intentan<text:span text:style-name="T1"> </text:span>garantizar<text:span text:style-name="T1"> </text:span>mediante<text:span text:style-name="T1"> </text:span>la<text:span text:style-name="T1"> </text:span>implementación<text:span text:style-name="T1"> </text:span>de<text:span text:style-name="T1"> </text:span>SCORM:</text:p>
      <text:p text:style-name="P25"><text:line-break/><text:span text:style-name="T1">• </text:span>Un<text:span text:style-name="T1"> </text:span>EVA<text:span text:style-name="T1"> </text:span>debería<text:span text:style-name="T1"> </text:span>ser<text:span text:style-name="T1"> </text:span>capaz<text:span text:style-name="T1"> </text:span>de<text:span text:style-name="T1"> </text:span>ejecutar<text:span text:style-name="T1"> </text:span>contenido<text:span text:style-name="T1"> </text:span>creado<text:span text:style-name="T1"> </text:span>utilizando<text:span text:style-name="T1"> </text:span>herramientas<text:span text:style-name="T1"> </text:span>de<text:span text:style-name="T1"> </text:span>diferentes<text:span text:style-name="T1"> </text:span>vendedores.<text:span text:style-name="T1"> </text:span>Asi<text:span text:style-name="T1"> </text:span>mismo,<text:span text:style-name="T1"> </text:span>un<text:span text:style-name="T1"> </text:span>EVA<text:span text:style-name="T1"> </text:span>debería<text:span text:style-name="T1"> </text:span>ser<text:span text:style-name="T1"> </text:span>capaz<text:span text:style-name="T1"> </text:span>de<text:span text:style-name="T1"> </text:span>intercambiar<text:span text:style-name="T1"> </text:span>información<text:span text:style-name="T1"> </text:span>con<text:span text:style-name="T1"> </text:span>este<text:span text:style-name="T1"> </text:span>contenido<text:span text:style-name="T1"> </text:span>para<text:span text:style-name="T1"> </text:span>poder<text:span text:style-name="T1"> </text:span>llevar<text:span text:style-name="T1"> </text:span>a<text:span text:style-name="T1"> </text:span>cabo<text:span text:style-name="T1"> </text:span>su<text:span text:style-name="T1"> </text:span>adaptación<text:span text:style-name="T1"> </text:span>y<text:span text:style-name="T1"> </text:span>evaluar<text:span text:style-name="T1"> </text:span>el<text:span text:style-name="T1"> </text:span>camino<text:span text:style-name="T1"> </text:span>a<text:span text:style-name="T1"> </text:span>seguir<text:span text:style-name="T1"> </text:span>en<text:span text:style-name="T1"> </text:span>función<text:span text:style-name="T1"> </text:span>de<text:span text:style-name="T1"> </text:span>los<text:span text:style-name="T1"> </text:span>resultados<text:span text:style-name="T1"> </text:span>obtenidos<text:span text:style-name="T1"> </text:span>con<text:span text:style-name="T1"> </text:span>este<text:span text:style-name="T1"> </text:span>contenido.</text:p>
      <text:p text:style-name="P25"><text:span text:style-name="T1"><text:s/></text:span><text:line-break/><text:span text:style-name="T1">• </text:span>Diferentes<text:span text:style-name="T1"> </text:span>EVA<text:span text:style-name="T1"> </text:span>desarrollados<text:span text:style-name="T1"> </text:span>por<text:span text:style-name="T1"> </text:span>diferentes<text:span text:style-name="T1"> </text:span>vendedores<text:span text:style-name="T1"> </text:span>deberían<text:span text:style-name="T1"> </text:span>ser<text:span text:style-name="T1"> </text:span>capaces<text:span text:style-name="T1"> </text:span>de<text:span text:style-name="T1"> </text:span>ejecutar<text:span text:style-name="T1"> </text:span>el<text:span text:style-name="T1"> </text:span>mismo<text:span text:style-name="T1"> </text:span>contenido<text:span text:style-name="T1"> </text:span>y<text:span text:style-name="T1"> </text:span>de<text:span text:style-name="T1"> </text:span>intercambiar<text:span text:style-name="T1"> </text:span>información<text:span text:style-name="T1"> </text:span>con<text:span text:style-name="T1"> </text:span>el<text:span text:style-name="T1"> </text:span>mismo.</text:p>
      <text:p text:style-name="P25"><text:line-break/><text:span text:style-name="T1">• </text:span>Diferentes<text:span text:style-name="T1"> </text:span>EVA<text:span text:style-name="T1"> </text:span>desarrollados<text:span text:style-name="T1"> </text:span>por<text:span text:style-name="T1"> </text:span>diferentes<text:span text:style-name="T1"> </text:span>vendedores<text:span text:style-name="T1"> </text:span>deberían<text:span text:style-name="T1"> </text:span>ser<text:span text:style-name="T1"> </text:span>capaces<text:span text:style-name="T1"> </text:span>de<text:span text:style-name="T1"> </text:span>acceder<text:span text:style-name="T1"> </text:span>a<text:span text:style-name="T1"> </text:span>diferentes<text:span text:style-name="T1"> </text:span>ubicaciones<text:span text:style-name="T1"> </text:span>de<text:span text:style-name="T1"> </text:span>contenido<text:span text:style-name="T1"> </text:span>ejecutable<text:span text:style-name="T1"> </text:span>y<text:span text:style-name="T1"> </text:span>ejecutar<text:span text:style-name="T1"> </text:span>este<text:span text:style-name="T1"> </text:span>contenido.</text:p>
      <text:p text:style-name="P25"><text:line-break/><text:line-break/>En<text:span text:style-name="T1"> </text:span>la<text:span text:style-name="T1"> </text:span>concepción<text:span text:style-name="T1"> </text:span>de<text:span text:style-name="T1"> </text:span>SCORM<text:span text:style-name="T1"> </text:span>se<text:span text:style-name="T1"> </text:span>ha<text:span text:style-name="T1"> </text:span>tenido<text:span text:style-name="T1"> </text:span>en<text:span text:style-name="T1"> </text:span>cuenta<text:span text:style-name="T1"> </text:span>el<text:span text:style-name="T1"> </text:span>hecho<text:span text:style-name="T1"> </text:span>de<text:span text:style-name="T1"> </text:span>que<text:span text:style-name="T1"> </text:span>los<text:span text:style-name="T1"> </text:span>EVA<text:span text:style-name="T1"> </text:span>son<text:span text:style-name="T1"> </text:span>una<text:span text:style-name="T1"> </text:span>población<text:span text:style-name="T1"> </text:span>heterogénea,<text:span text:style-name="T1"> </text:span>con<text:span text:style-name="T1"> </text:span>diferentes<text:span text:style-name="T1"> </text:span>capacidades,<text:span text:style-name="T1"> </text:span>implementados<text:span text:style-name="T1"> </text:span>con<text:span text:style-name="T1"> </text:span>tecnologías<text:span text:style-name="T1"> </text:span>diversas<text:span text:style-name="T1"> </text:span>y<text:span text:style-name="T1"> </text:span>con<text:span text:style-name="T1"> </text:span>diferentes<text:span text:style-name="T1"> </text:span>objetivos<text:span text:style-name="T1"> </text:span>comerciales.<text:span text:style-name="T1"> </text:span>Por<text:span text:style-name="T1"> </text:span>ello,<text:span text:style-name="T1"> </text:span>la<text:span text:style-name="T1"> </text:span>especificación<text:span text:style-name="T1"> </text:span>de<text:span text:style-name="T1"> </text:span>SCORM<text:span text:style-name="T1"> </text:span>se<text:span text:style-name="T1"> </text:span>centra<text:span text:style-name="T1"> </text:span>en<text:span text:style-name="T1"> </text:span>definir<text:span text:style-name="T1"> </text:span>las<text:span text:style-name="T1"> </text:span>interfaces<text:span text:style-name="T1"> </text:span>entre<text:span text:style-name="T1"> </text:span>el<text:span text:style-name="T1"> </text:span>contenido<text:span text:style-name="T1"> </text:span>instruccional<text:span text:style-name="T1"> </text:span>y<text:span text:style-name="T1"> </text:span>el<text:span text:style-name="T1"> </text:span>EVA<text:span text:style-name="T1"> </text:span>que<text:span text:style-name="T1"> </text:span>los<text:span text:style-name="T1"> </text:span>gestiona<text:span text:style-name="T1"> </text:span>y<text:span text:style-name="T1"> </text:span>ejecuta,<text:span text:style-name="T1"> </text:span>dejando<text:span text:style-name="T1"> </text:span>abierta<text:span text:style-name="T1"> </text:span>la<text:span text:style-name="T1"> </text:span>implementación<text:span text:style-name="T1"> </text:span>así<text:span text:style-name="T1"> </text:span>como<text:span text:style-name="T1"> </text:span>las<text:span text:style-name="T1"> </text:span>diferentes<text:span text:style-name="T1"> </text:span>facilidades<text:span text:style-name="T1"> </text:span>adicionales<text:span text:style-name="T1"> </text:span>ofrecidas<text:span text:style-name="T1"> </text:span>por<text:span text:style-name="T1"> </text:span>el<text:span text:style-name="T1"> </text:span>EVA<text:span text:style-name="T1"> </text:span>como<text:span text:style-name="T1"> </text:span>pueden<text:span text:style-name="T1"> </text:span>ser<text:span text:style-name="T1"> </text:span>foros<text:span text:style-name="T1"> </text:span>de<text:span text:style-name="T1"> </text:span>discusión,<text:span text:style-name="T1"> </text:span>facilidades<text:span text:style-name="T1"> </text:span>de<text:span text:style-name="T1"> </text:span>comunicación<text:span text:style-name="T1"> </text:span>o<text:span text:style-name="T1"> </text:span>emisión<text:span text:style-name="T1"> </text:span>de<text:span text:style-name="T1"> </text:span>certificados.<text:span text:style-name="T1"> </text:span>Esto<text:span text:style-name="T1"> </text:span>permite<text:span text:style-name="T1"> </text:span>equilibrar<text:span text:style-name="T1"> </text:span>la<text:span text:style-name="T1"> </text:span>necesidad<text:span text:style-name="T1"> </text:span>de<text:span text:style-name="T1"> </text:span>mecanismos<text:span text:style-name="T1"> </text:span>de<text:span text:style-name="T1"> </text:span>interoperabilidad<text:span text:style-name="T1"> </text:span>con<text:span text:style-name="T1"> </text:span>la<text:span text:style-name="T1"> </text:span>libertad<text:span text:style-name="T1"> </text:span>de<text:span text:style-name="T1"> </text:span>innovar<text:span text:style-name="T1"> </text:span>para<text:span text:style-name="T1"> </text:span>obtener<text:span text:style-name="T1"> </text:span>una<text:span text:style-name="T1"> </text:span>ventaja<text:span text:style-name="T1"> </text:span>competitiva.</text:p>
      <text:p text:style-name="P23"/>
      <text:h text:style-name="P74" text:outline-level="3">Scorm<text:span text:style-name="T1"> </text:span>y<text:span text:style-name="T1"> </text:span>otros<text:span text:style-name="T1"> </text:span>altres<text:span text:style-name="T1"> </text:span>estándares</text:h>
      <text:h text:style-name="P115" text:outline-level="4" text:is-list-header="true"><text:span text:style-name="T35">SCORM</text:span><text:span text:style-name="T36"> </text:span><text:span text:style-name="T35">no</text:span><text:span text:style-name="T36"> </text:span><text:span text:style-name="T35">consiste</text:span><text:span text:style-name="T36"> </text:span><text:span text:style-name="T35">en</text:span><text:span text:style-name="T36"> </text:span><text:span text:style-name="T35">una</text:span><text:span text:style-name="T36"> </text:span><text:span text:style-name="T35">especificación</text:span><text:span text:style-name="T36"> </text:span><text:span text:style-name="T35">que</text:span><text:span text:style-name="T36"> </text:span><text:span text:style-name="T35">compita</text:span><text:span text:style-name="T36"> </text:span><text:span text:style-name="T35">con</text:span><text:span text:style-name="T36"> </text:span><text:span text:style-name="T35">las</text:span><text:span text:style-name="T36"> </text:span><text:span text:style-name="T35">ya</text:span><text:span text:style-name="T36"> </text:span><text:span text:style-name="T35">existentes</text:span><text:span text:style-name="T36"> </text:span><text:span text:style-name="T35">en</text:span><text:span text:style-name="T36"> </text:span><text:span text:style-name="T35">el</text:span><text:span text:style-name="T36"> </text:span><text:span text:style-name="T35">campo.</text:span><text:span text:style-name="T36"> </text:span><text:span text:style-name="T35">Por</text:span><text:span text:style-name="T36"> </text:span><text:span text:style-name="T35">el</text:span><text:span text:style-name="T36"> </text:span><text:span text:style-name="T35">contrario,</text:span><text:span text:style-name="T36"> </text:span><text:span text:style-name="T35">SCORM</text:span><text:span text:style-name="T36"> </text:span><text:span text:style-name="T35">agrupa</text:span><text:span text:style-name="T36"> </text:span><text:span text:style-name="T35">diversas</text:span><text:span text:style-name="T36"> </text:span><text:span text:style-name="T35">especificaciones</text:span><text:span text:style-name="T36"> </text:span><text:span text:style-name="T35">de</text:span><text:span text:style-name="T36"> </text:span><text:span text:style-name="T35">diversos</text:span><text:span text:style-name="T36"> </text:span><text:span text:style-name="T35">organismos</text:span><text:span text:style-name="T36"> </text:span><text:span text:style-name="T35">y</text:span><text:span text:style-name="T36"> </text:span><text:span text:style-name="T35">colabora</text:span><text:span text:style-name="T36"> </text:span><text:span text:style-name="T35">con</text:span><text:span text:style-name="T36"> </text:span><text:span text:style-name="T35">estos</text:span><text:span text:style-name="T36"> </text:span><text:span text:style-name="T35">organismos</text:span><text:span text:style-name="T36"> </text:span><text:span text:style-name="T35">en</text:span><text:span text:style-name="T36"> </text:span><text:span text:style-name="T35">la</text:span><text:span text:style-name="T36"> </text:span><text:span text:style-name="T35">evolución</text:span><text:span text:style-name="T36"> </text:span><text:span text:style-name="T35">de</text:span><text:span text:style-name="T36"> </text:span><text:span text:style-name="T35">estas</text:span><text:span text:style-name="T36"> </text:span><text:span text:style-name="T35">especificaciones.</text:span><text:span text:style-name="T36"> </text:span><text:span text:style-name="T35">En</text:span><text:span text:style-name="T36"> </text:span><text:span text:style-name="T35">particular</text:span><text:span text:style-name="T36"> </text:span><text:span text:style-name="T35">SCORM</text:span><text:span text:style-name="T36"> </text:span><text:span text:style-name="T35">integra</text:span><text:span text:style-name="T36"> </text:span><text:span text:style-name="T35">las</text:span><text:span text:style-name="T36"> </text:span><text:span text:style-name="T35">siguientes</text:span><text:span text:style-name="T36"> </text:span><text:span text:style-name="T35">especificaciones</text:span><text:span text:style-name="T36"> </text:span><text:span text:style-name="T35">de</text:span><text:span text:style-name="T36"> </text:span><text:span text:style-name="T35">grupos</text:span><text:span text:style-name="T36"> </text:span><text:span text:style-name="T35">como</text:span><text:span text:style-name="T36"> </text:span><text:span text:style-name="T35">IMS</text:span><text:span text:style-name="T36"> </text:span><text:span text:style-name="T35">Global</text:span><text:span text:style-name="T36"> </text:span><text:span text:style-name="T35">Consortium,</text:span><text:span text:style-name="T36"> </text:span><text:span text:style-name="T35">ARIADNE,</text:span><text:span text:style-name="T36"> </text:span><text:span text:style-name="T35">AICC</text:span><text:span text:style-name="T36"> </text:span><text:span text:style-name="T35">o</text:span><text:span text:style-name="T36"> </text:span><text:span text:style-name="T35">IEEELTSC:</text:span><text:span text:style-name="T36"> </text:span><text:span text:style-name="T35"><text:line-break/><text:line-break/></text:span><text:span text:style-name="T36">• </text:span><text:span text:style-name="T35">IEEE</text:span><text:span text:style-name="T36"> </text:span><text:span text:style-name="T35">Learning</text:span><text:span text:style-name="T36"> </text:span><text:span text:style-name="T35">Object</text:span><text:span text:style-name="T36"> </text:span><text:span text:style-name="T35">Meta-data</text:span><text:span text:style-name="T36"> </text:span><text:span text:style-name="T35">1484.12</text:span><text:span text:style-name="T36"> </text:span><text:span text:style-name="T35">(IEEE</text:span><text:span text:style-name="T36"> </text:span><text:span text:style-name="T35">LOM</text:span><text:span text:style-name="T36"> </text:span><text:span text:style-name="T35">2002):</text:span><text:span text:style-name="T36"> </text:span><text:span text:style-name="T35">Empleado</text:span><text:span text:style-name="T36"> </text:span><text:span text:style-name="T35">en</text:span><text:span text:style-name="T36"> </text:span><text:span text:style-name="T35">el</text:span><text:span text:style-name="T36"> </text:span><text:span text:style-name="T35">Modelo</text:span><text:span text:style-name="T36"> </text:span><text:span text:style-name="T35">de</text:span><text:span text:style-name="T36"> </text:span><text:span text:style-name="T35">Agregación</text:span><text:span text:style-name="T36"> </text:span><text:span text:style-name="T35">de</text:span><text:span text:style-name="T36"> </text:span><text:span text:style-name="T35">contenidos</text:span><text:span text:style-name="T36"> </text:span><text:span text:style-name="T35">para</text:span><text:span text:style-name="T36"> </text:span><text:span text:style-name="T35">definir</text:span><text:span text:style-name="T36"> </text:span><text:span text:style-name="T35">los</text:span><text:span text:style-name="T36"> </text:span><text:span text:style-name="T35">metadatos</text:span><text:span text:style-name="T36"> </text:span><text:span text:style-name="T35">de</text:span><text:span text:style-name="T36"> </text:span><text:span text:style-name="T35">los</text:span><text:span text:style-name="T36"> </text:span><text:span text:style-name="T35">objetos</text:span><text:span text:style-name="T36"> </text:span><text:span text:style-name="T35">de</text:span><text:span text:style-name="T36"> </text:span><text:span text:style-name="T35">contenido.</text:span><text:span text:style-name="T36"> </text:span><text:span text:style-name="T35"><text:line-break/><text:line-break/></text:span><text:span text:style-name="T36">• </text:span><text:span text:style-name="T35">IEEE</text:span><text:span text:style-name="T36"> </text:span><text:span text:style-name="T35">ECMAScript</text:span><text:span text:style-name="T36"> </text:span><text:span text:style-name="T35">API</text:span><text:span text:style-name="T36"> </text:span><text:span text:style-name="T35">for</text:span><text:span text:style-name="T36"> </text:span><text:span text:style-name="T35">Content</text:span><text:span text:style-name="T36"> </text:span><text:span text:style-name="T35">to</text:span><text:span text:style-name="T36"> </text:span><text:span text:style-name="T35">Runtime</text:span><text:span text:style-name="T36"> </text:span><text:span text:style-name="T35">Services</text:span><text:span text:style-name="T36"> </text:span><text:span text:style-name="T35">Communication</text:span><text:span text:style-name="T36"> </text:span><text:span text:style-name="T35">1484.11.2</text:span><text:span text:style-name="T36"> </text:span><text:span text:style-name="T35">(IEEE</text:span><text:span text:style-name="T36"> </text:span><text:span text:style-name="T35">EACRSC</text:span><text:span text:style-name="T36"> </text:span><text:span text:style-name="T35">2003):</text:span><text:span text:style-name="T36"> </text:span><text:span text:style-name="T35">Empleado</text:span><text:span text:style-name="T36"> </text:span><text:span text:style-name="T35">en</text:span><text:span text:style-name="T36"> </text:span><text:span text:style-name="T35">el</text:span><text:span text:style-name="T36"> </text:span><text:span text:style-name="T35">Entorno</text:span><text:span text:style-name="T36"> </text:span><text:span text:style-name="T35">de</text:span><text:span text:style-name="T36"> </text:span><text:span text:style-name="T35">Execución</text:span><text:span text:style-name="T36"> </text:span><text:span text:style-name="T35">para</text:span><text:span text:style-name="T36"> </text:span><text:span text:style-name="T35">definir</text:span><text:span text:style-name="T36"> </text:span><text:span text:style-name="T35">el</text:span><text:span text:style-name="T36"> </text:span><text:span text:style-name="T35">mecanismo</text:span><text:span text:style-name="T36"> </text:span><text:span text:style-name="T35">de</text:span><text:span text:style-name="T36"> </text:span><text:span text:style-name="T35">comunicación</text:span><text:span text:style-name="T36"> </text:span><text:span text:style-name="T35">entre</text:span><text:span text:style-name="T36"> </text:span><text:span text:style-name="T35">el</text:span><text:span text:style-name="T36"> </text:span><text:span text:style-name="T35">contenido</text:span><text:span text:style-name="T36"> </text:span><text:span text:style-name="T35">y</text:span><text:span text:style-name="T36"> </text:span><text:span text:style-name="T35">el</text:span><text:span text:style-name="T36"> </text:span><text:span text:style-name="T35">EVA.</text:span><text:span text:style-name="T36"> </text:span></text:h>
      <text:h text:style-name="P115" text:outline-level="4" text:is-list-header="true"><text:span text:style-name="T36">• </text:span><text:span text:style-name="T35">IEEE</text:span><text:span text:style-name="T36"> </text:span><text:span text:style-name="T35">Data</text:span><text:span text:style-name="T36"> </text:span><text:span text:style-name="T35">Model</text:span><text:span text:style-name="T36"> </text:span><text:span text:style-name="T35">for</text:span><text:span text:style-name="T36"> </text:span><text:span text:style-name="T35">Content</text:span><text:span text:style-name="T36"> </text:span><text:span text:style-name="T35">Object</text:span><text:span text:style-name="T36"> </text:span><text:span text:style-name="T35">Communication</text:span><text:span text:style-name="T36"> </text:span><text:span text:style-name="T35">1484.11.1</text:span><text:span text:style-name="T36"> </text:span><text:span text:style-name="T35">(IEEE</text:span><text:span text:style-name="T36"> </text:span><text:span text:style-name="T35">DMCOC</text:span><text:span text:style-name="T36"> </text:span><text:span text:style-name="T35">2002):</text:span><text:span text:style-name="T36"> </text:span><text:span text:style-name="T35">Empleado</text:span><text:span text:style-name="T36"> </text:span><text:span text:style-name="T35">en</text:span><text:span text:style-name="T36"> </text:span><text:span text:style-name="T35">el</text:span><text:span text:style-name="T36"> </text:span><text:span text:style-name="T35">Entorno</text:span><text:span text:style-name="T36"> </text:span><text:span text:style-name="T35">de</text:span><text:span text:style-name="T36"> </text:span><text:span text:style-name="T35">Ejecución</text:span><text:span text:style-name="T36"> </text:span><text:span text:style-name="T35">para</text:span><text:span text:style-name="T36"> </text:span><text:span text:style-name="T35">definir</text:span><text:span text:style-name="T36"> </text:span><text:span text:style-name="T35">el</text:span><text:span text:style-name="T36"> </text:span><text:span text:style-name="T35">modelo</text:span><text:span text:style-name="T36"> </text:span><text:span text:style-name="T35">de</text:span><text:span text:style-name="T36"> </text:span><text:span text:style-name="T35">datos</text:span><text:span text:style-name="T36"> </text:span><text:span text:style-name="T35">utilizado</text:span><text:span text:style-name="T36"> </text:span><text:span text:style-name="T35">en</text:span><text:span text:style-name="T36"> </text:span><text:span text:style-name="T35">la</text:span><text:span text:style-name="T36"> </text:span><text:span text:style-name="T35">comunicació</text:span><text:span text:style-name="T36"> </text:span><text:span text:style-name="T35">entre</text:span><text:span text:style-name="T36"> </text:span><text:span text:style-name="T35">el</text:span><text:span text:style-name="T36"> </text:span><text:span text:style-name="T35">contenido</text:span><text:span text:style-name="T36"> </text:span><text:span text:style-name="T35">y</text:span><text:span text:style-name="T36"> </text:span><text:span text:style-name="T35">el</text:span><text:span text:style-name="T36"> </text:span><text:span text:style-name="T35">EVA.</text:span><text:span text:style-name="T36"> </text:span></text:h>
      <text:h text:style-name="P115" text:outline-level="4" text:is-list-header="true"><text:span text:style-name="T36">• </text:span><text:span text:style-name="T35">AICC</text:span><text:span text:style-name="T36"> </text:span><text:span text:style-name="T35">/</text:span><text:span text:style-name="T36"> </text:span><text:span text:style-name="T35">Web-Based</text:span><text:span text:style-name="T36"> </text:span><text:span text:style-name="T35">CMI</text:span><text:span text:style-name="T36"> </text:span><text:span text:style-name="T35">Guidelines</text:span><text:span text:style-name="T36"> </text:span><text:span text:style-name="T35">(AICC</text:span><text:span text:style-name="T36"> </text:span><text:span text:style-name="T35">WBCMIG</text:span><text:span text:style-name="T36"> </text:span><text:span text:style-name="T35">1998):</text:span><text:span text:style-name="T36"> </text:span><text:span text:style-name="T35">Empleado</text:span><text:span text:style-name="T36"> </text:span><text:span text:style-name="T35">para</text:span><text:span text:style-name="T36"> </text:span><text:span text:style-name="T35">definir</text:span><text:span text:style-name="T36"> </text:span><text:span text:style-name="T35">la</text:span><text:span text:style-name="T36"> </text:span><text:span text:style-name="T35">estructura</text:span><text:span text:style-name="T36"> </text:span><text:span text:style-name="T35">del</text:span><text:span text:style-name="T36"> </text:span><text:span text:style-name="T35">contenido</text:span><text:span text:style-name="T36"> </text:span><text:span text:style-name="T35">en</text:span><text:span text:style-name="T36"> </text:span><text:span text:style-name="T35">el</text:span><text:span text:style-name="T36"> </text:span><text:span text:style-name="T35">Modelo</text:span><text:span text:style-name="T36"> </text:span><text:span text:style-name="T35">de</text:span><text:span text:style-name="T36"> </text:span><text:span text:style-name="T35">Agregación</text:span><text:span text:style-name="T36"> </text:span><text:span text:style-name="T35">de</text:span><text:span text:style-name="T36"> </text:span><text:span text:style-name="T35">contenidos.</text:span></text:h>
      <text:h text:style-name="P115" text:outline-level="4" text:is-list-header="true"><text:span text:style-name="T36">• </text:span><text:span text:style-name="T35">IMS</text:span><text:span text:style-name="T36"> </text:span><text:span text:style-name="T35">Content</text:span><text:span text:style-name="T36"> </text:span><text:span text:style-name="T35">Packaging</text:span><text:span text:style-name="T36"> </text:span><text:span text:style-name="T35">(IMS</text:span><text:span text:style-name="T36"> </text:span><text:span text:style-name="T35">CP):</text:span><text:span text:style-name="T36"> </text:span><text:span text:style-name="T35">Empleado</text:span><text:span text:style-name="T36"> </text:span><text:span text:style-name="T35">en</text:span><text:span text:style-name="T36"> </text:span><text:span text:style-name="T35">el</text:span><text:span text:style-name="T36"> </text:span><text:span text:style-name="T35">Modelo</text:span><text:span text:style-name="T36"> </text:span><text:span text:style-name="T35">de</text:span><text:span text:style-name="T36"> </text:span><text:span text:style-name="T35">Agregación</text:span><text:span text:style-name="T36"> </text:span><text:span text:style-name="T35">de</text:span><text:span text:style-name="T36"> </text:span><text:span text:style-name="T35">Contenidos</text:span><text:span text:style-name="T36"> </text:span><text:span text:style-name="T35">para</text:span><text:span text:style-name="T36"> </text:span><text:span text:style-name="T35">agrupar</text:span><text:span text:style-name="T36"> </text:span><text:span text:style-name="T35">objetos</text:span><text:span text:style-name="T36"> </text:span><text:span text:style-name="T35">de</text:span><text:span text:style-name="T36"> </text:span><text:span text:style-name="T35">contenido.</text:span></text:h>
      <text:h text:style-name="P115" text:outline-level="4" text:is-list-header="true"><text:span text:style-name="T36">• </text:span><text:span text:style-name="T35">IMS</text:span><text:span text:style-name="T36"> </text:span><text:span text:style-name="T35">Simple</text:span><text:span text:style-name="T36"> </text:span><text:span text:style-name="T35">Sequencing</text:span><text:span text:style-name="T36"> </text:span><text:span text:style-name="T35">(IMS</text:span><text:span text:style-name="T36"> </text:span><text:span text:style-name="T35">SS):</text:span><text:span text:style-name="T36"> </text:span><text:span text:style-name="T35">Empleado</text:span><text:span text:style-name="T36"> </text:span><text:span text:style-name="T35">para</text:span><text:span text:style-name="T36"> </text:span><text:span text:style-name="T35">el</text:span><text:span text:style-name="T36"> </text:span><text:span text:style-name="T35">secuenciamiento</text:span><text:span text:style-name="T36"> </text:span><text:span text:style-name="T35">de</text:span><text:span text:style-name="T36"> </text:span><text:span text:style-name="T35">actividades</text:span><text:span text:style-name="T36"> </text:span><text:span text:style-name="T35">en</text:span><text:span text:style-name="T36"> </text:span><text:span text:style-name="T35">un</text:span><text:span text:style-name="T36"> </text:span><text:span text:style-name="T35">curso.</text:span><text:span text:style-name="T36"> </text:span><text:span text:style-name="T35"><text:line-break/></text:span></text:h>
      <text:p text:style-name="P27"/>
      <text:h text:style-name="P74" text:outline-level="3"><text:soft-page-break/><text:span text:style-name="T1">SCORM </text:span>y<text:span text:style-name="T1"> <text:s/></text:span>Marsupial</text:h>
      <text:p text:style-name="P16"/>
      <text:p text:style-name="P16">Uno<text:span text:style-name="T1"> </text:span>de<text:span text:style-name="T1"> </text:span>los<text:span text:style-name="T1"> </text:span>requisitos<text:span text:style-name="T1"> </text:span>de<text:span text:style-name="T1"> </text:span>Marsupial<text:span text:style-name="T1"> </text:span>es<text:span text:style-name="T1"> </text:span>que<text:span text:style-name="T1"> </text:span>el<text:span text:style-name="T1"> </text:span>scorm<text:span text:style-name="T1"> </text:span>debe<text:span text:style-name="T1"> </text:span>estar<text:span text:style-name="T1"> </text:span>físicamente<text:span text:style-name="T1"> </text:span>en<text:span text:style-name="T1"> </text:span>el<text:span text:style-name="T1"> </text:span>servidor<text:span text:style-name="T1"> </text:span>de<text:span text:style-name="T1"> </text:span>contenidos<text:span text:style-name="T1"> </text:span>de<text:span text:style-name="T1"> </text:span>la<text:span text:style-name="T1"> </text:span>Editorial,<text:span text:style-name="T1"> </text:span>para<text:span text:style-name="T1"> </text:span>conseguir<text:span text:style-name="T1"> </text:span>esto<text:span text:style-name="T1"> </text:span>se<text:span text:style-name="T1"> </text:span>debe<text:span text:style-name="T1"> </text:span>tener<text:span text:style-name="T1"> </text:span>en<text:span text:style-name="T1"> </text:span>cuenta<text:span text:style-name="T1"> </text:span>algunas<text:span text:style-name="T1"> </text:span>consideraciones:<text:span text:style-name="T1"> </text:span></text:p>
      <text:list xml:id="list1756336326" text:style-name="WW8Num24">
        <text:list-item>
          <text:p text:style-name="P84">El<text:span text:style-name="T1"> </text:span>servidor<text:span text:style-name="T1"> </text:span>del<text:span text:style-name="T1"> </text:span>EVA<text:span text:style-name="T1"> </text:span>y<text:span text:style-name="T1"> </text:span>el<text:span text:style-name="T1"> </text:span>servidor<text:span text:style-name="T1"> </text:span>de<text:span text:style-name="T1"> </text:span>contenidos<text:span text:style-name="T1"> </text:span>de<text:span text:style-name="T1"> </text:span>la<text:span text:style-name="T1"> </text:span>Editorial<text:span text:style-name="T1"> </text:span>no<text:span text:style-name="T1"> </text:span>estarán<text:span text:style-name="T1"> </text:span>en<text:span text:style-name="T1"> </text:span>el<text:span text:style-name="T1"> </text:span>mismo<text:span text:style-name="T1"> </text:span>dominio.<text:span text:style-name="T1"> </text:span></text:p>
        </text:list-item>
        <text:list-item>
          <text:p text:style-name="P84">La<text:span text:style-name="T1"> </text:span>comunicación<text:span text:style-name="T1"> </text:span>entre<text:span text:style-name="T1"> </text:span>los<text:span text:style-name="T1"> </text:span>dos<text:span text:style-name="T1"> </text:span>servidores<text:span text:style-name="T1"> </text:span>debe<text:span text:style-name="T1"> </text:span>ser<text:span text:style-name="T1"> </text:span>mediante<text:span text:style-name="T1"> </text:span>javascript<text:span text:style-name="T1"> </text:span>por<text:span text:style-name="T1"> </text:span>definición<text:span text:style-name="T1"> </text:span>de<text:span text:style-name="T1"> </text:span>SCORM.<text:span text:style-name="T1"> </text:span></text:p>
        </text:list-item>
      </text:list>
      <text:p text:style-name="P16"/>
      <text:p text:style-name="P16">Los<text:span text:style-name="T1"> </text:span>navegadores<text:span text:style-name="T1"> </text:span>web<text:span text:style-name="T1"> </text:span>actuales<text:span text:style-name="T1"> </text:span>no<text:span text:style-name="T1"> </text:span>permiten<text:span text:style-name="T1"> </text:span>la<text:span text:style-name="T1"> </text:span>comunicación<text:span text:style-name="T1"> </text:span>vía<text:span text:style-name="T1"> </text:span>javascript<text:span text:style-name="T1"> </text:span>entre<text:span text:style-name="T1"> </text:span>servidores<text:span text:style-name="T1"> </text:span>de<text:span text:style-name="T1"> </text:span>diferentes<text:span text:style-name="T1"> </text:span>dominios,<text:span text:style-name="T1"> </text:span>para<text:span text:style-name="T1"> </text:span>resolver<text:span text:style-name="T1"> </text:span>esta<text:span text:style-name="T1"> </text:span>limitación<text:span text:style-name="T1"> </text:span>se<text:span text:style-name="T1"> </text:span>debe<text:span text:style-name="T1"> </text:span>seguir<text:span text:style-name="T1"> </text:span>estas<text:span text:style-name="T1"> </text:span>recomendaciones:<text:span text:style-name="T1"> </text:span></text:p>
      <text:p text:style-name="P16"/>
      <text:list xml:id="list112238887" text:style-name="WW8Num7">
        <text:list-item>
          <text:p text:style-name="P85">Por<text:span text:style-name="T1"> </text:span>un<text:span text:style-name="T1"> </text:span>lado,<text:span text:style-name="T1"> </text:span>al<text:span text:style-name="T1"> </text:span>servidor<text:span text:style-name="T1"> </text:span>de<text:span text:style-name="T1"> </text:span>dominios<text:span text:style-name="T1"> </text:span>(DNS)<text:span text:style-name="T1"> </text:span>del<text:span text:style-name="T1"> </text:span>EVA<text:span text:style-name="T1"> </text:span>se<text:span text:style-name="T1"> </text:span>le<text:span text:style-name="T1"> </text:span>debe<text:span text:style-name="T1"> </text:span>añadir<text:span text:style-name="T1"> </text:span>una<text:span text:style-name="T1"> </text:span>entrada<text:span text:style-name="T1"> </text:span>que<text:span text:style-name="T1"> </text:span>apunte<text:span text:style-name="T1"> </text:span>al<text:span text:style-name="T1"> </text:span>servidor<text:span text:style-name="T1"> </text:span>de<text:span text:style-name="T1"> </text:span>la<text:span text:style-name="T1"> </text:span>Editorial<text:span text:style-name="T1"> </text:span>manteniendo<text:span text:style-name="T1"> </text:span>las<text:span text:style-name="T1"> </text:span>dos<text:span text:style-name="T1"> </text:span>últimas<text:span text:style-name="T1"> </text:span>partes<text:span text:style-name="T1"> </text:span>del<text:span text:style-name="T1"> </text:span>nombre<text:span text:style-name="T1"> </text:span>del<text:span text:style-name="T1"> </text:span>dominio.<text:span text:style-name="T1"> </text:span>Por<text:span text:style-name="T1"> </text:span>ejemplo,<text:span text:style-name="T1"> </text:span>si<text:span text:style-name="T1"> </text:span>el<text:span text:style-name="T1"> </text:span>dominio<text:span text:style-name="T1"> </text:span>del<text:span text:style-name="T1"> </text:span>EVA<text:span text:style-name="T1"> </text:span>es<text:span text:style-name="T1"> eva</text:span>.educat1x1.cat,<text:span text:style-name="T1"> </text:span>el<text:span text:style-name="T1"> </text:span>dominio<text:span text:style-name="T1"> </text:span>del<text:span text:style-name="T1"> </text:span>servidor<text:span text:style-name="T1"> </text:span>de<text:span text:style-name="T1"> </text:span>contenidos<text:span text:style-name="T1"> </text:span>de<text:span text:style-name="T1"> </text:span>la<text:span text:style-name="T1"> </text:span>Editorial<text:span text:style-name="T1"> </text:span>debería<text:span text:style-name="T1"> </text:span>acabar<text:span text:style-name="T1"> </text:span>en<text:span text:style-name="T1"> </text:span>educat1x1.cat,<text:span text:style-name="T1"> </text:span>como<text:span text:style-name="T1"> </text:span>por<text:span text:style-name="T1"> </text:span>ejemplo<text:span text:style-name="T1"> editorial</text:span>.educat1x1.cat.<text:span text:style-name="T1"> </text:span></text:p>
        </text:list-item>
      </text:list>
      <text:p text:style-name="P16"/>
      <text:list xml:id="list897769034" text:continue-numbering="true" text:style-name="WW8Num7">
        <text:list-item>
          <text:p text:style-name="P85">Por<text:span text:style-name="T1"> </text:span>otro<text:span text:style-name="T1"> </text:span>lado,<text:span text:style-name="T1"> </text:span>tanto<text:span text:style-name="T1"> </text:span>al<text:span text:style-name="T1"> </text:span>contenido<text:span text:style-name="T1"> </text:span>SCORM<text:span text:style-name="T1"> </text:span>como<text:span text:style-name="T1"> </text:span>la<text:span text:style-name="T1"> </text:span>parte<text:span text:style-name="T1"> </text:span>del<text:span text:style-name="T1"> </text:span>EVA<text:span text:style-name="T1"> </text:span>encargada<text:span text:style-name="T1"> </text:span>de<text:span text:style-name="T1"> </text:span>la<text:span text:style-name="T1"> </text:span>comunicación<text:span text:style-name="T1"> </text:span>con<text:span text:style-name="T1"> </text:span>el<text:span text:style-name="T1"> </text:span>SCORM<text:span text:style-name="T1"> </text:span>hay<text:span text:style-name="T1"> </text:span>que<text:span text:style-name="T1"> </text:span>añadir<text:span text:style-name="T1"> </text:span>el<text:span text:style-name="T1"> </text:span>siguiente<text:span text:style-name="T1"> </text:span>código<text:span text:style-name="T1"> </text:span>javascript:<text:span text:style-name="T1"> </text:span>document.domain<text:span text:style-name="T1"> </text:span>=<text:span text:style-name="T1"> </text:span>"educat1x1.cat".<text:span text:style-name="T1"> </text:span>El<text:span text:style-name="T1"> </text:span>valor<text:span text:style-name="T1"> </text:span>de<text:span text:style-name="T1"> </text:span>la<text:span text:style-name="T1"> </text:span>variable<text:span text:style-name="T1"> </text:span>document.domain<text:span text:style-name="T1"> </text:span>debe<text:span text:style-name="T1"> </text:span>coincidir<text:span text:style-name="T1"> </text:span>con<text:span text:style-name="T1"> </text:span>las<text:span text:style-name="T1"> </text:span>dos<text:span text:style-name="T1"> </text:span>últimas<text:span text:style-name="T1"> </text:span>partes<text:span text:style-name="T1"> </text:span>del<text:span text:style-name="T1"> </text:span>nombre<text:span text:style-name="T1"> </text:span>del<text:span text:style-name="T1"> </text:span>dominio.<text:span text:style-name="T1"> </text:span>Este<text:span text:style-name="T1"> </text:span>código<text:span text:style-name="T1"> </text:span>fuente<text:span text:style-name="T1"> </text:span>debe<text:span text:style-name="T1"> </text:span>ponerse<text:span text:style-name="T1"> </text:span>antes<text:span text:style-name="T1"> </text:span>de<text:span text:style-name="T1"> </text:span>que<text:span text:style-name="T1"> </text:span>comience<text:span text:style-name="T1"> </text:span>la<text:span text:style-name="T1"> </text:span>comunicación<text:span text:style-name="T1"> </text:span>scorm<text:span text:style-name="T1"> </text:span>entre<text:span text:style-name="T1"> </text:span>los<text:span text:style-name="T1"> </text:span>dos<text:span text:style-name="T1"> </text:span>servidores.<text:span text:style-name="T1"> </text:span></text:p>
        </text:list-item>
      </text:list>
      <text:p text:style-name="P16"/>
      <text:p text:style-name="P16">Además,<text:span text:style-name="T1"> </text:span>el<text:span text:style-name="T1"> </text:span>hecho<text:span text:style-name="T1"> </text:span>de<text:span text:style-name="T1"> </text:span>que<text:span text:style-name="T1"> </text:span>el<text:span text:style-name="T1"> SCORM </text:span>esté<text:span text:style-name="T1"> </text:span>en<text:span text:style-name="T1"> </text:span>el<text:span text:style-name="T1"> </text:span>servidor<text:span text:style-name="T1"> </text:span>de<text:span text:style-name="T1"> </text:span>la<text:span text:style-name="T1"> </text:span>Editorial<text:span text:style-name="T1"> </text:span>y<text:span text:style-name="T1"> </text:span>no<text:span text:style-name="T1"> </text:span>en<text:span text:style-name="T1"> </text:span>el<text:span text:style-name="T1"> </text:span>servidor<text:span text:style-name="T1"> </text:span>del<text:span text:style-name="T1"> </text:span>EVA<text:span text:style-name="T1"> </text:span>hace<text:span text:style-name="T1"> </text:span>que<text:span text:style-name="T1"> </text:span>deban<text:span text:style-name="T1"> </text:span>tenerse<text:span text:style-name="T1"> </text:span>en<text:span text:style-name="T1"> </text:span>cuenta<text:span text:style-name="T1"> </text:span>otras<text:span text:style-name="T1"> </text:span>consideraciones:<text:span text:style-name="T1"> </text:span></text:p>
      <text:p text:style-name="P16"/>
      <text:list xml:id="list1513737215" text:style-name="WW8Num28">
        <text:list-item>
          <text:p text:style-name="P86">Las<text:span text:style-name="T1"> </text:span>urls<text:span text:style-name="T1"> </text:span>especificadas<text:span text:style-name="T1"> </text:span>dentro<text:span text:style-name="T1"> </text:span>del<text:span text:style-name="T1"> </text:span>fichero<text:span text:style-name="T1"> </text:span>imsmanifest.xml<text:span text:style-name="T1"> </text:span>del<text:span text:style-name="T1"> </text:span>scorm<text:span text:style-name="T1"> </text:span>deben<text:span text:style-name="T1"> </text:span>ser<text:span text:style-name="T1"> </text:span>globales<text:span text:style-name="T1"> </text:span>y<text:span text:style-name="T1"> </text:span>no<text:span text:style-name="T1"> </text:span>relativas.<text:span text:style-name="T1"> </text:span></text:p>
        </text:list-item>
      </text:list>
      <text:p text:style-name="P16"/>
      <text:list xml:id="list203012305" text:style-name="WW8Num25">
        <text:list-item>
          <text:p text:style-name="P87">Al<text:span text:style-name="T1"> </text:span>residir<text:span text:style-name="T1"> </text:span>el<text:span text:style-name="T1"> </text:span>fichero<text:span text:style-name="T1"> </text:span>imsmanifest.xml<text:span text:style-name="T1"> </text:span>en<text:span text:style-name="T1"> </text:span>el<text:span text:style-name="T1"> </text:span>servidor<text:span text:style-name="T1"> </text:span>de<text:span text:style-name="T1"> </text:span>la<text:span text:style-name="T1"> </text:span>Editorial,<text:span text:style-name="T1"> </text:span>la<text:span text:style-name="T1"> </text:span>creación<text:span text:style-name="T1"> </text:span>y<text:span text:style-name="T1"> </text:span>contenido<text:span text:style-name="T1"> </text:span>del<text:span text:style-name="T1"> </text:span>archivo<text:span text:style-name="T1"> </text:span>puede<text:span text:style-name="T1"> </text:span>ser<text:span text:style-name="T1"> </text:span>dinámica.<text:span text:style-name="T1"> </text:span>Esta<text:span text:style-name="T1"> </text:span>característica<text:span text:style-name="T1"> </text:span>la<text:span text:style-name="T1"> </text:span>puede<text:span text:style-name="T1"> </text:span>utilizar<text:span text:style-name="T1"> </text:span>la<text:span text:style-name="T1"> </text:span>Editorial<text:span text:style-name="T1"> </text:span>para<text:span text:style-name="T1"> </text:span>personalizar<text:span text:style-name="T1"> </text:span>las<text:span text:style-name="T1"> </text:span>direcciones<text:span text:style-name="T1"> </text:span>contenidas<text:span text:style-name="T1"> </text:span>en<text:span text:style-name="T1"> </text:span>el<text:span text:style-name="T1"> </text:span>archivo,<text:span text:style-name="T1"> </text:span>añadiendo<text:span text:style-name="T1"> </text:span>algún<text:span text:style-name="T1"> </text:span>tipo<text:span text:style-name="T1"> </text:span>de<text:span text:style-name="T1"> </text:span>token<text:span text:style-name="T1"> </text:span>o<text:span text:style-name="T1"> </text:span>ticket,<text:span text:style-name="T1"> </text:span>y<text:span text:style-name="T1"> </text:span>aprovechar<text:span text:style-name="T1"> </text:span>cuando<text:span text:style-name="T1"> </text:span>el<text:span text:style-name="T1"> </text:span>usuario<text:span text:style-name="T1"> </text:span>entre<text:span text:style-name="T1"> </text:span>en<text:span text:style-name="T1"> </text:span>el<text:span text:style-name="T1"> </text:span>contenido<text:span text:style-name="T1"> </text:span>para<text:span text:style-name="T1"> </text:span>bajar<text:span text:style-name="T1"> </text:span>las<text:span text:style-name="T1"> </text:span>cookies<text:span text:style-name="T1"> </text:span>que<text:span text:style-name="T1"> </text:span>su<text:span text:style-name="T1"> </text:span>sistema<text:span text:style-name="T1"> </text:span>necesite<text:span text:style-name="T1"> </text:span>para<text:span text:style-name="T1"> </text:span>la<text:span text:style-name="T1"> </text:span>navegación<text:span text:style-name="T1"> </text:span>dentro<text:span text:style-name="T1"> </text:span>del<text:span text:style-name="T1"> </text:span>scorm.<text:span text:style-name="T1"> </text:span>Es<text:span text:style-name="T1"> </text:span>decir,<text:span text:style-name="T1"> </text:span>el<text:span text:style-name="T1"> </text:span>fichero<text:span text:style-name="T1"> </text:span>imsmanifest.xml<text:span text:style-name="T1"> </text:span>se<text:span text:style-name="T1"> </text:span>puede<text:span text:style-name="T1"> </text:span>personalizar<text:span text:style-name="T1"> </text:span>para<text:span text:style-name="T1"> </text:span>cada<text:span text:style-name="T1"> </text:span>usuario<text:span text:style-name="T1"> </text:span>y<text:span text:style-name="T1"> </text:span>acceso.</text:p>
        </text:list-item>
      </text:list>
      <text:p text:style-name="P44"/>
      <text:p text:style-name="P16">Por otro lado, el contenido SCORM ha de estar codificado en formato UTF-8.</text:p>
      <text:p text:style-name="P16"/>
      <text:h text:style-name="P122" text:outline-level="2">Web<text:span text:style-name="T1"> </text:span>content</text:h>
      <text:p text:style-name="P30">Web<text:span text:style-name="T1"> </text:span>content<text:span text:style-name="T1"> </text:span>(o<text:span text:style-name="T1"> </text:span>contenido<text:span text:style-name="T1"> </text:span>web)<text:span text:style-name="T1"> </text:span>es<text:span text:style-name="T1"> </text:span>el<text:span text:style-name="T1"> </text:span>contenido<text:span text:style-name="T1"> </text:span>textual,<text:span text:style-name="T1"> </text:span>visual<text:span text:style-name="T1"> </text:span>o<text:span text:style-name="T1"> </text:span>auditivo<text:span text:style-name="T1"> </text:span>que<text:span text:style-name="T1"> </text:span>se<text:span text:style-name="T1"> </text:span>encuentra<text:span text:style-name="T1"> </text:span>como<text:span text:style-name="T1"> </text:span>parte<text:span text:style-name="T1"> </text:span>de<text:span text:style-name="T1"> </text:span>la<text:span text:style-name="T1"> </text:span>experiencia<text:span text:style-name="T1"> </text:span>del<text:span text:style-name="T1"> </text:span>usuario<text:span text:style-name="T1"> </text:span>en<text:span text:style-name="T1"> </text:span>los<text:span text:style-name="T1"> </text:span>sitios<text:span text:style-name="T1"> </text:span>web.<text:span text:style-name="T1"> </text:span>Puede<text:span text:style-name="T1"> </text:span>incluir,<text:span text:style-name="T1"> </text:span>entre<text:span text:style-name="T1"> </text:span>otras<text:span text:style-name="T1"> </text:span>cosas:<text:span text:style-name="T1"> </text:span>texto,<text:span text:style-name="T1"> </text:span>imágenes,<text:span text:style-name="T1"> </text:span>sonidos,<text:span text:style-name="T1"> </text:span>vídeos<text:span text:style-name="T1"> </text:span>y<text:span text:style-name="T1"> </text:span>animaciones.</text:p>
      <text:p text:style-name="P30"/>
      <text:p text:style-name="P23"><text:span text:style-name="T32">Se</text:span><text:span text:style-name="T28"> </text:span><text:span text:style-name="T32">añadió</text:span><text:span text:style-name="T28"> </text:span><text:span text:style-name="T32">este</text:span><text:span text:style-name="T28"> </text:span><text:span text:style-name="T32">tipo</text:span><text:span text:style-name="T28"> </text:span><text:span text:style-name="T32">porque</text:span><text:span text:style-name="T28"> </text:span><text:span text:style-name="T32">en</text:span><text:span text:style-name="T28"> </text:span><text:span text:style-name="T32">algunos</text:span><text:span text:style-name="T28"> </text:span><text:span text:style-name="T32">casos,</text:span><text:span text:style-name="T28"> </text:span><text:span text:style-name="T32">los</text:span><text:span text:style-name="T28"> </text:span><text:span text:style-name="T32">contenidos</text:span><text:span text:style-name="T28"> </text:span><text:span text:style-name="T32">no</text:span><text:span text:style-name="T28"> </text:span><text:span text:style-name="T32">se</text:span><text:span text:style-name="T28"> </text:span><text:span text:style-name="T32">pueden</text:span><text:span text:style-name="T28"> </text:span><text:span text:style-name="T32">pasar</text:span><text:span text:style-name="T28"> </text:span><text:span text:style-name="T32">a</text:span><text:span text:style-name="T28"> </text:span><text:span text:style-name="T32">formato</text:span><text:span text:style-name="T28"> </text:span><text:span text:style-name="T32">SCORM,</text:span><text:span text:style-name="T28"> </text:span><text:span text:style-name="T32">normalmente</text:span><text:span text:style-name="T28"> </text:span><text:span text:style-name="T32">esto</text:span><text:span text:style-name="T28"> </text:span><text:span text:style-name="T32">es</text:span><text:span text:style-name="T28"> </text:span><text:span text:style-name="T32">debido</text:span><text:span text:style-name="T28"> </text:span><text:span text:style-name="T32">a</text:span><text:span text:style-name="T28"> </text:span><text:span text:style-name="T32">que</text:span><text:span text:style-name="T28"> </text:span><text:span text:style-name="T32">los</text:span><text:span text:style-name="T28"> </text:span><text:span text:style-name="T32">contenidos</text:span><text:span text:style-name="T28"> </text:span><text:span text:style-name="T32">están</text:span><text:span text:style-name="T28"> </text:span><text:span text:style-name="T32">fuertemente</text:span><text:span text:style-name="T28"> </text:span><text:span text:style-name="T32">acoplados</text:span><text:span text:style-name="T28"> </text:span><text:span text:style-name="T32">a</text:span><text:span text:style-name="T28"> </text:span><text:span text:style-name="T32">un</text:span><text:span text:style-name="T28"> </text:span><text:span text:style-name="T32">EVA</text:span><text:span text:style-name="T28"> </text:span><text:span text:style-name="T32">propio,</text:span><text:span text:style-name="T28"> </text:span><text:span text:style-name="T32">ya</text:span><text:span text:style-name="T28"> </text:span><text:span text:style-name="T32">sea</text:span><text:span text:style-name="T28"> </text:span><text:span text:style-name="T32">porque</text:span><text:span text:style-name="T28"> </text:span><text:span text:style-name="T32">se</text:span><text:span text:style-name="T28"> </text:span><text:span text:style-name="T32">utiliza</text:span><text:span text:style-name="T28"> </text:span><text:span text:style-name="T32">una</text:span><text:span text:style-name="T28"> </text:span><text:span text:style-name="T32">base</text:span><text:span text:style-name="T28"> </text:span><text:span text:style-name="T32">de</text:span><text:span text:style-name="T28"> </text:span><text:span text:style-name="T32">datos</text:span><text:span text:style-name="T28"> </text:span><text:span text:style-name="T32">para</text:span><text:span text:style-name="T28"> </text:span><text:span text:style-name="T32">la</text:span><text:span text:style-name="T28"> </text:span><text:span text:style-name="T32">ejecución</text:span><text:span text:style-name="T28"> </text:span><text:span text:style-name="T32">del</text:span><text:span text:style-name="T28"> </text:span><text:span text:style-name="T32">contenido</text:span><text:span text:style-name="T28"> </text:span><text:span text:style-name="T32">o</text:span><text:span text:style-name="T28"> </text:span><text:span text:style-name="T32">porque</text:span><text:span text:style-name="T28"> </text:span><text:span text:style-name="T32">se</text:span><text:span text:style-name="T28"> </text:span><text:span text:style-name="T32">utiliza</text:span><text:span text:style-name="T28"> </text:span><text:span text:style-name="T32">un</text:span><text:span text:style-name="T28"> </text:span><text:span text:style-name="T32">servidor</text:span><text:span text:style-name="T28"> </text:span><text:span text:style-name="T32">web</text:span><text:span text:style-name="T28"> </text:span><text:span text:style-name="T32">(o</text:span><text:span text:style-name="T28"> </text:span><text:span text:style-name="T32">servidor</text:span><text:span text:style-name="T28"> </text:span><text:span text:style-name="T32">de</text:span><text:span text:style-name="T28"> </text:span><text:span text:style-name="T32">aplicaciones)</text:span><text:span text:style-name="T28"> </text:span><text:span text:style-name="T32">para</text:span><text:span text:style-name="T28"> </text:span><text:span text:style-name="T32">la</text:span><text:span text:style-name="T28"> </text:span><text:span text:style-name="T32">lógica</text:span><text:span text:style-name="T28"> </text:span><text:span text:style-name="T32">y</text:span><text:span text:style-name="T28"> </text:span><text:span text:style-name="T32">la</text:span><text:span text:style-name="T28"> </text:span><text:span text:style-name="T32">generación</text:span><text:span text:style-name="T28"> </text:span><text:span text:style-name="T32">de</text:span><text:span text:style-name="T28"> </text:span><text:span text:style-name="T32">las</text:span><text:span text:style-name="T28"> </text:span><text:span text:style-name="T32">páginas</text:span><text:span text:style-name="T28"> </text:span><text:span text:style-name="T32">HTML,</text:span><text:span text:style-name="T28"> </text:span><text:span text:style-name="T32">como</text:span><text:span text:style-name="T28"> </text:span><text:span text:style-name="T32">por</text:span><text:span text:style-name="T28"> </text:span><text:span text:style-name="T32">ejemplo</text:span><text:span text:style-name="T28"> </text:span><text:span text:style-name="T32">en</text:span><text:span text:style-name="T28"> </text:span><text:span text:style-name="T32">caso</text:span><text:span text:style-name="T28"> </text:span><text:span text:style-name="T32">de</text:span><text:span text:style-name="T28"> </text:span><text:span text:style-name="T32">utilizar</text:span><text:span text:style-name="T28"> </text:span><text:span text:style-name="T32">PHP,</text:span><text:span text:style-name="T28"> </text:span><text:span text:style-name="T32">asp.net,</text:span><text:span text:style-name="T28"> </text:span><text:span text:style-name="T32">jsp,</text:span><text:span text:style-name="T28"> </text:span><text:span text:style-name="T32">etc.</text:span></text:p>
      <text:p text:style-name="P23"><text:line-break/>En<text:span text:style-name="T1"> </text:span>este<text:span text:style-name="T1"> </text:span>caso,<text:span text:style-name="T1"> </text:span>para<text:span text:style-name="T1"> </text:span>el<text:span text:style-name="T1"> </text:span>seguimiento<text:span text:style-name="T1"> </text:span>de<text:span text:style-name="T1"> </text:span>la<text:span text:style-name="T1"> </text:span>actividad<text:span text:style-name="T1"> </text:span>del<text:span text:style-name="T1"> </text:span>alumno,<text:span text:style-name="T1"> </text:span>el<text:span text:style-name="T1"> </text:span>EVA<text:span text:style-name="T1"> </text:span>proveerá<text:span text:style-name="T1"> </text:span>un<text:span text:style-name="T1"> </text:span>servicio<text:span text:style-name="T1"> </text:span>web<text:span text:style-name="T1"> </text:span>al<text:span text:style-name="T1"> </text:span>que<text:span text:style-name="T1"> </text:span>llamarán<text:span text:style-name="T1"> </text:span>los<text:span text:style-name="T1"> </text:span>servidores<text:span text:style-name="T1"> </text:span>de<text:span text:style-name="T1"> </text:span>contenidos<text:span text:style-name="T1"> </text:span>para<text:span text:style-name="T1"> </text:span>informar<text:span text:style-name="T1"> </text:span>sobre<text:span text:style-name="T1"> </text:span>el<text:span text:style-name="T1"> </text:span>seguimiento<text:span text:style-name="T1"> </text:span>del<text:span text:style-name="T1"> </text:span>alumno.</text:p>
      <text:p text:style-name="P12"/>
      <text:h text:style-name="P112" text:outline-level="1">ESPECIFICACIÓN<text:span text:style-name="T1"> </text:span>DEL<text:span text:style-name="T1"> </text:span>PROTOCOLO<text:span text:style-name="T1"> </text:span>DE<text:span text:style-name="T1"> </text:span>COMUNICACIÓN<text:span text:style-name="T1"> </text:span>ENTRE<text:span text:style-name="T1"> </text:span>EL<text:span text:style-name="T1"> </text:span>EVA<text:span text:style-name="T1"> </text:span>Y<text:span text:style-name="T1"> </text:span>LA<text:span text:style-name="T1"> </text:span>EDITORIAL<text:span text:style-name="T1"> </text:span>EN<text:span text:style-name="T1"> </text:span>SERVICIOS<text:span text:style-name="T1"> </text:span>WEB<text:span text:style-name="T1"> </text:span>SOAP</text:h>
      <text:p text:style-name="P16">Para<text:span text:style-name="T1"> </text:span>conseguir<text:span text:style-name="T1"> </text:span>que<text:span text:style-name="T1"> </text:span>toda<text:span text:style-name="T1"> </text:span>la<text:span text:style-name="T1"> </text:span>comunicación<text:span text:style-name="T1"> </text:span>entre<text:span text:style-name="T1"> </text:span>el<text:span text:style-name="T1"> </text:span>EVA<text:span text:style-name="T1"> </text:span>y<text:span text:style-name="T1"> </text:span>la<text:span text:style-name="T1"> </text:span>Editorial<text:span text:style-name="T1"> </text:span>sea<text:span text:style-name="T1"> </text:span>independiente<text:span text:style-name="T1"> </text:span>de<text:span text:style-name="T1"> </text:span>la<text:span text:style-name="T1"> </text:span>tecnología<text:span text:style-name="T1"> </text:span>tanto<text:span text:style-name="T1"> </text:span>del<text:span text:style-name="T1"> </text:span>EVA<text:span text:style-name="T1"> </text:span>como<text:span text:style-name="T1"> </text:span>del<text:span text:style-name="T1"> </text:span>software<text:span text:style-name="T1"> </text:span>de<text:span text:style-name="T1"> </text:span>gestión<text:span text:style-name="T1"> </text:span>de<text:span text:style-name="T1"> </text:span>los<text:span text:style-name="T1"> </text:span>contenidos<text:span text:style-name="T1"> </text:span>digitales<text:span text:style-name="T1"> </text:span>de<text:span text:style-name="T1"> </text:span>la<text:span text:style-name="T1"> </text:span>Editorial,<text:span text:style-name="T1"> </text:span>se<text:span text:style-name="T1"> </text:span>define<text:span text:style-name="T1"> </text:span>este<text:span text:style-name="T1"> </text:span>protocolo<text:span text:style-name="T1"> </text:span>en<text:span text:style-name="T1"> </text:span>servicios<text:span text:style-name="T1"> </text:span>web<text:span text:style-name="T1"> </text:span>SOAP.</text:p>
      <text:p text:style-name="P16"/>
      <text:p text:style-name="P16">Esta especificación se puede consultar en el portal del proyecto, dentro del apartado de documentación (consultar sección Enlaces de interés de este documento para conocer el URL).</text:p>
      <text:p text:style-name="P16"/>
      <text:p text:style-name="P16">El<text:span text:style-name="T1"> </text:span>protocolo<text:span text:style-name="T1"> </text:span>define<text:span text:style-name="T1"> </text:span>tres<text:span text:style-name="T1"> </text:span>servicios<text:span text:style-name="T1"> </text:span>webs:</text:p>
      <text:list xml:id="list694937198" text:style-name="WW8Num12">
        <text:list-item>
          <text:p text:style-name="P88">Estructura<text:span text:style-name="T1"> </text:span>del<text:span text:style-name="T1"> </text:span>libro</text:p>
        </text:list-item>
        <text:list-item>
          <text:p text:style-name="P88">Autenticación/autorización</text:p>
        </text:list-item>
        <text:list-item>
          <text:p text:style-name="P88">Seguimiento</text:p>
        </text:list-item>
      </text:list>
      <text:p text:style-name="P16"/>
      <text:h text:style-name="P122" text:outline-level="2">Servicio<text:span text:style-name="T1"> </text:span>web<text:span text:style-name="T1"> </text:span>de<text:span text:style-name="T1"> </text:span>Estructura<text:span text:style-name="T1"> </text:span>del<text:span text:style-name="T1"> </text:span>libro</text:h>
      <text:p text:style-name="P16"/>
      <text:p text:style-name="P16">El<text:span text:style-name="T1"> </text:span>objectivo<text:span text:style-name="T1"> </text:span>principal<text:span text:style-name="T1"> </text:span>de<text:span text:style-name="T1"> </text:span>este<text:span text:style-name="T1"> </text:span>servicio<text:span text:style-name="T1"> </text:span>web<text:span text:style-name="T1"> </text:span>es<text:span text:style-name="T1"> </text:span>comunicar<text:span text:style-name="T1"> </text:span>al<text:span text:style-name="T1"> </text:span>EVA<text:span text:style-name="T1"> </text:span>el<text:span text:style-name="T1"> </text:span>catálogo<text:span text:style-name="T1"> </text:span>de<text:span text:style-name="T1"> </text:span>libros<text:span text:style-name="T1"> </text:span>de<text:span text:style-name="T1"> </text:span>la<text:span text:style-name="T1"> </text:span>Editorial<text:span text:style-name="T1"> </text:span>y<text:span text:style-name="T1"> </text:span>su<text:span text:style-name="T1"> </text:span>estructura<text:span text:style-name="T1"> </text:span>para<text:span text:style-name="T1"> </text:span>poder<text:span text:style-name="T1"> </text:span>acceder<text:span text:style-name="T1"> </text:span>a<text:span text:style-name="T1"> </text:span>sus<text:span text:style-name="T1"> </text:span>contenidos<text:span text:style-name="T1"> </text:span>desde<text:span text:style-name="T1"> </text:span>los<text:span text:style-name="T1"> </text:span>cursos<text:span text:style-name="T1"> </text:span>del<text:span text:style-name="T1"> </text:span>EVA.</text:p>
      <text:p text:style-name="P16"/>
      <text:p text:style-name="P16">La<text:span text:style-name="T1"> </text:span>parte<text:span text:style-name="T1"> </text:span>servidora<text:span text:style-name="T1"> </text:span>del<text:span text:style-name="T1"> </text:span>servicio<text:span text:style-name="T1"> </text:span>web<text:span text:style-name="T1"> </text:span>la<text:span text:style-name="T1"> </text:span>implementará<text:span text:style-name="T1"> </text:span>la<text:span text:style-name="T1"> </text:span>Editorial<text:span text:style-name="T1"> <text:s/></text:span>y<text:span text:style-name="T1"> </text:span>el<text:span text:style-name="T1"> </text:span>EVA<text:span text:style-name="T1"> </text:span>consumirá<text:span text:style-name="T1"> </text:span>el<text:span text:style-name="T1"> </text:span>servicio.</text:p>
      <text:p text:style-name="P16"/>
      <text:p text:style-name="P16">Este<text:span text:style-name="T1"> </text:span>servicio<text:span text:style-name="T1"> </text:span>web<text:span text:style-name="T1"> </text:span>permitirá<text:span text:style-name="T1"> </text:span>definir<text:span text:style-name="T1"> </text:span>la<text:span text:style-name="T1"> </text:span>granularidad<text:span text:style-name="T1"> </text:span>de<text:span text:style-name="T1"> </text:span>acceso<text:span text:style-name="T1"> </text:span>y<text:span text:style-name="T1"> </text:span>de<text:span text:style-name="T1"> </text:span>seguimiento<text:span text:style-name="T1"> </text:span>de<text:span text:style-name="T1"> </text:span>los<text:span text:style-name="T1"> </text:span>contenidos.</text:p>
      <text:p text:style-name="P16"/>
      <text:p text:style-name="P16">Aunque<text:span text:style-name="T1"> </text:span>la<text:span text:style-name="T1"> </text:span>unidad<text:span text:style-name="T1"> </text:span>de<text:span text:style-name="T1"> </text:span>venta<text:span text:style-name="T1"> </text:span>sea<text:span text:style-name="T1"> </text:span>el<text:span text:style-name="T1"> </text:span>libro<text:span text:style-name="T1"> </text:span>digital<text:span text:style-name="T1"> </text:span>(ISBN)<text:span text:style-name="T1"> </text:span>desde<text:span text:style-name="T1"> </text:span>el<text:span text:style-name="T1"> </text:span>EVA<text:span text:style-name="T1"> </text:span>es<text:span text:style-name="T1"> </text:span>más<text:span text:style-name="T1"> </text:span>interesante<text:span text:style-name="T1"> </text:span>tener<text:span text:style-name="T1"> </text:span>una<text:span text:style-name="T1"> </text:span>granularidad<text:span text:style-name="T1"> </text:span>más<text:span text:style-name="T1"> </text:span>fina<text:span text:style-name="T1"> </text:span>de<text:span text:style-name="T1"> </text:span>acceso<text:span text:style-name="T1"> </text:span>al<text:span text:style-name="T1"> </text:span>contenido,<text:span text:style-name="T1"> </text:span>por<text:span text:style-name="T1"> </text:span>eso<text:span text:style-name="T1"> </text:span>se<text:span text:style-name="T1"> </text:span>ha<text:span text:style-name="T1"> </text:span>añadido<text:span text:style-name="T1"> </text:span>los<text:span text:style-name="T1"> </text:span>conceptos<text:span text:style-name="T1"> </text:span>de<text:span text:style-name="T1"> </text:span>unidad<text:span text:style-name="T1"> </text:span>y<text:span text:style-name="T1"> </text:span>actividad.<text:span text:style-name="T1"> </text:span></text:p>
      <text:p text:style-name="P16">De<text:span text:style-name="T1"> </text:span>esta<text:span text:style-name="T1"> </text:span>manera,<text:span text:style-name="T1"> </text:span>a<text:span text:style-name="T1"> </text:span>nivel<text:span text:style-name="T1"> </text:span>de<text:span text:style-name="T1"> </text:span>curso<text:span text:style-name="T1"> </text:span>del<text:span text:style-name="T1"> </text:span>EVA,<text:span text:style-name="T1"> </text:span>se<text:span text:style-name="T1"> </text:span>podrían<text:span text:style-name="T1"> </text:span>tener<text:span text:style-name="T1"> </text:span>accesos<text:span text:style-name="T1"> </text:span>directos<text:span text:style-name="T1"> </text:span>a<text:span text:style-name="T1"> </text:span>unidades<text:span text:style-name="T1"> </text:span>y<text:span text:style-name="T1"> </text:span>actividades<text:span text:style-name="T1"> </text:span>del<text:span text:style-name="T1"> </text:span>libro<text:span text:style-name="T1"> </text:span>digital.<text:span text:style-name="T1"> </text:span></text:p>
      <text:p text:style-name="P16">Para<text:span text:style-name="T1"> </text:span>que<text:span text:style-name="T1"> </text:span>el<text:span text:style-name="T1"> </text:span>EVA<text:span text:style-name="T1"> </text:span>pueda<text:span text:style-name="T1"> </text:span>disponer<text:span text:style-name="T1"> </text:span>de<text:span text:style-name="T1"> </text:span>la<text:span text:style-name="T1"> </text:span>estructura<text:span text:style-name="T1"> </text:span>del<text:span text:style-name="T1"> </text:span>libro<text:span text:style-name="T1"> </text:span>en<text:span text:style-name="T1"> </text:span>unidades<text:span text:style-name="T1"> </text:span>y<text:span text:style-name="T1"> </text:span>actividades,<text:span text:style-name="T1"> </text:span>el<text:span text:style-name="T1"> </text:span>proveedor<text:span text:style-name="T1"> </text:span>de<text:span text:style-name="T1"> </text:span>contenidos<text:span text:style-name="T1"> </text:span>tiene<text:span text:style-name="T1"> </text:span>que<text:span text:style-name="T1"> </text:span>exponer<text:span text:style-name="T1"> </text:span>el<text:span text:style-name="T1"> </text:span>servicio<text:span text:style-name="T1"> </text:span>web<text:span text:style-name="T1"> </text:span>de<text:span text:style-name="T1"> </text:span>estructura<text:span text:style-name="T1"> </text:span>del<text:span text:style-name="T1"> </text:span>libro.<text:span text:style-name="T1"> </text:span></text:p>
      <text:p text:style-name="P16">Cuando<text:span text:style-name="T1"> </text:span>el<text:span text:style-name="T1"> </text:span>EVA<text:span text:style-name="T1"> </text:span>dispone<text:span text:style-name="T1"> </text:span>de<text:span text:style-name="T1"> </text:span>la<text:span text:style-name="T1"> </text:span>estructura<text:span text:style-name="T1"> </text:span>del<text:span text:style-name="T1"> </text:span>libro<text:span text:style-name="T1"> </text:span>en<text:span text:style-name="T1"> </text:span>unidades<text:span text:style-name="T1"> </text:span>y<text:span text:style-name="T1"> </text:span>actividades,<text:span text:style-name="T1"> </text:span>se<text:span text:style-name="T1"> </text:span>facilita<text:span text:style-name="T1"> </text:span>al<text:span text:style-name="T1"> </text:span>profesor<text:span text:style-name="T1"> </text:span>configurar<text:span text:style-name="T1"> </text:span>los<text:span text:style-name="T1"> </text:span>accesos<text:span text:style-name="T1"> </text:span>directos<text:span text:style-name="T1"> </text:span>a<text:span text:style-name="T1"> </text:span>las<text:span text:style-name="T1"> </text:span>unidades<text:span text:style-name="T1"> </text:span>y/o<text:span text:style-name="T1"> </text:span>actividades.</text:p>
      <text:p text:style-name="P16"/>
      <text:p text:style-name="P16">Nombre<text:span text:style-name="T1"> </text:span>del<text:span text:style-name="T1"> </text:span>servicio<text:span text:style-name="T1"> <text:s/></text:span>web:<text:span text:style-name="T1"> </text:span><text:span text:style-name="T15">wsEstructuraLibro</text:span></text:p>
      <text:p text:style-name="P16">El<text:span text:style-name="T1"> </text:span>archivo<text:span text:style-name="T1"> </text:span>WSDL<text:span text:style-name="T1"> </text:span>del<text:span text:style-name="T1"> </text:span>servicio<text:span text:style-name="T1"> </text:span>web<text:span text:style-name="T1"> </text:span>será<text:span text:style-name="T1"> </text:span>accessible<text:span text:style-name="T1"> </text:span>en<text:span text:style-name="T1"> </text:span>la<text:span text:style-name="T1"> </text:span>misma<text:span text:style-name="T1"> </text:span>dirección<text:span text:style-name="T1"> </text:span>que<text:span text:style-name="T1"> </text:span>el<text:span text:style-name="T1"> </text:span>servicio<text:span text:style-name="T1"> </text:span>web<text:span text:style-name="T1"> </text:span>pero<text:span text:style-name="T1"> </text:span>acabada<text:span text:style-name="T1"> </text:span>en<text:span text:style-name="T1"> </text:span><text:span text:style-name="T15">?wsdl</text:span><text:span text:style-name="T1"> </text:span>y<text:span text:style-name="T1"> </text:span>también<text:span text:style-name="T1"> </text:span>acabada<text:span text:style-name="T1"> </text:span>en<text:span text:style-name="T1"> </text:span><text:span text:style-name="T15">?WSDL</text:span></text:p>
      <text:p text:style-name="P16"/>
      <text:p text:style-name="P16"/>
      <text:p text:style-name="P16">Este<text:span text:style-name="T1"> </text:span>servicio<text:span text:style-name="T1"> </text:span>tiene<text:span text:style-name="T1"> </text:span>dos<text:span text:style-name="T1"> </text:span>métodos:</text:p>
      <text:list xml:id="list197930623" text:style-name="WW8Num9">
        <text:list-item>
          <text:p text:style-name="P89">ObtenerTodos</text:p>
        </text:list-item>
        <text:list-item>
          <text:p text:style-name="P89">ObtenerEstructura</text:p>
        </text:list-item>
      </text:list>
      <text:p text:style-name="P16"/>
      <text:p text:style-name="P12"/>
      <text:h text:style-name="P74" text:outline-level="3">Método<text:span text:style-name="T1"> </text:span>ObtenerTodos</text:h>
      <text:p text:style-name="P16">Este<text:span text:style-name="T1"> </text:span>método<text:span text:style-name="T1"> </text:span>actualmente<text:span text:style-name="T1"> </text:span>va<text:span text:style-name="T1"> </text:span>sin<text:span text:style-name="T1"> </text:span>encriptar.</text:p>
      <text:p text:style-name="P16">Devuelve<text:span text:style-name="T1"> </text:span>la<text:span text:style-name="T1"> </text:span>lista<text:span text:style-name="T1"> </text:span>de<text:span text:style-name="T1"> </text:span>todos<text:span text:style-name="T1"> </text:span>los<text:span text:style-name="T1"> </text:span>libros<text:span text:style-name="T1"> </text:span>que<text:span text:style-name="T1"> </text:span>están<text:span text:style-name="T1"> </text:span>dados<text:span text:style-name="T1"> </text:span>de<text:span text:style-name="T1"> </text:span>alta<text:span text:style-name="T1"> </text:span>como<text:span text:style-name="T1"> </text:span>libros<text:span text:style-name="T1"> </text:span>accesibles<text:span text:style-name="T1"> </text:span>para<text:span text:style-name="T1"> </text:span>el<text:span text:style-name="T1"> </text:span>usuario<text:span text:style-name="T1"> </text:span>EVA<text:span text:style-name="T1"> </text:span>autenticado<text:span text:style-name="T1"> </text:span>(el<text:span text:style-name="T1"> </text:span>que<text:span text:style-name="T1"> </text:span>se<text:span text:style-name="T1"> </text:span>envia<text:span text:style-name="T1"> </text:span>en<text:span text:style-name="T1"> </text:span>la<text:span text:style-name="T1"> </text:span>cabecera<text:span text:style-name="T1"> </text:span>del<text:span text:style-name="T1"> </text:span>mensaje)<text:span text:style-name="T1"> </text:span>y<text:span text:style-name="T1"> </text:span>si<text:span text:style-name="T1"> </text:span>se<text:span text:style-name="T1"> </text:span>especifica<text:span text:style-name="T1"> </text:span>el<text:span text:style-name="T1"> </text:span>centro,<text:span text:style-name="T1"> </text:span>para<text:span text:style-name="T1"> </text:span>ese<text:span text:style-name="T1"> </text:span>centro.</text:p>
      <text:p text:style-name="P16"/>
      <text:p text:style-name="P16">Paràmetros<text:span text:style-name="T1"> </text:span>de<text:span text:style-name="T1"> </text:span>entrada<text:span text:style-name="T1"> </text:span>del<text:span text:style-name="T1"> </text:span>método<text:span text:style-name="T1"> </text:span><text:span text:style-name="T15">ObtenerTodos</text:span></text:p>
      <text:p text:style-name="P16"/>
      <table:table table:name="Taula5" table:style-name="Taula5">
        <table:table-column table:style-name="Taula5.A"/>
        <table:table-column table:style-name="Taula5.B"/>
        <table:table-column table:style-name="Taula5.C"/>
        <table:table-column table:style-name="Taula5.D"/>
        <table:table-header-rows>
          <table:table-row table:style-name="Taula5.1">
            <table:table-cell table:style-name="Taula5.A1" office:value-type="string">
              <text:p text:style-name="P51"><text:span text:style-name="T37">L</text:span><text:span text:style-name="T37">ugar</text:span></text:p>
            </table:table-cell>
            <table:table-cell table:style-name="Taula5.A1" office:value-type="string">
              <text:p text:style-name="P51"><text:span text:style-name="T37">Nom</text:span><text:span text:style-name="T37">bre</text:span></text:p>
            </table:table-cell>
            <table:table-cell table:style-name="Taula5.A1" office:value-type="string">
              <text:p text:style-name="P50">Tipo</text:p>
            </table:table-cell>
            <table:table-cell table:style-name="Taula5.D1" office:value-type="string">
              <text:p text:style-name="P50">Descripción</text:p>
            </table:table-cell>
          </table:table-row>
        </table:table-header-rows>
        <table:table-row table:style-name="Taula5.2">
          <table:table-cell table:style-name="Taula5.A2" office:value-type="string">
            <text:p text:style-name="P57"><text:span text:style-name="T37">Cabecera</text:span><text:span text:style-name="T39"> </text:span></text:p>
          </table:table-cell>
          <table:table-cell table:style-name="Taula5.B2" office:value-type="string">
            <text:p text:style-name="P52">User</text:p>
          </table:table-cell>
          <table:table-cell table:style-name="Taula5.C2" office:value-type="string">
            <text:p text:style-name="P54">Obligatorio</text:p>
          </table:table-cell>
          <table:table-cell table:style-name="Taula5.D2" office:value-type="string">
            <text:p text:style-name="P58"><text:span text:style-name="T37">Usuario</text:span><text:span text:style-name="T39"> </text:span><text:span text:style-name="T37">de</text:span><text:span text:style-name="T39"> </text:span><text:span text:style-name="T37">acceso</text:span><text:span text:style-name="T39"> </text:span><text:span text:style-name="T37">del</text:span><text:span text:style-name="T39"> </text:span><text:span text:style-name="T37">EVA</text:span><text:span text:style-name="T39"> </text:span><text:span text:style-name="T37">para</text:span><text:span text:style-name="T39"> </text:span><text:span text:style-name="T37">poder</text:span><text:span text:style-name="T39"> </text:span><text:span text:style-name="T37">utilizar</text:span><text:span text:style-name="T39"> </text:span><text:span text:style-name="T37">el</text:span><text:span text:style-name="T39"> </text:span><text:span text:style-name="T37">servicio</text:span><text:span text:style-name="T39"> </text:span><text:span text:style-name="T37">web</text:span><text:span text:style-name="T39"> </text:span><text:span text:style-name="T37">de</text:span><text:span text:style-name="T39"> </text:span><text:span text:style-name="T37">la</text:span><text:span text:style-name="T39"> </text:span><text:span text:style-name="T37">Editorial.</text:span></text:p>
          </table:table-cell>
        </table:table-row>
        <table:table-row table:style-name="Taula5.1">
          <table:table-cell table:style-name="Taula5.A3" office:value-type="string">
            <text:p text:style-name="P55">Cabecera</text:p>
          </table:table-cell>
          <table:table-cell table:style-name="Taula5.B3" office:value-type="string">
            <text:p text:style-name="P52">Password</text:p>
          </table:table-cell>
          <table:table-cell table:style-name="Taula5.C3" office:value-type="string">
            <text:p text:style-name="P54">Obligatorio</text:p>
          </table:table-cell>
          <table:table-cell table:style-name="Taula5.D3" office:value-type="string">
            <text:p text:style-name="P58"><text:span text:style-name="T37">Contrase</text:span><text:span text:style-name="T37">ña</text:span><text:span text:style-name="T39"> </text:span><text:span text:style-name="T37">del</text:span><text:span text:style-name="T39"> </text:span><text:span text:style-name="T37">EVA</text:span><text:span text:style-name="T39"> </text:span><text:span text:style-name="T37">para</text:span><text:span text:style-name="T39"> </text:span><text:span text:style-name="T37">poder</text:span><text:span text:style-name="T39"> </text:span><text:span text:style-name="T37">utilizar</text:span><text:span text:style-name="T39"> </text:span><text:span text:style-name="T37">el</text:span><text:span text:style-name="T39"> </text:span><text:span text:style-name="T37">servicio</text:span><text:span text:style-name="T39"> </text:span><text:span text:style-name="T37">web</text:span><text:span text:style-name="T39"> </text:span><text:span text:style-name="T37">de</text:span><text:span text:style-name="T39"> </text:span><text:span text:style-name="T37">la</text:span><text:span text:style-name="T39"> </text:span><text:span text:style-name="T37">Editorial.</text:span></text:p>
          </table:table-cell>
        </table:table-row>
        <table:table-row table:style-name="Taula5.1">
          <table:table-cell table:style-name="Taula5.A4" office:value-type="string">
            <text:p text:style-name="P55">Cuerpo</text:p>
          </table:table-cell>
          <table:table-cell table:style-name="Taula5.B4" office:value-type="string">
            <text:p text:style-name="P52">IdCentro</text:p>
          </table:table-cell>
          <table:table-cell table:style-name="Taula5.C4" office:value-type="string">
            <text:p text:style-name="P54">Opcional</text:p>
          </table:table-cell>
          <table:table-cell table:style-name="Taula5.D4" office:value-type="string">
            <text:p text:style-name="P58"><text:span text:style-name="T37">Identificador</text:span><text:span text:style-name="T39"> </text:span><text:span text:style-name="T37">del</text:span><text:span text:style-name="T39"> </text:span><text:span text:style-name="T37">centro</text:span><text:span text:style-name="T39"> </text:span><text:span text:style-name="T37">educativo</text:span><text:span text:style-name="T39"> </text:span><text:span text:style-name="T37">desde</text:span><text:span text:style-name="T39"> </text:span><text:span text:style-name="T37">el</text:span><text:span text:style-name="T39"> </text:span><text:span text:style-name="T37">que</text:span><text:span text:style-name="T39"> </text:span><text:span text:style-name="T37">se</text:span><text:span text:style-name="T39"> </text:span><text:span text:style-name="T37">está</text:span><text:span text:style-name="T39"> </text:span><text:span text:style-name="T37">haciendo</text:span><text:span text:style-name="T39"> </text:span><text:span text:style-name="T37">la</text:span><text:span text:style-name="T39"> </text:span><text:span text:style-name="T37">llamada</text:span><text:span text:style-name="T39"> </text:span><text:span text:style-name="T37">al</text:span><text:span text:style-name="T39"> </text:span><text:span text:style-name="T37">servicio</text:span><text:span text:style-name="T39"> </text:span><text:span text:style-name="T37">web.</text:span></text:p>
          </table:table-cell>
        </table:table-row>
      </table:table>
      <text:p text:style-name="P16"/>
      <text:p text:style-name="P16">Parámetros<text:span text:style-name="T1"> </text:span>de<text:span text:style-name="T1"> </text:span>salida<text:span text:style-name="T1"> </text:span>del<text:span text:style-name="T1"> </text:span>método<text:span text:style-name="T1"> </text:span><text:span text:style-name="T15">ObtenerTodos</text:span></text:p>
      <text:p text:style-name="P16"/>
      <table:table table:name="Taula6" table:style-name="Taula6">
        <table:table-column table:style-name="Taula6.A"/>
        <table:table-column table:style-name="Taula6.B"/>
        <table:table-column table:style-name="Taula6.C"/>
        <table:table-column table:style-name="Taula6.D"/>
        <table:table-header-rows>
          <table:table-row table:style-name="Taula6.1">
            <table:table-cell table:style-name="Taula6.A1" office:value-type="string">
              <text:p text:style-name="P51"><text:span text:style-name="T37">L</text:span><text:span text:style-name="T37">ugar</text:span></text:p>
            </table:table-cell>
            <table:table-cell table:style-name="Taula6.A1" office:value-type="string">
              <text:p text:style-name="P51"><text:span text:style-name="T37">Nom</text:span><text:span text:style-name="T37">bre</text:span></text:p>
            </table:table-cell>
            <table:table-cell table:style-name="Taula6.A1" office:value-type="string">
              <text:p text:style-name="P50">Tipo</text:p>
            </table:table-cell>
            <table:table-cell table:style-name="Taula6.D1" office:value-type="string">
              <text:p text:style-name="P50">Descripción</text:p>
            </table:table-cell>
          </table:table-row>
        </table:table-header-rows>
        <table:table-row table:style-name="Taula6.2">
          <table:table-cell table:style-name="Taula6.A2" office:value-type="string">
            <text:p text:style-name="P57"><text:span text:style-name="T37">Cuerpo</text:span><text:span text:style-name="T39"> </text:span></text:p>
          </table:table-cell>
          <table:table-cell table:style-name="Taula6.B2" office:value-type="string">
            <text:p text:style-name="P53">Codigo</text:p>
          </table:table-cell>
          <table:table-cell table:style-name="Taula6.C2" office:value-type="string">
            <text:p text:style-name="P54">Obligatorio</text:p>
          </table:table-cell>
          <table:table-cell table:style-name="Taula6.D2" office:value-type="string">
            <text:p text:style-name="P58"><text:span text:style-name="T37">Código</text:span><text:span text:style-name="T39"> </text:span><text:span text:style-name="T37">identificador</text:span><text:span text:style-name="T39"> </text:span><text:span text:style-name="T37">de</text:span><text:span text:style-name="T39"> </text:span><text:span text:style-name="T37">la</text:span><text:span text:style-name="T39"> </text:span><text:span text:style-name="T37">respuesta.</text:span></text:p>
            <text:p text:style-name="P58"><text:span text:style-name="T37">Valores</text:span><text:span text:style-name="T39"> </text:span><text:span text:style-name="T37">posibles:</text:span></text:p>
            <text:list xml:id="list1506605939" text:style-name="WW8Num19">
              <text:list-item>
                <text:p text:style-name="P90"><text:span text:style-name="T26">(1):</text:span><text:span text:style-name="T27"> </text:span><text:span text:style-name="T26">Proceso</text:span><text:span text:style-name="T27"> </text:span><text:span text:style-name="T26">correcto</text:span></text:p>
              </text:list-item>
              <text:list-item>
                <text:p text:style-name="P90"><text:span text:style-name="T27"><text:s/></text:span><text:span text:style-name="T26">(0):</text:span><text:span text:style-name="T27"> </text:span><text:span text:style-name="T26">Error</text:span><text:span text:style-name="T27"> </text:span><text:span text:style-name="T26">inesperado</text:span></text:p>
              </text:list-item>
              <text:list-item>
                <text:p text:style-name="P90"><text:span text:style-name="T27"><text:s/></text:span><text:span text:style-name="T26">(-101):</text:span><text:span text:style-name="T27"> </text:span><text:span text:style-name="T26">Autenticación</text:span><text:span text:style-name="T27"> </text:span><text:span text:style-name="T26">incorrecta.</text:span><text:span text:style-name="T27"> </text:span><text:span text:style-name="T26">El</text:span><text:span text:style-name="T27"> </text:span><text:span text:style-name="T26">usuario</text:span><text:span text:style-name="T27"> </text:span><text:span text:style-name="T26">que</text:span><text:span text:style-name="T27"> </text:span><text:span text:style-name="T26">solicita</text:span><text:span text:style-name="T27"> </text:span><text:span text:style-name="T26">acceso</text:span><text:span text:style-name="T27"> </text:span><text:span text:style-name="T26">a</text:span><text:span text:style-name="T27"> </text:span><text:span text:style-name="T26">este</text:span><text:span text:style-name="T27"> </text:span><text:span text:style-name="T26">método</text:span><text:span text:style-name="T27"> </text:span><text:span text:style-name="T26">del</text:span><text:span text:style-name="T27"> </text:span><text:span text:style-name="T26">servicio</text:span><text:span text:style-name="T27"> </text:span><text:span text:style-name="T26">web</text:span><text:span text:style-name="T27"> </text:span><text:span text:style-name="T26">no</text:span><text:span text:style-name="T27"> </text:span><text:span text:style-name="T26">es</text:span><text:span text:style-name="T27"> </text:span><text:span text:style-name="T26">correcto.</text:span><text:span text:style-name="T27"> </text:span></text:p>
              </text:list-item>
              <text:list-item>
                <text:p text:style-name="P90"><text:span text:style-name="T27"><text:s/></text:span><text:span text:style-name="T26">(-102):</text:span><text:span text:style-name="T27"> </text:span><text:span text:style-name="T26">Autenticación</text:span><text:span text:style-name="T27"> </text:span><text:span text:style-name="T26">incorrecta.</text:span><text:span text:style-name="T27"> </text:span><text:span text:style-name="T26">El</text:span><text:span text:style-name="T27"> </text:span><text:span text:style-name="T26">usuario</text:span><text:span text:style-name="T27"> </text:span><text:span text:style-name="T26">que</text:span><text:span text:style-name="T27"> </text:span><text:span text:style-name="T26">sol·licita</text:span><text:span text:style-name="T27"> </text:span><text:span text:style-name="T26">acceso</text:span><text:span text:style-name="T27"> </text:span><text:span text:style-name="T26">a</text:span><text:span text:style-name="T27"> </text:span><text:span text:style-name="T26">este</text:span><text:span text:style-name="T27"> </text:span><text:span text:style-name="T26">método</text:span><text:span text:style-name="T27"> </text:span><text:span text:style-name="T26">del</text:span><text:span text:style-name="T27"> </text:span><text:span text:style-name="T26">servicio</text:span><text:span text:style-name="T27"> </text:span><text:span text:style-name="T26">web</text:span><text:span text:style-name="T27"> </text:span><text:span text:style-name="T26">no</text:span><text:span text:style-name="T27"> </text:span><text:span text:style-name="T26">tiene</text:span><text:span text:style-name="T27"> </text:span><text:span text:style-name="T26">permisos</text:span><text:span text:style-name="T27"> </text:span><text:span text:style-name="T26">suficientes.</text:span></text:p>
              </text:list-item>
            </text:list>
            <text:p text:style-name="P56"/>
          </table:table-cell>
        </table:table-row>
        <table:table-row table:style-name="Taula6.1">
          <table:table-cell table:style-name="Taula6.A3" office:value-type="string">
            <text:p text:style-name="P55">Cuerpo</text:p>
          </table:table-cell>
          <table:table-cell table:style-name="Taula6.B3" office:value-type="string">
            <text:p text:style-name="P53">Descripcion</text:p>
          </table:table-cell>
          <table:table-cell table:style-name="Taula6.C3" office:value-type="string">
            <text:p text:style-name="P54">Obligatorio</text:p>
          </table:table-cell>
          <table:table-cell table:style-name="Taula6.D3" office:value-type="string">
            <text:p text:style-name="P58"><text:span text:style-name="T37">Descripció</text:span><text:span text:style-name="T37">n</text:span><text:span text:style-name="T39"> </text:span><text:span text:style-name="T37">del</text:span><text:span text:style-name="T39"> </text:span><text:span text:style-name="T37">código</text:span><text:span text:style-name="T39"> </text:span><text:span text:style-name="T37">generado.</text:span></text:p>
          </table:table-cell>
        </table:table-row>
        <table:table-row table:style-name="Taula6.1">
          <table:table-cell table:style-name="Taula6.A4" office:value-type="string">
            <text:p text:style-name="P55">Cuerpo</text:p>
          </table:table-cell>
          <table:table-cell table:style-name="Taula6.B4" office:value-type="string">
            <text:p text:style-name="P53">Catalogo</text:p>
          </table:table-cell>
          <table:table-cell table:style-name="Taula6.C4" office:value-type="string">
            <text:p text:style-name="P54">Opcional</text:p>
          </table:table-cell>
          <table:table-cell table:style-name="Taula6.D4" office:value-type="string">
            <text:p text:style-name="P58"><text:span text:style-name="T37">Lista</text:span><text:span text:style-name="T39"> </text:span><text:span text:style-name="T37">de</text:span><text:span text:style-name="T39"> </text:span><text:span text:style-name="T37">libros,</text:span><text:span text:style-name="T39"> </text:span><text:span text:style-name="T37">expresada</text:span><text:span text:style-name="T39"> </text:span><text:span text:style-name="T37">en</text:span><text:span text:style-name="T39"> </text:span><text:span text:style-name="T37">XML.</text:span></text:p>
            <text:p text:style-name="P56"/>
            <text:p text:style-name="P56"/>
          </table:table-cell>
        </table:table-row>
      </table:table>
      <text:p text:style-name="P16"/>
      <text:p text:style-name="P16"/>
      <text:p text:style-name="P16">El<text:span text:style-name="T1"> </text:span>XML<text:span text:style-name="T1"> </text:span>de<text:span text:style-name="T1"> </text:span>respuesta<text:span text:style-name="T1"> </text:span>del<text:span text:style-name="T1"> </text:span>campo<text:span text:style-name="T1"> </text:span>Catalogo<text:span text:style-name="T1"> </text:span>tiene<text:span text:style-name="T1"> </text:span>el<text:span text:style-name="T1"> </text:span>siguiente<text:span text:style-name="T1"> </text:span>formato:</text:p>
      <text:p text:style-name="P16"/>
      <text:p text:style-name="P16"><text:span text:style-name="T1"><text:s text:c="15"/></text:span>&lt;libros&gt;</text:p>
      <text:p text:style-name="P16"><text:span text:style-name="T1"><text:s text:c="18"/></text:span>&lt;libro&gt;</text:p>
      <text:p text:style-name="P16"><text:span text:style-name="T1"><text:s text:c="21"/></text:span>&lt;ISBN&gt;1111111111&lt;/ISBN&gt;</text:p>
      <text:p text:style-name="P16"><text:span text:style-name="T1"><text:s text:c="21"/></text:span>&lt;titulo&gt;Libro<text:span text:style-name="T1"> </text:span>scorm<text:span text:style-name="T1"> </text:span>remot<text:span text:style-name="T1"> </text:span>sense<text:span text:style-name="T1"> </text:span>unidad&lt;/titulo&gt;</text:p>
      <text:p text:style-name="P16"><text:span text:style-name="T1"><text:s text:c="21"/></text:span>&lt;nivel&gt;1ESO&lt;/nivel&gt;</text:p>
      <text:p text:style-name="P16"><text:span text:style-name="T1"><text:s text:c="21"/></text:span>&lt;formato&gt;scorm&lt;/formato&gt;</text:p>
      <text:p text:style-name="P16"><text:span text:style-name="T1"><text:s text:c="18"/></text:span>&lt;/libro&gt;</text:p>
      <text:p text:style-name="P16"><text:span text:style-name="T1"><text:s text:c="18"/></text:span>&lt;libro&gt;</text:p>
      <text:p text:style-name="P16"><text:span text:style-name="T1"><text:s text:c="21"/></text:span>&lt;ISBN&gt;2222222222&lt;/ISBN&gt;</text:p>
      <text:p text:style-name="P16"><text:soft-page-break/><text:span text:style-name="T1"><text:s text:c="21"/></text:span>&lt;titulo&gt;Libro<text:span text:style-name="T1"> </text:span>contenido<text:span text:style-name="T1"> </text:span>remot<text:span text:style-name="T1"> </text:span>sense<text:span text:style-name="T1"> </text:span>unidad&lt;/titulo&gt;</text:p>
      <text:p text:style-name="P16"><text:span text:style-name="T1"><text:s text:c="21"/></text:span>&lt;nivel&gt;1ESO&lt;/nivel&gt;</text:p>
      <text:p text:style-name="P16"><text:span text:style-name="T1"><text:s text:c="21"/></text:span>&lt;formato&gt;webcontent&lt;/formato&gt;</text:p>
      <text:p text:style-name="P16"><text:span text:style-name="T1"><text:s text:c="18"/></text:span>&lt;/libro&gt;</text:p>
      <text:p text:style-name="P16"><text:span text:style-name="T1"><text:s text:c="18"/></text:span>&lt;libro&gt;</text:p>
      <text:p text:style-name="P16"><text:span text:style-name="T1"><text:s text:c="21"/></text:span>&lt;ISBN&gt;3333333333&lt;/ISBN&gt;</text:p>
      <text:p text:style-name="P16"><text:span text:style-name="T1"><text:s text:c="21"/></text:span>&lt;titulo&gt;Libro<text:span text:style-name="T1"> </text:span>scorm<text:span text:style-name="T1"> </text:span>remot<text:span text:style-name="T1"> </text:span>amb<text:span text:style-name="T1"> </text:span>dues<text:span text:style-name="T1"> </text:span>unidads&lt;/ns1:titulo&gt;</text:p>
      <text:p text:style-name="P16"><text:span text:style-name="T1"><text:s text:c="21"/></text:span>&lt;:nivel&gt;1ESO&lt;/nivel&gt;</text:p>
      <text:p text:style-name="P16"><text:span text:style-name="T1"><text:s text:c="21"/></text:span>&lt;formato&gt;scorm&lt;/formato&gt;</text:p>
      <text:p text:style-name="P16"><text:span text:style-name="T1"><text:s text:c="18"/></text:span>&lt;/libro&gt;</text:p>
      <text:p text:style-name="P16"><text:span text:style-name="T1"><text:s text:c="15"/></text:span>&lt;/libros&gt;</text:p>
      <text:p text:style-name="P16"/>
      <text:p text:style-name="P16"/>
      <table:table table:name="Taula7" table:style-name="Taula7">
        <table:table-column table:style-name="Taula7.A"/>
        <table:table-column table:style-name="Taula7.B"/>
        <table:table-column table:style-name="Taula7.C"/>
        <table:table-header-rows>
          <table:table-row table:style-name="Taula7.1">
            <table:table-cell table:style-name="Taula7.A1" office:value-type="string">
              <text:p text:style-name="P51"><text:span text:style-name="T37">Nom</text:span><text:span text:style-name="T37">bre</text:span></text:p>
            </table:table-cell>
            <table:table-cell table:style-name="Taula7.A1" office:value-type="string">
              <text:p text:style-name="P50">Tipo</text:p>
            </table:table-cell>
            <table:table-cell table:style-name="Taula7.C1" office:value-type="string">
              <text:p text:style-name="P50">Descripción</text:p>
            </table:table-cell>
          </table:table-row>
        </table:table-header-rows>
        <table:table-row table:style-name="Taula7.2">
          <table:table-cell table:style-name="Taula7.A2" office:value-type="string">
            <text:p text:style-name="P52">ISBN</text:p>
          </table:table-cell>
          <table:table-cell table:style-name="Taula7.B2" office:value-type="string">
            <text:p text:style-name="P54">Obligatorio</text:p>
          </table:table-cell>
          <table:table-cell table:style-name="Taula7.C2" office:value-type="string">
            <text:p text:style-name="P58"><text:span text:style-name="T37">ISBN</text:span><text:span text:style-name="T39"> </text:span><text:span text:style-name="T37">del</text:span><text:span text:style-name="T39"> </text:span><text:span text:style-name="T37">libro</text:span><text:span text:style-name="T39"> </text:span><text:span text:style-name="T37">digital</text:span></text:p>
          </table:table-cell>
        </table:table-row>
        <table:table-row table:style-name="Taula7.1">
          <table:table-cell table:style-name="Taula7.A3" office:value-type="string">
            <text:p text:style-name="P52">titulo</text:p>
          </table:table-cell>
          <table:table-cell table:style-name="Taula7.B3" office:value-type="string">
            <text:p text:style-name="P54">Obligatorio</text:p>
          </table:table-cell>
          <table:table-cell table:style-name="Taula7.C3" office:value-type="string">
            <text:p text:style-name="P58"><text:span text:style-name="T37">Títu</text:span><text:span text:style-name="T37">lo</text:span><text:span text:style-name="T39"> </text:span><text:span text:style-name="T37">identificativo</text:span><text:span text:style-name="T39"> </text:span><text:span text:style-name="T37">del</text:span><text:span text:style-name="T39"> </text:span><text:span text:style-name="T37">libro.</text:span></text:p>
          </table:table-cell>
        </table:table-row>
        <table:table-row table:style-name="Taula7.1">
          <table:table-cell table:style-name="Taula7.A4" office:value-type="string">
            <text:p text:style-name="P52">nivel</text:p>
          </table:table-cell>
          <table:table-cell table:style-name="Taula7.B4" office:value-type="string">
            <text:p text:style-name="P54">Obligatorio</text:p>
          </table:table-cell>
          <table:table-cell table:style-name="Taula7.C4" office:value-type="string">
            <text:p text:style-name="P58"><text:span text:style-name="T37">Nivell</text:span><text:span text:style-name="T39"> </text:span><text:span text:style-name="T37">educativo.</text:span><text:span text:style-name="T39"> </text:span><text:span text:style-name="T37">Hay</text:span><text:span text:style-name="T39"> </text:span><text:span text:style-name="T37">unos</text:span><text:span text:style-name="T39"> </text:span><text:span text:style-name="T37">valores</text:span><text:span text:style-name="T39"> </text:span><text:span text:style-name="T37">predefinidos</text:span><text:span text:style-name="T39"> </text:span><text:span text:style-name="T37">pero</text:span><text:span text:style-name="T39"> </text:span><text:span text:style-name="T37">si</text:span><text:span text:style-name="T39"> </text:span><text:span text:style-name="T37">hace</text:span><text:span text:style-name="T39"> </text:span><text:span text:style-name="T37">falta</text:span><text:span text:style-name="T39"> </text:span><text:span text:style-name="T37">se</text:span><text:span text:style-name="T39"> </text:span><text:span text:style-name="T37">pueden</text:span><text:span text:style-name="T39"> </text:span><text:span text:style-name="T37">usar</text:span><text:span text:style-name="T39"> </text:span><text:span text:style-name="T37">otros.</text:span></text:p>
            <text:p text:style-name="P60"><text:span text:style-name="T37">Valores</text:span><text:span text:style-name="T39"> </text:span><text:span text:style-name="T37">predefinidos:</text:span><text:span text:style-name="T43"> </text:span></text:p>
            <text:list xml:id="list1705286621" text:style-name="WW8Num27">
              <text:list-item>
                <text:p text:style-name="P64">1ESO</text:p>
              </text:list-item>
              <text:list-item>
                <text:p text:style-name="P64">2ESO</text:p>
              </text:list-item>
              <text:list-item>
                <text:p text:style-name="P64">3ESO</text:p>
              </text:list-item>
              <text:list-item>
                <text:p text:style-name="P64">4ESO</text:p>
              </text:list-item>
              <text:list-item>
                <text:p text:style-name="P64">1EP</text:p>
              </text:list-item>
              <text:list-item>
                <text:p text:style-name="P64">2EP</text:p>
              </text:list-item>
              <text:list-item>
                <text:p text:style-name="P64">3EP</text:p>
              </text:list-item>
              <text:list-item>
                <text:p text:style-name="P64">4EP</text:p>
              </text:list-item>
              <text:list-item>
                <text:p text:style-name="P64">5EP</text:p>
              </text:list-item>
              <text:list-item>
                <text:p text:style-name="P64">6EP</text:p>
              </text:list-item>
            </text:list>
          </table:table-cell>
        </table:table-row>
        <table:table-row table:style-name="Taula7.1">
          <table:table-cell table:style-name="Taula7.A5" office:value-type="string">
            <text:p text:style-name="P52">formato</text:p>
          </table:table-cell>
          <table:table-cell table:style-name="Taula7.B5" office:value-type="string">
            <text:p text:style-name="P54">Obligatorio</text:p>
          </table:table-cell>
          <table:table-cell table:style-name="Taula7.C5" office:value-type="string">
            <text:p text:style-name="P58"><text:span text:style-name="T37">Valor</text:span><text:span text:style-name="T37">es</text:span><text:span text:style-name="T39"> </text:span><text:span text:style-name="T37">posibles:</text:span><text:span text:style-name="T39"> </text:span></text:p>
            <text:list xml:id="list243216342" text:style-name="WW8Num18">
              <text:list-item>
                <text:p text:style-name="P66"><text:span text:style-name="T37">scorm:</text:span><text:span text:style-name="T39"> </text:span><text:span text:style-name="T37">contenidos</text:span><text:span text:style-name="T39"> </text:span><text:span text:style-name="T37">que</text:span><text:span text:style-name="T39"> </text:span><text:span text:style-name="T37">siguen</text:span><text:span text:style-name="T39"> </text:span><text:span text:style-name="T37">el</text:span><text:span text:style-name="T39"> </text:span><text:span text:style-name="T37">estándar</text:span><text:span text:style-name="T39"> </text:span><text:span text:style-name="T37">scorm.</text:span></text:p>
              </text:list-item>
              <text:list-item>
                <text:p text:style-name="P66"><text:span text:style-name="T37">webcontent:</text:span><text:span text:style-name="T39"> </text:span><text:span text:style-name="T37">contenidos</text:span><text:span text:style-name="T39"> </text:span><text:span text:style-name="T37">web,</text:span><text:span text:style-name="T39"> </text:span><text:span text:style-name="T37">es</text:span><text:span text:style-name="T39"> </text:span><text:span text:style-name="T37">decir,</text:span><text:span text:style-name="T39"> </text:span><text:span text:style-name="T37">contenidos</text:span><text:span text:style-name="T39"> </text:span><text:span text:style-name="T37">que</text:span><text:span text:style-name="T39"> </text:span><text:span text:style-name="T37">se</text:span><text:span text:style-name="T39"> </text:span><text:span text:style-name="T37">pueden</text:span><text:span text:style-name="T39"> </text:span><text:span text:style-name="T37">visualizar</text:span><text:span text:style-name="T39"> </text:span><text:span text:style-name="T37">en</text:span><text:span text:style-name="T39"> </text:span><text:span text:style-name="T37">un</text:span><text:span text:style-name="T39"> </text:span><text:span text:style-name="T37">navegador</text:span><text:span text:style-name="T39"> </text:span><text:span text:style-name="T37">web</text:span><text:span text:style-name="T39"> </text:span><text:span text:style-name="T37">estándard.</text:span></text:p>
              </text:list-item>
            </text:list>
          </table:table-cell>
        </table:table-row>
      </table:table>
      <text:p text:style-name="P16"/>
      <text:h text:style-name="P114" text:outline-level="4">Ejemplos</text:h>
      <text:p text:style-name="P16"/>
      <text:p text:style-name="P16"><text:span text:style-name="T15">Ejemplo</text:span><text:span text:style-name="T16"> </text:span><text:span text:style-name="T15">de</text:span><text:span text:style-name="T16"> </text:span><text:span text:style-name="T15">mensaje</text:span><text:span text:style-name="T16"> </text:span><text:span text:style-name="T15">SOAP</text:span><text:span text:style-name="T16"> </text:span><text:span text:style-name="T15">de</text:span><text:span text:style-name="T16"> </text:span><text:span text:style-name="T15">llamada</text:span><text:span text:style-name="T16"> </text:span><text:span text:style-name="T15">al</text:span><text:span text:style-name="T16"> </text:span><text:span text:style-name="T15">servicio</text:span><text:span text:style-name="T16"> </text:span><text:span text:style-name="T15">web</text:span></text:p>
      <text:p text:style-name="P16"/>
      <text:p text:style-name="P16">&lt;?xml<text:span text:style-name="T1"> </text:span>version="1.0"<text:span text:style-name="T1"> </text:span>encódigong="utf-8"?&gt;</text:p>
      <text:p text:style-name="P16">&lt;soapenv:Envelope<text:span text:style-name="T1"> </text:span>xmlns:soapenv="http://schemas.xmlsoap.org/soap/envelope/"<text:span text:style-name="T1"> </text:span>xmlns:est="http://educacio.gencat.cat/agora/estructuralibros/"&gt;</text:p>
      <text:p text:style-name="P16"><text:span text:style-name="T1"><text:s text:c="3"/></text:span>&lt;soapenv:Header&gt;</text:p>
      <text:p text:style-name="P16"><text:span text:style-name="T1"><text:s text:c="6"/></text:span>&lt;est:WSEAuthenticateHeader&gt;</text:p>
      <text:p text:style-name="P16"><text:span text:style-name="T1"><text:s text:c="9"/></text:span>&lt;!--Optional:--&gt;</text:p>
      <text:p text:style-name="P16"><text:span text:style-name="T1"><text:s text:c="9"/></text:span>&lt;est:User&gt;S1mul4d0r&lt;/est:User&gt;</text:p>
      <text:p text:style-name="P16"><text:span text:style-name="T1"><text:s text:c="9"/></text:span>&lt;!--Optional:--&gt;</text:p>
      <text:p text:style-name="P16"><text:span text:style-name="T1"><text:s text:c="9"/></text:span>&lt;est:Password&gt;ed1t0r14l&lt;/est:Password&gt;</text:p>
      <text:p text:style-name="P16"><text:soft-page-break/><text:span text:style-name="T1"><text:s text:c="6"/></text:span>&lt;/est:WSEAuthenticateHeader&gt;</text:p>
      <text:p text:style-name="P16"><text:span text:style-name="T1"><text:s text:c="3"/></text:span>&lt;/soapenv:Header&gt;</text:p>
      <text:p text:style-name="P16"><text:span text:style-name="T1"><text:s text:c="3"/></text:span>&lt;soapenv:Body&gt;</text:p>
      <text:p text:style-name="P16"><text:span text:style-name="T1"><text:s text:c="6"/></text:span>&lt;est:ObtenerTodos&gt;</text:p>
      <text:p text:style-name="P16"><text:span text:style-name="T1"><text:s text:c="9"/></text:span>&lt;!--Optional:--&gt;</text:p>
      <text:p text:style-name="P16"><text:span text:style-name="T1"><text:s text:c="9"/></text:span>&lt;est:IdCentro&gt;&lt;/est:IdCentro&gt;</text:p>
      <text:p text:style-name="P16"><text:span text:style-name="T1"><text:s text:c="6"/></text:span>&lt;/est:ObtenerTodos&gt;</text:p>
      <text:p text:style-name="P16"><text:span text:style-name="T1"><text:s text:c="3"/></text:span>&lt;/soapenv:Body&gt;</text:p>
      <text:p text:style-name="P16">&lt;/soapenv:Envelope&gt;</text:p>
      <text:p text:style-name="P19"/>
      <text:p text:style-name="P16"><text:span text:style-name="T15">Ejemplo</text:span><text:span text:style-name="T16"> </text:span><text:span text:style-name="T15">de</text:span><text:span text:style-name="T16"> </text:span><text:span text:style-name="T15">mensaje</text:span><text:span text:style-name="T16"> </text:span><text:span text:style-name="T15">SOAP</text:span><text:span text:style-name="T16"> </text:span><text:span text:style-name="T15">de</text:span><text:span text:style-name="T16"> </text:span><text:span text:style-name="T15">respuesta</text:span><text:span text:style-name="T16"> </text:span><text:span text:style-name="T15">a</text:span><text:span text:style-name="T16"> </text:span><text:span text:style-name="T15">la</text:span><text:span text:style-name="T16"> </text:span><text:span text:style-name="T15">llamada</text:span><text:span text:style-name="T16"> </text:span><text:span text:style-name="T15">al</text:span><text:span text:style-name="T16"> </text:span><text:span text:style-name="T15">servicio</text:span><text:span text:style-name="T16"> </text:span><text:span text:style-name="T15">web</text:span></text:p>
      <text:p text:style-name="P16"/>
      <text:p text:style-name="P16">&lt;?xml<text:span text:style-name="T1"> </text:span>version="1.0"<text:span text:style-name="T1"> </text:span>encódigong="utf-8"?&gt;</text:p>
      <text:p text:style-name="P16">&lt;SOAP-ENV:Envelope<text:span text:style-name="T1"> </text:span>xmlns:SOAP-ENV="http://schemas.xmlsoap.org/soap/envelope/"<text:span text:style-name="T1"> </text:span>xmlns:ns1="http://educacio.gencat.cat/agora/estructuralibros/"&gt;</text:p>
      <text:p text:style-name="P16"><text:span text:style-name="T1"><text:s text:c="3"/></text:span>&lt;SOAP-ENV:Body&gt;</text:p>
      <text:p text:style-name="P16"><text:span text:style-name="T1"><text:s text:c="6"/></text:span>&lt;ns1:ObtenerTodosResponse&gt;</text:p>
      <text:p text:style-name="P16"><text:span text:style-name="T1"><text:s text:c="9"/></text:span>&lt;ns1:ObtenerTodosResult&gt;</text:p>
      <text:p text:style-name="P16"><text:span text:style-name="T1"><text:s text:c="12"/></text:span>&lt;ns1:Catalogo&gt;</text:p>
      <text:p text:style-name="P16"><text:span text:style-name="T1"><text:s text:c="15"/></text:span>&lt;ns1:libros&gt;</text:p>
      <text:p text:style-name="P16"><text:span text:style-name="T1"><text:s text:c="18"/></text:span>&lt;ns1:libro&gt;</text:p>
      <text:p text:style-name="P16"><text:span text:style-name="T1"><text:s text:c="21"/></text:span>&lt;ns1:ISBN&gt;1111111111&lt;/ns1:ISBN&gt;</text:p>
      <text:p text:style-name="P16"><text:span text:style-name="T1"><text:s text:c="21"/></text:span>&lt;ns1:titulo&gt;Libro<text:span text:style-name="T1"> </text:span>scorm<text:span text:style-name="T1"> </text:span>remot<text:span text:style-name="T1"> </text:span>sense<text:span text:style-name="T1"> </text:span>unidad&lt;/ns1:titulo&gt;</text:p>
      <text:p text:style-name="P16"><text:span text:style-name="T1"><text:s text:c="21"/></text:span>&lt;ns1:nivel&gt;1ESO&lt;/ns1:nivel&gt;</text:p>
      <text:p text:style-name="P16"><text:span text:style-name="T1"><text:s text:c="21"/></text:span>&lt;ns1:formato&gt;scorm&lt;/ns1:formato&gt;</text:p>
      <text:p text:style-name="P16"><text:span text:style-name="T1"><text:s text:c="18"/></text:span>&lt;/ns1:libro&gt;</text:p>
      <text:p text:style-name="P16"><text:span text:style-name="T1"><text:s text:c="18"/></text:span>&lt;ns1:libro&gt;</text:p>
      <text:p text:style-name="P16"><text:span text:style-name="T1"><text:s text:c="21"/></text:span>&lt;ns1:ISBN&gt;2222222222&lt;/ns1:ISBN&gt;</text:p>
      <text:p text:style-name="P16"><text:span text:style-name="T1"><text:s text:c="21"/></text:span>&lt;ns1:titulo&gt;Libro<text:span text:style-name="T1"> </text:span>contenido<text:span text:style-name="T1"> </text:span>remot<text:span text:style-name="T1"> </text:span>sense<text:span text:style-name="T1"> </text:span>unidad&lt;/ns1:titulo&gt;</text:p>
      <text:p text:style-name="P16"><text:span text:style-name="T1"><text:s text:c="21"/></text:span>&lt;ns1:nivel&gt;1ESO&lt;/ns1:nivel&gt;</text:p>
      <text:p text:style-name="P16"><text:span text:style-name="T1"><text:s text:c="21"/></text:span>&lt;ns1:formato&gt;webcontent&lt;/ns1:formato&gt;</text:p>
      <text:p text:style-name="P16"><text:span text:style-name="T1"><text:s text:c="18"/></text:span>&lt;/ns1:libro&gt;</text:p>
      <text:p text:style-name="P16"><text:span text:style-name="T1"><text:s text:c="18"/></text:span>&lt;ns1:libro&gt;</text:p>
      <text:p text:style-name="P16"><text:span text:style-name="T1"><text:s text:c="21"/></text:span>&lt;ns1:ISBN&gt;3333333333&lt;/ns1:ISBN&gt;</text:p>
      <text:p text:style-name="P16"><text:span text:style-name="T1"><text:s text:c="21"/></text:span>&lt;ns1:titulo&gt;Libro<text:span text:style-name="T1"> </text:span>scorm<text:span text:style-name="T1"> </text:span>remot<text:span text:style-name="T1"> </text:span>amb<text:span text:style-name="T1"> </text:span>dues<text:span text:style-name="T1"> </text:span>unidads&lt;/ns1:titulo&gt;</text:p>
      <text:p text:style-name="P16"><text:span text:style-name="T1"><text:s text:c="21"/></text:span>&lt;ns1:nivel&gt;1ESO&lt;/ns1:nivel&gt;</text:p>
      <text:p text:style-name="P16"><text:span text:style-name="T1"><text:s text:c="21"/></text:span>&lt;ns1:formato&gt;scorm&lt;/ns1:formato&gt;</text:p>
      <text:p text:style-name="P16"><text:span text:style-name="T1"><text:s text:c="18"/></text:span>&lt;/ns1:libro&gt;</text:p>
      <text:p text:style-name="P16"><text:span text:style-name="T1"><text:s text:c="18"/></text:span>&lt;ns1:libro&gt;</text:p>
      <text:p text:style-name="P16"><text:span text:style-name="T1"><text:s text:c="21"/></text:span>&lt;ns1:ISBN&gt;4444444444&lt;/ns1:ISBN&gt;</text:p>
      <text:p text:style-name="P16"><text:span text:style-name="T1"><text:s text:c="21"/></text:span>&lt;ns1:titulo&gt;Libro<text:span text:style-name="T1"> </text:span>contenido<text:span text:style-name="T1"> </text:span>remot<text:span text:style-name="T1"> </text:span>amb<text:span text:style-name="T1"> </text:span>dues<text:span text:style-name="T1"> </text:span>unidads&lt;/ns1:titulo&gt;</text:p>
      <text:p text:style-name="P16"><text:span text:style-name="T1"><text:s text:c="21"/></text:span>&lt;ns1:nivel&gt;1ESO&lt;/ns1:nivel&gt;</text:p>
      <text:p text:style-name="P16"><text:span text:style-name="T1"><text:s text:c="21"/></text:span>&lt;ns1:formato&gt;webcontent&lt;/ns1:formato&gt;<text:span text:style-name="T1"> <text:s text:c="20"/></text:span></text:p>
      <text:p text:style-name="P16"><text:span text:style-name="T1"><text:s text:c="18"/></text:span>&lt;/ns1:libro&gt;</text:p>
      <text:p text:style-name="P16"><text:span text:style-name="T1"><text:s text:c="18"/></text:span>&lt;ns1:libro&gt;</text:p>
      <text:p text:style-name="P16"><text:span text:style-name="T1"><text:s text:c="21"/></text:span>&lt;ns1:ISBN&gt;5555555555&lt;/ns1:ISBN&gt;</text:p>
      <text:p text:style-name="P16"><text:span text:style-name="T1"><text:s text:c="21"/></text:span>&lt;ns1:titulo&gt;Libro<text:span text:style-name="T1"> </text:span>scorm<text:span text:style-name="T1"> </text:span>remot<text:span text:style-name="T1"> </text:span>amb<text:span text:style-name="T1"> </text:span>dues<text:span text:style-name="T1"> </text:span>Actividads&lt;/ns1:titulo&gt;</text:p>
      <text:p text:style-name="P16"><text:span text:style-name="T1"><text:s text:c="21"/></text:span>&lt;ns1:nivel&gt;2ESO&lt;/ns1:nivel&gt;</text:p>
      <text:p text:style-name="P16"><text:span text:style-name="T1"><text:s text:c="21"/></text:span>&lt;ns1:formato&gt;scorm&lt;/ns1:formato&gt;<text:span text:style-name="T1"> <text:s text:c="20"/></text:span></text:p>
      <text:p text:style-name="P16"><text:span text:style-name="T1"><text:s text:c="18"/></text:span>&lt;/ns1:libro&gt;</text:p>
      <text:p text:style-name="P16"><text:span text:style-name="T1"><text:s text:c="18"/></text:span>&lt;ns1:libro&gt;</text:p>
      <text:p text:style-name="P16"><text:span text:style-name="T1"><text:s text:c="21"/></text:span>&lt;ns1:ISBN&gt;6666666666&lt;/ns1:ISBN&gt;</text:p>
      <text:p text:style-name="P16"><text:span text:style-name="T1"><text:s text:c="21"/></text:span>&lt;ns1:titulo&gt;Libro<text:span text:style-name="T1"> </text:span>contenido<text:span text:style-name="T1"> </text:span>remot<text:span text:style-name="T1"> </text:span>amb<text:span text:style-name="T1"> </text:span>dues<text:span text:style-name="T1"> </text:span>Actividads&lt;/ns1:titulo&gt;</text:p>
      <text:p text:style-name="P16"><text:span text:style-name="T1"><text:s text:c="21"/></text:span>&lt;ns1:nivel&gt;2ESO&lt;/ns1:nivel&gt;</text:p>
      <text:p text:style-name="P16"><text:span text:style-name="T1"><text:s text:c="21"/></text:span>&lt;ns1:formato&gt;webcontent&lt;/ns1:formato&gt;<text:span text:style-name="T1"> <text:s text:c="20"/></text:span></text:p>
      <text:p text:style-name="P16"><text:span text:style-name="T1"><text:s text:c="18"/></text:span>&lt;/ns1:libro&gt;</text:p>
      <text:p text:style-name="P16"><text:soft-page-break/><text:span text:style-name="T1"><text:s text:c="15"/></text:span>&lt;/ns1:libros&gt;</text:p>
      <text:p text:style-name="P16"><text:span text:style-name="T1"><text:s text:c="12"/></text:span>&lt;/ns1:Catalogo&gt;</text:p>
      <text:p text:style-name="P16"><text:span text:style-name="T1"><text:s text:c="12"/></text:span>&lt;ns1:Código&gt;1&lt;/ns1:Código&gt;</text:p>
      <text:p text:style-name="P16"><text:span text:style-name="T1"><text:s text:c="12"/></text:span>&lt;ns1:Descripcion&gt;procés<text:span text:style-name="T1"> </text:span>correcte&lt;/ns1:Descripcion&gt;</text:p>
      <text:p text:style-name="P16"><text:span text:style-name="T1"><text:s text:c="9"/></text:span>&lt;/ns1:ObtenerTodosResult&gt;</text:p>
      <text:p text:style-name="P16"><text:span text:style-name="T1"><text:s text:c="6"/></text:span>&lt;/ns1:ObtenerTodosResponse&gt;</text:p>
      <text:p text:style-name="P16"><text:span text:style-name="T1"><text:s text:c="3"/></text:span>&lt;/SOAP-ENV:Body&gt;</text:p>
      <text:p text:style-name="P16">&lt;/SOAP-ENV:Envelope&gt;</text:p>
      <text:p text:style-name="P19"/>
      <text:p text:style-name="P19"/>
      <text:h text:style-name="P74" text:outline-level="3">Método<text:span text:style-name="T1"> </text:span>ObtenerEstructura</text:h>
      <text:p text:style-name="P16"/>
      <text:p text:style-name="P16">Este<text:span text:style-name="T1"> </text:span>método<text:span text:style-name="T1"> </text:span>actualmente<text:span text:style-name="T1"> </text:span>va<text:span text:style-name="T1"> </text:span>sin<text:span text:style-name="T1"> </text:span>encriptar.</text:p>
      <text:p text:style-name="P16">El<text:span text:style-name="T1"> </text:span>objetivo<text:span text:style-name="T1"> </text:span>de<text:span text:style-name="T1"> </text:span>este<text:span text:style-name="T1"> </text:span>método<text:span text:style-name="T1"> </text:span>es<text:span text:style-name="T1"> </text:span>obtener<text:span text:style-name="T1"> </text:span>la<text:span text:style-name="T1"> </text:span>estructura<text:span text:style-name="T1"> </text:span>de<text:span text:style-name="T1"> </text:span>un<text:span text:style-name="T1"> </text:span>libro.</text:p>
      <text:p text:style-name="P16"/>
      <text:p text:style-name="P16">Parámetros<text:span text:style-name="T1"> </text:span>de<text:span text:style-name="T1"> </text:span>entrada<text:span text:style-name="T1"> </text:span>del<text:span text:style-name="T1"> </text:span>método<text:span text:style-name="T1"> </text:span><text:span text:style-name="T15">ObtenerEstructura</text:span></text:p>
      <text:p text:style-name="P16"/>
      <table:table table:name="Taula8" table:style-name="Taula8">
        <table:table-column table:style-name="Taula8.A"/>
        <table:table-column table:style-name="Taula8.B"/>
        <table:table-column table:style-name="Taula8.C"/>
        <table:table-column table:style-name="Taula8.D"/>
        <table:table-header-rows>
          <table:table-row table:style-name="Taula8.1">
            <table:table-cell table:style-name="Taula8.A1" office:value-type="string">
              <text:p text:style-name="P50">Lugar</text:p>
            </table:table-cell>
            <table:table-cell table:style-name="Taula8.A1" office:value-type="string">
              <text:p text:style-name="P51"><text:span text:style-name="T37">Nom</text:span><text:span text:style-name="T37">bre</text:span></text:p>
            </table:table-cell>
            <table:table-cell table:style-name="Taula8.A1" office:value-type="string">
              <text:p text:style-name="P50">Tipo</text:p>
            </table:table-cell>
            <table:table-cell table:style-name="Taula8.D1" office:value-type="string">
              <text:p text:style-name="P50">Descripción</text:p>
            </table:table-cell>
          </table:table-row>
        </table:table-header-rows>
        <table:table-row table:style-name="Taula8.2">
          <table:table-cell table:style-name="Taula8.A2" office:value-type="string">
            <text:p text:style-name="P57"><text:span text:style-name="T37">Cabecera</text:span><text:span text:style-name="T39"> </text:span></text:p>
          </table:table-cell>
          <table:table-cell table:style-name="Taula8.B2" office:value-type="string">
            <text:p text:style-name="P52">User</text:p>
          </table:table-cell>
          <table:table-cell table:style-name="Taula8.C2" office:value-type="string">
            <text:p text:style-name="P54">Obligatorio</text:p>
          </table:table-cell>
          <table:table-cell table:style-name="Taula8.D2" office:value-type="string">
            <text:p text:style-name="P58"><text:span text:style-name="T37">Usuario</text:span><text:span text:style-name="T39"> </text:span><text:span text:style-name="T37">de</text:span><text:span text:style-name="T39"> </text:span><text:span text:style-name="T37">acceso</text:span><text:span text:style-name="T39"> </text:span><text:span text:style-name="T37">del</text:span><text:span text:style-name="T39"> </text:span><text:span text:style-name="T37">EVA</text:span><text:span text:style-name="T39"> </text:span><text:span text:style-name="T37">para</text:span><text:span text:style-name="T39"> </text:span><text:span text:style-name="T37">poder</text:span><text:span text:style-name="T39"> </text:span><text:span text:style-name="T37">utilizar</text:span><text:span text:style-name="T39"> </text:span><text:span text:style-name="T37">el</text:span><text:span text:style-name="T39"> </text:span><text:span text:style-name="T37">servicio</text:span><text:span text:style-name="T39"> </text:span><text:span text:style-name="T37">web</text:span><text:span text:style-name="T39"> </text:span><text:span text:style-name="T37">de</text:span><text:span text:style-name="T39"> </text:span><text:span text:style-name="T37">la</text:span><text:span text:style-name="T39"> </text:span><text:span text:style-name="T37">Editorial.</text:span></text:p>
          </table:table-cell>
        </table:table-row>
        <table:table-row table:style-name="Taula8.1">
          <table:table-cell table:style-name="Taula8.A3" office:value-type="string">
            <text:p text:style-name="P55">Cabecera</text:p>
          </table:table-cell>
          <table:table-cell table:style-name="Taula8.B3" office:value-type="string">
            <text:p text:style-name="P52">Password</text:p>
          </table:table-cell>
          <table:table-cell table:style-name="Taula8.C3" office:value-type="string">
            <text:p text:style-name="P54">Obligatorio</text:p>
          </table:table-cell>
          <table:table-cell table:style-name="Taula8.D3" office:value-type="string">
            <text:p text:style-name="P58"><text:span text:style-name="T37">Contraseña</text:span><text:span text:style-name="T37">a</text:span><text:span text:style-name="T39"> </text:span><text:span text:style-name="T37">del</text:span><text:span text:style-name="T39"> </text:span><text:span text:style-name="T37">EVA</text:span><text:span text:style-name="T39"> </text:span><text:span text:style-name="T37">para</text:span><text:span text:style-name="T39"> </text:span><text:span text:style-name="T37">poder</text:span><text:span text:style-name="T39"> </text:span><text:span text:style-name="T37">utilizar</text:span><text:span text:style-name="T39"> </text:span><text:span text:style-name="T37">el</text:span><text:span text:style-name="T39"> </text:span><text:span text:style-name="T37">servicio</text:span><text:span text:style-name="T39"> </text:span><text:span text:style-name="T37">web</text:span><text:span text:style-name="T39"> </text:span><text:span text:style-name="T37">de</text:span><text:span text:style-name="T39"> </text:span><text:span text:style-name="T37">la</text:span><text:span text:style-name="T39"> </text:span><text:span text:style-name="T37">Editorial.</text:span></text:p>
          </table:table-cell>
        </table:table-row>
        <table:table-row table:style-name="Taula8.1">
          <table:table-cell table:style-name="Taula8.A4" office:value-type="string">
            <text:p text:style-name="P55">Cuerpo</text:p>
          </table:table-cell>
          <table:table-cell table:style-name="Taula8.B4" office:value-type="string">
            <text:p text:style-name="P52">ISBN</text:p>
          </table:table-cell>
          <table:table-cell table:style-name="Taula8.C4" office:value-type="string">
            <text:p text:style-name="P54">Obligatorio</text:p>
          </table:table-cell>
          <table:table-cell table:style-name="Taula8.D4" office:value-type="string">
            <text:p text:style-name="P58"><text:span text:style-name="T37">ISBN</text:span><text:span text:style-name="T39"> </text:span><text:span text:style-name="T37">del</text:span><text:span text:style-name="T39"> </text:span><text:span text:style-name="T37">libro</text:span><text:span text:style-name="T39"> </text:span><text:span text:style-name="T37">digital.</text:span></text:p>
          </table:table-cell>
        </table:table-row>
      </table:table>
      <text:p text:style-name="P16"/>
      <text:p text:style-name="P16">Parámetros<text:span text:style-name="T1"> </text:span>de<text:span text:style-name="T1"> </text:span>salida<text:span text:style-name="T1"> </text:span>del<text:span text:style-name="T1"> </text:span>método<text:span text:style-name="T1"> </text:span><text:span text:style-name="T15">ObtenerEstructura</text:span></text:p>
      <text:p text:style-name="P16"/>
      <table:table table:name="Taula9" table:style-name="Taula9">
        <table:table-column table:style-name="Taula9.A"/>
        <table:table-column table:style-name="Taula9.B"/>
        <table:table-column table:style-name="Taula9.C"/>
        <table:table-column table:style-name="Taula9.D"/>
        <table:table-header-rows>
          <table:table-row table:style-name="Taula9.1">
            <table:table-cell table:style-name="Taula9.A1" office:value-type="string">
              <text:p text:style-name="P50">Lloc</text:p>
            </table:table-cell>
            <table:table-cell table:style-name="Taula9.A1" office:value-type="string">
              <text:p text:style-name="P50">Nom</text:p>
            </table:table-cell>
            <table:table-cell table:style-name="Taula9.A1" office:value-type="string">
              <text:p text:style-name="P50">Tipus</text:p>
            </table:table-cell>
            <table:table-cell table:style-name="Taula9.D1" office:value-type="string">
              <text:p text:style-name="P50">Descripció</text:p>
            </table:table-cell>
          </table:table-row>
        </table:table-header-rows>
        <table:table-row table:style-name="Taula9.2">
          <table:table-cell table:style-name="Taula9.A2" office:value-type="string">
            <text:p text:style-name="P57"><text:span text:style-name="T37">Cuerpo</text:span><text:span text:style-name="T39"> </text:span></text:p>
          </table:table-cell>
          <table:table-cell table:style-name="Taula9.B2" office:value-type="string">
            <text:p text:style-name="P53">Código</text:p>
          </table:table-cell>
          <table:table-cell table:style-name="Taula9.C2" office:value-type="string">
            <text:p text:style-name="P54">Obligatorio</text:p>
          </table:table-cell>
          <table:table-cell table:style-name="Taula9.D2" office:value-type="string">
            <text:p text:style-name="P58"><text:span text:style-name="T37">Código</text:span><text:span text:style-name="T39"> </text:span><text:span text:style-name="T37">identificador</text:span><text:span text:style-name="T39"> </text:span><text:span text:style-name="T37">de</text:span><text:span text:style-name="T39"> </text:span><text:span text:style-name="T37">la</text:span><text:span text:style-name="T39"> </text:span><text:span text:style-name="T37">respuesta.</text:span></text:p>
            <text:p text:style-name="P58"><text:span text:style-name="T37">Valores</text:span><text:span text:style-name="T39"> </text:span><text:span text:style-name="T37">posibles:</text:span></text:p>
            <text:list xml:id="list1173757013" text:continue-list="list1506605939" text:style-name="WW8Num19">
              <text:list-item>
                <text:p text:style-name="P90"><text:span text:style-name="T26">(1):</text:span><text:span text:style-name="T27"> </text:span><text:span text:style-name="T26">Proceso</text:span><text:span text:style-name="T27"> </text:span><text:span text:style-name="T26">correcto.</text:span></text:p>
              </text:list-item>
              <text:list-item>
                <text:p text:style-name="P90"><text:span text:style-name="T27"><text:s/></text:span><text:span text:style-name="T26">(0):</text:span><text:span text:style-name="T27"> </text:span><text:span text:style-name="T26">Error</text:span><text:span text:style-name="T27"> </text:span><text:span text:style-name="T26">inesperado.</text:span></text:p>
              </text:list-item>
              <text:list-item>
                <text:p text:style-name="P90"><text:span text:style-name="T27"><text:s/></text:span><text:span text:style-name="T26">(-101):</text:span><text:span text:style-name="T27"> </text:span><text:span text:style-name="T26">Autenticación</text:span><text:span text:style-name="T27"> </text:span><text:span text:style-name="T26">incorrecta.</text:span><text:span text:style-name="T27"> </text:span><text:span text:style-name="T26">El</text:span><text:span text:style-name="T27"> </text:span><text:span text:style-name="T26">usuario</text:span><text:span text:style-name="T27"> </text:span><text:span text:style-name="T26">que</text:span><text:span text:style-name="T27"> </text:span><text:span text:style-name="T26">solicita</text:span><text:span text:style-name="T27"> </text:span><text:span text:style-name="T26">acceso</text:span><text:span text:style-name="T27"> </text:span><text:span text:style-name="T26">a</text:span><text:span text:style-name="T27"> </text:span><text:span text:style-name="T26">este</text:span><text:span text:style-name="T27"> </text:span><text:span text:style-name="T26">método</text:span><text:span text:style-name="T27"> </text:span><text:span text:style-name="T26">del</text:span><text:span text:style-name="T27"> </text:span><text:span text:style-name="T26">servicio</text:span><text:span text:style-name="T27"> </text:span><text:span text:style-name="T26">web</text:span><text:span text:style-name="T27"> </text:span><text:span text:style-name="T26">no</text:span><text:span text:style-name="T27"> </text:span><text:span text:style-name="T26">es</text:span><text:span text:style-name="T27"> </text:span><text:span text:style-name="T26">correcto.</text:span><text:span text:style-name="T27"> </text:span></text:p>
              </text:list-item>
              <text:list-item>
                <text:p text:style-name="P90"><text:span text:style-name="T27"><text:s/></text:span><text:span text:style-name="T26">(-102):</text:span><text:span text:style-name="T27"> </text:span><text:span text:style-name="T26">Autenticación</text:span><text:span text:style-name="T27"> </text:span><text:span text:style-name="T26">incorrecta.</text:span><text:span text:style-name="T27"> </text:span><text:span text:style-name="T26">El</text:span><text:span text:style-name="T27"> </text:span><text:span text:style-name="T26">usuario</text:span><text:span text:style-name="T27"> </text:span><text:span text:style-name="T26">que</text:span><text:span text:style-name="T27"> </text:span><text:span text:style-name="T26">solicita</text:span><text:span text:style-name="T27"> </text:span><text:span text:style-name="T26">acceso</text:span><text:span text:style-name="T27"> </text:span><text:span text:style-name="T26">a</text:span><text:span text:style-name="T27"> </text:span><text:span text:style-name="T26">este</text:span><text:span text:style-name="T27"> </text:span><text:span text:style-name="T26">método</text:span><text:span text:style-name="T27"> </text:span><text:span text:style-name="T26">del</text:span><text:span text:style-name="T27"> </text:span><text:span text:style-name="T26">servicio</text:span><text:span text:style-name="T27"> </text:span><text:span text:style-name="T26">web</text:span><text:span text:style-name="T27"> </text:span><text:span text:style-name="T26">no</text:span><text:span text:style-name="T27"> </text:span><text:span text:style-name="T26">tiene</text:span><text:span text:style-name="T27"> </text:span><text:span text:style-name="T26">permisos</text:span><text:span text:style-name="T27"> </text:span><text:span text:style-name="T26">suficientes.</text:span></text:p>
              </text:list-item>
            </text:list>
            <text:p text:style-name="P56"/>
          </table:table-cell>
        </table:table-row>
        <table:table-row table:style-name="Taula9.1">
          <table:table-cell table:style-name="Taula9.A3" office:value-type="string">
            <text:p text:style-name="P55">Cuerpo</text:p>
          </table:table-cell>
          <table:table-cell table:style-name="Taula9.B3" office:value-type="string">
            <text:p text:style-name="P53">Descripcion</text:p>
          </table:table-cell>
          <table:table-cell table:style-name="Taula9.C3" office:value-type="string">
            <text:p text:style-name="P54">Obligatorio</text:p>
          </table:table-cell>
          <table:table-cell table:style-name="Taula9.D3" office:value-type="string">
            <text:p text:style-name="P58"><text:span text:style-name="T37">Descripció</text:span><text:span text:style-name="T37">n</text:span><text:span text:style-name="T39"> </text:span><text:span text:style-name="T37">del</text:span><text:span text:style-name="T39"> </text:span><text:span text:style-name="T37">código</text:span><text:span text:style-name="T39"> </text:span><text:span text:style-name="T37">generado.</text:span></text:p>
          </table:table-cell>
        </table:table-row>
        <table:table-row table:style-name="Taula9.1">
          <table:table-cell table:style-name="Taula9.A4" office:value-type="string">
            <text:p text:style-name="P55">Cuerpo</text:p>
          </table:table-cell>
          <table:table-cell table:style-name="Taula9.B4" office:value-type="string">
            <text:p text:style-name="P53">Libros</text:p>
          </table:table-cell>
          <table:table-cell table:style-name="Taula9.C4" office:value-type="string">
            <text:p text:style-name="P54">Opcional</text:p>
          </table:table-cell>
          <table:table-cell table:style-name="Taula9.D4" office:value-type="string">
            <text:p text:style-name="P58"><text:span text:style-name="T37">Estructura</text:span><text:span text:style-name="T39"> </text:span><text:span text:style-name="T37">del</text:span><text:span text:style-name="T39"> </text:span><text:span text:style-name="T37">libro,</text:span><text:span text:style-name="T39"> </text:span><text:span text:style-name="T37">expresada</text:span><text:span text:style-name="T39"> </text:span><text:span text:style-name="T37">en</text:span><text:span text:style-name="T39"> </text:span><text:span text:style-name="T37">XML</text:span></text:p>
            <text:p text:style-name="P56"/>
            <text:p text:style-name="P56"/>
          </table:table-cell>
        </table:table-row>
      </table:table>
      <text:p text:style-name="P16"/>
      <text:p text:style-name="P16"/>
      <text:p text:style-name="P16">El<text:span text:style-name="T1"> </text:span>XML<text:span text:style-name="T1"> </text:span>de<text:span text:style-name="T1"> </text:span>respuesta<text:span text:style-name="T1"> </text:span>del<text:span text:style-name="T1"> </text:span>campo<text:span text:style-name="T1"> </text:span><text:span text:style-name="T15">Libros</text:span><text:span text:style-name="T1"> </text:span>tiene<text:span text:style-name="T1"> </text:span>el<text:span text:style-name="T1"> </text:span>siguiente<text:span text:style-name="T1"> </text:span>formato:</text:p>
      <text:p text:style-name="P16"/>
      <text:p text:style-name="P16"><text:span text:style-name="T1"><text:s text:c="15"/></text:span>&lt;libros&gt;</text:p>
      <text:p text:style-name="P16"><text:span text:style-name="T1"><text:s text:c="18"/></text:span>&lt;libro&gt;</text:p>
      <text:p text:style-name="P16"><text:span text:style-name="T1"><text:s text:c="21"/></text:span>&lt;ISBN&gt;6666666666&lt;/ISBN&gt;</text:p>
      <text:p text:style-name="P16"><text:soft-page-break/><text:span text:style-name="T1"><text:s text:c="21"/></text:span>&lt;titulo&gt;Libro<text:span text:style-name="T1"> </text:span>contenido<text:span text:style-name="T1"> </text:span>remot<text:span text:style-name="T1"> </text:span>amb<text:span text:style-name="T1"> </text:span>dues<text:span text:style-name="T1"> </text:span>Actividads&lt;/titulo&gt;</text:p>
      <text:p text:style-name="P16"><text:span text:style-name="T1"><text:s text:c="21"/></text:span>&lt;nivel&gt;2ESO&lt;/nivel&gt;</text:p>
      <text:p text:style-name="P16"><text:span text:style-name="T1"><text:s text:c="21"/></text:span>&lt;formato&gt;webcontent&lt;/formato&gt;</text:p>
      <text:p text:style-name="P16"><text:span text:style-name="T1"><text:s text:c="21"/></text:span>&lt;unidades&gt;</text:p>
      <text:p text:style-name="P16"><text:span text:style-name="T1"><text:s text:c="24"/></text:span>&lt;unidad&gt;</text:p>
      <text:p text:style-name="P16"><text:span text:style-name="T1"><text:s text:c="27"/></text:span>&lt;id&gt;1&lt;/id&gt;</text:p>
      <text:p text:style-name="P16"><text:span text:style-name="T1"><text:s text:c="27"/></text:span>&lt;titulo&gt;Unidad<text:span text:style-name="T1"> </text:span>1&lt;/titulo&gt;</text:p>
      <text:p text:style-name="P16"><text:span text:style-name="T1"><text:s text:c="27"/></text:span>&lt;orden&gt;1&lt;/orden&gt;</text:p>
      <text:p text:style-name="P16"><text:span text:style-name="T1"><text:s text:c="27"/></text:span>&lt;actividades&gt;</text:p>
      <text:p text:style-name="P16"><text:span text:style-name="T1"><text:s text:c="30"/></text:span>&lt;actividad&gt;</text:p>
      <text:p text:style-name="P16"><text:span text:style-name="T1"><text:s text:c="33"/></text:span>&lt;id&gt;1&lt;/id&gt;</text:p>
      <text:p text:style-name="P16"><text:span text:style-name="T1"><text:s text:c="33"/></text:span>&lt;titulo&gt;Actividad<text:span text:style-name="T1"> </text:span>1&lt;/titulo&gt;</text:p>
      <text:p text:style-name="P16"><text:span text:style-name="T1"><text:s text:c="33"/></text:span>&lt;orden&gt;1&lt;/orden&gt;</text:p>
      <text:p text:style-name="P16"><text:span text:style-name="T1"><text:s text:c="30"/></text:span>&lt;/actividad&gt;</text:p>
      <text:p text:style-name="P16"><text:span text:style-name="T1"><text:s text:c="30"/></text:span>&lt;actividad&gt;</text:p>
      <text:p text:style-name="P16"><text:span text:style-name="T1"><text:s text:c="33"/></text:span>&lt;id&gt;2&lt;/id&gt;</text:p>
      <text:p text:style-name="P16"><text:span text:style-name="T1"><text:s text:c="33"/></text:span>&lt;titulo&gt;Actividad<text:span text:style-name="T1"> </text:span>2&lt;/titulo&gt;</text:p>
      <text:p text:style-name="P16"><text:span text:style-name="T1"><text:s text:c="33"/></text:span>&lt;orden&gt;2&lt;/orden&gt;</text:p>
      <text:p text:style-name="P16"><text:span text:style-name="T1"><text:s text:c="30"/></text:span>&lt;/actividad&gt;</text:p>
      <text:p text:style-name="P16"><text:span text:style-name="T1"><text:s text:c="27"/></text:span>&lt;/actividades&gt;</text:p>
      <text:p text:style-name="P16"><text:span text:style-name="T1"><text:s text:c="24"/></text:span>&lt;/unidad&gt;</text:p>
      <text:p text:style-name="P16"><text:span text:style-name="T1"><text:s text:c="24"/></text:span>&lt;unidad&gt;</text:p>
      <text:p text:style-name="P16"><text:span text:style-name="T1"><text:s text:c="27"/></text:span>&lt;id&gt;2&lt;/id&gt;</text:p>
      <text:p text:style-name="P16"><text:span text:style-name="T1"><text:s text:c="27"/></text:span>&lt;titulo&gt;Unidad<text:span text:style-name="T1"> </text:span>2&lt;/titulo&gt;</text:p>
      <text:p text:style-name="P16"><text:span text:style-name="T1"><text:s text:c="27"/></text:span>&lt;orden&gt;2&lt;/orden&gt;</text:p>
      <text:p text:style-name="P16"><text:span text:style-name="T1"><text:s text:c="27"/></text:span>&lt;actividades&gt;</text:p>
      <text:p text:style-name="P16"><text:span text:style-name="T1"><text:s text:c="30"/></text:span>&lt;actividad&gt;</text:p>
      <text:p text:style-name="P16"><text:span text:style-name="T1"><text:s text:c="33"/></text:span>&lt;id&gt;1&lt;/id&gt;</text:p>
      <text:p text:style-name="P16"><text:span text:style-name="T1"><text:s text:c="33"/></text:span>&lt;titulo&gt;Actividad<text:span text:style-name="T1"> </text:span>1&lt;/titulo&gt;</text:p>
      <text:p text:style-name="P16"><text:span text:style-name="T1"><text:s text:c="33"/></text:span>&lt;orden&gt;1&lt;/orden&gt;</text:p>
      <text:p text:style-name="P16"><text:span text:style-name="T1"><text:s text:c="30"/></text:span>&lt;/actividad&gt;</text:p>
      <text:p text:style-name="P16"><text:span text:style-name="T1"><text:s text:c="30"/></text:span>&lt;actividad&gt;</text:p>
      <text:p text:style-name="P16"><text:span text:style-name="T1"><text:s text:c="33"/></text:span>&lt;id&gt;2&lt;/id&gt;</text:p>
      <text:p text:style-name="P16"><text:span text:style-name="T1"><text:s text:c="33"/></text:span>&lt;titulo&gt;Actividad<text:span text:style-name="T1"> </text:span>2&lt;/titulo&gt;</text:p>
      <text:p text:style-name="P16"><text:span text:style-name="T1"><text:s text:c="33"/></text:span>&lt;orden&gt;2&lt;/orden&gt;</text:p>
      <text:p text:style-name="P16"><text:span text:style-name="T1"><text:s text:c="30"/></text:span>&lt;/actividad&gt;</text:p>
      <text:p text:style-name="P16"><text:span text:style-name="T1"><text:s text:c="27"/></text:span>&lt;/actividades&gt;</text:p>
      <text:p text:style-name="P16"><text:span text:style-name="T1"><text:s text:c="24"/></text:span>&lt;/unidad&gt;</text:p>
      <text:p text:style-name="P16"><text:span text:style-name="T1"><text:s text:c="21"/></text:span>&lt;/unidades&gt;</text:p>
      <text:p text:style-name="P16"><text:span text:style-name="T1"><text:s text:c="18"/></text:span>&lt;/libro&gt;</text:p>
      <text:p text:style-name="P16"><text:span text:style-name="T1"><text:s text:c="15"/></text:span>&lt;/libros&gt;</text:p>
      <text:p text:style-name="P16"/>
      <text:p text:style-name="P16"/>
      <table:table table:name="Taula10" table:style-name="Taula10">
        <table:table-column table:style-name="Taula10.A"/>
        <table:table-column table:style-name="Taula10.B"/>
        <table:table-column table:style-name="Taula10.C"/>
        <table:table-header-rows>
          <table:table-row table:style-name="Taula10.1">
            <table:table-cell table:style-name="Taula10.A1" office:value-type="string">
              <text:p text:style-name="P51"><text:span text:style-name="T37">Nom</text:span><text:span text:style-name="T37">bre</text:span></text:p>
            </table:table-cell>
            <table:table-cell table:style-name="Taula10.A1" office:value-type="string">
              <text:p text:style-name="P50">Tipo</text:p>
            </table:table-cell>
            <table:table-cell table:style-name="Taula10.C1" office:value-type="string">
              <text:p text:style-name="P50">Descripción</text:p>
            </table:table-cell>
          </table:table-row>
        </table:table-header-rows>
        <table:table-row table:style-name="Taula10.2">
          <table:table-cell table:style-name="Taula10.A2" office:value-type="string">
            <text:p text:style-name="P52">ISBN</text:p>
          </table:table-cell>
          <table:table-cell table:style-name="Taula10.B2" office:value-type="string">
            <text:p text:style-name="P54">Obligatorio</text:p>
          </table:table-cell>
          <table:table-cell table:style-name="Taula10.C2" office:value-type="string">
            <text:p text:style-name="P58"><text:span text:style-name="T37">ISBN</text:span><text:span text:style-name="T39"> </text:span><text:span text:style-name="T37">del</text:span><text:span text:style-name="T39"> </text:span><text:span text:style-name="T37">libro</text:span><text:span text:style-name="T39"> </text:span><text:span text:style-name="T37">digital.</text:span></text:p>
          </table:table-cell>
        </table:table-row>
        <table:table-row table:style-name="Taula10.1">
          <table:table-cell table:style-name="Taula10.A3" office:value-type="string">
            <text:p text:style-name="P52">titulo</text:p>
          </table:table-cell>
          <table:table-cell table:style-name="Taula10.B3" office:value-type="string">
            <text:p text:style-name="P54">Obligatorio</text:p>
          </table:table-cell>
          <table:table-cell table:style-name="Taula10.C3" office:value-type="string">
            <text:p text:style-name="P58"><text:span text:style-name="T37">Título</text:span><text:span text:style-name="T39"> </text:span><text:span text:style-name="T37">identificativo</text:span><text:span text:style-name="T39"> </text:span><text:span text:style-name="T37">del</text:span><text:span text:style-name="T39"> </text:span><text:span text:style-name="T37">libro.</text:span></text:p>
          </table:table-cell>
        </table:table-row>
        <table:table-row table:style-name="Taula10.1">
          <table:table-cell table:style-name="Taula10.A4" office:value-type="string">
            <text:p text:style-name="P52">nivel</text:p>
          </table:table-cell>
          <table:table-cell table:style-name="Taula10.B4" office:value-type="string">
            <text:p text:style-name="P54">Obligatorio</text:p>
          </table:table-cell>
          <table:table-cell table:style-name="Taula10.C4" office:value-type="string">
            <text:p text:style-name="P56">Nivel<text:span text:style-name="T1"> </text:span>educativo.<text:span text:style-name="T1"> </text:span>Hay<text:span text:style-name="T1"> </text:span>unos<text:span text:style-name="T1"> </text:span>valores<text:span text:style-name="T1"> </text:span>predefinidos<text:span text:style-name="T1"> </text:span>pero<text:span text:style-name="T1"> </text:span>si<text:span text:style-name="T1"> </text:span>hace<text:span text:style-name="T1"> </text:span>falta<text:span text:style-name="T1"> </text:span>se<text:span text:style-name="T1"> </text:span>pueden<text:span text:style-name="T1"> </text:span>utilizar<text:span text:style-name="T1"> </text:span>otros.</text:p>
            <text:p text:style-name="P60"><text:span text:style-name="T37">Valores</text:span><text:span text:style-name="T39"> </text:span><text:span text:style-name="T37">predefinidos:</text:span><text:span text:style-name="T43"> </text:span></text:p>
            <text:list xml:id="list1464144767" text:continue-list="list1705286621" text:style-name="WW8Num27">
              <text:list-item>
                <text:p text:style-name="P64">1ESO</text:p>
              </text:list-item>
              <text:list-item>
                <text:p text:style-name="P64">2ESO</text:p>
              </text:list-item>
              <text:list-item>
                <text:p text:style-name="P64">3ESO</text:p>
              </text:list-item>
              <text:list-item>
                <text:p text:style-name="P64"><text:soft-page-break/>4ESO</text:p>
              </text:list-item>
              <text:list-item>
                <text:p text:style-name="P64">1EP</text:p>
              </text:list-item>
              <text:list-item>
                <text:p text:style-name="P64">2EP</text:p>
              </text:list-item>
              <text:list-item>
                <text:p text:style-name="P64">3EP</text:p>
              </text:list-item>
              <text:list-item>
                <text:p text:style-name="P64">4EP</text:p>
              </text:list-item>
              <text:list-item>
                <text:p text:style-name="P64">5EP</text:p>
              </text:list-item>
              <text:list-item>
                <text:p text:style-name="P64">6EP</text:p>
              </text:list-item>
            </text:list>
          </table:table-cell>
        </table:table-row>
        <table:table-row table:style-name="Taula10.1">
          <table:table-cell table:style-name="Taula10.A5" office:value-type="string">
            <text:p text:style-name="P52">formato</text:p>
          </table:table-cell>
          <table:table-cell table:style-name="Taula10.B5" office:value-type="string">
            <text:p text:style-name="P54">Obligatorio</text:p>
          </table:table-cell>
          <table:table-cell table:style-name="Taula10.C5" office:value-type="string">
            <text:p text:style-name="P58"><text:span text:style-name="T37">Valor</text:span><text:span text:style-name="T37">es</text:span><text:span text:style-name="T39"> </text:span><text:span text:style-name="T37">posibles:</text:span><text:span text:style-name="T39"> </text:span></text:p>
            <text:list xml:id="list1983956707" text:continue-list="list243216342" text:style-name="WW8Num18">
              <text:list-item>
                <text:p text:style-name="P66"><text:span text:style-name="T37">scorm:</text:span><text:span text:style-name="T39"> </text:span><text:span text:style-name="T37">contenidos</text:span><text:span text:style-name="T39"> </text:span><text:span text:style-name="T37">que</text:span><text:span text:style-name="T39"> </text:span><text:span text:style-name="T37">siguen</text:span><text:span text:style-name="T39"> </text:span><text:span text:style-name="T37">el</text:span><text:span text:style-name="T39"> </text:span><text:span text:style-name="T37">estándard</text:span><text:span text:style-name="T39"> </text:span><text:span text:style-name="T37">scorm.</text:span></text:p>
              </text:list-item>
              <text:list-item>
                <text:p text:style-name="P66"><text:span text:style-name="T37">webcontent:</text:span><text:span text:style-name="T39"> </text:span><text:span text:style-name="T37">contenidos</text:span><text:span text:style-name="T39"> </text:span><text:span text:style-name="T37">web,</text:span><text:span text:style-name="T39"> </text:span><text:span text:style-name="T37">és</text:span><text:span text:style-name="T39"> </text:span><text:span text:style-name="T37">decir,</text:span><text:span text:style-name="T39"> </text:span><text:span text:style-name="T37">contenidos</text:span><text:span text:style-name="T39"> </text:span><text:span text:style-name="T37">que</text:span><text:span text:style-name="T39"> </text:span><text:span text:style-name="T37">se</text:span><text:span text:style-name="T39"> </text:span><text:span text:style-name="T37">pueden</text:span><text:span text:style-name="T39"> </text:span><text:span text:style-name="T37">visualizar</text:span><text:span text:style-name="T39"> </text:span><text:span text:style-name="T37">en</text:span><text:span text:style-name="T39"> </text:span><text:span text:style-name="T37">un</text:span><text:span text:style-name="T39"> </text:span><text:span text:style-name="T37">navegador</text:span><text:span text:style-name="T39"> </text:span><text:span text:style-name="T37">web</text:span><text:span text:style-name="T39"> </text:span><text:span text:style-name="T37">estándard.</text:span></text:p>
              </text:list-item>
            </text:list>
          </table:table-cell>
        </table:table-row>
        <table:table-row table:style-name="Taula10.1">
          <table:table-cell table:style-name="Taula10.A6" office:value-type="string">
            <text:p text:style-name="P52">Unidades</text:p>
          </table:table-cell>
          <table:table-cell table:style-name="Taula10.B6" office:value-type="string">
            <text:p text:style-name="P54">Opcional</text:p>
          </table:table-cell>
          <table:table-cell table:style-name="Taula10.C6" office:value-type="string">
            <text:p text:style-name="P58"><text:span text:style-name="T37">Unidades</text:span><text:span text:style-name="T39"> </text:span><text:span text:style-name="T37">del</text:span><text:span text:style-name="T39"> </text:span><text:span text:style-name="T37">libro</text:span><text:span text:style-name="T39"> </text:span><text:span text:style-name="T37">digital.</text:span></text:p>
          </table:table-cell>
        </table:table-row>
      </table:table>
      <text:p text:style-name="P16"/>
      <text:p text:style-name="P16"><text:span text:style-name="T15">Unidades</text:span><text:span text:style-name="T1"> <text:s/></text:span>está<text:span text:style-name="T1"> </text:span>compuesto<text:span text:style-name="T1"> </text:span>por<text:span text:style-name="T1"> </text:span>un<text:span text:style-name="T1"> </text:span>conjunto<text:span text:style-name="T1"> </text:span>de<text:span text:style-name="T1"> </text:span><text:span text:style-name="T15">unitad</text:span>.</text:p>
      <text:p text:style-name="P16"><text:span text:style-name="T1"><text:s text:c="21"/></text:span>&lt;unidades&gt;</text:p>
      <text:p text:style-name="P16"><text:span text:style-name="T1"><text:s text:c="24"/></text:span>&lt;unidad&gt;</text:p>
      <text:p text:style-name="P16"><text:span text:style-name="T1"><text:s text:c="27"/></text:span>&lt;id&gt;1&lt;/id&gt;</text:p>
      <text:p text:style-name="P16"><text:span text:style-name="T1"><text:s text:c="27"/></text:span>&lt;titulo&gt;Unidad<text:span text:style-name="T1"> </text:span>1&lt;/titulo&gt;</text:p>
      <text:p text:style-name="P16"><text:span text:style-name="T1"><text:s text:c="27"/></text:span>&lt;orden&gt;1&lt;/orden&gt;</text:p>
      <text:p text:style-name="P16"><text:span text:style-name="T1"><text:s text:c="24"/></text:span>&lt;/unidad&gt;</text:p>
      <text:p text:style-name="P16"><text:span text:style-name="T1"><text:s text:c="24"/></text:span>&lt;unidad&gt;</text:p>
      <text:p text:style-name="P16"><text:span text:style-name="T1"><text:s text:c="27"/></text:span>&lt;id&gt;2&lt;/id&gt;</text:p>
      <text:p text:style-name="P16"><text:span text:style-name="T1"><text:s text:c="27"/></text:span>&lt;titulo&gt;Unidad<text:span text:style-name="T1"> </text:span>2&lt;/titulo&gt;</text:p>
      <text:p text:style-name="P16"><text:span text:style-name="T1"><text:s text:c="27"/></text:span>&lt;orden&gt;2&lt;/orden&gt;</text:p>
      <text:p text:style-name="P16"><text:span text:style-name="T1"><text:s text:c="24"/></text:span>&lt;/unidad&gt;</text:p>
      <text:p text:style-name="P16"><text:span text:style-name="T1"><text:s text:c="21"/></text:span>&lt;/unidades&gt;</text:p>
      <text:p text:style-name="P16"/>
      <text:p text:style-name="P16"/>
      <text:p text:style-name="P16"/>
      <text:p text:style-name="P16"/>
      <text:p text:style-name="P16"><text:span text:style-name="T15">unidad</text:span><text:span text:style-name="T1"> <text:s/></text:span>tiene<text:span text:style-name="T1"> </text:span>los<text:span text:style-name="T1"> </text:span>siguientes<text:span text:style-name="T1"> </text:span>campos:</text:p>
      <text:p text:style-name="P16"/>
      <table:table table:name="Taula11" table:style-name="Taula11">
        <table:table-column table:style-name="Taula11.A"/>
        <table:table-column table:style-name="Taula11.B"/>
        <table:table-column table:style-name="Taula11.C"/>
        <table:table-header-rows>
          <table:table-row table:style-name="Taula11.1">
            <table:table-cell table:style-name="Taula11.A1" office:value-type="string">
              <text:p text:style-name="P50">Nom</text:p>
            </table:table-cell>
            <table:table-cell table:style-name="Taula11.A1" office:value-type="string">
              <text:p text:style-name="P50">Tipus</text:p>
            </table:table-cell>
            <table:table-cell table:style-name="Taula11.C1" office:value-type="string">
              <text:p text:style-name="P50">Descripció</text:p>
            </table:table-cell>
          </table:table-row>
        </table:table-header-rows>
        <table:table-row table:style-name="Taula11.1">
          <table:table-cell table:style-name="Taula11.A2" office:value-type="string">
            <text:p text:style-name="P53">id</text:p>
          </table:table-cell>
          <table:table-cell table:style-name="Taula11.B2" office:value-type="string">
            <text:p text:style-name="P54">Obligatorio</text:p>
          </table:table-cell>
          <table:table-cell table:style-name="Taula11.C2" office:value-type="string">
            <text:p text:style-name="P58"><text:span text:style-name="T37">Identificador</text:span><text:span text:style-name="T39"> </text:span><text:span text:style-name="T37">de</text:span><text:span text:style-name="T39"> </text:span><text:span text:style-name="T37">la</text:span><text:span text:style-name="T39"> </text:span><text:span text:style-name="T37">unidad.</text:span></text:p>
          </table:table-cell>
        </table:table-row>
        <table:table-row table:style-name="Taula11.1">
          <table:table-cell table:style-name="Taula11.A3" office:value-type="string">
            <text:p text:style-name="P52">titulo</text:p>
          </table:table-cell>
          <table:table-cell table:style-name="Taula11.B3" office:value-type="string">
            <text:p text:style-name="P54">Obligatorio</text:p>
          </table:table-cell>
          <table:table-cell table:style-name="Taula11.C3" office:value-type="string">
            <text:p text:style-name="P61"><text:span text:style-name="T37">Títu</text:span><text:span text:style-name="T37">lo</text:span><text:span text:style-name="T39"> </text:span><text:span text:style-name="T37">de</text:span><text:span text:style-name="T39"> </text:span><text:span text:style-name="T37">la</text:span><text:span text:style-name="T39"> </text:span><text:span text:style-name="T37">unidad.</text:span></text:p>
          </table:table-cell>
        </table:table-row>
        <table:table-row table:style-name="Taula11.1">
          <table:table-cell table:style-name="Taula11.A4" office:value-type="string">
            <text:p text:style-name="P52">orden</text:p>
          </table:table-cell>
          <table:table-cell table:style-name="Taula11.B4" office:value-type="string">
            <text:p text:style-name="P54">Obligatorio</text:p>
          </table:table-cell>
          <table:table-cell table:style-name="Taula11.C4" office:value-type="string">
            <text:p text:style-name="P59"><text:span text:style-name="T37">Número</text:span><text:span text:style-name="T39"> </text:span><text:span text:style-name="T37">de</text:span><text:span text:style-name="T39"> </text:span><text:span text:style-name="T37">orden</text:span><text:span text:style-name="T39"> </text:span><text:span text:style-name="T37">de</text:span><text:span text:style-name="T39"> </text:span><text:span text:style-name="T37">la</text:span><text:span text:style-name="T39"> </text:span><text:span text:style-name="T37">unidad.</text:span></text:p>
          </table:table-cell>
        </table:table-row>
        <table:table-row table:style-name="Taula11.1">
          <table:table-cell table:style-name="Taula11.A5" office:value-type="string">
            <text:p text:style-name="P52">Actividades</text:p>
          </table:table-cell>
          <table:table-cell table:style-name="Taula11.B5" office:value-type="string">
            <text:p text:style-name="P54">Opcional</text:p>
          </table:table-cell>
          <table:table-cell table:style-name="Taula11.C5" office:value-type="string">
            <text:p text:style-name="P58"><text:span text:style-name="T37">Actividad</text:span><text:span text:style-name="T37">es</text:span><text:span text:style-name="T39"> </text:span><text:span text:style-name="T37">de</text:span><text:span text:style-name="T39"> </text:span><text:span text:style-name="T37">la</text:span><text:span text:style-name="T39"> </text:span><text:span text:style-name="T37">unidad.</text:span></text:p>
          </table:table-cell>
        </table:table-row>
      </table:table>
      <text:p text:style-name="P16"/>
      <text:p text:style-name="P16"><text:span text:style-name="T15">Actividades</text:span><text:span text:style-name="T1"> </text:span>está<text:span text:style-name="T1"> </text:span>compuesto<text:span text:style-name="T1"> </text:span>por<text:span text:style-name="T1"> </text:span>un<text:span text:style-name="T1"> </text:span>conjunto<text:span text:style-name="T1"> </text:span>de<text:span text:style-name="T1"> </text:span><text:span text:style-name="T15">actividad</text:span></text:p>
      <text:p text:style-name="P19"/>
      <text:p text:style-name="P16"><text:span text:style-name="T1"><text:s text:c="27"/></text:span>&lt;actividades&gt;</text:p>
      <text:p text:style-name="P16"><text:span text:style-name="T1"><text:s text:c="30"/></text:span>&lt;actividad&gt;</text:p>
      <text:p text:style-name="P16"><text:span text:style-name="T1"><text:s text:c="33"/></text:span>&lt;id&gt;1&lt;/id&gt;</text:p>
      <text:p text:style-name="P16"><text:span text:style-name="T1"><text:s text:c="33"/></text:span>&lt;titulo&gt;Actividad<text:span text:style-name="T1"> </text:span>1&lt;/titulo&gt;</text:p>
      <text:p text:style-name="P16"><text:span text:style-name="T1"><text:s text:c="33"/></text:span>&lt;orden&gt;1&lt;/orden&gt;</text:p>
      <text:p text:style-name="P16"><text:span text:style-name="T1"><text:s text:c="30"/></text:span>&lt;/actividad&gt;</text:p>
      <text:p text:style-name="P16"><text:span text:style-name="T1"><text:s text:c="30"/></text:span>&lt;actividad&gt;</text:p>
      <text:p text:style-name="P16"><text:soft-page-break/><text:span text:style-name="T1"><text:s text:c="33"/></text:span>&lt;id&gt;2&lt;/id&gt;</text:p>
      <text:p text:style-name="P16"><text:span text:style-name="T1"><text:s text:c="33"/></text:span>&lt;titulo&gt;Actividad<text:span text:style-name="T1"> </text:span>2&lt;/titulo&gt;</text:p>
      <text:p text:style-name="P16"><text:span text:style-name="T1"><text:s text:c="33"/></text:span>&lt;orden&gt;2&lt;/orden&gt;</text:p>
      <text:p text:style-name="P16"><text:span text:style-name="T1"><text:s text:c="30"/></text:span>&lt;/actividad&gt;</text:p>
      <text:p text:style-name="P16"><text:span text:style-name="T1"><text:s text:c="27"/></text:span>&lt;/actividades&gt;</text:p>
      <text:p text:style-name="P19"/>
      <text:p text:style-name="P19"/>
      <text:p text:style-name="P16"><text:span text:style-name="T15">Actividad</text:span><text:span text:style-name="T16"> </text:span>tiene<text:span text:style-name="T1"> </text:span>los<text:span text:style-name="T1"> </text:span>campos<text:span text:style-name="T1"> </text:span>siguientes:</text:p>
      <text:p text:style-name="P16"/>
      <table:table table:name="Taula12" table:style-name="Taula12">
        <table:table-column table:style-name="Taula12.A"/>
        <table:table-column table:style-name="Taula12.B"/>
        <table:table-column table:style-name="Taula12.C"/>
        <table:table-header-rows>
          <table:table-row table:style-name="Taula12.1">
            <table:table-cell table:style-name="Taula12.A1" office:value-type="string">
              <text:p text:style-name="P51"><text:span text:style-name="T37">Nom</text:span><text:span text:style-name="T37">bre</text:span></text:p>
            </table:table-cell>
            <table:table-cell table:style-name="Taula12.A1" office:value-type="string">
              <text:p text:style-name="P50">Tipo</text:p>
            </table:table-cell>
            <table:table-cell table:style-name="Taula12.C1" office:value-type="string">
              <text:p text:style-name="P50">Descripción</text:p>
            </table:table-cell>
          </table:table-row>
        </table:table-header-rows>
        <table:table-row table:style-name="Taula12.1">
          <table:table-cell table:style-name="Taula12.A2" office:value-type="string">
            <text:p text:style-name="P53">id</text:p>
          </table:table-cell>
          <table:table-cell table:style-name="Taula12.B2" office:value-type="string">
            <text:p text:style-name="P54">Obligatorio</text:p>
          </table:table-cell>
          <table:table-cell table:style-name="Taula12.C2" office:value-type="string">
            <text:p text:style-name="P58"><text:span text:style-name="T37">Identificador</text:span><text:span text:style-name="T39"> </text:span><text:span text:style-name="T37">de</text:span><text:span text:style-name="T39"> </text:span><text:span text:style-name="T37">la</text:span><text:span text:style-name="T39"> </text:span><text:span text:style-name="T37">actividad.</text:span></text:p>
          </table:table-cell>
        </table:table-row>
        <table:table-row table:style-name="Taula12.1">
          <table:table-cell table:style-name="Taula12.A3" office:value-type="string">
            <text:p text:style-name="P52">titulo</text:p>
          </table:table-cell>
          <table:table-cell table:style-name="Taula12.B3" office:value-type="string">
            <text:p text:style-name="P54">Obligatorio</text:p>
          </table:table-cell>
          <table:table-cell table:style-name="Taula12.C3" office:value-type="string">
            <text:p text:style-name="P61"><text:span text:style-name="T37">Título</text:span><text:span text:style-name="T39"> </text:span><text:span text:style-name="T37">de</text:span><text:span text:style-name="T39"> </text:span><text:span text:style-name="T37">la</text:span><text:span text:style-name="T39"> </text:span><text:span text:style-name="T37">actividad.</text:span></text:p>
          </table:table-cell>
        </table:table-row>
        <table:table-row table:style-name="Taula12.1">
          <table:table-cell table:style-name="Taula12.A4" office:value-type="string">
            <text:p text:style-name="P52">orden</text:p>
          </table:table-cell>
          <table:table-cell table:style-name="Taula12.B4" office:value-type="string">
            <text:p text:style-name="P54">Obligatorio</text:p>
          </table:table-cell>
          <table:table-cell table:style-name="Taula12.C4" office:value-type="string">
            <text:p text:style-name="P59"><text:span text:style-name="T37">Número</text:span><text:span text:style-name="T39"> </text:span><text:span text:style-name="T37">de</text:span><text:span text:style-name="T39"> </text:span><text:span text:style-name="T37">orden</text:span><text:span text:style-name="T39"> </text:span><text:span text:style-name="T37">de</text:span><text:span text:style-name="T39"> </text:span><text:span text:style-name="T37">la</text:span><text:span text:style-name="T39"> </text:span><text:span text:style-name="T37">actividad.</text:span></text:p>
          </table:table-cell>
        </table:table-row>
      </table:table>
      <text:p text:style-name="P16"/>
      <text:h text:style-name="P114" text:outline-level="4">Ejemplos</text:h>
      <text:p text:style-name="P16"/>
      <text:p text:style-name="P16"><text:span text:style-name="T15">Ejemplo</text:span><text:span text:style-name="T16"> </text:span><text:span text:style-name="T15">de</text:span><text:span text:style-name="T16"> </text:span><text:span text:style-name="T15">mensaje</text:span><text:span text:style-name="T16"> </text:span><text:span text:style-name="T15">SOAP</text:span><text:span text:style-name="T16"> </text:span><text:span text:style-name="T15">de</text:span><text:span text:style-name="T16"> </text:span><text:span text:style-name="T15">llamada</text:span><text:span text:style-name="T16"> </text:span><text:span text:style-name="T15">al</text:span><text:span text:style-name="T16"> </text:span><text:span text:style-name="T15">servicio</text:span><text:span text:style-name="T16"> </text:span><text:span text:style-name="T15">web</text:span></text:p>
      <text:p text:style-name="P16"/>
      <text:p text:style-name="P16">&lt;?xml<text:span text:style-name="T1"> </text:span>version="1.0"<text:span text:style-name="T1"> </text:span>encódigong="utf-8"?&gt;</text:p>
      <text:p text:style-name="P16">&lt;soapenv:Envelope<text:span text:style-name="T1"> </text:span>xmlns:soapenv="http://schemas.xmlsoap.org/soap/envelope/"<text:span text:style-name="T1"> </text:span>xmlns:est="http://educacio.gencat.cat/agora/estructuralibros/"&gt;</text:p>
      <text:p text:style-name="P16"><text:span text:style-name="T1"><text:s text:c="3"/></text:span>&lt;soapenv:Header&gt;</text:p>
      <text:p text:style-name="P16"><text:span text:style-name="T1"><text:s text:c="6"/></text:span>&lt;est:WSEAuthenticateHeader&gt;</text:p>
      <text:p text:style-name="P16"><text:span text:style-name="T1"><text:s text:c="9"/></text:span>&lt;!--Optional:--&gt;</text:p>
      <text:p text:style-name="P16"><text:span text:style-name="T1"><text:s text:c="9"/></text:span>&lt;est:User&gt;S1mul4d0r&lt;/est:User&gt;</text:p>
      <text:p text:style-name="P16"><text:span text:style-name="T1"><text:s text:c="9"/></text:span>&lt;!--Optional:--&gt;</text:p>
      <text:p text:style-name="P16"><text:span text:style-name="T1"><text:s text:c="9"/></text:span>&lt;est:Password&gt;ed1t0r14l&lt;/est:Password&gt;</text:p>
      <text:p text:style-name="P16"><text:span text:style-name="T1"><text:s text:c="6"/></text:span>&lt;/est:WSEAuthenticateHeader&gt;</text:p>
      <text:p text:style-name="P16"><text:span text:style-name="T1"><text:s text:c="3"/></text:span>&lt;/soapenv:Header&gt;</text:p>
      <text:p text:style-name="P16"><text:span text:style-name="T1"><text:s text:c="3"/></text:span>&lt;soapenv:Body&gt;</text:p>
      <text:p text:style-name="P16"><text:span text:style-name="T1"><text:s text:c="6"/></text:span>&lt;est:ObtenerEstructura&gt;</text:p>
      <text:p text:style-name="P16"><text:span text:style-name="T1"><text:s text:c="9"/></text:span>&lt;est:ISBN&gt;6666666666&lt;/est:ISBN&gt;</text:p>
      <text:p text:style-name="P16"><text:span text:style-name="T1"><text:s text:c="6"/></text:span>&lt;/est:ObtenerEstructura&gt;</text:p>
      <text:p text:style-name="P16"><text:span text:style-name="T1"><text:s text:c="3"/></text:span>&lt;/soapenv:Body&gt;</text:p>
      <text:p text:style-name="P16">&lt;/soapenv:Envelope&gt;</text:p>
      <text:p text:style-name="P16"/>
      <text:p text:style-name="P16"><text:span text:style-name="T15">Ejemplo</text:span><text:span text:style-name="T16"> </text:span><text:span text:style-name="T15">de</text:span><text:span text:style-name="T16"> </text:span><text:span text:style-name="T15">mensaje</text:span><text:span text:style-name="T16"> </text:span><text:span text:style-name="T15">SOAP</text:span><text:span text:style-name="T16"> </text:span><text:span text:style-name="T15">de</text:span><text:span text:style-name="T16"> </text:span><text:span text:style-name="T15">respuesta</text:span><text:span text:style-name="T16"> </text:span><text:span text:style-name="T15">a</text:span><text:span text:style-name="T16"> </text:span><text:span text:style-name="T15">la</text:span><text:span text:style-name="T16"> </text:span><text:span text:style-name="T15">llamada</text:span><text:span text:style-name="T16"> </text:span><text:span text:style-name="T15">al</text:span><text:span text:style-name="T16"> </text:span><text:span text:style-name="T15">servicio</text:span><text:span text:style-name="T16"> </text:span><text:span text:style-name="T15">web</text:span></text:p>
      <text:p text:style-name="P16"/>
      <text:p text:style-name="P16">&lt;SOAP-ENV:Envelope<text:span text:style-name="T1"> </text:span>xmlns:SOAP-ENV="http://schemas.xmlsoap.org/soap/envelope/"<text:span text:style-name="T1"> </text:span>xmlns:ns1="http://educacio.gencat.cat/agora/estructuralibros/"&gt;</text:p>
      <text:p text:style-name="P16"><text:span text:style-name="T1"><text:s text:c="3"/></text:span>&lt;SOAP-ENV:Body&gt;</text:p>
      <text:p text:style-name="P16"><text:span text:style-name="T1"><text:s text:c="6"/></text:span>&lt;ns1:ObtenerEstructuraResponse&gt;</text:p>
      <text:p text:style-name="P16"><text:span text:style-name="T1"><text:s text:c="9"/></text:span>&lt;ns1:ObtenerEstructuraResult&gt;</text:p>
      <text:p text:style-name="P16"><text:span text:style-name="T1"><text:s text:c="12"/></text:span>&lt;ns1:Libros&gt;</text:p>
      <text:p text:style-name="P16"><text:span text:style-name="T1"><text:s text:c="15"/></text:span>&lt;ns1:libro&gt;</text:p>
      <text:p text:style-name="P16"><text:span text:style-name="T1"><text:s text:c="18"/></text:span>&lt;ns1:ISBN&gt;6666666666&lt;/ns1:ISBN&gt;</text:p>
      <text:p text:style-name="P16"><text:span text:style-name="T1"><text:s text:c="18"/></text:span>&lt;ns1:titulo&gt;Libro<text:span text:style-name="T1"> </text:span>contenido<text:span text:style-name="T1"> </text:span>remot<text:span text:style-name="T1"> </text:span>amb<text:span text:style-name="T1"> </text:span>dues<text:span text:style-name="T1"> </text:span>Actividads&lt;/ns1:titulo&gt;</text:p>
      <text:p text:style-name="P16"><text:span text:style-name="T1"><text:s text:c="18"/></text:span>&lt;ns1:nivel&gt;2ESO&lt;/ns1:nivel&gt;</text:p>
      <text:p text:style-name="P16"><text:span text:style-name="T1"><text:s text:c="18"/></text:span>&lt;ns1:formato&gt;webcontent&lt;/ns1:formato&gt;</text:p>
      <text:p text:style-name="P16"><text:span text:style-name="T1"><text:s text:c="18"/></text:span>&lt;ns1:unidades&gt;</text:p>
      <text:p text:style-name="P16"><text:span text:style-name="T1"><text:s text:c="21"/></text:span>&lt;ns1:unidad&gt;</text:p>
      <text:p text:style-name="P16"><text:span text:style-name="T1"><text:s text:c="24"/></text:span>&lt;ns1:id&gt;1&lt;/ns1:id&gt;</text:p>
      <text:p text:style-name="P16"><text:span text:style-name="T1"><text:s text:c="24"/></text:span>&lt;ns1:titulo&gt;Unidad<text:span text:style-name="T1"> </text:span>1&lt;/ns1:titulo&gt;</text:p>
      <text:p text:style-name="P16"><text:soft-page-break/><text:span text:style-name="T1"><text:s text:c="24"/></text:span>&lt;ns1:orden&gt;1&lt;/ns1:orden&gt;</text:p>
      <text:p text:style-name="P16"><text:span text:style-name="T1"><text:s text:c="24"/></text:span>&lt;ns1:actividades&gt;</text:p>
      <text:p text:style-name="P16"><text:span text:style-name="T1"><text:s text:c="27"/></text:span>&lt;ns1:actividad&gt;</text:p>
      <text:p text:style-name="P16"><text:span text:style-name="T1"><text:s text:c="30"/></text:span>&lt;ns1:id&gt;1&lt;/ns1:id&gt;</text:p>
      <text:p text:style-name="P16"><text:span text:style-name="T1"><text:s text:c="30"/></text:span>&lt;ns1:titulo&gt;Actividad<text:span text:style-name="T1"> </text:span>1&lt;/ns1:titulo&gt;</text:p>
      <text:p text:style-name="P16"><text:span text:style-name="T1"><text:s text:c="30"/></text:span>&lt;ns1:orden&gt;1&lt;/ns1:orden&gt;</text:p>
      <text:p text:style-name="P16"><text:span text:style-name="T1"><text:s text:c="27"/></text:span>&lt;/ns1:actividad&gt;</text:p>
      <text:p text:style-name="P16"><text:span text:style-name="T1"><text:s text:c="27"/></text:span>&lt;ns1:actividad&gt;</text:p>
      <text:p text:style-name="P16"><text:span text:style-name="T1"><text:s text:c="30"/></text:span>&lt;ns1:id&gt;2&lt;/ns1:id&gt;</text:p>
      <text:p text:style-name="P16"><text:span text:style-name="T1"><text:s text:c="30"/></text:span>&lt;ns1:titulo&gt;Actividad<text:span text:style-name="T1"> </text:span>2&lt;/ns1:titulo&gt;</text:p>
      <text:p text:style-name="P16"><text:span text:style-name="T1"><text:s text:c="30"/></text:span>&lt;ns1:orden&gt;2&lt;/ns1:orden&gt;</text:p>
      <text:p text:style-name="P16"><text:span text:style-name="T1"><text:s text:c="27"/></text:span>&lt;/ns1:actividad&gt;</text:p>
      <text:p text:style-name="P16"><text:span text:style-name="T1"><text:s text:c="24"/></text:span>&lt;/ns1:actividades&gt;</text:p>
      <text:p text:style-name="P16"><text:span text:style-name="T1"><text:s text:c="21"/></text:span>&lt;/ns1:unidad&gt;</text:p>
      <text:p text:style-name="P16"><text:span text:style-name="T1"><text:s text:c="21"/></text:span>&lt;ns1:unidad&gt;</text:p>
      <text:p text:style-name="P16"><text:span text:style-name="T1"><text:s text:c="24"/></text:span>&lt;ns1:id&gt;2&lt;/ns1:id&gt;</text:p>
      <text:p text:style-name="P16"><text:span text:style-name="T1"><text:s text:c="24"/></text:span>&lt;ns1:titulo&gt;Unidad<text:span text:style-name="T1"> </text:span>2&lt;/ns1:titulo&gt;</text:p>
      <text:p text:style-name="P16"><text:span text:style-name="T1"><text:s text:c="24"/></text:span>&lt;ns1:orden&gt;2&lt;/ns1:orden&gt;</text:p>
      <text:p text:style-name="P16"><text:span text:style-name="T1"><text:s text:c="24"/></text:span>&lt;ns1:actividades&gt;</text:p>
      <text:p text:style-name="P16"><text:span text:style-name="T1"><text:s text:c="27"/></text:span>&lt;ns1:actividad&gt;</text:p>
      <text:p text:style-name="P16"><text:span text:style-name="T1"><text:s text:c="30"/></text:span>&lt;ns1:id&gt;1&lt;/ns1:id&gt;</text:p>
      <text:p text:style-name="P16"><text:span text:style-name="T1"><text:s text:c="30"/></text:span>&lt;ns1:titulo&gt;Actividad<text:span text:style-name="T1"> </text:span>1&lt;/ns1:titulo&gt;</text:p>
      <text:p text:style-name="P16"><text:span text:style-name="T1"><text:s text:c="30"/></text:span>&lt;ns1:orden&gt;1&lt;/ns1:orden&gt;</text:p>
      <text:p text:style-name="P16"><text:span text:style-name="T1"><text:s text:c="27"/></text:span>&lt;/ns1:actividad&gt;</text:p>
      <text:p text:style-name="P16"><text:span text:style-name="T1"><text:s text:c="27"/></text:span>&lt;ns1:actividad&gt;</text:p>
      <text:p text:style-name="P16"><text:span text:style-name="T1"><text:s text:c="30"/></text:span>&lt;ns1:id&gt;2&lt;/ns1:id&gt;</text:p>
      <text:p text:style-name="P16"><text:span text:style-name="T1"><text:s text:c="30"/></text:span>&lt;ns1:titulo&gt;Actividad<text:span text:style-name="T1"> </text:span>2&lt;/ns1:titulo&gt;</text:p>
      <text:p text:style-name="P16"><text:span text:style-name="T1"><text:s text:c="30"/></text:span>&lt;ns1:orden&gt;2&lt;/ns1:orden&gt;</text:p>
      <text:p text:style-name="P16"><text:span text:style-name="T1"><text:s text:c="27"/></text:span>&lt;/ns1:actividad&gt;</text:p>
      <text:p text:style-name="P16"><text:span text:style-name="T1"><text:s text:c="24"/></text:span>&lt;/ns1:actividades&gt;</text:p>
      <text:p text:style-name="P16"><text:span text:style-name="T1"><text:s text:c="21"/></text:span>&lt;/ns1:unidad&gt;</text:p>
      <text:p text:style-name="P16"><text:span text:style-name="T1"><text:s text:c="18"/></text:span>&lt;/ns1:unidades&gt;</text:p>
      <text:p text:style-name="P16"><text:span text:style-name="T1"><text:s text:c="15"/></text:span>&lt;/ns1:libro&gt;</text:p>
      <text:p text:style-name="P16"><text:span text:style-name="T1"><text:s text:c="12"/></text:span>&lt;/ns1:Libros&gt;</text:p>
      <text:p text:style-name="P16"><text:span text:style-name="T1"><text:s text:c="12"/></text:span>&lt;ns1:Código&gt;1&lt;/ns1:Código&gt;</text:p>
      <text:p text:style-name="P16"><text:span text:style-name="T1"><text:s text:c="12"/></text:span>&lt;ns1:Descripcion&gt;procés<text:span text:style-name="T1"> </text:span>correcte&lt;/ns1:Descripcion&gt;</text:p>
      <text:p text:style-name="P16"><text:span text:style-name="T1"><text:s text:c="9"/></text:span>&lt;/ns1:ObtenerEstructuraResult&gt;</text:p>
      <text:p text:style-name="P16"><text:span text:style-name="T1"><text:s text:c="6"/></text:span>&lt;/ns1:ObtenerEstructuraResponse&gt;</text:p>
      <text:p text:style-name="P16"><text:span text:style-name="T1"><text:s text:c="3"/></text:span>&lt;/SOAP-ENV:Body&gt;</text:p>
      <text:p text:style-name="P16">&lt;/SOAP-ENV:Envelope&gt;</text:p>
      <text:p text:style-name="P12"/>
      <text:h text:style-name="P74" text:outline-level="3">Definición<text:span text:style-name="T1"> </text:span>WSDL</text:h>
      <text:p text:style-name="P24"><text:span text:style-name="T1">La última versión de este WSDL se puede consultar y descargar desde el fichero </text:span><text:span text:style-name="T17">wsBooksStructure.wsdl</text:span><text:span text:style-name="T1"> que se encuentra dentro del apartado WSDL referenciado en la sección Enlaces de interés del presente documento.</text:span></text:p>
      <text:p text:style-name="P16"/>
      <text:p text:style-name="P118"><text:span text:style-name="T33">&lt;?xml</text:span><text:span text:style-name="T34"> </text:span><text:span text:style-name="T33">version="1.0"</text:span><text:span text:style-name="T34"> </text:span><text:span text:style-name="T33">encódigong="UTF-8"?&gt;</text:span></text:p>
      <text:p text:style-name="P120">&lt;wsdl:definitions<text:span text:style-name="T44"> </text:span>xmlns:wsdl="http://schemas.xmlsoap.org/wsdl/"<text:span text:style-name="T44"> </text:span>xmlns:xs="http://www.w3.org/2001/XMLSchema"<text:span text:style-name="T44"> </text:span>xmlns:soap="http://schemas.xmlsoap.org/wsdl/soap/"<text:span text:style-name="T44"> </text:span>xmlns:tns="http://educacio.gencat.cat/agora/estructuralibros/"<text:span text:style-name="T44"> </text:span>targetNamespace="http://educacio.gencat.cat/agora/estructuralibros/"&gt;</text:p>
      <text:p text:style-name="P120">&lt;wsdl:types&gt;</text:p>
      <text:p text:style-name="P120">&lt;xs:schema<text:span text:style-name="T44"> </text:span>elementFormDefault="qualified"<text:span text:style-name="T44"> </text:span>targetNamespace="http://educacio.gencat.cat/agora/estructuralibros/"&gt;</text:p>
      <text:p text:style-name="P120">&lt;xs:complexType<text:span text:style-name="T44"> </text:span>name="Actividad"&gt;</text:p>
      <text:p text:style-name="P120">&lt;xs:sequence&gt;</text:p>
      <text:p text:style-name="P120">&lt;xs:element<text:span text:style-name="T44"> </text:span>minOccurs="1"<text:span text:style-name="T44"> </text:span>maxOccurs="1"<text:span text:style-name="T44"> </text:span>name="id"<text:span text:style-name="T44"> </text:span>type="xs:string"<text:span text:style-name="T44"> </text:span>/&gt;</text:p>
      <text:p text:style-name="P120">&lt;xs:element<text:span text:style-name="T44"> </text:span>minOccurs="1"<text:span text:style-name="T44"> </text:span>maxOccurs="1"<text:span text:style-name="T44"> </text:span>name="titulo"<text:span text:style-name="T44"> </text:span>type="xs:string"<text:span text:style-name="T44"> </text:span>/&gt;</text:p>
      <text:p text:style-name="P120">&lt;xs:element<text:span text:style-name="T44"> </text:span>minOccurs="1"<text:span text:style-name="T44"> </text:span>maxOccurs="1"<text:span text:style-name="T44"> </text:span>name="orden"<text:span text:style-name="T44"> </text:span>type="xs:int"<text:span text:style-name="T44"> </text:span>/&gt;</text:p>
      <text:p text:style-name="P120">&lt;/xs:sequence&gt;</text:p>
      <text:p text:style-name="P120">&lt;/xs:complexType&gt;</text:p>
      <text:p text:style-name="P120">&lt;xs:complexType<text:span text:style-name="T44"> </text:span>name="Actividades"&gt;</text:p>
      <text:p text:style-name="P120">&lt;xs:sequence&gt;</text:p>
      <text:p text:style-name="P120">&lt;xs:element<text:span text:style-name="T44"> </text:span>minOccurs="1"<text:span text:style-name="T44"> </text:span>maxOccurs="unbounded"<text:span text:style-name="T44"> </text:span>name="actividad"<text:span text:style-name="T44"> </text:span>type="tns:Actividad"<text:span text:style-name="T44"> </text:span>/&gt;</text:p>
      <text:p text:style-name="P120">&lt;/xs:sequence&gt;</text:p>
      <text:p text:style-name="P120">&lt;/xs:complexType&gt;</text:p>
      <text:p text:style-name="P120">&lt;xs:complexType<text:span text:style-name="T44"> </text:span>name="Unidad"&gt;</text:p>
      <text:p text:style-name="P120">&lt;xs:sequence&gt;</text:p>
      <text:p text:style-name="P120">&lt;xs:element<text:span text:style-name="T44"> </text:span>minOccurs="1"<text:span text:style-name="T44"> </text:span>maxOccurs="1"<text:span text:style-name="T44"> </text:span>name="id"<text:span text:style-name="T44"> </text:span>type="xs:string"<text:span text:style-name="T44"> </text:span>/&gt;</text:p>
      <text:p text:style-name="P120">&lt;xs:element<text:span text:style-name="T44"> </text:span>minOccurs="1"<text:span text:style-name="T44"> </text:span>maxOccurs="1"<text:span text:style-name="T44"> </text:span>name="titulo"<text:span text:style-name="T44"> </text:span>type="xs:string"<text:span text:style-name="T44"> </text:span>/&gt;</text:p>
      <text:p text:style-name="P120">&lt;xs:element<text:span text:style-name="T44"> </text:span>minOccurs="1"<text:span text:style-name="T44"> </text:span>maxOccurs="1"<text:span text:style-name="T44"> </text:span>name="orden"<text:span text:style-name="T44"> </text:span>type="xs:int"<text:span text:style-name="T44"> </text:span>/&gt;</text:p>
      <text:p text:style-name="P120">&lt;xs:element<text:span text:style-name="T44"> </text:span>minOccurs="0"<text:span text:style-name="T44"> </text:span>maxOccurs="1"<text:span text:style-name="T44"> </text:span>name="actividades"<text:span text:style-name="T44"> </text:span>type="tns:Actividades"<text:span text:style-name="T44"> </text:span>/&gt;</text:p>
      <text:p text:style-name="P120">&lt;/xs:sequence&gt;</text:p>
      <text:p text:style-name="P120">&lt;/xs:complexType&gt;</text:p>
      <text:p text:style-name="P120">&lt;xs:complexType<text:span text:style-name="T44"> </text:span>name="Unidades"&gt;</text:p>
      <text:p text:style-name="P120">&lt;xs:sequence&gt;</text:p>
      <text:p text:style-name="P118"><text:span text:style-name="T33">&lt;xs:element</text:span><text:span text:style-name="T34"> </text:span><text:span text:style-name="T33">minOccurs="1"</text:span><text:span text:style-name="T34"> </text:span><text:span text:style-name="T33">maxOccurs="unbounded"</text:span><text:span text:style-name="T34"> </text:span><text:span text:style-name="T33">name="unidad"</text:span><text:span text:style-name="T34"> </text:span><text:span text:style-name="T33">type="tns:Unidad"</text:span><text:span text:style-name="T34"> </text:span><text:span text:style-name="T33">/&gt;</text:span></text:p>
      <text:p text:style-name="P120">&lt;/xs:sequence&gt;</text:p>
      <text:p text:style-name="P120">&lt;/xs:complexType&gt;</text:p>
      <text:p text:style-name="P120">&lt;xs:complexType<text:span text:style-name="T44"> </text:span>name="libro"&gt;</text:p>
      <text:p text:style-name="P120">&lt;xs:sequence&gt;</text:p>
      <text:p text:style-name="P120">&lt;xs:element<text:span text:style-name="T44"> </text:span>minOccurs="1"<text:span text:style-name="T44"> </text:span>maxOccurs="1"<text:span text:style-name="T44"> </text:span>name="ISBN"<text:span text:style-name="T44"> </text:span>type="xs:string"<text:span text:style-name="T44"> </text:span>/&gt;</text:p>
      <text:p text:style-name="P120">&lt;xs:element<text:span text:style-name="T44"> </text:span>minOccurs="1"<text:span text:style-name="T44"> </text:span>maxOccurs="1"<text:span text:style-name="T44"> </text:span>name="titulo"<text:span text:style-name="T44"> </text:span>type="xs:string"<text:span text:style-name="T44"> </text:span>/&gt;</text:p>
      <text:p text:style-name="P120">&lt;xs:element<text:span text:style-name="T44"> </text:span>minOccurs="1"<text:span text:style-name="T44"> </text:span>maxOccurs="1"<text:span text:style-name="T44"> </text:span>name="nivel"<text:span text:style-name="T44"> </text:span>type="xs:string"<text:span text:style-name="T44"> </text:span>/&gt;</text:p>
      <text:p text:style-name="P120">&lt;xs:element<text:span text:style-name="T44"> </text:span>minOccurs="1"<text:span text:style-name="T44"> </text:span>maxOccurs="1"<text:span text:style-name="T44"> </text:span>name="formato"<text:span text:style-name="T44"> </text:span>type="xs:string"<text:span text:style-name="T44"> </text:span>/&gt;</text:p>
      <text:p text:style-name="P120">&lt;xs:element<text:span text:style-name="T44"> </text:span>minOccurs="0"<text:span text:style-name="T44"> </text:span>maxOccurs="1"<text:span text:style-name="T44"> </text:span>name="unidades"<text:span text:style-name="T44"> </text:span>type="tns:Unidades"<text:span text:style-name="T44"> </text:span>/&gt;</text:p>
      <text:p text:style-name="P118"><text:span text:style-name="T33">&lt;</text:span><text:span text:style-name="T33">/xs:sequence&gt;</text:span></text:p>
      <text:p text:style-name="P120">&lt;/xs:complexType&gt;</text:p>
      <text:p text:style-name="P120">&lt;xs:complexType<text:span text:style-name="T44"> </text:span>name="libros"&gt;</text:p>
      <text:p text:style-name="P120">&lt;xs:sequence&gt;</text:p>
      <text:p text:style-name="P120">&lt;xs:element<text:span text:style-name="T44"> </text:span>minOccurs="1"<text:span text:style-name="T44"> </text:span>maxOccurs="unbounded"<text:span text:style-name="T44"> </text:span>name="libro"<text:span text:style-name="T44"> </text:span>type="tns:libro"<text:span text:style-name="T44"> </text:span>/&gt;</text:p>
      <text:p text:style-name="P120">&lt;/xs:sequence&gt;</text:p>
      <text:p text:style-name="P118"><text:span text:style-name="T33">&lt;</text:span><text:span text:style-name="T33">/xs:complexType&gt;</text:span></text:p>
      <text:p text:style-name="P120">&lt;xs:element<text:span text:style-name="T44"> </text:span>name="WSEAuthenticateHeader"<text:span text:style-name="T44"> </text:span>type="tns:WSEAuthenticateHeader"<text:span text:style-name="T44"> </text:span>/&gt;</text:p>
      <text:p text:style-name="P120">&lt;xs:complexType<text:span text:style-name="T44"> </text:span>name="WSEAuthenticateHeader"&gt;</text:p>
      <text:p text:style-name="P120">&lt;xs:sequence&gt;</text:p>
      <text:p text:style-name="P120">&lt;xs:element<text:span text:style-name="T44"> </text:span>minOccurs="0"<text:span text:style-name="T44"> </text:span>maxOccurs="1"<text:span text:style-name="T44"> </text:span>name="User"<text:span text:style-name="T44"> </text:span>type="xs:string"<text:span text:style-name="T44"> </text:span>/&gt;</text:p>
      <text:p text:style-name="P120">&lt;xs:element<text:span text:style-name="T44"> </text:span>minOccurs="0"<text:span text:style-name="T44"> </text:span>maxOccurs="1"<text:span text:style-name="T44"> </text:span>name="Password"<text:span text:style-name="T44"> </text:span>type="xs:string"<text:span text:style-name="T44"> </text:span>/&gt;</text:p>
      <text:p text:style-name="P120"><text:soft-page-break/>&lt;/xs:sequence&gt;</text:p>
      <text:p text:style-name="P120">&lt;xs:anyAttribute<text:span text:style-name="T44"> </text:span>/&gt;</text:p>
      <text:p text:style-name="P120">&lt;/xs:complexType&gt;</text:p>
      <text:p text:style-name="P120">&lt;xs:element<text:span text:style-name="T44"> </text:span>name="ObtenerEstructura"&gt;</text:p>
      <text:p text:style-name="P120">&lt;xs:complexType&gt;</text:p>
      <text:p text:style-name="P120">&lt;xs:sequence&gt;</text:p>
      <text:p text:style-name="P120">&lt;xs:element<text:span text:style-name="T44"> </text:span>minOccurs="1"<text:span text:style-name="T44"> </text:span>maxOccurs="1"<text:span text:style-name="T44"> </text:span>name="ISBN"<text:span text:style-name="T44"> </text:span>type="xs:string"<text:span text:style-name="T44"> </text:span>/&gt;</text:p>
      <text:p text:style-name="P120">&lt;/xs:sequence&gt;</text:p>
      <text:p text:style-name="P120">&lt;/xs:complexType&gt;</text:p>
      <text:p text:style-name="P118"><text:span text:style-name="T33">&lt;</text:span><text:span text:style-name="T33">/xs:element&gt;</text:span></text:p>
      <text:p text:style-name="P120">&lt;xs:element<text:span text:style-name="T44"> </text:span>name="ObtenerEstructuraResponse"&gt;</text:p>
      <text:p text:style-name="P120">&lt;xs:complexType&gt;</text:p>
      <text:p text:style-name="P120">&lt;xs:sequence&gt;</text:p>
      <text:p text:style-name="P120">&lt;xs:element<text:span text:style-name="T44"> </text:span>minOccurs="0"<text:span text:style-name="T44"> </text:span>maxOccurs="1"<text:span text:style-name="T44"> </text:span>name="ObtenerEstructuraResult"<text:span text:style-name="T44"> </text:span>type="tns:EstructuraLibro"<text:span text:style-name="T44"> </text:span>/&gt;</text:p>
      <text:p text:style-name="P120">&lt;/xs:sequence&gt;</text:p>
      <text:p text:style-name="P120">&lt;/xs:complexType&gt;</text:p>
      <text:p text:style-name="P118"><text:span text:style-name="T33">&lt;</text:span><text:span text:style-name="T33">/xs:element&gt;</text:span></text:p>
      <text:p text:style-name="P120">&lt;xs:complexType<text:span text:style-name="T44"> </text:span>name="EstructuraLibro"&gt;</text:p>
      <text:p text:style-name="P120">&lt;xs:sequence&gt;</text:p>
      <text:p text:style-name="P120">&lt;xs:element<text:span text:style-name="T44"> </text:span>minOccurs="0"<text:span text:style-name="T44"> </text:span>maxOccurs="1"<text:span text:style-name="T44"> </text:span>name="Libros"<text:span text:style-name="T44"> </text:span>type="tns:libros"<text:span text:style-name="T44"> </text:span>/&gt;</text:p>
      <text:p text:style-name="P118"><text:span text:style-name="T33">&lt;xs:element</text:span><text:span text:style-name="T34"> </text:span><text:span text:style-name="T33">minOccurs="0"</text:span><text:span text:style-name="T34"> </text:span><text:span text:style-name="T33">maxOccurs="1"</text:span><text:span text:style-name="T34"> </text:span><text:span text:style-name="T33">name="Código"</text:span><text:span text:style-name="T34"> </text:span><text:span text:style-name="T33">type="xs:string"</text:span><text:span text:style-name="T34"> </text:span><text:span text:style-name="T33">/&gt;</text:span></text:p>
      <text:p text:style-name="P120">&lt;xs:element<text:span text:style-name="T44"> </text:span>minOccurs="0"<text:span text:style-name="T44"> </text:span>maxOccurs="1"<text:span text:style-name="T44"> </text:span>name="Descripcion"<text:span text:style-name="T44"> </text:span>type="xs:string"<text:span text:style-name="T44"> </text:span>/&gt;</text:p>
      <text:p text:style-name="P120">&lt;/xs:sequence&gt;</text:p>
      <text:p text:style-name="P120">&lt;/xs:complexType&gt;</text:p>
      <text:p text:style-name="P120">&lt;xs:element<text:span text:style-name="T44"> </text:span>name="ObtenerTodos"&gt;</text:p>
      <text:p text:style-name="P120">&lt;xs:complexType&gt;</text:p>
      <text:p text:style-name="P120">&lt;xs:sequence&gt;</text:p>
      <text:p text:style-name="P120">&lt;xs:element<text:span text:style-name="T44"> </text:span>minOccurs="0"<text:span text:style-name="T44"> </text:span>maxOccurs="1"<text:span text:style-name="T44"> </text:span>name="IdCentro"<text:span text:style-name="T44"> </text:span>type="xs:string"<text:span text:style-name="T44"> </text:span>/&gt;</text:p>
      <text:p text:style-name="P120">&lt;/xs:sequence&gt;</text:p>
      <text:p text:style-name="P120">&lt;/xs:complexType&gt;</text:p>
      <text:p text:style-name="P118"><text:span text:style-name="T33">&lt;</text:span><text:span text:style-name="T33">/xs:element&gt;</text:span></text:p>
      <text:p text:style-name="P118"><text:span text:style-name="T33">&lt;</text:span><text:span text:style-name="T33">xs:element</text:span><text:span text:style-name="T34"> </text:span><text:span text:style-name="T33">name="ObtenerTodosResponse"&gt;</text:span></text:p>
      <text:p text:style-name="P120">&lt;xs:complexType&gt;</text:p>
      <text:p text:style-name="P120">&lt;xs:sequence&gt;</text:p>
      <text:p text:style-name="P120">&lt;xs:element<text:span text:style-name="T44"> </text:span>minOccurs="0"<text:span text:style-name="T44"> </text:span>maxOccurs="1"<text:span text:style-name="T44"> </text:span>name="ObtenerTodosResult"<text:span text:style-name="T44"> </text:span>type="tns:EstructuraCatalogo"<text:span text:style-name="T44"> </text:span>/&gt;</text:p>
      <text:p text:style-name="P120">&lt;/xs:sequence&gt;</text:p>
      <text:p text:style-name="P120">&lt;/xs:complexType&gt;</text:p>
      <text:p text:style-name="P120">&lt;/xs:element&gt;</text:p>
      <text:p text:style-name="P120">&lt;xs:complexType<text:span text:style-name="T44"> </text:span>name="EstructuraCatalogo"&gt;</text:p>
      <text:p text:style-name="P120">&lt;xs:sequence&gt;</text:p>
      <text:p text:style-name="P120">&lt;xs:element<text:span text:style-name="T44"> </text:span>minOccurs="0"<text:span text:style-name="T44"> </text:span>maxOccurs="1"<text:span text:style-name="T44"> </text:span>name="Catalogo"&gt;</text:p>
      <text:p text:style-name="P118"><text:span text:style-name="T33">&lt;</text:span><text:span text:style-name="T33">xs:complexType&gt;</text:span></text:p>
      <text:p text:style-name="P120">&lt;xs:sequence&gt;</text:p>
      <text:p text:style-name="P120">&lt;xs:element<text:span text:style-name="T44"> </text:span>minOccurs="1"<text:span text:style-name="T44"> </text:span>maxOccurs="1"<text:span text:style-name="T44"> </text:span>name="libros"<text:span text:style-name="T44"> </text:span>type="tns:libros"<text:span text:style-name="T44"> </text:span>/&gt;</text:p>
      <text:p text:style-name="P120">&lt;/xs:sequence&gt;</text:p>
      <text:p text:style-name="P120">&lt;/xs:complexType&gt;</text:p>
      <text:p text:style-name="P120">&lt;/xs:element&gt;</text:p>
      <text:p text:style-name="P118"><text:span text:style-name="T33">&lt;</text:span><text:span text:style-name="T33">xs:element</text:span><text:span text:style-name="T34"> </text:span><text:span text:style-name="T33">minOccurs="0"</text:span><text:span text:style-name="T34"> </text:span><text:span text:style-name="T33">maxOccurs="1"</text:span><text:span text:style-name="T34"> </text:span><text:span text:style-name="T33">name="Código"</text:span><text:span text:style-name="T34"> </text:span><text:span text:style-name="T33">type="xs:string"</text:span><text:span text:style-name="T34"> </text:span><text:span text:style-name="T33">/&gt;</text:span></text:p>
      <text:p text:style-name="P120">&lt;xs:element<text:span text:style-name="T44"> </text:span>minOccurs="0"<text:span text:style-name="T44"> </text:span>maxOccurs="1"<text:span text:style-name="T44"> </text:span>name="Descripcion"<text:span text:style-name="T44"> </text:span>type="xs:string"<text:span text:style-name="T44"> </text:span>/&gt;</text:p>
      <text:p text:style-name="P120">&lt;/xs:sequence&gt;</text:p>
      <text:p text:style-name="P120">&lt;/xs:complexType&gt;</text:p>
      <text:p text:style-name="P120">&lt;xs:complexType<text:span text:style-name="T44"> </text:span>name="DetallesError"&gt;</text:p>
      <text:p text:style-name="P118"><text:span text:style-name="T33">&lt;</text:span><text:span text:style-name="T33">xs:annotation&gt;</text:span></text:p>
      <text:p text:style-name="P120">&lt;xs:documentation&gt;Detalles<text:span text:style-name="T44"> </text:span>del<text:span text:style-name="T44"> </text:span>motivo<text:span text:style-name="T44"> </text:span>del<text:span text:style-name="T44"> </text:span>error<text:span text:style-name="T44"> </text:span>producido<text:span text:style-name="T44"> </text:span>en<text:span text:style-name="T44"> </text:span>el<text:span text:style-name="T44"> </text:span>tratamiento<text:span text:style-name="T44"> </text:span>del<text:span text:style-name="T44"> </text:span>servicio<text:span text:style-name="T44"> </text:span>web<text:span text:style-name="T44"> </text:span>realizado&lt;/xs:documentation&gt;</text:p>
      <text:p text:style-name="P120">&lt;/xs:annotation&gt;</text:p>
      <text:p text:style-name="P120">&lt;xs:sequence&gt;</text:p>
      <text:p text:style-name="P118"><text:span text:style-name="T33">&lt;xs:element</text:span><text:span text:style-name="T34"> </text:span><text:span text:style-name="T33">name="Código"</text:span><text:span text:style-name="T34"> </text:span><text:span text:style-name="T33">type="xs:int"&gt;</text:span></text:p>
      <text:p text:style-name="P118"><text:span text:style-name="T33">&lt;</text:span><text:span text:style-name="T33">xs:annotation&gt;</text:span></text:p>
      <text:p text:style-name="P118"><text:span text:style-name="T33">&lt;xs:documentation&gt;C</text:span><text:span text:style-name="T34">򣨧</text:span><text:span text:style-name="T33">o</text:span><text:span text:style-name="T34"> </text:span><text:span text:style-name="T33">del</text:span><text:span text:style-name="T34"> </text:span><text:span text:style-name="T33">error&lt;/xs:documentation&gt;</text:span></text:p>
      <text:p text:style-name="P120">&lt;/xs:annotation&gt;</text:p>
      <text:p text:style-name="P120"><text:soft-page-break/>&lt;/xs:element&gt;</text:p>
      <text:p text:style-name="P120">&lt;xs:element<text:span text:style-name="T44"> </text:span>name="Descripcion"<text:span text:style-name="T44"> </text:span>type="xs:string"&gt;</text:p>
      <text:p text:style-name="P118"><text:span text:style-name="T33">&lt;</text:span><text:span text:style-name="T33">xs:annotation&gt;</text:span></text:p>
      <text:p text:style-name="P118"><text:span text:style-name="T33">&lt;xs:documentation&gt;Descripci</text:span><text:span text:style-name="T34">򬟤</text:span><text:span text:style-name="T33">etallada</text:span><text:span text:style-name="T34"> </text:span><text:span text:style-name="T33">del</text:span><text:span text:style-name="T34"> </text:span><text:span text:style-name="T33">error&lt;/xs:documentation&gt;</text:span></text:p>
      <text:p text:style-name="P120">&lt;/xs:annotation&gt;</text:p>
      <text:p text:style-name="P120">&lt;/xs:element&gt;</text:p>
      <text:p text:style-name="P118"><text:span text:style-name="T33">&lt;xs:element</text:span><text:span text:style-name="T34"> </text:span><text:span text:style-name="T33">name="Observaciones"</text:span><text:span text:style-name="T34"> </text:span><text:span text:style-name="T33">minOccurs="0"&gt;</text:span></text:p>
      <text:p text:style-name="P120">&lt;xs:annotation&gt;</text:p>
      <text:p text:style-name="P118"><text:span text:style-name="T33">&lt;</text:span><text:span text:style-name="T33">xs:documentation&gt;Observaciones/descripci</text:span><text:span text:style-name="T34">򬟡</text:span><text:span text:style-name="T33">mpliada</text:span><text:span text:style-name="T34"> </text:span><text:span text:style-name="T33">del</text:span><text:span text:style-name="T34"> </text:span><text:span text:style-name="T33">error&lt;/xs:documentation&gt;</text:span></text:p>
      <text:p text:style-name="P120">&lt;/xs:annotation&gt;</text:p>
      <text:p text:style-name="P120">&lt;/xs:element&gt;</text:p>
      <text:p text:style-name="P118"><text:span text:style-name="T33">&lt;</text:span><text:span text:style-name="T33">/xs:sequence&gt;</text:span></text:p>
      <text:p text:style-name="P118"><text:span text:style-name="T33">&lt;</text:span><text:span text:style-name="T33">/xs:complexType&gt;</text:span></text:p>
      <text:p text:style-name="P120">&lt;/xs:schema&gt;</text:p>
      <text:p text:style-name="P120">&lt;/wsdl:types&gt;</text:p>
      <text:p text:style-name="P118"><text:span text:style-name="T33">&lt;wsdl:message</text:span><text:span text:style-name="T34"> </text:span><text:span text:style-name="T33">name="ObtenerEstructuraRequest"&gt;</text:span></text:p>
      <text:p text:style-name="P120">&lt;wsdl:part<text:span text:style-name="T44"> </text:span>name="parameters"<text:span text:style-name="T44"> </text:span>element="tns:ObtenerEstructura"<text:span text:style-name="T44"> </text:span>/&gt;</text:p>
      <text:p text:style-name="P120">&lt;/wsdl:message&gt;</text:p>
      <text:p text:style-name="P120">&lt;wsdl:message<text:span text:style-name="T44"> </text:span>name="ObtenerEstructuraResponse"&gt;</text:p>
      <text:p text:style-name="P120">&lt;wsdl:part<text:span text:style-name="T44"> </text:span>name="parameters"<text:span text:style-name="T44"> </text:span>element="tns:ObtenerEstructuraResponse"<text:span text:style-name="T44"> </text:span>/&gt;</text:p>
      <text:p text:style-name="P120">&lt;/wsdl:message&gt;</text:p>
      <text:p text:style-name="P120">&lt;wsdl:message<text:span text:style-name="T44"> </text:span>name="ObtenerEstructuraWSEAuthenticateHeader"&gt;</text:p>
      <text:p text:style-name="P120">&lt;wsdl:part<text:span text:style-name="T44"> </text:span>name="WSEAuthenticateHeader"<text:span text:style-name="T44"> </text:span>element="tns:WSEAuthenticateHeader"<text:span text:style-name="T44"> </text:span>/&gt;</text:p>
      <text:p text:style-name="P120">&lt;/wsdl:message&gt;</text:p>
      <text:p text:style-name="P120">&lt;wsdl:message<text:span text:style-name="T44"> </text:span>name="ObtenerTodosRequest"&gt;</text:p>
      <text:p text:style-name="P118"><text:span text:style-name="T33">&lt;</text:span><text:span text:style-name="T33">wsdl:part</text:span><text:span text:style-name="T34"> </text:span><text:span text:style-name="T33">name="parameters"</text:span><text:span text:style-name="T34"> </text:span><text:span text:style-name="T33">element="tns:ObtenerTodos"</text:span><text:span text:style-name="T34"> </text:span><text:span text:style-name="T33">/&gt;</text:span></text:p>
      <text:p text:style-name="P120">&lt;/wsdl:message&gt;</text:p>
      <text:p text:style-name="P118"><text:span text:style-name="T33">&lt;</text:span><text:span text:style-name="T33">wsdl:message</text:span><text:span text:style-name="T34"> </text:span><text:span text:style-name="T33">name="ObtenerTodosResponse"&gt;</text:span></text:p>
      <text:p text:style-name="P120">&lt;wsdl:part<text:span text:style-name="T44"> </text:span>name="parameters"<text:span text:style-name="T44"> </text:span>element="tns:ObtenerTodosResponse"<text:span text:style-name="T44"> </text:span>/&gt;</text:p>
      <text:p text:style-name="P120">&lt;/wsdl:message&gt;</text:p>
      <text:p text:style-name="P120">&lt;wsdl:message<text:span text:style-name="T44"> </text:span>name="ObtenerTodosWSEAuthenticateHeader"&gt;</text:p>
      <text:p text:style-name="P120">&lt;wsdl:part<text:span text:style-name="T44"> </text:span>name="WSEAuthenticateHeader"<text:span text:style-name="T44"> </text:span>element="tns:WSEAuthenticateHeader"<text:span text:style-name="T44"> </text:span>/&gt;</text:p>
      <text:p text:style-name="P120">&lt;/wsdl:message&gt;</text:p>
      <text:p text:style-name="P120">&lt;wsdl:portType<text:span text:style-name="T44"> </text:span>name="EstructuraLibrosPort"&gt;</text:p>
      <text:p text:style-name="P120">&lt;wsdl:operation<text:span text:style-name="T44"> </text:span>name="ObtenerEstructura"&gt;</text:p>
      <text:p text:style-name="P120">&lt;wsdl:documentation<text:span text:style-name="T44"> </text:span>xmlns:wsdl="http://schemas.xmlsoap.org/wsdl/"&gt;</text:p>
      <text:p text:style-name="P120">Retorna<text:span text:style-name="T44"> </text:span>el<text:span text:style-name="T44"> </text:span>indice<text:span text:style-name="T44"> </text:span>de<text:span text:style-name="T44"> </text:span>contenidos<text:span text:style-name="T44"> </text:span>de<text:span text:style-name="T44"> </text:span>un<text:span text:style-name="T44"> </text:span>libro<text:span text:style-name="T44"> </text:span>de<text:span text:style-name="T44"> </text:span>nuestro<text:span text:style-name="T44"> </text:span>catálogo.&lt;br<text:span text:style-name="T44"> </text:span>/&gt;&lt;br<text:span text:style-name="T44"> </text:span>/&gt;</text:p>
      <text:p text:style-name="P120">Parámetros:<text:span text:style-name="T44"> </text:span>&lt;br<text:span text:style-name="T44"> </text:span>/&gt;</text:p>
      <text:p text:style-name="P120">-<text:span text:style-name="T44"> </text:span>ISBN<text:span text:style-name="T44"> </text:span>=<text:span text:style-name="T44"> </text:span>Código<text:span text:style-name="T44"> </text:span>ISBN<text:span text:style-name="T44"> </text:span>del<text:span text:style-name="T44"> </text:span>producto<text:span text:style-name="T44"> </text:span>digital&lt;br<text:span text:style-name="T44"> </text:span>/&gt;&lt;br<text:span text:style-name="T44"> </text:span>/&gt;</text:p>
      <text:p text:style-name="P120">Retorna:<text:span text:style-name="T44"> </text:span>&lt;br<text:span text:style-name="T44"> </text:span>/&gt;</text:p>
      <text:p text:style-name="P120"><text:span text:style-name="T44"><text:s/></text:span>*<text:span text:style-name="T44"> </text:span>Código<text:span text:style-name="T44"> </text:span>(string)<text:span text:style-name="T44"> </text:span>/<text:span text:style-name="T44"> </text:span>Descripción<text:span text:style-name="T44"> </text:span>(string)<text:span text:style-name="T44"> </text:span>/<text:span text:style-name="T44"> </text:span>Libros<text:span text:style-name="T44"> </text:span>(XML)<text:span text:style-name="T44"> </text:span>&lt;br<text:span text:style-name="T44"> </text:span>/&gt;</text:p>
      <text:p text:style-name="P120">-<text:span text:style-name="T44"> </text:span>(1):<text:span text:style-name="T44"> </text:span>Proceso<text:span text:style-name="T44"> </text:span>correcto.<text:span text:style-name="T44"> </text:span>&lt;br<text:span text:style-name="T44"> </text:span>/&gt;</text:p>
      <text:p text:style-name="P120">-<text:span text:style-name="T44"> </text:span>(0):<text:span text:style-name="T44"> </text:span>Error<text:span text:style-name="T44"> </text:span>inesperado.<text:span text:style-name="T44"> </text:span>&lt;br<text:span text:style-name="T44"> </text:span>/&gt;</text:p>
      <text:p text:style-name="P120">-<text:span text:style-name="T44"> </text:span>(-3):<text:span text:style-name="T44"> </text:span>El<text:span text:style-name="T44"> </text:span>ISBN<text:span text:style-name="T44"> </text:span>del<text:span text:style-name="T44"> </text:span>producto<text:span text:style-name="T44"> </text:span>no<text:span text:style-name="T44"> </text:span>es<text:span text:style-name="T44"> </text:span>válido.<text:span text:style-name="T44"> </text:span>&lt;br<text:span text:style-name="T44"> </text:span>/&gt;</text:p>
      <text:p text:style-name="P118"><text:span text:style-name="T33">-</text:span><text:span text:style-name="T34"> </text:span><text:span text:style-name="T33">(-101):</text:span><text:span text:style-name="T34"> </text:span><text:span text:style-name="T33">Autenticación</text:span><text:span text:style-name="T34"> </text:span><text:span text:style-name="T33">incorrecta.</text:span><text:span text:style-name="T34"> </text:span><text:span text:style-name="T33">El</text:span><text:span text:style-name="T34"> </text:span><text:span text:style-name="T33">usuario</text:span><text:span text:style-name="T34"> </text:span><text:span text:style-name="T33">que</text:span><text:span text:style-name="T34"> </text:span><text:span text:style-name="T33">solicita</text:span><text:span text:style-name="T34"> </text:span><text:span text:style-name="T33">acceso</text:span><text:span text:style-name="T34"> </text:span><text:span text:style-name="T33">a</text:span><text:span text:style-name="T34"> </text:span><text:span text:style-name="T33">este</text:span><text:span text:style-name="T34"> </text:span><text:span text:style-name="T33">método</text:span><text:span text:style-name="T34"> </text:span><text:span text:style-name="T33">del</text:span><text:span text:style-name="T34"> </text:span><text:span text:style-name="T33">servicio</text:span><text:span text:style-name="T34"> </text:span><text:span text:style-name="T33">Web</text:span><text:span text:style-name="T34"> </text:span><text:span text:style-name="T33">no</text:span><text:span text:style-name="T34"> </text:span><text:span text:style-name="T33">es</text:span><text:span text:style-name="T34"> </text:span><text:span text:style-name="T33">correcto.</text:span><text:span text:style-name="T34"> </text:span><text:span text:style-name="T33">&lt;br</text:span><text:span text:style-name="T34"> </text:span><text:span text:style-name="T33">/&gt;</text:span></text:p>
      <text:p text:style-name="P118"><text:span text:style-name="T33">-</text:span><text:span text:style-name="T34"> </text:span><text:span text:style-name="T33">(-102):</text:span><text:span text:style-name="T34"> </text:span><text:span text:style-name="T33">Autenticación</text:span><text:span text:style-name="T34"> </text:span><text:span text:style-name="T33">incorrecta.</text:span><text:span text:style-name="T34"> </text:span><text:span text:style-name="T33">El</text:span><text:span text:style-name="T34"> </text:span><text:span text:style-name="T33">usuario</text:span><text:span text:style-name="T34"> </text:span><text:span text:style-name="T33">que</text:span><text:span text:style-name="T34"> </text:span><text:span text:style-name="T33">solicita</text:span><text:span text:style-name="T34"> </text:span><text:span text:style-name="T33">acceso</text:span><text:span text:style-name="T34"> </text:span><text:span text:style-name="T33">a</text:span><text:span text:style-name="T34"> </text:span><text:span text:style-name="T33">este</text:span><text:span text:style-name="T34"> </text:span><text:span text:style-name="T33">método</text:span><text:span text:style-name="T34"> </text:span><text:span text:style-name="T33">del</text:span><text:span text:style-name="T34"> </text:span><text:span text:style-name="T33">servicio</text:span><text:span text:style-name="T34"> </text:span><text:span text:style-name="T33">Web</text:span><text:span text:style-name="T34"> </text:span><text:span text:style-name="T33">no</text:span><text:span text:style-name="T34"> </text:span><text:span text:style-name="T33">tiene</text:span><text:span text:style-name="T34"> </text:span><text:span text:style-name="T33">permisos</text:span><text:span text:style-name="T34"> </text:span><text:span text:style-name="T33">suficientes.&lt;br</text:span><text:span text:style-name="T34"> </text:span><text:span text:style-name="T33">/&gt;&lt;br</text:span><text:span text:style-name="T34"> </text:span><text:span text:style-name="T33">/&gt;</text:span></text:p>
      <text:p text:style-name="P120">&lt;/wsdl:documentation&gt;</text:p>
      <text:p text:style-name="P120">&lt;wsdl:input<text:span text:style-name="T44"> </text:span>message="tns:ObtenerEstructuraRequest"<text:span text:style-name="T44"> </text:span>/&gt;</text:p>
      <text:p text:style-name="P120">&lt;wsdl:output<text:span text:style-name="T44"> </text:span>message="tns:ObtenerEstructuraResponse"<text:span text:style-name="T44"> </text:span>/&gt;</text:p>
      <text:p text:style-name="P120">&lt;/wsdl:operation&gt;</text:p>
      <text:p text:style-name="P120">&lt;wsdl:operation<text:span text:style-name="T44"> </text:span>name="ObtenerTodos"&gt;</text:p>
      <text:p text:style-name="P120">&lt;wsdl:documentation<text:span text:style-name="T44"> </text:span>xmlns:wsdl="http://schemas.xmlsoap.org/wsdl/"&gt;</text:p>
      <text:p text:style-name="P120">Retorna<text:span text:style-name="T44"> </text:span>todos<text:span text:style-name="T44"> </text:span>los<text:span text:style-name="T44"> </text:span>indices<text:span text:style-name="T44"> </text:span>de<text:span text:style-name="T44"> </text:span>los<text:span text:style-name="T44"> </text:span>libros<text:span text:style-name="T44"> </text:span>que<text:span text:style-name="T44"> </text:span>se<text:span text:style-name="T44"> </text:span>están<text:span text:style-name="T44"> </text:span>dados<text:span text:style-name="T44"> </text:span>de<text:span text:style-name="T44"> </text:span>alta<text:span text:style-name="T44"> </text:span>como<text:span text:style-name="T44"> </text:span>libros<text:span text:style-name="T44"> </text:span>&lt;br<text:span text:style-name="T44"> </text:span>/&gt;</text:p>
      <text:p text:style-name="P118"><text:span text:style-name="T34"><text:s/></text:span><text:span text:style-name="T33">accesibles</text:span><text:span text:style-name="T34"> </text:span><text:span text:style-name="T33">para</text:span><text:span text:style-name="T34"> </text:span><text:span text:style-name="T33">el</text:span><text:span text:style-name="T34"> </text:span><text:span text:style-name="T33">usuario</text:span><text:span text:style-name="T34"> </text:span><text:span text:style-name="T33">autenticado.&lt;br</text:span><text:span text:style-name="T34"> </text:span><text:span text:style-name="T33">/&gt;&lt;br</text:span><text:span text:style-name="T34"> </text:span><text:span text:style-name="T33">/&gt;</text:span></text:p>
      <text:p text:style-name="P120"><text:span text:style-name="T44"><text:s/></text:span>Retorna:<text:span text:style-name="T44"> </text:span>&lt;br<text:span text:style-name="T44"> </text:span>/&gt;</text:p>
      <text:p text:style-name="P120">*<text:span text:style-name="T44"> </text:span>Código<text:span text:style-name="T44"> </text:span>(string)<text:span text:style-name="T44"> </text:span>/<text:span text:style-name="T44"> </text:span>Descripción<text:span text:style-name="T44"> </text:span>(string)<text:span text:style-name="T44"> </text:span>/<text:span text:style-name="T44"> </text:span>Libros<text:span text:style-name="T44"> </text:span>(XML)<text:span text:style-name="T44"> </text:span>&lt;br<text:span text:style-name="T44"> </text:span>/&gt;</text:p>
      <text:p text:style-name="P120">-<text:span text:style-name="T44"> </text:span>(1):<text:span text:style-name="T44"> </text:span>Proceso<text:span text:style-name="T44"> </text:span>correcto&lt;br<text:span text:style-name="T44"> </text:span>/&gt;</text:p>
      <text:p text:style-name="P120">-<text:span text:style-name="T44"> </text:span>(0):<text:span text:style-name="T44"> </text:span>Error<text:span text:style-name="T44"> </text:span>inesperado&lt;br<text:span text:style-name="T44"> </text:span>/&gt;</text:p>
      <text:p text:style-name="P118"><text:span text:style-name="T33">-</text:span><text:span text:style-name="T34"> </text:span><text:span text:style-name="T33">(-101):</text:span><text:span text:style-name="T34"> </text:span><text:span text:style-name="T33">Autenticación</text:span><text:span text:style-name="T34"> </text:span><text:span text:style-name="T33">incorrecta.</text:span><text:span text:style-name="T34"> </text:span><text:span text:style-name="T33">El</text:span><text:span text:style-name="T34"> </text:span><text:span text:style-name="T33">usuario</text:span><text:span text:style-name="T34"> </text:span><text:span text:style-name="T33">que</text:span><text:span text:style-name="T34"> </text:span><text:span text:style-name="T33">solicita</text:span><text:span text:style-name="T34"> </text:span><text:span text:style-name="T33">acceso</text:span><text:span text:style-name="T34"> </text:span><text:span text:style-name="T33">a</text:span><text:span text:style-name="T34"> </text:span><text:span text:style-name="T33">este</text:span><text:span text:style-name="T34"> </text:span><text:span text:style-name="T33">método</text:span><text:span text:style-name="T34"> </text:span><text:span text:style-name="T33">del</text:span><text:span text:style-name="T34"> </text:span><text:span text:style-name="T33">servicio</text:span><text:span text:style-name="T34"> </text:span><text:span text:style-name="T33">Web</text:span><text:span text:style-name="T34"> </text:span><text:span text:style-name="T33">no</text:span><text:span text:style-name="T34"> </text:span><text:span text:style-name="T33">es</text:span><text:span text:style-name="T34"> </text:span><text:span text:style-name="T33">correcto.</text:span><text:span text:style-name="T34"> </text:span><text:span text:style-name="T33">&lt;br</text:span><text:span text:style-name="T34"> </text:span><text:span text:style-name="T33">/&gt;</text:span></text:p>
      <text:p text:style-name="P118"><text:soft-page-break/><text:span text:style-name="T33">-</text:span><text:span text:style-name="T34"> </text:span><text:span text:style-name="T33">(-102):</text:span><text:span text:style-name="T34"> </text:span><text:span text:style-name="T33">Autenticación</text:span><text:span text:style-name="T34"> </text:span><text:span text:style-name="T33">incorrecta.</text:span><text:span text:style-name="T34"> </text:span><text:span text:style-name="T33">El</text:span><text:span text:style-name="T34"> </text:span><text:span text:style-name="T33">usuario</text:span><text:span text:style-name="T34"> </text:span><text:span text:style-name="T33">que</text:span><text:span text:style-name="T34"> </text:span><text:span text:style-name="T33">solicita</text:span><text:span text:style-name="T34"> </text:span><text:span text:style-name="T33">acceso</text:span><text:span text:style-name="T34"> </text:span><text:span text:style-name="T33">a</text:span><text:span text:style-name="T34"> </text:span><text:span text:style-name="T33">este</text:span><text:span text:style-name="T34"> </text:span><text:span text:style-name="T33">método</text:span><text:span text:style-name="T34"> </text:span><text:span text:style-name="T33">del</text:span><text:span text:style-name="T34"> </text:span><text:span text:style-name="T33">servicio</text:span><text:span text:style-name="T34"> </text:span><text:span text:style-name="T33">Web</text:span><text:span text:style-name="T34"> </text:span><text:span text:style-name="T33">no</text:span><text:span text:style-name="T34"> </text:span><text:span text:style-name="T33">tiene</text:span><text:span text:style-name="T34"> </text:span><text:span text:style-name="T33">permisos</text:span><text:span text:style-name="T34"> </text:span><text:span text:style-name="T33">suficientes.&lt;br</text:span><text:span text:style-name="T34"> </text:span><text:span text:style-name="T33">/&gt;&lt;br</text:span><text:span text:style-name="T34"> </text:span><text:span text:style-name="T33">/&gt;&lt;/wsdl:documentation&gt;</text:span></text:p>
      <text:p text:style-name="P120">&lt;wsdl:input<text:span text:style-name="T44"> </text:span>message="tns:ObtenerTodosRequest"<text:span text:style-name="T44"> </text:span>/&gt;</text:p>
      <text:p text:style-name="P120">&lt;wsdl:output<text:span text:style-name="T44"> </text:span>message="tns:ObtenerTodosResponse"<text:span text:style-name="T44"> </text:span>/&gt;</text:p>
      <text:p text:style-name="P120">&lt;/wsdl:operation&gt;</text:p>
      <text:p text:style-name="P118"><text:span text:style-name="T33">&lt;</text:span><text:span text:style-name="T33">/wsdl:portType&gt;</text:span></text:p>
      <text:p text:style-name="P120">&lt;wsdl:binding<text:span text:style-name="T44"> </text:span>name="EstructuraLibrosBinding"<text:span text:style-name="T44"> </text:span>type="tns:EstructuraLibrosPort"&gt;</text:p>
      <text:p text:style-name="P120">&lt;soap:binding<text:span text:style-name="T44"> </text:span>transport="http://schemas.xmlsoap.org/soap/http"<text:span text:style-name="T44"> </text:span>/&gt;</text:p>
      <text:p text:style-name="P120">&lt;wsdl:operation<text:span text:style-name="T44"> </text:span>name="ObtenerEstructura"&gt;</text:p>
      <text:p text:style-name="P120">&lt;soap:operation<text:span text:style-name="T44"> </text:span>soapAction="ObtenerEstructura"<text:span text:style-name="T44"> </text:span>style="document"<text:span text:style-name="T44"> </text:span>/&gt;</text:p>
      <text:p text:style-name="P120">&lt;wsdl:input&gt;</text:p>
      <text:p text:style-name="P120">&lt;soap:body<text:span text:style-name="T44"> </text:span>use="literal"<text:span text:style-name="T44"> </text:span>/&gt;</text:p>
      <text:p text:style-name="P120">&lt;soap:header<text:span text:style-name="T44"> </text:span>message="tns:ObtenerEstructuraWSEAuthenticateHeader"<text:span text:style-name="T44"> </text:span>part="WSEAuthenticateHeader"<text:span text:style-name="T44"> </text:span>use="literal"<text:span text:style-name="T44"> </text:span>/&gt;</text:p>
      <text:p text:style-name="P120">&lt;/wsdl:input&gt;</text:p>
      <text:p text:style-name="P120">&lt;wsdl:output&gt;</text:p>
      <text:p text:style-name="P120">&lt;soap:body<text:span text:style-name="T44"> </text:span>use="literal"<text:span text:style-name="T44"> </text:span>/&gt;</text:p>
      <text:p text:style-name="P120">&lt;/wsdl:output&gt;</text:p>
      <text:p text:style-name="P120">&lt;/wsdl:operation&gt;</text:p>
      <text:p text:style-name="P120">&lt;wsdl:operation<text:span text:style-name="T44"> </text:span>name="ObtenerTodos"&gt;</text:p>
      <text:p text:style-name="P120">&lt;soap:operation<text:span text:style-name="T44"> </text:span>soapAction="ObtenerTodos"<text:span text:style-name="T44"> </text:span>style="document"<text:span text:style-name="T44"> </text:span>/&gt;</text:p>
      <text:p text:style-name="P118"><text:span text:style-name="T33">&lt;</text:span><text:span text:style-name="T33">wsdl:input&gt;</text:span></text:p>
      <text:p text:style-name="P120">&lt;soap:body<text:span text:style-name="T44"> </text:span>use="literal"<text:span text:style-name="T44"> </text:span>/&gt;</text:p>
      <text:p text:style-name="P118"><text:span text:style-name="T33">&lt;soap:header</text:span><text:span text:style-name="T34"> </text:span><text:span text:style-name="T33">message="tns:ObtenerTodosWSEAuthenticateHeader"</text:span><text:span text:style-name="T34"> </text:span><text:span text:style-name="T33">part="WSEAuthenticateHeader"</text:span><text:span text:style-name="T34"> </text:span><text:span text:style-name="T33">use="literal"</text:span><text:span text:style-name="T34"> </text:span><text:span text:style-name="T33">/&gt;</text:span></text:p>
      <text:p text:style-name="P120">&lt;/wsdl:input&gt;</text:p>
      <text:p text:style-name="P120">&lt;wsdl:output&gt;</text:p>
      <text:p text:style-name="P120">&lt;soap:body<text:span text:style-name="T44"> </text:span>use="literal"<text:span text:style-name="T44"> </text:span>/&gt;</text:p>
      <text:p text:style-name="P120">&lt;/wsdl:output&gt;</text:p>
      <text:p text:style-name="P118"><text:span text:style-name="T33">&lt;</text:span><text:span text:style-name="T33">/wsdl:operation&gt;</text:span></text:p>
      <text:p text:style-name="P120">&lt;/wsdl:binding&gt;</text:p>
      <text:p text:style-name="P120">&lt;wsdl:service<text:span text:style-name="T44"> </text:span>name="EstructuraLibrosService"&gt;</text:p>
      <text:p text:style-name="P120">&lt;wsdl:port<text:span text:style-name="T44"> </text:span>name="EstructuraLibrosPort"<text:span text:style-name="T44"> </text:span>binding="tns:EstructuraLibrosBinding"&gt;</text:p>
      <text:p text:style-name="P120">&lt;soap:address<text:span text:style-name="T44"> </text:span>location="http://mps-xtec.educat1x1.cat/ws/wsBooksStructure/wsBooksStructure.php"<text:span text:style-name="T44"> </text:span>/&gt;</text:p>
      <text:p text:style-name="P120">&lt;/wsdl:port&gt;</text:p>
      <text:p text:style-name="P118"><text:span text:style-name="T33">&lt;</text:span><text:span text:style-name="T33">/wsdl:service&gt;</text:span></text:p>
      <text:p text:style-name="P120">&lt;/wsdl:definitions&gt;</text:p>
      <text:p text:style-name="P16"/>
      <text:h text:style-name="P122" text:outline-level="2">Servicio<text:span text:style-name="T1"> </text:span>web<text:span text:style-name="T1"> </text:span>de<text:span text:style-name="T1"> </text:span>autenticación<text:span text:style-name="T1"> </text:span>y<text:span text:style-name="T1"> </text:span>autorización</text:h>
      <text:p text:style-name="P16"/>
      <text:p text:style-name="P16">El<text:span text:style-name="T1"> </text:span>objetivo<text:span text:style-name="T1"> </text:span>principal<text:span text:style-name="T1"> </text:span>de<text:span text:style-name="T1"> </text:span>este<text:span text:style-name="T1"> </text:span>servicio<text:span text:style-name="T1"> </text:span>web<text:span text:style-name="T1"> </text:span>es<text:span text:style-name="T1"> </text:span>que<text:span text:style-name="T1"> </text:span>la<text:span text:style-name="T1"> </text:span>Editorial<text:span text:style-name="T1"> </text:span>pueda<text:span text:style-name="T1"> </text:span>comprobar<text:span text:style-name="T1"> </text:span>si<text:span text:style-name="T1"> </text:span>el<text:span text:style-name="T1"> </text:span>usuario<text:span text:style-name="T1"> </text:span>puede<text:span text:style-name="T1"> </text:span>acceder<text:span text:style-name="T1"> </text:span>al<text:span text:style-name="T1"> </text:span>contenido<text:span text:style-name="T1"> </text:span>solicitado.<text:span text:style-name="T1"> </text:span></text:p>
      <text:p text:style-name="P16"/>
      <text:p text:style-name="P16">Algunos<text:span text:style-name="T1"> </text:span>sistemas<text:span text:style-name="T1"> </text:span>de<text:span text:style-name="T1"> </text:span>los<text:span text:style-name="T1"> </text:span>proveedores<text:span text:style-name="T1"> </text:span>de<text:span text:style-name="T1"> </text:span>contenidos<text:span text:style-name="T1"> </text:span>necesitan<text:span text:style-name="T1"> </text:span>establecer<text:span text:style-name="T1"> </text:span>relaciones<text:span text:style-name="T1"> </text:span>en<text:span text:style-name="T1"> </text:span>forma<text:span text:style-name="T1"> </text:span>de<text:span text:style-name="T1"> </text:span>grupos<text:span text:style-name="T1"> </text:span>de<text:span text:style-name="T1"> </text:span>alumnos<text:span text:style-name="T1"> </text:span>y<text:span text:style-name="T1"> </text:span>un<text:span text:style-name="T1"> </text:span>profesor.<text:span text:style-name="T1"> </text:span></text:p>
      <text:p text:style-name="P16">Para<text:span text:style-name="T1"> </text:span>poder<text:span text:style-name="T1"> </text:span>crear<text:span text:style-name="T1"> </text:span>en<text:span text:style-name="T1"> </text:span>el<text:span text:style-name="T1"> </text:span>sistema<text:span text:style-name="T1"> </text:span>del<text:span text:style-name="T1"> </text:span>proveedor<text:span text:style-name="T1"> </text:span>de<text:span text:style-name="T1"> </text:span>contenidos<text:span text:style-name="T1"> </text:span>estas<text:span text:style-name="T1"> </text:span>relaciones<text:span text:style-name="T1"> </text:span>se<text:span text:style-name="T1"> </text:span>pueden<text:span text:style-name="T1"> </text:span>utilizar<text:span text:style-name="T1"> </text:span>los<text:span text:style-name="T1"> </text:span>siguientes<text:span text:style-name="T1"> </text:span>campos<text:span text:style-name="T1"> </text:span>del<text:span text:style-name="T1"> </text:span>servicio<text:span text:style-name="T1"> </text:span>web:<text:span text:style-name="T1"> </text:span>IdCentro,<text:span text:style-name="T1"> </text:span>IdCurso,<text:span text:style-name="T1"> </text:span>IdGrupo<text:span text:style-name="T1"> </text:span>y<text:span text:style-name="T1"> </text:span>Rol<text:span text:style-name="T1"> </text:span>de<text:span text:style-name="T1"> </text:span>la<text:span text:style-name="T1"> </text:span>petición<text:span text:style-name="T1"> </text:span>de<text:span text:style-name="T1"> </text:span>autorización.<text:span text:style-name="T1"> </text:span></text:p>
      <text:p text:style-name="P16">En<text:span text:style-name="T1"> </text:span>el<text:span text:style-name="T1"> </text:span>EVA,<text:span text:style-name="T1"> </text:span>el<text:span text:style-name="T1"> </text:span>campo<text:span text:style-name="T1"> </text:span>IdGrupo<text:span text:style-name="T1"> </text:span>no<text:span text:style-name="T1"> </text:span>es<text:span text:style-name="T1"> </text:span>obligatorio,<text:span text:style-name="T1"> </text:span>y,<text:span text:style-name="T1"> </text:span>por<text:span text:style-name="T1"> </text:span>tanto,<text:span text:style-name="T1"> </text:span>los<text:span text:style-name="T1"> </text:span>proveedores<text:span text:style-name="T1"> </text:span>de<text:span text:style-name="T1"> </text:span>contenidos<text:span text:style-name="T1"> </text:span>han<text:span text:style-name="T1"> </text:span>de<text:span text:style-name="T1"> </text:span>prever<text:span text:style-name="T1"> </text:span>que<text:span text:style-name="T1"> </text:span>en<text:span text:style-name="T1"> </text:span>algún<text:span text:style-name="T1"> </text:span>caso<text:span text:style-name="T1"> </text:span>no<text:span text:style-name="T1"> </text:span>venga<text:span text:style-name="T1"> </text:span>este<text:span text:style-name="T1"> </text:span>valor.<text:span text:style-name="T1"> </text:span></text:p>
      <text:p text:style-name="P16"/>
      <text:p text:style-name="P22">Para<text:span text:style-name="T1"> </text:span>saber<text:span text:style-name="T1"> </text:span>si<text:span text:style-name="T1"> </text:span>el<text:span text:style-name="T1"> </text:span>miembro<text:span text:style-name="T1"> </text:span>del<text:span text:style-name="T1"> </text:span>grupo<text:span text:style-name="T1"> </text:span>es<text:span text:style-name="T1"> </text:span>profesor<text:span text:style-name="T1"> </text:span>o<text:span text:style-name="T1"> </text:span>alumno,<text:span text:style-name="T1"> </text:span>el<text:span text:style-name="T1"> </text:span>sistema<text:span text:style-name="T1"> </text:span>del<text:span text:style-name="T1"> </text:span>proveedor<text:span text:style-name="T1"> </text:span>de<text:span text:style-name="T1"> </text:span>contenidos<text:span text:style-name="T1"> </text:span>podrá<text:span text:style-name="T1"> </text:span>deducirlo<text:span text:style-name="T1"> </text:span>del<text:span text:style-name="T1"> </text:span>campo<text:span text:style-name="T1"> </text:span>Rol.<text:span text:style-name="T1"> </text:span>Los<text:span text:style-name="T1"> </text:span>valores<text:span text:style-name="T1"> </text:span>posibles<text:span text:style-name="T1"> </text:span>para<text:span text:style-name="T1"> </text:span>este<text:span text:style-name="T1"> </text:span>campo<text:span text:style-name="T1"> </text:span>son:<text:span text:style-name="T1"> </text:span>ESTUDIANTE<text:span text:style-name="T1"> </text:span>y<text:span text:style-name="T1"> </text:span>PROFESOR.</text:p>
      <text:p text:style-name="P22"><text:line-break/>La<text:span text:style-name="T1"> </text:span>parte<text:span text:style-name="T1"> </text:span>servidora<text:span text:style-name="T1"> </text:span>del<text:span text:style-name="T1"> </text:span>servicio<text:span text:style-name="T1"> </text:span>web<text:span text:style-name="T1"> </text:span>la<text:span text:style-name="T1"> </text:span>implementará<text:span text:style-name="T1"> </text:span>la<text:span text:style-name="T1"> </text:span>Editorial<text:span text:style-name="T1"> </text:span>y<text:span text:style-name="T1"> </text:span>el<text:span text:style-name="T1"> </text:span>EVA<text:span text:style-name="T1"> </text:span>consumirá<text:span text:style-name="T1"> </text:span>el<text:span text:style-name="T1"> </text:span>servicio.</text:p>
      <text:p text:style-name="P16"/>
      <text:p text:style-name="P16">Nombre<text:span text:style-name="T1"> </text:span>del<text:span text:style-name="T1"> </text:span>servicio<text:span text:style-name="T1"> </text:span>web<text:span text:style-name="T1"> </text:span>:<text:span text:style-name="T1"> </text:span><text:span text:style-name="T15">wsAutenticacionAutorizacion</text:span></text:p>
      <text:p text:style-name="P16"/>
      <text:p text:style-name="P16"><text:soft-page-break/>El<text:span text:style-name="T1"> </text:span>archivo<text:span text:style-name="T1"> </text:span>WSDL<text:span text:style-name="T1"> </text:span>del<text:span text:style-name="T1"> </text:span>servicio<text:span text:style-name="T1"> </text:span>será<text:span text:style-name="T1"> </text:span>accesible<text:span text:style-name="T1"> </text:span>en<text:span text:style-name="T1"> </text:span>la<text:span text:style-name="T1"> </text:span>misma<text:span text:style-name="T1"> </text:span>dirección<text:span text:style-name="T1"> </text:span>que<text:span text:style-name="T1"> </text:span>servicio<text:span text:style-name="T1"> </text:span>web<text:span text:style-name="T1"> </text:span>pero<text:span text:style-name="T1"> </text:span>acabada<text:span text:style-name="T1"> </text:span>en<text:span text:style-name="T1"> </text:span><text:span text:style-name="T15">?wsdl</text:span><text:span text:style-name="T1"> </text:span>y<text:span text:style-name="T1"> </text:span>también<text:span text:style-name="T1"> </text:span>acabada<text:span text:style-name="T1"> </text:span>en<text:span text:style-name="T1"> </text:span><text:span text:style-name="T15">?WSDL</text:span></text:p>
      <text:p text:style-name="P16"/>
      <text:p text:style-name="P16">Este<text:span text:style-name="T1"> </text:span>servicio<text:span text:style-name="T1"> </text:span>web<text:span text:style-name="T1"> </text:span>sólo<text:span text:style-name="T1"> </text:span>tiene<text:span text:style-name="T1"> </text:span>el<text:span text:style-name="T1"> </text:span>método<text:span text:style-name="T1"> </text:span>AutenticarUsuarioContenido.</text:p>
      <text:p text:style-name="P16"/>
      <text:h text:style-name="P74" text:outline-level="3">Método<text:span text:style-name="T1"> </text:span>AutenticarUsuarioContenido</text:h>
      <text:p text:style-name="P16"/>
      <text:p text:style-name="P16">El<text:span text:style-name="T1"> </text:span>método<text:span text:style-name="T1"> </text:span>devuelve<text:span text:style-name="T1"> </text:span>una<text:span text:style-name="T1"> </text:span>URL<text:span text:style-name="T1"> </text:span>de<text:span text:style-name="T1"> </text:span>acceso<text:span text:style-name="T1"> </text:span>al<text:span text:style-name="T1"> </text:span>libro<text:span text:style-name="T1"> </text:span>digital<text:span text:style-name="T1"> </text:span>a<text:span text:style-name="T1"> </text:span>partir<text:span text:style-name="T1"> </text:span>de<text:span text:style-name="T1"> </text:span>una<text:span text:style-name="T1"> </text:span>credencial<text:span text:style-name="T1"> </text:span>válida<text:span text:style-name="T1"> </text:span>para<text:span text:style-name="T1"> </text:span>este<text:span text:style-name="T1"> </text:span>libro.</text:p>
      <text:p text:style-name="P16"/>
      <text:p text:style-name="P16">Este<text:span text:style-name="T1"> </text:span>método<text:span text:style-name="T1"> </text:span>actualmente<text:span text:style-name="T1"> </text:span>va<text:span text:style-name="T1"> </text:span>sin<text:span text:style-name="T1"> </text:span>encriptar.</text:p>
      <text:p text:style-name="P16"/>
      <text:p text:style-name="P16">Parámetros<text:span text:style-name="T1"> </text:span>de<text:span text:style-name="T1"> </text:span>entrada<text:span text:style-name="T1"> </text:span>del<text:span text:style-name="T1"> </text:span>método<text:span text:style-name="T1"> </text:span><text:span text:style-name="T15">AutenticarUsuarioContenido</text:span></text:p>
      <text:p text:style-name="P16"/>
      <table:table table:name="Taula13" table:style-name="Taula13">
        <table:table-column table:style-name="Taula13.A"/>
        <table:table-column table:style-name="Taula13.B"/>
        <table:table-column table:style-name="Taula13.C"/>
        <table:table-column table:style-name="Taula13.D"/>
        <table:table-header-rows>
          <table:table-row table:style-name="Taula13.1">
            <table:table-cell table:style-name="Taula13.A1" office:value-type="string">
              <text:p text:style-name="P50">Lugar</text:p>
            </table:table-cell>
            <table:table-cell table:style-name="Taula13.A1" office:value-type="string">
              <text:p text:style-name="P51"><text:span text:style-name="T37">Nom</text:span><text:span text:style-name="T37">bre</text:span></text:p>
            </table:table-cell>
            <table:table-cell table:style-name="Taula13.A1" office:value-type="string">
              <text:p text:style-name="P50">Tipo</text:p>
            </table:table-cell>
            <table:table-cell table:style-name="Taula13.D1" office:value-type="string">
              <text:p text:style-name="P50">Descripción</text:p>
            </table:table-cell>
          </table:table-row>
        </table:table-header-rows>
        <table:table-row table:style-name="Taula13.2">
          <table:table-cell table:style-name="Taula13.A2" office:value-type="string">
            <text:p text:style-name="P57"><text:span text:style-name="T37">Cabecera</text:span><text:span text:style-name="T39"> </text:span></text:p>
          </table:table-cell>
          <table:table-cell table:style-name="Taula13.B2" office:value-type="string">
            <text:p text:style-name="P52">User</text:p>
          </table:table-cell>
          <table:table-cell table:style-name="Taula13.C2" office:value-type="string">
            <text:p text:style-name="P54">Obligatorio</text:p>
          </table:table-cell>
          <table:table-cell table:style-name="Taula13.D2" office:value-type="string">
            <text:p text:style-name="P58"><text:span text:style-name="T37">Usuario</text:span><text:span text:style-name="T39"> </text:span><text:span text:style-name="T37">de</text:span><text:span text:style-name="T39"> </text:span><text:span text:style-name="T37">acceso</text:span><text:span text:style-name="T39"> </text:span><text:span text:style-name="T37">del</text:span><text:span text:style-name="T39"> </text:span><text:span text:style-name="T37">EVA</text:span><text:span text:style-name="T39"> </text:span><text:span text:style-name="T37">para</text:span><text:span text:style-name="T39"> </text:span><text:span text:style-name="T37">poder</text:span><text:span text:style-name="T39"> </text:span><text:span text:style-name="T37">utilizar</text:span><text:span text:style-name="T39"> </text:span><text:span text:style-name="T37">el</text:span><text:span text:style-name="T39"> </text:span><text:span text:style-name="T37">servicio</text:span><text:span text:style-name="T39"> </text:span><text:span text:style-name="T37">web</text:span><text:span text:style-name="T39"> </text:span><text:span text:style-name="T37">de</text:span><text:span text:style-name="T39"> </text:span><text:span text:style-name="T37">la</text:span><text:span text:style-name="T39"> </text:span><text:span text:style-name="T37">Editorial.</text:span></text:p>
          </table:table-cell>
        </table:table-row>
        <table:table-row table:style-name="Taula13.1">
          <table:table-cell table:style-name="Taula13.A3" office:value-type="string">
            <text:p text:style-name="P55">Cabecera</text:p>
          </table:table-cell>
          <table:table-cell table:style-name="Taula13.B3" office:value-type="string">
            <text:p text:style-name="P52">Password</text:p>
          </table:table-cell>
          <table:table-cell table:style-name="Taula13.C3" office:value-type="string">
            <text:p text:style-name="P54">Obligatorio</text:p>
          </table:table-cell>
          <table:table-cell table:style-name="Taula13.D3" office:value-type="string">
            <text:p text:style-name="P58"><text:span text:style-name="T37">Contrase</text:span><text:span text:style-name="T37">ña</text:span><text:span text:style-name="T39"> </text:span><text:span text:style-name="T37">del</text:span><text:span text:style-name="T39"> </text:span><text:span text:style-name="T37">EVA</text:span><text:span text:style-name="T39"> </text:span><text:span text:style-name="T37">para</text:span><text:span text:style-name="T39"> </text:span><text:span text:style-name="T37">poder</text:span><text:span text:style-name="T39"> </text:span><text:span text:style-name="T37">utilizar</text:span><text:span text:style-name="T39"> </text:span><text:span text:style-name="T37">el</text:span><text:span text:style-name="T39"> </text:span><text:span text:style-name="T37">servicio</text:span><text:span text:style-name="T39"> </text:span><text:span text:style-name="T37">web</text:span><text:span text:style-name="T39"> </text:span><text:span text:style-name="T37">de</text:span><text:span text:style-name="T39"> </text:span><text:span text:style-name="T37">la</text:span><text:span text:style-name="T39"> </text:span><text:span text:style-name="T37">Editorial.</text:span></text:p>
          </table:table-cell>
        </table:table-row>
        <table:table-row table:style-name="Taula13.1">
          <table:table-cell table:style-name="Taula13.A4" office:value-type="string">
            <text:p text:style-name="P55">Cuerpo</text:p>
          </table:table-cell>
          <table:table-cell table:style-name="Taula13.B4" office:value-type="string">
            <text:p text:style-name="P53">Credencial</text:p>
          </table:table-cell>
          <table:table-cell table:style-name="Taula13.C4" office:value-type="string">
            <text:p text:style-name="P54">Obligatorio</text:p>
          </table:table-cell>
          <table:table-cell table:style-name="Taula13.D4" office:value-type="string">
            <text:p text:style-name="P58"><text:span text:style-name="T37">Credencial</text:span><text:span text:style-name="T39"> </text:span><text:span text:style-name="T37">del</text:span><text:span text:style-name="T39"> </text:span><text:span text:style-name="T37">usuario</text:span><text:span text:style-name="T39"> </text:span><text:span text:style-name="T37">para</text:span><text:span text:style-name="T39"> </text:span><text:span text:style-name="T37">este</text:span><text:span text:style-name="T39"> </text:span><text:span text:style-name="T37">ISBN.</text:span></text:p>
          </table:table-cell>
        </table:table-row>
        <table:table-row table:style-name="Taula13.1">
          <table:table-cell table:style-name="Taula13.A5" office:value-type="string">
            <text:p text:style-name="P55">Cuerpo</text:p>
          </table:table-cell>
          <table:table-cell table:style-name="Taula13.B5" office:value-type="string">
            <text:p text:style-name="P53">ISBN</text:p>
          </table:table-cell>
          <table:table-cell table:style-name="Taula13.C5" office:value-type="string">
            <text:p text:style-name="P54">Obligatorio</text:p>
          </table:table-cell>
          <table:table-cell table:style-name="Taula13.D5" office:value-type="string">
            <text:p text:style-name="P58"><text:span text:style-name="T37">Código</text:span><text:span text:style-name="T39"> </text:span><text:span text:style-name="T37">ISBN</text:span><text:span text:style-name="T39"> </text:span><text:span text:style-name="T37">del</text:span><text:span text:style-name="T39"> </text:span><text:span text:style-name="T37">libro</text:span><text:span text:style-name="T39"> </text:span><text:span text:style-name="T37">digital.</text:span></text:p>
          </table:table-cell>
        </table:table-row>
        <table:table-row table:style-name="Taula13.1">
          <table:table-cell table:style-name="Taula13.A6" office:value-type="string">
            <text:p text:style-name="P55">Cuerpo</text:p>
          </table:table-cell>
          <table:table-cell table:style-name="Taula13.B6" office:value-type="string">
            <text:p text:style-name="P58"><text:span text:style-name="T41">Id</text:span><text:span text:style-name="T41">Usuario</text:span></text:p>
          </table:table-cell>
          <table:table-cell table:style-name="Taula13.C6" office:value-type="string">
            <text:p text:style-name="P54">Obligatorio</text:p>
          </table:table-cell>
          <table:table-cell table:style-name="Taula13.D6" office:value-type="string">
            <text:p text:style-name="P58"><text:span text:style-name="T37">Identificador</text:span><text:span text:style-name="T39"> </text:span><text:span text:style-name="T37">del</text:span><text:span text:style-name="T39"> </text:span><text:span text:style-name="T37">usuario</text:span><text:span text:style-name="T39"> </text:span><text:span text:style-name="T37">en</text:span><text:span text:style-name="T39"> </text:span><text:span text:style-name="T37">el</text:span><text:span text:style-name="T39"> </text:span><text:span text:style-name="T37">EVA.</text:span></text:p>
          </table:table-cell>
        </table:table-row>
        <table:table-row table:style-name="Taula13.1">
          <table:table-cell table:style-name="Taula13.A7" office:value-type="string">
            <text:p text:style-name="P55">Cuerpo</text:p>
          </table:table-cell>
          <table:table-cell table:style-name="Taula13.B7" office:value-type="string">
            <text:p text:style-name="P53">NombreApe</text:p>
          </table:table-cell>
          <table:table-cell table:style-name="Taula13.C7" office:value-type="string">
            <text:p text:style-name="P54">Opcional</text:p>
          </table:table-cell>
          <table:table-cell table:style-name="Taula13.D7" office:value-type="string">
            <text:p text:style-name="P58"><text:span text:style-name="T37">Nom</text:span><text:span text:style-name="T37">bre</text:span><text:span text:style-name="T39"> </text:span><text:span text:style-name="T37">y</text:span><text:span text:style-name="T39"> </text:span><text:span text:style-name="T37">apellidos</text:span><text:span text:style-name="T39"> </text:span><text:span text:style-name="T37">del</text:span><text:span text:style-name="T39"> </text:span><text:span text:style-name="T37">usuario.</text:span></text:p>
          </table:table-cell>
        </table:table-row>
        <table:table-row table:style-name="Taula13.1">
          <table:table-cell table:style-name="Taula13.A8" office:value-type="string">
            <text:p text:style-name="P55">Cuerpo</text:p>
          </table:table-cell>
          <table:table-cell table:style-name="Taula13.B8" office:value-type="string">
            <text:p text:style-name="P53">IdGrupo</text:p>
          </table:table-cell>
          <table:table-cell table:style-name="Taula13.C8" office:value-type="string">
            <text:p text:style-name="P54">Opcional</text:p>
          </table:table-cell>
          <table:table-cell table:style-name="Taula13.D8" office:value-type="string">
            <text:p text:style-name="P56">Identificador<text:span text:style-name="T1"> </text:span>del<text:span text:style-name="T1"> </text:span>grupo<text:span text:style-name="T1"> </text:span>del<text:span text:style-name="T1"> </text:span>EVA<text:span text:style-name="T1"> </text:span>desde<text:span text:style-name="T1"> </text:span>donde<text:span text:style-name="T1"> </text:span>se<text:span text:style-name="T1"> </text:span>está<text:span text:style-name="T1"> </text:span>accediendo<text:span text:style-name="T1"> </text:span>al<text:span text:style-name="T1"> </text:span>contenido.</text:p>
          </table:table-cell>
        </table:table-row>
        <table:table-row table:style-name="Taula13.1">
          <table:table-cell table:style-name="Taula13.A9" office:value-type="string">
            <text:p text:style-name="P55">Cuerpo</text:p>
          </table:table-cell>
          <table:table-cell table:style-name="Taula13.B9" office:value-type="string">
            <text:p text:style-name="P53">Rol</text:p>
          </table:table-cell>
          <table:table-cell table:style-name="Taula13.C9" office:value-type="string">
            <text:p text:style-name="P54">Opcional</text:p>
          </table:table-cell>
          <table:table-cell table:style-name="Taula13.D9" office:value-type="string">
            <text:p text:style-name="P56">Valores<text:span text:style-name="T1"> </text:span>posibles:<text:span text:style-name="T1"> </text:span>ESTUDIANTE,<text:span text:style-name="T1"> </text:span>PROFESOR.</text:p>
            <text:p text:style-name="P56">Valor<text:span text:style-name="T1"> </text:span>por<text:span text:style-name="T1"> </text:span>defecto:<text:span text:style-name="T1"> </text:span>ESTUDIANTE.</text:p>
          </table:table-cell>
        </table:table-row>
        <table:table-row table:style-name="Taula13.1">
          <table:table-cell table:style-name="Taula13.A10" office:value-type="string">
            <text:p text:style-name="P55">Cuerpo</text:p>
          </table:table-cell>
          <table:table-cell table:style-name="Taula13.B10" office:value-type="string">
            <text:p text:style-name="P53">IdCurso</text:p>
          </table:table-cell>
          <table:table-cell table:style-name="Taula13.C10" office:value-type="string">
            <text:p text:style-name="P54">Obligatorio</text:p>
          </table:table-cell>
          <table:table-cell table:style-name="Taula13.D10" office:value-type="string">
            <text:p text:style-name="P56">Identificador<text:span text:style-name="T1"> </text:span>del<text:span text:style-name="T1"> </text:span>curso<text:span text:style-name="T1"> </text:span>del<text:span text:style-name="T1"> </text:span>EVA<text:span text:style-name="T1"> </text:span>desde<text:span text:style-name="T1"> </text:span>donde<text:span text:style-name="T1"> <text:s/></text:span>se<text:span text:style-name="T1"> </text:span>está<text:span text:style-name="T1"> </text:span>accediendo<text:span text:style-name="T1"> </text:span>al<text:span text:style-name="T1"> </text:span>contenido.</text:p>
          </table:table-cell>
        </table:table-row>
        <table:table-row table:style-name="Taula13.1">
          <table:table-cell table:style-name="Taula13.A11" office:value-type="string">
            <text:p text:style-name="P55">Cuerpo</text:p>
          </table:table-cell>
          <table:table-cell table:style-name="Taula13.B11" office:value-type="string">
            <text:p text:style-name="P53">IdCentro</text:p>
          </table:table-cell>
          <table:table-cell table:style-name="Taula13.C11" office:value-type="string">
            <text:p text:style-name="P54">Obligatorio</text:p>
          </table:table-cell>
          <table:table-cell table:style-name="Taula13.D11" office:value-type="string">
            <text:p text:style-name="P56">Identificador<text:span text:style-name="T1"> </text:span>del<text:span text:style-name="T1"> </text:span>centro<text:span text:style-name="T1"> </text:span>educativo<text:span text:style-name="T1"> </text:span>desde<text:span text:style-name="T1"> </text:span>el<text:span text:style-name="T1"> </text:span>que<text:span text:style-name="T1"> </text:span>se<text:span text:style-name="T1"> </text:span>está<text:span text:style-name="T1"> </text:span>haciendo<text:span text:style-name="T1"> </text:span>la<text:span text:style-name="T1"> </text:span>llamada<text:span text:style-name="T1"> </text:span>al<text:span text:style-name="T1"> </text:span>servicio<text:span text:style-name="T1"> </text:span>web.</text:p>
          </table:table-cell>
        </table:table-row>
        <table:table-row table:style-name="Taula13.1">
          <table:table-cell table:style-name="Taula13.A12" office:value-type="string">
            <text:p text:style-name="P55">Cuerpo</text:p>
          </table:table-cell>
          <table:table-cell table:style-name="Taula13.B12" office:value-type="string">
            <text:p text:style-name="P53">URLResultado</text:p>
          </table:table-cell>
          <table:table-cell table:style-name="Taula13.C12" office:value-type="string">
            <text:p text:style-name="P54">Opcional</text:p>
          </table:table-cell>
          <table:table-cell table:style-name="Taula13.D12" office:value-type="string">
            <text:p text:style-name="P58"><text:span text:style-name="T37">URL</text:span><text:span text:style-name="T39"> </text:span><text:span text:style-name="T37">del</text:span><text:span text:style-name="T39"> </text:span><text:span text:style-name="T37">servicio</text:span><text:span text:style-name="T39"> </text:span><text:span text:style-name="T37">web</text:span><text:span text:style-name="T39"> </text:span><text:span text:style-name="T37">de</text:span><text:span text:style-name="T39"> </text:span><text:span text:style-name="T37">seguimiento</text:span><text:span text:style-name="T39"> </text:span><text:span text:style-name="T37">del</text:span><text:span text:style-name="T39"> </text:span><text:span text:style-name="T37">EVA.</text:span><text:span text:style-name="T39"> </text:span><text:span text:style-name="T37">Este</text:span><text:span text:style-name="T39"> </text:span><text:span text:style-name="T37">campo</text:span><text:span text:style-name="T39"> </text:span><text:span text:style-name="T37">es</text:span><text:span text:style-name="T39"> </text:span><text:span text:style-name="T37">obligatorio</text:span><text:span text:style-name="T39"> </text:span><text:span text:style-name="T37">si</text:span><text:span text:style-name="T39"> </text:span><text:span text:style-name="T37">el</text:span><text:span text:style-name="T39"> </text:span><text:span text:style-name="T37">contenido</text:span><text:span text:style-name="T39"> </text:span><text:span text:style-name="T37">es</text:span><text:span text:style-name="T39"> </text:span><text:span text:style-name="T37">webcontent</text:span><text:span text:style-name="T39"> </text:span><text:span text:style-name="T37">y</text:span><text:span text:style-name="T39"> </text:span><text:span text:style-name="T37">se</text:span><text:span text:style-name="T39"> </text:span><text:span text:style-name="T37">quiere</text:span><text:span text:style-name="T39"> </text:span><text:span text:style-name="T37">recibir,</text:span><text:span text:style-name="T39"> </text:span><text:span text:style-name="T37">mediante</text:span><text:span text:style-name="T39"> </text:span><text:span text:style-name="T37">el</text:span><text:span text:style-name="T39"> </text:span><text:span text:style-name="T37">servicio</text:span><text:span text:style-name="T39"> </text:span><text:span text:style-name="T37">web</text:span><text:span text:style-name="T39"> </text:span><text:span text:style-name="T37">de</text:span><text:span text:style-name="T39"> </text:span><text:span text:style-name="T37">seguimiento,</text:span><text:span text:style-name="T39"> </text:span><text:span text:style-name="T37">información</text:span><text:span text:style-name="T39"> </text:span><text:span text:style-name="T37">sobre</text:span><text:span text:style-name="T39"> </text:span><text:span text:style-name="T37">los</text:span><text:span text:style-name="T39"> </text:span><text:span text:style-name="T37">resultados</text:span><text:span text:style-name="T39"> </text:span><text:span text:style-name="T37">de</text:span><text:span text:style-name="T39"> </text:span><text:span text:style-name="T37">la</text:span><text:span text:style-name="T39"> </text:span><text:span text:style-name="T37">interacción</text:span><text:span text:style-name="T39"> </text:span><text:span text:style-name="T37">del</text:span><text:span text:style-name="T39"> </text:span><text:span text:style-name="T37">alumno</text:span><text:span text:style-name="T39"> </text:span><text:span text:style-name="T37">con</text:span><text:span text:style-name="T39"> </text:span><text:span text:style-name="T37">el</text:span><text:span text:style-name="T39"> </text:span><text:span text:style-name="T37">contenido.</text:span></text:p>
          </table:table-cell>
        </table:table-row>
        <table:table-row table:style-name="Taula13.1">
          <table:table-cell table:style-name="Taula13.A13" office:value-type="string">
            <text:p text:style-name="P55">Cuerpo</text:p>
          </table:table-cell>
          <table:table-cell table:style-name="Taula13.B13" office:value-type="string">
            <text:p text:style-name="P53">IdContenidoLMS</text:p>
          </table:table-cell>
          <table:table-cell table:style-name="Taula13.C13" office:value-type="string">
            <text:p text:style-name="P54">Opcional</text:p>
          </table:table-cell>
          <table:table-cell table:style-name="Taula13.D13" office:value-type="string">
            <text:p text:style-name="P58"><text:span text:style-name="T37">Identificador</text:span><text:span text:style-name="T39"> </text:span><text:span text:style-name="T37">del</text:span><text:span text:style-name="T39"> </text:span><text:span text:style-name="T37">contenido</text:span><text:span text:style-name="T39"> </text:span><text:span text:style-name="T37">en</text:span><text:span text:style-name="T39"> </text:span><text:span text:style-name="T37">el</text:span><text:span text:style-name="T39"> </text:span><text:span text:style-name="T37">EVA.</text:span><text:span text:style-name="T39"> </text:span><text:span text:style-name="T37">Este</text:span><text:span text:style-name="T39"> </text:span><text:span text:style-name="T37">campo</text:span><text:span text:style-name="T39"> </text:span><text:span text:style-name="T37">es</text:span><text:span text:style-name="T39"> </text:span><text:span text:style-name="T37">obligatorio</text:span><text:span text:style-name="T39"> </text:span><text:span text:style-name="T37">si</text:span><text:span text:style-name="T39"> </text:span><text:span text:style-name="T37">el</text:span><text:span text:style-name="T39"> </text:span><text:span text:style-name="T37">contenido</text:span><text:span text:style-name="T39"> </text:span><text:span text:style-name="T37">es</text:span><text:span text:style-name="T39"> </text:span><text:span text:style-name="T37">webcontent</text:span><text:span text:style-name="T39"> </text:span><text:span text:style-name="T37">y</text:span><text:span text:style-name="T39"> </text:span><text:span text:style-name="T37">se</text:span><text:span text:style-name="T39"> </text:span><text:span text:style-name="T37">quiere</text:span><text:span text:style-name="T39"> </text:span><text:span text:style-name="T37">recibir,</text:span><text:span text:style-name="T39"> </text:span><text:span text:style-name="T37">mediante</text:span><text:span text:style-name="T39"> </text:span><text:span text:style-name="T37">el</text:span><text:span text:style-name="T39"> </text:span><text:span text:style-name="T37">servicio</text:span><text:span text:style-name="T39"> </text:span><text:span text:style-name="T37">web</text:span><text:span text:style-name="T39"> </text:span><text:span text:style-name="T37">de</text:span><text:span text:style-name="T39"> </text:span><text:span text:style-name="T37">seguimiento,</text:span><text:span text:style-name="T39"> </text:span><text:span text:style-name="T37">información</text:span><text:span text:style-name="T39"> </text:span><text:span text:style-name="T37">sobre</text:span><text:span text:style-name="T39"> </text:span><text:span text:style-name="T37">los</text:span><text:span text:style-name="T39"> </text:span><text:span text:style-name="T37">resultados</text:span><text:span text:style-name="T39"> </text:span><text:span text:style-name="T37">de</text:span><text:span text:style-name="T39"> </text:span><text:span text:style-name="T37">la</text:span><text:span text:style-name="T39"> </text:span><text:span text:style-name="T37">interacción</text:span><text:span text:style-name="T39"> </text:span><text:span text:style-name="T37">del</text:span><text:span text:style-name="T39"> </text:span><text:span text:style-name="T37">alumno</text:span><text:span text:style-name="T39"> </text:span><text:span text:style-name="T37">con</text:span><text:span text:style-name="T39"> </text:span><text:span text:style-name="T37">el</text:span><text:span text:style-name="T39"> </text:span><text:span text:style-name="T37">contenido</text:span></text:p>
          </table:table-cell>
        </table:table-row>
        <table:table-row table:style-name="Taula13.1">
          <table:table-cell table:style-name="Taula13.A14" office:value-type="string">
            <text:p text:style-name="P55">Cuerpo</text:p>
          </table:table-cell>
          <table:table-cell table:style-name="Taula13.B14" office:value-type="string">
            <text:p text:style-name="P53">IdUnidad</text:p>
          </table:table-cell>
          <table:table-cell table:style-name="Taula13.C14" office:value-type="string">
            <text:p text:style-name="P54">Opcional</text:p>
          </table:table-cell>
          <table:table-cell table:style-name="Taula13.D14" office:value-type="string">
            <text:p text:style-name="P58"><text:span text:style-name="T37">Identificador</text:span><text:span text:style-name="T39"> </text:span><text:span text:style-name="T37">de</text:span><text:span text:style-name="T39"> </text:span><text:span text:style-name="T37">la</text:span><text:span text:style-name="T39"> </text:span><text:span text:style-name="T37">unidad</text:span><text:span text:style-name="T39"> </text:span><text:span text:style-name="T37">del</text:span><text:span text:style-name="T39"> </text:span><text:span text:style-name="T37">libro</text:span><text:span text:style-name="T39"> </text:span><text:span text:style-name="T37">a</text:span><text:span text:style-name="T39"> </text:span><text:span text:style-name="T37">la</text:span><text:span text:style-name="T39"> </text:span><text:span text:style-name="T37">que</text:span><text:span text:style-name="T39"> </text:span><text:span text:style-name="T37">se</text:span><text:span text:style-name="T39"> </text:span><text:span text:style-name="T37">quiere</text:span><text:span text:style-name="T39"> </text:span><text:span text:style-name="T37">acceder.</text:span></text:p>
          </table:table-cell>
        </table:table-row>
        <table:table-row table:style-name="Taula13.1">
          <table:table-cell table:style-name="Taula13.A15" office:value-type="string">
            <text:p text:style-name="P55">Cuerpo</text:p>
          </table:table-cell>
          <table:table-cell table:style-name="Taula13.B15" office:value-type="string">
            <text:p text:style-name="P53">IdActivitad</text:p>
          </table:table-cell>
          <table:table-cell table:style-name="Taula13.C15" office:value-type="string">
            <text:p text:style-name="P54">Opcional</text:p>
          </table:table-cell>
          <table:table-cell table:style-name="Taula13.D15" office:value-type="string">
            <text:p text:style-name="P58"><text:span text:style-name="T37">I</text:span><text:span text:style-name="T37">dentificador</text:span><text:span text:style-name="T39"> </text:span><text:span text:style-name="T37">de</text:span><text:span text:style-name="T39"> </text:span><text:span text:style-name="T37">la</text:span><text:span text:style-name="T39"> </text:span><text:span text:style-name="T37">actividad</text:span><text:span text:style-name="T39"> </text:span><text:span text:style-name="T37">del</text:span><text:span text:style-name="T39"> </text:span><text:span text:style-name="T37">libro</text:span><text:span text:style-name="T39"> </text:span><text:span text:style-name="T37">a</text:span><text:span text:style-name="T39"> </text:span><text:span text:style-name="T37">la</text:span><text:span text:style-name="T39"> </text:span><text:span text:style-name="T37">que</text:span><text:span text:style-name="T39"> </text:span><text:span text:style-name="T37">se</text:span><text:span text:style-name="T39"> </text:span><text:span text:style-name="T37">quiere</text:span><text:span text:style-name="T39"> </text:span><text:span text:style-name="T37">acceder.</text:span><text:span text:style-name="T39"> </text:span><text:span text:style-name="T37">Si</text:span><text:span text:style-name="T39"> </text:span><text:span text:style-name="T37">se</text:span><text:span text:style-name="T39"> </text:span><text:span text:style-name="T37">envia</text:span><text:span text:style-name="T39"> </text:span><text:span text:style-name="T37">este</text:span><text:span text:style-name="T39"> </text:span><text:span text:style-name="T37">campo</text:span><text:span text:style-name="T39"> </text:span><text:soft-page-break/><text:span text:style-name="T37">también</text:span><text:span text:style-name="T39"> </text:span><text:span text:style-name="T37">se</text:span><text:span text:style-name="T39"> </text:span><text:span text:style-name="T37">ha</text:span><text:span text:style-name="T39"> </text:span><text:span text:style-name="T37">de</text:span><text:span text:style-name="T39"> </text:span><text:span text:style-name="T37">enviar</text:span><text:span text:style-name="T39"> </text:span><text:span text:style-name="T37">el</text:span><text:span text:style-name="T39"> </text:span><text:span text:style-name="T37">campo</text:span><text:span text:style-name="T39"> </text:span><text:span text:style-name="T37">IdUnidad.</text:span></text:p>
          </table:table-cell>
        </table:table-row>
      </table:table>
      <text:p text:style-name="P16"/>
      <text:p text:style-name="P16"/>
      <text:p text:style-name="P16"/>
      <text:p text:style-name="P16">Parámetros<text:span text:style-name="T1"> </text:span>de<text:span text:style-name="T1"> </text:span>salida<text:span text:style-name="T1"> </text:span>del<text:span text:style-name="T1"> </text:span>método</text:p>
      <text:p text:style-name="P16"/>
      <table:table table:name="Taula14" table:style-name="Taula14">
        <table:table-column table:style-name="Taula14.A"/>
        <table:table-column table:style-name="Taula14.B"/>
        <table:table-column table:style-name="Taula14.C"/>
        <table:table-column table:style-name="Taula14.D"/>
        <table:table-header-rows>
          <table:table-row table:style-name="Taula14.1">
            <table:table-cell table:style-name="Taula14.A1" office:value-type="string">
              <text:p text:style-name="P51"><text:span text:style-name="T37">L</text:span><text:span text:style-name="T37">ugar</text:span></text:p>
            </table:table-cell>
            <table:table-cell table:style-name="Taula14.A1" office:value-type="string">
              <text:p text:style-name="P51"><text:span text:style-name="T37">Nom</text:span><text:span text:style-name="T37">bre</text:span></text:p>
            </table:table-cell>
            <table:table-cell table:style-name="Taula14.A1" office:value-type="string">
              <text:p text:style-name="P50">Tipo</text:p>
            </table:table-cell>
            <table:table-cell table:style-name="Taula14.D1" office:value-type="string">
              <text:p text:style-name="P50">Descripción</text:p>
            </table:table-cell>
          </table:table-row>
        </table:table-header-rows>
        <table:table-row table:style-name="Taula14.2">
          <table:table-cell table:style-name="Taula14.A2" office:value-type="string">
            <text:p text:style-name="P57"><text:span text:style-name="T37">Cuerpo</text:span><text:span text:style-name="T39"> </text:span></text:p>
          </table:table-cell>
          <table:table-cell table:style-name="Taula14.B2" office:value-type="string">
            <text:p text:style-name="P53">Código</text:p>
          </table:table-cell>
          <table:table-cell table:style-name="Taula14.C2" office:value-type="string">
            <text:p text:style-name="P54">Obligatorio</text:p>
          </table:table-cell>
          <table:table-cell table:style-name="Taula14.D2" office:value-type="string">
            <text:p text:style-name="P58"><text:span text:style-name="T37">Código</text:span><text:span text:style-name="T39"> </text:span><text:span text:style-name="T37">identificador</text:span><text:span text:style-name="T39"> </text:span><text:span text:style-name="T37">de</text:span><text:span text:style-name="T39"> </text:span><text:span text:style-name="T37">la</text:span><text:span text:style-name="T39"> </text:span><text:span text:style-name="T37">respuesta:</text:span></text:p>
            <text:p text:style-name="P58"><text:span text:style-name="T37">Valores</text:span><text:span text:style-name="T39"> </text:span><text:span text:style-name="T37">posibles:</text:span></text:p>
            <text:list xml:id="list593506655" text:style-name="WW8Num3">
              <text:list-item>
                <text:p text:style-name="P91">(1):<text:span text:style-name="T1"> </text:span>URL<text:span text:style-name="T1"> </text:span>generada<text:span text:style-name="T1"> </text:span>correctamente<text:span text:style-name="T1"> </text:span>/<text:span text:style-name="T1"> </text:span>URL<text:span text:style-name="T1"> </text:span>del<text:span text:style-name="T1"> </text:span>libro<text:span text:style-name="T1"> </text:span>devuelto<text:span text:style-name="T1"> </text:span>correctamente.</text:p>
              </text:list-item>
              <text:list-item>
                <text:p text:style-name="P91">(0):<text:span text:style-name="T1"> </text:span>Error<text:span text:style-name="T1"> </text:span>inesperado<text:span text:style-name="T1"> </text:span>/<text:span text:style-name="T1"> </text:span>URL<text:span text:style-name="T1"> </text:span>de<text:span text:style-name="T1"> </text:span>excepciones.</text:p>
              </text:list-item>
              <text:list-item>
                <text:p text:style-name="P91">(-1):<text:span text:style-name="T1"> </text:span>Error<text:span text:style-name="T1"> </text:span>al<text:span text:style-name="T1"> </text:span>realizar<text:span text:style-name="T1"> </text:span>la<text:span text:style-name="T1"> </text:span>URL<text:span text:style-name="T1"> </text:span>dinàmica<text:span text:style-name="T1"> </text:span>/<text:span text:style-name="T1"> </text:span>URL<text:span text:style-name="T1"> </text:span>de<text:span text:style-name="T1"> </text:span>excepciones.</text:p>
              </text:list-item>
              <text:list-item>
                <text:p text:style-name="P91">(-2):<text:span text:style-name="T1"> </text:span>La<text:span text:style-name="T1"> </text:span>credencial<text:span text:style-name="T1"> </text:span>no<text:span text:style-name="T1"> </text:span>es<text:span text:style-name="T1"> </text:span>válida/<text:span text:style-name="T1"> </text:span>URL<text:span text:style-name="T1"> </text:span>de<text:span text:style-name="T1"> </text:span>excepciones.</text:p>
              </text:list-item>
              <text:list-item>
                <text:p text:style-name="P91">(-3):<text:span text:style-name="T1"> </text:span>El<text:span text:style-name="T1"> </text:span>ISBN<text:span text:style-name="T1"> </text:span>del<text:span text:style-name="T1"> </text:span>libro<text:span text:style-name="T1"> </text:span>digital<text:span text:style-name="T1"> </text:span>no<text:span text:style-name="T1"> </text:span>es<text:span text:style-name="T1"> </text:span>válido/<text:span text:style-name="T1"> </text:span>URL<text:span text:style-name="T1"> </text:span>de<text:span text:style-name="T1"> </text:span>excepciones.</text:p>
              </text:list-item>
              <text:list-item>
                <text:p text:style-name="P91">(-4):<text:span text:style-name="T1"> </text:span>La<text:span text:style-name="T1"> </text:span>licencia<text:span text:style-name="T1"> </text:span>ha<text:span text:style-name="T1"> </text:span>expirado<text:span text:style-name="T1"> </text:span>/<text:span text:style-name="T1"> </text:span>URL<text:span text:style-name="T1"> </text:span>de<text:span text:style-name="T1"> </text:span>excepciones.</text:p>
              </text:list-item>
              <text:list-item>
                <text:p text:style-name="P91">(-5):<text:span text:style-name="T1"> </text:span>El<text:span text:style-name="T1"> </text:span>identificador<text:span text:style-name="T1"> </text:span>de<text:span text:style-name="T1"> </text:span>la<text:span text:style-name="T1"> </text:span>unidad<text:span text:style-name="T1"> </text:span>no<text:span text:style-name="T1"> </text:span>es<text:span text:style-name="T1"> </text:span>válido<text:span text:style-name="T1"> </text:span>/<text:span text:style-name="T1"> </text:span>URL<text:span text:style-name="T1"> </text:span>de<text:span text:style-name="T1"> <text:s/></text:span>excepciones.</text:p>
              </text:list-item>
              <text:list-item>
                <text:p text:style-name="P91">(-6):<text:span text:style-name="T1"> </text:span>El<text:span text:style-name="T1"> </text:span>identificador<text:span text:style-name="T1"> </text:span>de<text:span text:style-name="T1"> </text:span>la<text:span text:style-name="T1"> </text:span>activdad<text:span text:style-name="T1"> </text:span>no<text:span text:style-name="T1"> </text:span>es<text:span text:style-name="T1"> </text:span>válido<text:span text:style-name="T1"> </text:span>/<text:span text:style-name="T1"> </text:span>URL<text:span text:style-name="T1"> </text:span>de<text:span text:style-name="T1"> </text:span>excepciones.</text:p>
              </text:list-item>
              <text:list-item>
                <text:p text:style-name="P91">(-7):<text:span text:style-name="T1"> </text:span>Rol<text:span text:style-name="T1"> </text:span>incorrecto.<text:span text:style-name="T1"> </text:span>El<text:span text:style-name="T1"> </text:span>valor<text:span text:style-name="T1"> </text:span>del<text:span text:style-name="T1"> </text:span>rol<text:span text:style-name="T1"> </text:span>es<text:span text:style-name="T1"> </text:span>incorrecto</text:p>
              </text:list-item>
              <text:list-item>
                <text:p text:style-name="P91">(-101):<text:span text:style-name="T1"> </text:span>Autenticación<text:span text:style-name="T1"> </text:span>incorrecta.<text:span text:style-name="T1"> </text:span>El<text:span text:style-name="T1"> </text:span>usuario<text:span text:style-name="T1"> </text:span>que<text:span text:style-name="T1"> <text:s/></text:span>solicita<text:span text:style-name="T1"> </text:span>acceso<text:span text:style-name="T1"> </text:span>a<text:span text:style-name="T1"> </text:span>este<text:span text:style-name="T1"> </text:span>método<text:span text:style-name="T1"> </text:span>del<text:span text:style-name="T1"> </text:span>servicio<text:span text:style-name="T1"> </text:span>web<text:span text:style-name="T1"> </text:span>no<text:span text:style-name="T1"> </text:span>es<text:span text:style-name="T1"> </text:span>correcto.</text:p>
              </text:list-item>
              <text:list-item>
                <text:p text:style-name="P91">(-102):<text:span text:style-name="T1"> </text:span>Autenticación<text:span text:style-name="T1"> </text:span>incorrecta.<text:span text:style-name="T1"> </text:span>El<text:span text:style-name="T1"> </text:span>usuario<text:span text:style-name="T1"> </text:span>que<text:span text:style-name="T1"> </text:span>solicita<text:span text:style-name="T1"> </text:span>acceso<text:span text:style-name="T1"> </text:span>a<text:span text:style-name="T1"> </text:span>este<text:span text:style-name="T1"> </text:span>método<text:span text:style-name="T1"> </text:span>del<text:span text:style-name="T1"> </text:span>servicio<text:span text:style-name="T1"> </text:span>web<text:span text:style-name="T1"> </text:span>no<text:span text:style-name="T1"> </text:span>tiene<text:span text:style-name="T1"> </text:span>permisos<text:span text:style-name="T1"> </text:span>suficientes.</text:p>
              </text:list-item>
            </text:list>
            <text:p text:style-name="P56"/>
          </table:table-cell>
        </table:table-row>
        <table:table-row table:style-name="Taula14.1">
          <table:table-cell table:style-name="Taula14.A3" office:value-type="string">
            <text:p text:style-name="P55">Cuerpo</text:p>
          </table:table-cell>
          <table:table-cell table:style-name="Taula14.B3" office:value-type="string">
            <text:p text:style-name="P53">Descripcion</text:p>
          </table:table-cell>
          <table:table-cell table:style-name="Taula14.C3" office:value-type="string">
            <text:p text:style-name="P54">Obligatorio</text:p>
          </table:table-cell>
          <table:table-cell table:style-name="Taula14.D3" office:value-type="string">
            <text:p text:style-name="P58"><text:span text:style-name="T37">Descripció</text:span><text:span text:style-name="T37">n</text:span><text:span text:style-name="T39"> </text:span><text:span text:style-name="T37">del</text:span><text:span text:style-name="T39"> </text:span><text:span text:style-name="T37">código</text:span><text:span text:style-name="T39"> </text:span><text:span text:style-name="T37">generado.</text:span></text:p>
          </table:table-cell>
        </table:table-row>
        <table:table-row table:style-name="Taula14.1">
          <table:table-cell table:style-name="Taula14.A4" office:value-type="string">
            <text:p text:style-name="P55">Cuerpo</text:p>
          </table:table-cell>
          <table:table-cell table:style-name="Taula14.B4" office:value-type="string">
            <text:p text:style-name="P53">URL</text:p>
          </table:table-cell>
          <table:table-cell table:style-name="Taula14.C4" office:value-type="string">
            <text:p text:style-name="P54">Opcional</text:p>
          </table:table-cell>
          <table:table-cell table:style-name="Taula14.D4" office:value-type="string">
            <text:p text:style-name="P58"><text:span text:style-name="T37">URL</text:span><text:span text:style-name="T39"> </text:span><text:span text:style-name="T37">absoluta</text:span><text:span text:style-name="T39"> </text:span><text:span text:style-name="T37">para</text:span><text:span text:style-name="T39"> </text:span><text:span text:style-name="T37">acceder</text:span><text:span text:style-name="T39"> </text:span><text:span text:style-name="T37">al</text:span><text:span text:style-name="T39"> </text:span><text:span text:style-name="T37">contenido.</text:span></text:p>
            <text:p text:style-name="P58"><text:span text:style-name="T37">E</text:span><text:span text:style-name="T37">s</text:span><text:span text:style-name="T39"> </text:span><text:span text:style-name="T37">obligatoria</text:span><text:span text:style-name="T39"> </text:span><text:span text:style-name="T37">en</text:span><text:span text:style-name="T39"> </text:span><text:span text:style-name="T37">caso</text:span><text:span text:style-name="T39"> </text:span><text:span text:style-name="T37">que</text:span><text:span text:style-name="T39"> </text:span><text:span text:style-name="T37">el</text:span><text:span text:style-name="T39"> </text:span><text:span text:style-name="T37">campo</text:span><text:span text:style-name="T39"> </text:span><text:span text:style-name="T37">código</text:span><text:span text:style-name="T39"> </text:span><text:span text:style-name="T37">tenga</text:span><text:span text:style-name="T39"> </text:span><text:span text:style-name="T37">el</text:span><text:span text:style-name="T39"> </text:span><text:span text:style-name="T37">valor</text:span><text:span text:style-name="T39"> </text:span><text:span text:style-name="T37">1.</text:span></text:p>
            <text:p text:style-name="P58"><text:span text:style-name="T37">No</text:span><text:span text:style-name="T39"> </text:span><text:span text:style-name="T37">es</text:span><text:span text:style-name="T39"> </text:span><text:span text:style-name="T37">obligatoria</text:span><text:span text:style-name="T39"> </text:span><text:span text:style-name="T37">en</text:span><text:span text:style-name="T39"> </text:span><text:span text:style-name="T37">caso</text:span><text:span text:style-name="T39"> </text:span><text:span text:style-name="T37">de</text:span><text:span text:style-name="T39"> </text:span><text:span text:style-name="T37">error,</text:span><text:span text:style-name="T39"> </text:span><text:span text:style-name="T37">pero</text:span><text:span text:style-name="T39"> </text:span><text:span text:style-name="T37">si</text:span><text:span text:style-name="T39"> </text:span><text:span text:style-name="T37">es</text:span><text:span text:style-name="T39"> </text:span><text:span text:style-name="T37">aconsejable.</text:span></text:p>
            <text:p text:style-name="P43"><text:span text:style-name="T4">Ejemplos:</text:span><text:span text:style-name="T1"> </text:span></text:p>
            <text:list xml:id="list970690974" text:continue-list="list1521249014" text:style-name="WW8Num20">
              <text:list-item>
                <text:p text:style-name="P79">URL<text:span text:style-name="T1"> </text:span>de<text:span text:style-name="T1"> </text:span>acceso<text:span text:style-name="T1"> </text:span>generada<text:span text:style-name="T1"> </text:span>de<text:span text:style-name="T1"> </text:span>forma<text:span text:style-name="T1"> </text:span>dinámica<text:span text:style-name="T1"> </text:span>para<text:span text:style-name="T1"> </text:span>esta<text:span text:style-name="T1"> </text:span>credencial<text:span text:style-name="T1"> </text:span>de<text:span text:style-name="T1"> </text:span>usuario:<text:span text:style-name="T1"> </text:span>http://www.proveedorcontenidos.com/5A70956C-66F6-4ADF-B31AD1B3A19549BB.html<text:span text:style-name="T1"> </text:span></text:p>
              </text:list-item>
            </text:list>
            <text:p text:style-name="P44"/>
            <text:list xml:id="list288296290" text:continue-numbering="true" text:style-name="WW8Num20">
              <text:list-item>
                <text:p text:style-name="P79"><text:span text:style-name="T1"><text:s/></text:span>URL<text:span text:style-name="T1"> </text:span>de<text:span text:style-name="T1"> </text:span>presentación<text:span text:style-name="T1"> </text:span>de<text:span text:style-name="T1"> </text:span>error:<text:span text:style-name="T1"> </text:span>http://www.proveedorcontenidos.com//contacta.aspx?ReturnUrl=-101</text:p>
              </text:list-item>
            </text:list>
            <text:p text:style-name="P106"/>
          </table:table-cell>
        </table:table-row>
      </table:table>
      <text:p text:style-name="P16"/>
      <text:h text:style-name="P114" text:outline-level="4">Ejemplos</text:h>
      <text:p text:style-name="P19"/>
      <text:p text:style-name="P16"><text:span text:style-name="T15">Ejemplo</text:span><text:span text:style-name="T16"> </text:span><text:span text:style-name="T15">de</text:span><text:span text:style-name="T16"> </text:span><text:span text:style-name="T15">mensaje</text:span><text:span text:style-name="T16"> </text:span><text:span text:style-name="T15">SOAP</text:span><text:span text:style-name="T16"> </text:span><text:span text:style-name="T15">de</text:span><text:span text:style-name="T16"> </text:span><text:span text:style-name="T15">llamada</text:span><text:span text:style-name="T16"> </text:span><text:span text:style-name="T15">al</text:span><text:span text:style-name="T16"> </text:span><text:span text:style-name="T15">servicio</text:span><text:span text:style-name="T16"> </text:span><text:span text:style-name="T15">web</text:span></text:p>
      <text:p text:style-name="P19"/>
      <text:p text:style-name="P16">&lt;?xml<text:span text:style-name="T1"> </text:span>version="1.0"<text:span text:style-name="T1"> </text:span>encódigong="utf-8"?&gt;</text:p>
      <text:p text:style-name="P16">&lt;soapenv:Envelope<text:span text:style-name="T1"> </text:span>xmlns:soapenv="http://schemas.xmlsoap.org/soap/envelope/"<text:span text:style-name="T1"> </text:span>xmlns:aut="http://educacio.gencat.cat/proveedores/autenticacion/"&gt;</text:p>
      <text:p text:style-name="P16"><text:soft-page-break/><text:span text:style-name="T1"><text:s text:c="3"/></text:span>&lt;soapenv:Header&gt;</text:p>
      <text:p text:style-name="P16"><text:span text:style-name="T1"><text:s text:c="6"/></text:span>&lt;aut:WSEAuthenticateHeader&gt;</text:p>
      <text:p text:style-name="P16"><text:span text:style-name="T1"><text:s text:c="9"/></text:span>&lt;!--Optional:--&gt;</text:p>
      <text:p text:style-name="P16"><text:span text:style-name="T1"><text:s text:c="9"/></text:span>&lt;User&gt;S1mul4d0r&lt;/User&gt;</text:p>
      <text:p text:style-name="P16"><text:span text:style-name="T1"><text:s text:c="9"/></text:span>&lt;!--Optional:--&gt;</text:p>
      <text:p text:style-name="P16"><text:span text:style-name="T1"><text:s text:c="9"/></text:span>&lt;Password&gt;ed1t0r14l&lt;/Password&gt;</text:p>
      <text:p text:style-name="P16"><text:span text:style-name="T1"><text:s text:c="6"/></text:span>&lt;/aut:WSEAuthenticateHeader&gt;</text:p>
      <text:p text:style-name="P16"><text:span text:style-name="T1"><text:s text:c="3"/></text:span>&lt;/soapenv:Header&gt;</text:p>
      <text:p text:style-name="P16"><text:span text:style-name="T1"><text:s text:c="3"/></text:span>&lt;soapenv:Body&gt;</text:p>
      <text:p text:style-name="P16"><text:span text:style-name="T1"><text:s text:c="6"/></text:span>&lt;aut:AutenticarUsuarioContenido&gt;</text:p>
      <text:p text:style-name="P16"><text:span text:style-name="T1"><text:s text:c="9"/></text:span>&lt;AutenticarUsuarioContenido&gt;</text:p>
      <text:p text:style-name="P16"><text:span text:style-name="T1"><text:s text:c="12"/></text:span>&lt;!--You<text:span text:style-name="T1"> </text:span>may<text:span text:style-name="T1"> </text:span>enter<text:span text:style-name="T1"> </text:span>the<text:span text:style-name="T1"> </text:span>following<text:span text:style-name="T1"> </text:span>11<text:span text:style-name="T1"> </text:span>items<text:span text:style-name="T1"> </text:span>in<text:span text:style-name="T1"> </text:span>any<text:span text:style-name="T1"> </text:span>order--&gt;</text:p>
      <text:p text:style-name="P16"><text:span text:style-name="T1"><text:s text:c="12"/></text:span>&lt;Credencial&gt;1&lt;/Credencial&gt;</text:p>
      <text:p text:style-name="P16"><text:span text:style-name="T1"><text:s text:c="12"/></text:span>&lt;ISBN&gt;6666666666&lt;/ISBN&gt;</text:p>
      <text:p text:style-name="P16"><text:span text:style-name="T1"><text:s text:c="12"/></text:span>&lt;IdUsuario&gt;rtwerter&lt;/IdUsuario&gt;</text:p>
      <text:p text:style-name="P16"><text:span text:style-name="T1"><text:s text:c="12"/></text:span>&lt;!--Optional:--&gt;</text:p>
      <text:p text:style-name="P16"><text:span text:style-name="T1"><text:s text:c="12"/></text:span>&lt;NombreApe&gt;nombre_alum,<text:span text:style-name="T1"> </text:span>apellidos_alum&lt;/NombreApe&gt;</text:p>
      <text:p text:style-name="P16"><text:span text:style-name="T1"><text:s text:c="12"/></text:span>&lt;!--Optional:--&gt;</text:p>
      <text:p text:style-name="P16"><text:span text:style-name="T1"><text:s text:c="12"/></text:span>&lt;IdGrupo&gt;345&lt;/IdGrupo&gt;</text:p>
      <text:p text:style-name="P16"><text:span text:style-name="T1"><text:s text:c="12"/></text:span>&lt;!--Optional:--&gt;</text:p>
      <text:p text:style-name="P107">&lt;Rol&gt;ESTUDIANTE&lt;/Rol&gt;</text:p>
      <text:p text:style-name="P16"><text:span text:style-name="T1"><text:s text:c="12"/></text:span>&lt;IdCurso&gt;345&lt;/IdCurso&gt;</text:p>
      <text:p text:style-name="P16"><text:span text:style-name="T1"><text:s text:c="12"/></text:span>&lt;IdCentro&gt;001&lt;/IdCentro&gt;</text:p>
      <text:p text:style-name="P16"><text:span text:style-name="T1"><text:s text:c="12"/></text:span>&lt;!--Optional:--&gt;</text:p>
      <text:p text:style-name="P16"><text:span text:style-name="T1"><text:s text:c="12"/></text:span>&lt;URLResultado&gt;http://services.agoraxtec.com/swSeguimiento.asmx<text:span text:style-name="T1"> </text:span>&lt;/URLResultado&gt;</text:p>
      <text:p text:style-name="P16"><text:span text:style-name="T1"><text:s text:c="12"/></text:span>&lt;!--Optional:--&gt;</text:p>
      <text:p text:style-name="P16"><text:span text:style-name="T1"><text:s text:c="12"/></text:span>&lt;IdContenidoLMS&gt;1&lt;/IdContenidoLMS&gt;</text:p>
      <text:p text:style-name="P16"><text:span text:style-name="T1"><text:s text:c="12"/></text:span>&lt;!--Optional:--&gt;</text:p>
      <text:p text:style-name="P16"><text:span text:style-name="T1"><text:s text:c="12"/></text:span>&lt;IdUnidad&gt;1&lt;/IdUnidad&gt;</text:p>
      <text:p text:style-name="P16"><text:span text:style-name="T1"><text:s text:c="12"/></text:span>&lt;!--Optional:--&gt;</text:p>
      <text:p text:style-name="P16"><text:span text:style-name="T1"><text:s text:c="12"/></text:span>&lt;IdActividad&gt;1&lt;/IdActividad&gt;</text:p>
      <text:p text:style-name="P16"><text:span text:style-name="T1"><text:s text:c="9"/></text:span>&lt;/AutenticarUsuarioContenido&gt;</text:p>
      <text:p text:style-name="P16"><text:span text:style-name="T1"><text:s text:c="6"/></text:span>&lt;/aut:AutenticarUsuarioContenido&gt;</text:p>
      <text:p text:style-name="P16"><text:span text:style-name="T1"><text:s text:c="3"/></text:span>&lt;/soapenv:Body&gt;</text:p>
      <text:p text:style-name="P16">&lt;/soapenv:Envelope&gt;</text:p>
      <text:p text:style-name="P16"/>
      <text:p text:style-name="P16"><text:span text:style-name="T15">Ejemplo</text:span><text:span text:style-name="T16"> </text:span><text:span text:style-name="T15">de</text:span><text:span text:style-name="T16"> </text:span><text:span text:style-name="T15">mensaje</text:span><text:span text:style-name="T16"> </text:span><text:span text:style-name="T15">SOAP</text:span><text:span text:style-name="T16"> </text:span><text:span text:style-name="T15">de</text:span><text:span text:style-name="T16"> </text:span><text:span text:style-name="T15">respuesta</text:span><text:span text:style-name="T16"> </text:span><text:span text:style-name="T15">al</text:span><text:span text:style-name="T16"> </text:span><text:span text:style-name="T15">cliente</text:span><text:span text:style-name="T16"> </text:span><text:span text:style-name="T15">con</text:span><text:span text:style-name="T16"> </text:span><text:span text:style-name="T15">éxito</text:span><text:span text:style-name="T16"> </text:span><text:span text:style-name="T15">(devuelve</text:span><text:span text:style-name="T16"> </text:span><text:span text:style-name="T15">1):</text:span></text:p>
      <text:p text:style-name="P19"/>
      <text:p text:style-name="P16">&lt;?xml<text:span text:style-name="T1"> </text:span>version="1.0"<text:span text:style-name="T1"> </text:span>encódigong="utf-8"?&gt;</text:p>
      <text:p text:style-name="P16">&lt;SOAP-ENV:Envelope<text:span text:style-name="T1"> </text:span>xmlns:SOAP-ENV="http://schemas.xmlsoap.org/soap/envelope/"<text:span text:style-name="T1"> </text:span>xmlns:ns1="http://educacio.gencat.cat/proveedores/autenticacion/"&gt;</text:p>
      <text:p text:style-name="P16"><text:span text:style-name="T1"><text:s text:c="3"/></text:span>&lt;SOAP-ENV:Body&gt;</text:p>
      <text:p text:style-name="P16"><text:span text:style-name="T1"><text:s text:c="6"/></text:span>&lt;ns1:AutenticarUsuarioContenidoResponse&gt;</text:p>
      <text:p text:style-name="P16"><text:span text:style-name="T1"><text:s text:c="9"/></text:span>&lt;return&gt;</text:p>
      <text:p text:style-name="P16"><text:span text:style-name="T1"><text:s text:c="12"/></text:span>&lt;AutenticarUsuarioContenidoResult&gt;</text:p>
      <text:p text:style-name="P16"><text:span text:style-name="T1"><text:s text:c="15"/></text:span>&lt;Código&gt;1&lt;/Código&gt;</text:p>
      <text:p text:style-name="P16"><text:span text:style-name="T1"><text:s text:c="15"/></text:span>&lt;Descripcion&gt;URL<text:span text:style-name="T1"> </text:span>generada<text:span text:style-name="T1"> </text:span>correctament&lt;/Descripcion&gt;</text:p>
      <text:p text:style-name="P16"><text:span text:style-name="T1"><text:s text:c="15"/></text:span>&lt;URL&gt;http://mps-xtec.educat1x1.cat/data/books/6666666666/77777/555/index.php?token=4d77741968f06031073154&lt;/URL&gt;</text:p>
      <text:p text:style-name="P16"><text:span text:style-name="T1"><text:s text:c="12"/></text:span>&lt;/AutenticarUsuarioContenidoResult&gt;</text:p>
      <text:p text:style-name="P16"><text:span text:style-name="T1"><text:s text:c="9"/></text:span>&lt;/return&gt;</text:p>
      <text:p text:style-name="P16"><text:span text:style-name="T1"><text:s text:c="6"/></text:span>&lt;/ns1:AutenticarUsuarioContenidoResponse&gt;</text:p>
      <text:p text:style-name="P16"><text:span text:style-name="T1"><text:s text:c="3"/></text:span>&lt;/SOAP-ENV:Body&gt;</text:p>
      <text:p text:style-name="P16">&lt;/SOAP-ENV:Envelope&gt;</text:p>
      <text:p text:style-name="P16"/>
      <text:p text:style-name="P16"><text:span text:style-name="T15">Ejemplo</text:span><text:span text:style-name="T16"> </text:span><text:span text:style-name="T15">de</text:span><text:span text:style-name="T16"> </text:span><text:span text:style-name="T15">mensaje</text:span><text:span text:style-name="T16"> </text:span><text:span text:style-name="T15">SOAP</text:span><text:span text:style-name="T16"> </text:span><text:span text:style-name="T15">de</text:span><text:span text:style-name="T16"> </text:span><text:span text:style-name="T15">respuesta</text:span><text:span text:style-name="T16"> </text:span><text:span text:style-name="T15">al</text:span><text:span text:style-name="T16"> </text:span><text:span text:style-name="T15">cliente</text:span><text:span text:style-name="T16"> </text:span><text:span text:style-name="T15">con</text:span><text:span text:style-name="T16"> </text:span><text:span text:style-name="T15">error</text:span><text:span text:style-name="T16"> </text:span><text:span text:style-name="T15">(devuelve</text:span><text:span text:style-name="T16"> </text:span><text:span text:style-name="T15">0,-1,-2,</text:span><text:span text:style-name="T16"> </text:span><text:span text:style-name="T15">-3,</text:span><text:span text:style-name="T16"> </text:span><text:span text:style-name="T15">-4):</text:span></text:p>
      <text:p text:style-name="P19"><text:soft-page-break/></text:p>
      <text:p text:style-name="P16">&lt;?xml<text:span text:style-name="T1"> </text:span>version="1.0"<text:span text:style-name="T1"> </text:span>encódigong="utf-8"?&gt;</text:p>
      <text:p text:style-name="P16">&lt;SOAP-ENV:Envelope<text:span text:style-name="T1"> </text:span>xmlns:SOAP-ENV="http://schemas.xmlsoap.org/soap/envelope/"<text:span text:style-name="T1"> </text:span>xmlns:ns1="http://educacio.gencat.cat/proveedores/autenticacion/"&gt;</text:p>
      <text:p text:style-name="P16">&lt;SOAP-ENV:Body&gt;</text:p>
      <text:p text:style-name="P16"><text:span text:style-name="T1"><text:s text:c="6"/></text:span>&lt;ns1:AutenticarUsuarioContenidoResponse&gt;</text:p>
      <text:p text:style-name="P16"><text:span text:style-name="T1"><text:s text:c="9"/></text:span>&lt;return&gt;</text:p>
      <text:p text:style-name="P16"><text:span text:style-name="T1"><text:s text:c="12"/></text:span>&lt;AutenticarUsuarioContenidoResult&gt;</text:p>
      <text:p text:style-name="P16"><text:span text:style-name="T1"><text:s text:c="15"/></text:span>&lt;Código&gt;-2&lt;/Código&gt;</text:p>
      <text:p text:style-name="P16"><text:span text:style-name="T1"><text:s text:c="15"/></text:span>&lt;Descripcion&gt;El<text:span text:style-name="T1"> </text:span>código<text:span text:style-name="T1"> </text:span>de<text:span text:style-name="T1"> </text:span>llicencia<text:span text:style-name="T1"> </text:span>no<text:span text:style-name="T1"> </text:span>es<text:span text:style-name="T1"> </text:span>vàlid.&lt;/Descripcion&gt;</text:p>
      <text:p text:style-name="P16"><text:span text:style-name="T1"><text:s text:c="15"/></text:span>&lt;URL&gt;http://www.xtec.cat/error.html&lt;/URL&gt;</text:p>
      <text:p text:style-name="P16"><text:span text:style-name="T1"><text:s text:c="12"/></text:span>&lt;/AutenticarUsuarioContenidoResult&gt;</text:p>
      <text:p text:style-name="P16"><text:span text:style-name="T1"><text:s text:c="9"/></text:span>&lt;/return&gt;</text:p>
      <text:p text:style-name="P16"><text:span text:style-name="T1"><text:s text:c="6"/></text:span>&lt;/ns1:AutenticarUsuarioContenidoResponse&gt;</text:p>
      <text:p text:style-name="P16"><text:span text:style-name="T1"><text:s text:c="3"/></text:span>&lt;/SOAP-ENV:Body&gt;</text:p>
      <text:p text:style-name="P16">&lt;/SOAP-ENV:Envelope&gt;</text:p>
      <text:p text:style-name="P16"/>
      <text:h text:style-name="P74" text:outline-level="3">Definición<text:span text:style-name="T1"> </text:span>WSDL</text:h>
      <text:p text:style-name="P26"><text:span text:style-name="Internet_20_link"><text:span text:style-name="T21"/></text:span></text:p>
      <text:p text:style-name="P24"><text:span text:style-name="T1">La última versión de este WSDL se puede consultar y descargar desde el fichero </text:span><text:span text:style-name="T17">wsAuthentication.wsdl</text:span><text:span text:style-name="T1"> que se encuentra dentro del apartado WSDL referenciado en la sección Enlaces de interés del presente documento.</text:span></text:p>
      <text:p text:style-name="P16"/>
      <text:p text:style-name="P119"><text:span text:style-name="T33">&lt;?xml</text:span><text:span text:style-name="T34"> </text:span><text:span text:style-name="T33">version="1.0"</text:span><text:span text:style-name="T34"> </text:span><text:span text:style-name="T33">encódigong="UTF-8"?&gt;</text:span></text:p>
      <text:p text:style-name="P121">&lt;definitions<text:span text:style-name="T44"> </text:span>targetNamespace="http://educacio.gencat.cat/proveedores/autenticacion/"&gt;</text:p>
      <text:p text:style-name="P121">&lt;types&gt;</text:p>
      <text:p text:style-name="P121">&lt;xsd:schema<text:span text:style-name="T44"> </text:span>targetNamespace="http://educacio.gencat.cat/proveedores/autenticacion/"&gt;</text:p>
      <text:p text:style-name="P119"><text:span text:style-name="T33">&lt;xsd:import</text:span><text:span text:style-name="T34"> </text:span><text:span text:style-name="T33">namespace="http://schemas.xmlsoap.org/soap/encódigong/"/&gt;</text:span></text:p>
      <text:p text:style-name="P121">&lt;xsd:import<text:span text:style-name="T44"> </text:span>namespace="http://schemas.xmlsoap.org/wsdl/"/&gt;</text:p>
      <text:p text:style-name="P121">&lt;xsd:element<text:span text:style-name="T44"> </text:span>name="WSEAuthenticateHeader"<text:span text:style-name="T44"> </text:span>type="tns:WSEAuthenticateHeader"/&gt;</text:p>
      <text:p text:style-name="P121">&lt;xsd:complexType<text:span text:style-name="T44"> </text:span>name="WSEAuthenticateHeader"&gt;</text:p>
      <text:p text:style-name="P121">&lt;xsd:sequence&gt;</text:p>
      <text:p text:style-name="P121">&lt;xsd:element<text:span text:style-name="T44"> </text:span>minOccurs="0"<text:span text:style-name="T44"> </text:span>maxOccurs="1"<text:span text:style-name="T44"> </text:span>name="User"<text:span text:style-name="T44"> </text:span>type="xsd:string"/&gt;</text:p>
      <text:p text:style-name="P121">&lt;xsd:element<text:span text:style-name="T44"> </text:span>minOccurs="0"<text:span text:style-name="T44"> </text:span>maxOccurs="1"<text:span text:style-name="T44"> </text:span>name="Password"<text:span text:style-name="T44"> </text:span>type="xsd:string"/&gt;</text:p>
      <text:p text:style-name="P121">&lt;/xsd:sequence&gt;</text:p>
      <text:p text:style-name="P121">&lt;xsd:anyAttribute/&gt;</text:p>
      <text:p text:style-name="P121">&lt;/xsd:complexType&gt;</text:p>
      <text:p text:style-name="P119"><text:span text:style-name="T33">&lt;xsd:complexType</text:span><text:span text:style-name="T34"> </text:span><text:span text:style-name="T33">name="AutenticarUsuarioContenido"&gt;</text:span></text:p>
      <text:p text:style-name="P121">&lt;xsd:all&gt;</text:p>
      <text:p text:style-name="P121">&lt;xsd:element<text:span text:style-name="T44"> </text:span>name="Credencial"<text:span text:style-name="T44"> </text:span>type="xsd:string"<text:span text:style-name="T44"> </text:span>minOccurs="1"<text:span text:style-name="T44"> </text:span>maxOccurs="1"/&gt;</text:p>
      <text:p text:style-name="P121">&lt;xsd:element<text:span text:style-name="T44"> </text:span>name="ISBN"<text:span text:style-name="T44"> </text:span>type="xsd:string"<text:span text:style-name="T44"> </text:span>minOccurs="1"<text:span text:style-name="T44"> </text:span>maxOccurs="1"/&gt;</text:p>
      <text:p text:style-name="P119"><text:span text:style-name="T33">&lt;xsd:element</text:span><text:span text:style-name="T34"> </text:span><text:span text:style-name="T33">name="IdUsuario"</text:span><text:span text:style-name="T34"> </text:span><text:span text:style-name="T33">type="xsd:string"</text:span><text:span text:style-name="T34"> </text:span><text:span text:style-name="T33">minOccurs="1"</text:span><text:span text:style-name="T34"> </text:span><text:span text:style-name="T33">maxOccurs="1"/&gt;</text:span></text:p>
      <text:p text:style-name="P121">&lt;xsd:element<text:span text:style-name="T44"> </text:span>name="NombreApe"<text:span text:style-name="T44"> </text:span>type="xsd:string"<text:span text:style-name="T44"> </text:span>minOccurs="0"<text:span text:style-name="T44"> </text:span>maxOccurs="1"/&gt;</text:p>
      <text:p text:style-name="P121">&lt;xsd:element<text:span text:style-name="T44"> </text:span>name="IdGrupo"<text:span text:style-name="T44"> </text:span>type="xsd:string"<text:span text:style-name="T44"> </text:span>minOccurs="0"<text:span text:style-name="T44"> </text:span>maxOccurs="1"/&gt;</text:p>
      <text:p text:style-name="P119"><text:span text:style-name="T33">&lt;xsd:element</text:span><text:span text:style-name="T34"> </text:span><text:span text:style-name="T33">name="Rol"</text:span><text:span text:style-name="T34"> </text:span><text:span text:style-name="T33">type="tns:TipoRol"</text:span><text:span text:style-name="T34"> </text:span><text:span text:style-name="T33">default="ESTUDIANTE"</text:span><text:span text:style-name="T34"> </text:span><text:span text:style-name="T33">minOccurs="0"</text:span><text:span text:style-name="T34"> </text:span><text:span text:style-name="T33">maxOccurs="1"/&gt;</text:span></text:p>
      <text:p text:style-name="P119"><text:span text:style-name="T33">&lt;xsd:element</text:span><text:span text:style-name="T34"> </text:span><text:span text:style-name="T33">name="IdCurso"</text:span><text:span text:style-name="T34"> </text:span><text:span text:style-name="T33">type="xsd:string"</text:span><text:span text:style-name="T34"> </text:span><text:span text:style-name="T33">minOccurs="1"</text:span><text:span text:style-name="T34"> </text:span><text:span text:style-name="T33">maxOccurs="1"/&gt;</text:span></text:p>
      <text:p text:style-name="P121"><text:soft-page-break/>&lt;xsd:element<text:span text:style-name="T44"> </text:span>name="IdCentro"<text:span text:style-name="T44"> </text:span>type="xsd:string"<text:span text:style-name="T44"> </text:span>minOccurs="1"<text:span text:style-name="T44"> </text:span>maxOccurs="1"/&gt;</text:p>
      <text:p text:style-name="P119"><text:span text:style-name="T33">&lt;xsd:element</text:span><text:span text:style-name="T34"> </text:span><text:span text:style-name="T33">name="URLResultado"</text:span><text:span text:style-name="T34"> </text:span><text:span text:style-name="T33">type="xsd:string"</text:span><text:span text:style-name="T34"> </text:span><text:span text:style-name="T33">minOccurs="0"</text:span><text:span text:style-name="T34"> </text:span><text:span text:style-name="T33">maxOccurs="1"/&gt;</text:span></text:p>
      <text:p text:style-name="P121">&lt;xsd:element<text:span text:style-name="T44"> </text:span>name="IdContenidoLMS"<text:span text:style-name="T44"> </text:span>type="xsd:string"<text:span text:style-name="T44"> </text:span>minOccurs="0"<text:span text:style-name="T44"> </text:span>maxOccurs="1"/&gt;</text:p>
      <text:p text:style-name="P121">&lt;xsd:element<text:span text:style-name="T44"> </text:span>name="IdUnidad"<text:span text:style-name="T44"> </text:span>type="xsd:string"<text:span text:style-name="T44"> </text:span>minOccurs="0"<text:span text:style-name="T44"> </text:span>maxOccurs="1"/&gt;</text:p>
      <text:p text:style-name="P121">&lt;xsd:element<text:span text:style-name="T44"> </text:span>name="IdActividad"<text:span text:style-name="T44"> </text:span>type="xsd:string"<text:span text:style-name="T44"> </text:span>minOccurs="0"<text:span text:style-name="T44"> </text:span>maxOccurs="1"/&gt;</text:p>
      <text:p text:style-name="P121">&lt;/xsd:all&gt;</text:p>
      <text:p text:style-name="P121">&lt;/xsd:complexType&gt;</text:p>
      <text:p text:style-name="P121">&lt;xsd:simpleType<text:span text:style-name="T44"> </text:span>name="TipoRol"&gt;</text:p>
      <text:p text:style-name="P121">&lt;xsd:restriction<text:span text:style-name="T44"> </text:span>base="s:string"&gt;</text:p>
      <text:p text:style-name="P121">&lt;xsd:enumeration<text:span text:style-name="T44"> </text:span>value="ESTUDIANTE"/&gt;</text:p>
      <text:p text:style-name="P121">&lt;xsd:enumeration<text:span text:style-name="T44"> </text:span>value="PROFESOR"/&gt;</text:p>
      <text:p text:style-name="P121">&lt;/xsd:restriction&gt;</text:p>
      <text:p text:style-name="P121"/>
      <text:p text:style-name="P121">&lt;xsd:complexType<text:span text:style-name="T44"> </text:span>name="Licencia"&gt;</text:p>
      <text:p text:style-name="P121">&lt;xsd:all&gt;</text:p>
      <text:p text:style-name="P119"><text:span text:style-name="T33">&lt;xsd:element</text:span><text:span text:style-name="T34"> </text:span><text:span text:style-name="T33">name="Código"</text:span><text:span text:style-name="T34"> </text:span><text:span text:style-name="T33">type="xsd:string"</text:span><text:span text:style-name="T34"> </text:span><text:span text:style-name="T33">minOccurs="0"</text:span><text:span text:style-name="T34"> </text:span><text:span text:style-name="T33">maxOccurs="1"/&gt;</text:span></text:p>
      <text:p text:style-name="P121">&lt;xsd:element<text:span text:style-name="T44"> </text:span>name="Descripcion"<text:span text:style-name="T44"> </text:span>type="xsd:string"<text:span text:style-name="T44"> </text:span>minOccurs="0"<text:span text:style-name="T44"> </text:span>maxOccurs="1"/&gt;</text:p>
      <text:p text:style-name="P121">&lt;xsd:element<text:span text:style-name="T44"> </text:span>name="URL"<text:span text:style-name="T44"> </text:span>type="xsd:string"<text:span text:style-name="T44"> </text:span>minOccurs="0"<text:span text:style-name="T44"> </text:span>maxOccurs="1"/&gt;</text:p>
      <text:p text:style-name="P121">&lt;/xsd:all&gt;</text:p>
      <text:p text:style-name="P121">&lt;/xsd:complexType&gt;</text:p>
      <text:p text:style-name="P119"><text:span text:style-name="T33">&lt;</text:span><text:span text:style-name="T33">xsd:complexType</text:span><text:span text:style-name="T34"> </text:span><text:span text:style-name="T33">name="AutenticarUsuarioContenidoResponse"&gt;</text:span></text:p>
      <text:p text:style-name="P121">&lt;xsd:all&gt;</text:p>
      <text:p text:style-name="P119"><text:span text:style-name="T33">&lt;xsd:element</text:span><text:span text:style-name="T34"> </text:span><text:span text:style-name="T33">name="AutenticarUsuarioContenidoResult"</text:span><text:span text:style-name="T34"> </text:span><text:span text:style-name="T33">type="tns:Licencia"/&gt;</text:span></text:p>
      <text:p text:style-name="P121">&lt;/xsd:all&gt;</text:p>
      <text:p text:style-name="P121">&lt;/xsd:complexType&gt;</text:p>
      <text:p text:style-name="P119"><text:span text:style-name="T33">&lt;</text:span><text:span text:style-name="T33">/xsd:schema&gt;</text:span></text:p>
      <text:p text:style-name="P121">&lt;/types&gt;</text:p>
      <text:p text:style-name="P119"><text:span text:style-name="T33">&lt;message</text:span><text:span text:style-name="T34"> </text:span><text:span text:style-name="T33">name="AutenticarUsuarioContenidoRequest"&gt;</text:span></text:p>
      <text:p text:style-name="P119"><text:span text:style-name="T33">&lt;part</text:span><text:span text:style-name="T34"> </text:span><text:span text:style-name="T33">name="AutenticarUsuarioContenido"</text:span><text:span text:style-name="T34"> </text:span><text:span text:style-name="T33">type="tns:AutenticarUsuarioContenido"/&gt;</text:span></text:p>
      <text:p text:style-name="P121">&lt;/message&gt;</text:p>
      <text:p text:style-name="P119"><text:span text:style-name="T33">&lt;message</text:span><text:span text:style-name="T34"> </text:span><text:span text:style-name="T33">name="AutenticarUsuarioContenidoResponse"&gt;</text:span></text:p>
      <text:p text:style-name="P119"><text:span text:style-name="T33">&lt;part</text:span><text:span text:style-name="T34"> </text:span><text:span text:style-name="T33">name="return"</text:span><text:span text:style-name="T34"> </text:span><text:span text:style-name="T33">type="tns:AutenticarUsuarioContenidoResponse"/&gt;</text:span></text:p>
      <text:p text:style-name="P121">&lt;/message&gt;</text:p>
      <text:p text:style-name="P119"><text:span text:style-name="T33">&lt;wsdl:message</text:span><text:span text:style-name="T34"> </text:span><text:span text:style-name="T33">name="AutenticarUsuarioContenidoWSEAuthenticateHeader"&gt;</text:span></text:p>
      <text:p text:style-name="P121">&lt;part<text:span text:style-name="T44"> </text:span>name="WSEAuthenticateHeader"<text:span text:style-name="T44"> </text:span>element="tns:WSEAuthenticateHeader"/&gt;</text:p>
      <text:p text:style-name="P121">&lt;/wsdl:message&gt;</text:p>
      <text:p text:style-name="P121">&lt;portType<text:span text:style-name="T44"> </text:span>name="ws_authenticationPortType"&gt;</text:p>
      <text:p text:style-name="P119"><text:span text:style-name="T33">&lt;operation</text:span><text:span text:style-name="T34"> </text:span><text:span text:style-name="T33">name="AutenticarUsuarioContenido"&gt;</text:span></text:p>
      <text:p text:style-name="P121">&lt;documentation<text:span text:style-name="T44"> </text:span>xmlns:wsdl="http://schemas.xmlsoap.org/wsdl/"&gt;Retorna<text:span text:style-name="T44"> </text:span>una<text:span text:style-name="T44"> </text:span>URL<text:span text:style-name="T44"> </text:span>de<text:span text:style-name="T44"> </text:span>acceso<text:span text:style-name="T44"> </text:span>al<text:span text:style-name="T44"> </text:span>libro<text:span text:style-name="T44"> </text:span>digital<text:span text:style-name="T44"> </text:span>a<text:span text:style-name="T44"> </text:span>partir<text:span text:style-name="T44"> </text:span>de<text:span text:style-name="T44"> </text:span>una<text:span text:style-name="T44"> </text:span>credencial<text:span text:style-name="T44"> </text:span>válida<text:span text:style-name="T44"> </text:span>para<text:span text:style-name="T44"> </text:span>ese<text:span text:style-name="T44"> </text:span>libro.&lt;br<text:span text:style-name="T44"> </text:span>/&gt;&lt;br<text:span text:style-name="T44"> </text:span>/&gt;</text:p>
      <text:p text:style-name="P121">Parámetros:<text:span text:style-name="T44"> </text:span>&lt;br<text:span text:style-name="T44"> </text:span>/&gt;&lt;br<text:span text:style-name="T44"> </text:span>/&gt;</text:p>
      <text:p text:style-name="P119"><text:span text:style-name="T33">-</text:span><text:span text:style-name="T34"> </text:span><text:span text:style-name="T33">Credencial</text:span><text:span text:style-name="T34"> </text:span><text:span text:style-name="T33">=</text:span><text:span text:style-name="T34"> </text:span><text:span text:style-name="T33">Código</text:span><text:span text:style-name="T34"> </text:span><text:span text:style-name="T33">de</text:span><text:span text:style-name="T34"> </text:span><text:span text:style-name="T33">credencial</text:span><text:span text:style-name="T34"> </text:span><text:span text:style-name="T33">del</text:span><text:span text:style-name="T34"> </text:span><text:span text:style-name="T33">usuario</text:span><text:span text:style-name="T34"> </text:span><text:span text:style-name="T33">para</text:span><text:span text:style-name="T34"> </text:span><text:span text:style-name="T33">ese</text:span><text:span text:style-name="T34"> </text:span><text:span text:style-name="T33">libro.</text:span><text:span text:style-name="T34"> </text:span><text:span text:style-name="T33">&lt;br</text:span><text:span text:style-name="T34"> </text:span><text:span text:style-name="T33">/&gt;</text:span></text:p>
      <text:p text:style-name="P119"><text:span text:style-name="T33">-</text:span><text:span text:style-name="T34"> </text:span><text:span text:style-name="T33">ISBN</text:span><text:span text:style-name="T34"> </text:span><text:span text:style-name="T33">=</text:span><text:span text:style-name="T34"> </text:span><text:span text:style-name="T33">Código</text:span><text:span text:style-name="T34"> </text:span><text:span text:style-name="T33">ISBN</text:span><text:span text:style-name="T34"> </text:span><text:span text:style-name="T33">del</text:span><text:span text:style-name="T34"> </text:span><text:span text:style-name="T33">libro</text:span><text:span text:style-name="T34"> </text:span><text:span text:style-name="T33">digital</text:span><text:span text:style-name="T34"> </text:span><text:span text:style-name="T33">al</text:span><text:span text:style-name="T34"> </text:span><text:span text:style-name="T33">que</text:span><text:span text:style-name="T34"> </text:span><text:span text:style-name="T33">se</text:span><text:span text:style-name="T34"> </text:span><text:span text:style-name="T33">solicita</text:span><text:span text:style-name="T34"> </text:span><text:span text:style-name="T33">acceso.</text:span><text:span text:style-name="T34"> </text:span><text:span text:style-name="T33">&lt;br</text:span><text:span text:style-name="T34"> </text:span><text:span text:style-name="T33">/&gt;</text:span></text:p>
      <text:p text:style-name="P119"><text:span text:style-name="T33">-</text:span><text:span text:style-name="T34"> </text:span><text:span text:style-name="T33">IdUsuario</text:span><text:span text:style-name="T34"> </text:span><text:span text:style-name="T33">=</text:span><text:span text:style-name="T34"> </text:span><text:span text:style-name="T33">Identificador</text:span><text:span text:style-name="T34"> </text:span><text:span text:style-name="T33">único</text:span><text:span text:style-name="T34"> </text:span><text:span text:style-name="T33">del</text:span><text:span text:style-name="T34"> </text:span><text:span text:style-name="T33">usuario</text:span><text:span text:style-name="T34"> </text:span><text:span text:style-name="T33">dentro</text:span><text:span text:style-name="T34"> </text:span><text:span text:style-name="T33">del</text:span><text:span text:style-name="T34"> </text:span><text:span text:style-name="T33">EVA.</text:span><text:span text:style-name="T34"> </text:span><text:span text:style-name="T33">Longitud</text:span><text:span text:style-name="T34"> </text:span><text:span text:style-name="T33">máxima</text:span><text:span text:style-name="T34"> </text:span><text:span text:style-name="T33">de</text:span><text:span text:style-name="T34"> </text:span><text:span text:style-name="T33">20</text:span><text:span text:style-name="T34"> </text:span><text:span text:style-name="T33">caracteres.</text:span><text:span text:style-name="T34"> </text:span><text:span text:style-name="T33">&lt;br</text:span><text:span text:style-name="T34"> </text:span><text:span text:style-name="T33">/&gt;</text:span></text:p>
      <text:p text:style-name="P119"><text:span text:style-name="T33">-</text:span><text:span text:style-name="T34"> </text:span><text:span text:style-name="T33">NombreApe</text:span><text:span text:style-name="T34"> </text:span><text:span text:style-name="T33">=</text:span><text:span text:style-name="T34"> </text:span><text:span text:style-name="T33">Nombre</text:span><text:span text:style-name="T34"> </text:span><text:span text:style-name="T33">y</text:span><text:span text:style-name="T34"> </text:span><text:span text:style-name="T33">apellidos</text:span><text:span text:style-name="T34"> </text:span><text:span text:style-name="T33">del</text:span><text:span text:style-name="T34"> </text:span><text:span text:style-name="T33">usuario.</text:span><text:span text:style-name="T34"> </text:span><text:span text:style-name="T33">Longitud</text:span><text:span text:style-name="T34"> </text:span><text:span text:style-name="T33">máxima</text:span><text:span text:style-name="T34"> </text:span><text:span text:style-name="T33">de</text:span><text:span text:style-name="T34"> </text:span><text:span text:style-name="T33">50</text:span><text:span text:style-name="T34"> </text:span><text:span text:style-name="T33">caracteres.</text:span><text:span text:style-name="T34"> </text:span><text:span text:style-name="T33">&lt;br</text:span><text:span text:style-name="T34"> </text:span><text:span text:style-name="T33">/&gt;</text:span></text:p>
      <text:p text:style-name="P119"><text:span text:style-name="T33">-</text:span><text:span text:style-name="T34"> </text:span><text:span text:style-name="T33">IdGrupo</text:span><text:span text:style-name="T34"> </text:span><text:span text:style-name="T33">=</text:span><text:span text:style-name="T34"> </text:span><text:span text:style-name="T33">Identificador</text:span><text:span text:style-name="T34"> </text:span><text:span text:style-name="T33">del</text:span><text:span text:style-name="T34"> </text:span><text:span text:style-name="T33">grupo</text:span><text:span text:style-name="T34"> </text:span><text:span text:style-name="T33">del</text:span><text:span text:style-name="T34"> </text:span><text:span text:style-name="T33">EVA</text:span><text:span text:style-name="T34"> </text:span><text:span text:style-name="T33">del</text:span><text:span text:style-name="T34"> </text:span><text:span text:style-name="T33">colegio</text:span><text:span text:style-name="T34"> </text:span><text:span text:style-name="T33">desde</text:span><text:span text:style-name="T34"> </text:span><text:span text:style-name="T33">donde</text:span><text:span text:style-name="T34"> </text:span><text:span text:style-name="T33">se</text:span><text:span text:style-name="T34"> </text:span><text:span text:style-name="T33">está</text:span><text:span text:style-name="T34"> </text:span><text:span text:style-name="T33">solicitando</text:span><text:span text:style-name="T34"> </text:span><text:span text:style-name="T33">el</text:span><text:span text:style-name="T34"> </text:span><text:span text:style-name="T33">contenido.</text:span><text:span text:style-name="T34"> </text:span><text:span text:style-name="T33">Longitud</text:span><text:span text:style-name="T34"> </text:span><text:span text:style-name="T33">máxima</text:span><text:span text:style-name="T34"> </text:span><text:span text:style-name="T33">de</text:span><text:span text:style-name="T34"> </text:span><text:span text:style-name="T33">30</text:span><text:span text:style-name="T34"> </text:span><text:span text:style-name="T33">caracteres.</text:span><text:span text:style-name="T34"> </text:span><text:span text:style-name="T33">&lt;br</text:span><text:span text:style-name="T34"> </text:span><text:span text:style-name="T33">/&gt;</text:span></text:p>
      <text:p text:style-name="P119"><text:soft-page-break/><text:span text:style-name="T33">-</text:span><text:span text:style-name="T34"> </text:span><text:span text:style-name="T33">IdCurso</text:span><text:span text:style-name="T34"> </text:span><text:span text:style-name="T33">=</text:span><text:span text:style-name="T34"> </text:span><text:span text:style-name="T33">Identificador</text:span><text:span text:style-name="T34"> </text:span><text:span text:style-name="T33">del</text:span><text:span text:style-name="T34"> </text:span><text:span text:style-name="T33">curso</text:span><text:span text:style-name="T34"> </text:span><text:span text:style-name="T33">del</text:span><text:span text:style-name="T34"> </text:span><text:span text:style-name="T33">EVA</text:span><text:span text:style-name="T34"> </text:span><text:span text:style-name="T33">del</text:span><text:span text:style-name="T34"> </text:span><text:span text:style-name="T33">colegio</text:span><text:span text:style-name="T34"> </text:span><text:span text:style-name="T33">desde</text:span><text:span text:style-name="T34"> </text:span><text:span text:style-name="T33">donde</text:span><text:span text:style-name="T34"> </text:span><text:span text:style-name="T33">se</text:span><text:span text:style-name="T34"> </text:span><text:span text:style-name="T33">está</text:span><text:span text:style-name="T34"> </text:span><text:span text:style-name="T33">solicitando</text:span><text:span text:style-name="T34"> </text:span><text:span text:style-name="T33">el</text:span><text:span text:style-name="T34"> </text:span><text:span text:style-name="T33">contenido.</text:span><text:span text:style-name="T34"> </text:span><text:span text:style-name="T33">Longitud</text:span><text:span text:style-name="T34"> </text:span><text:span text:style-name="T33">máxima</text:span><text:span text:style-name="T34"> </text:span><text:span text:style-name="T33">de</text:span><text:span text:style-name="T34"> </text:span><text:span text:style-name="T33">30</text:span><text:span text:style-name="T34"> </text:span><text:span text:style-name="T33">caracteres.</text:span><text:span text:style-name="T34"> </text:span><text:span text:style-name="T33">&lt;br</text:span><text:span text:style-name="T34"> </text:span><text:span text:style-name="T33">/&gt;</text:span></text:p>
      <text:p text:style-name="P119"><text:span text:style-name="T33">-</text:span><text:span text:style-name="T34"> </text:span><text:span text:style-name="T33">IdCentro</text:span><text:span text:style-name="T34"> </text:span><text:span text:style-name="T33">=</text:span><text:span text:style-name="T34"> </text:span><text:span text:style-name="T33">Identificador</text:span><text:span text:style-name="T34"> </text:span><text:span text:style-name="T33">único</text:span><text:span text:style-name="T34"> </text:span><text:span text:style-name="T33">que</text:span><text:span text:style-name="T34"> </text:span><text:span text:style-name="T33">describe</text:span><text:span text:style-name="T34"> </text:span><text:span text:style-name="T33">al</text:span><text:span text:style-name="T34"> </text:span><text:span text:style-name="T33">colegio</text:span><text:span text:style-name="T34"> </text:span><text:span text:style-name="T33">dentro</text:span><text:span text:style-name="T34"> </text:span><text:span text:style-name="T33">del</text:span><text:span text:style-name="T34"> </text:span><text:span text:style-name="T33">EVA.</text:span><text:span text:style-name="T34"> </text:span><text:span text:style-name="T33">Longitud</text:span><text:span text:style-name="T34"> </text:span><text:span text:style-name="T33">máxima</text:span><text:span text:style-name="T34"> </text:span><text:span text:style-name="T33">de</text:span><text:span text:style-name="T34"> </text:span><text:span text:style-name="T33">100</text:span><text:span text:style-name="T34"> </text:span><text:span text:style-name="T33">caracteres.</text:span><text:span text:style-name="T34"> </text:span><text:span text:style-name="T33">&lt;br</text:span><text:span text:style-name="T34"> </text:span><text:span text:style-name="T33">/&gt;</text:span></text:p>
      <text:p text:style-name="P121">-<text:span text:style-name="T44"> </text:span>URLResultado<text:span text:style-name="T44"> </text:span>=<text:span text:style-name="T44"> </text:span>Url<text:span text:style-name="T44"> </text:span>del<text:span text:style-name="T44"> </text:span>servicio<text:span text:style-name="T44"> </text:span>al<text:span text:style-name="T44"> </text:span>que<text:span text:style-name="T44"> </text:span>se<text:span text:style-name="T44"> </text:span>retorna<text:span text:style-name="T44"> </text:span>el<text:span text:style-name="T44"> </text:span>seguimiento<text:span text:style-name="T44"> </text:span>de<text:span text:style-name="T44"> </text:span>las<text:span text:style-name="T44"> </text:span>actividades<text:span text:style-name="T44"> </text:span>del<text:span text:style-name="T44"> </text:span>libro.&lt;br<text:span text:style-name="T44"> </text:span>/&gt;</text:p>
      <text:p text:style-name="P119"><text:span text:style-name="T33">-</text:span><text:span text:style-name="T34"> </text:span><text:span text:style-name="T33">IdContenidoLMS</text:span><text:span text:style-name="T34"> </text:span><text:span text:style-name="T33">=</text:span><text:span text:style-name="T34"> </text:span><text:span text:style-name="T33">Identificador</text:span><text:span text:style-name="T34"> </text:span><text:span text:style-name="T33">del</text:span><text:span text:style-name="T34"> </text:span><text:span text:style-name="T33">contenido</text:span><text:span text:style-name="T34"> </text:span><text:span text:style-name="T33">en</text:span><text:span text:style-name="T34"> </text:span><text:span text:style-name="T33">el</text:span><text:span text:style-name="T34"> </text:span><text:span text:style-name="T33">EVA.&lt;br</text:span><text:span text:style-name="T34"> </text:span><text:span text:style-name="T33">/&gt;</text:span></text:p>
      <text:p text:style-name="P121">-<text:span text:style-name="T44"> </text:span>IdUnidad<text:span text:style-name="T44"> </text:span>=<text:span text:style-name="T44"> </text:span>Identificador<text:span text:style-name="T44"> </text:span>de<text:span text:style-name="T44"> </text:span>la<text:span text:style-name="T44"> </text:span>unidad,<text:span text:style-name="T44"> </text:span>acceso<text:span text:style-name="T44"> </text:span>directo<text:span text:style-name="T44"> </text:span>a<text:span text:style-name="T44"> </text:span>una<text:span text:style-name="T44"> </text:span>página<text:span text:style-name="T44"> </text:span>del<text:span text:style-name="T44"> </text:span>libro<text:span text:style-name="T44"> </text:span>digital<text:span text:style-name="T44"> </text:span>(donde<text:span text:style-name="T44"> </text:span>solo<text:span text:style-name="T44"> </text:span>se<text:span text:style-name="T44"> </text:span>cargará<text:span text:style-name="T44"> </text:span>la<text:span text:style-name="T44"> </text:span>unidad<text:span text:style-name="T44"> </text:span>seleccionada).&lt;br<text:span text:style-name="T44"> </text:span>/&gt;</text:p>
      <text:p text:style-name="P119"><text:span text:style-name="T33">-</text:span><text:span text:style-name="T34"> </text:span><text:span text:style-name="T33">IdActividad</text:span><text:span text:style-name="T34"> </text:span><text:span text:style-name="T33">=</text:span><text:span text:style-name="T34"> </text:span><text:span text:style-name="T33">Identificador</text:span><text:span text:style-name="T34"> </text:span><text:span text:style-name="T33">de</text:span><text:span text:style-name="T34"> </text:span><text:span text:style-name="T33">una</text:span><text:span text:style-name="T34"> </text:span><text:span text:style-name="T33">actividad</text:span><text:span text:style-name="T34"> </text:span><text:span text:style-name="T33">del</text:span><text:span text:style-name="T34"> </text:span><text:span text:style-name="T33">repositorio</text:span><text:span text:style-name="T34"> </text:span><text:span text:style-name="T33">de</text:span><text:span text:style-name="T34"> </text:span><text:span text:style-name="T33">contenido</text:span><text:span text:style-name="T34"> </text:span><text:span text:style-name="T33">de</text:span><text:span text:style-name="T34"> </text:span><text:span text:style-name="T33">la</text:span><text:span text:style-name="T34"> </text:span><text:span text:style-name="T33">Editorial.</text:span><text:span text:style-name="T34"> </text:span><text:span text:style-name="T33">Esta</text:span><text:span text:style-name="T34"> </text:span><text:span text:style-name="T33">llamada</text:span><text:span text:style-name="T34"> </text:span><text:span text:style-name="T33">sirve</text:span><text:span text:style-name="T34"> </text:span><text:span text:style-name="T33">como</text:span><text:span text:style-name="T34"> </text:span><text:span text:style-name="T33">un</text:span><text:span text:style-name="T34"> </text:span><text:span text:style-name="T33">acceso</text:span><text:span text:style-name="T34"> </text:span><text:span text:style-name="T33">directo</text:span><text:span text:style-name="T34"> </text:span><text:span text:style-name="T33">a</text:span><text:span text:style-name="T34"> </text:span><text:span text:style-name="T33">esa</text:span><text:span text:style-name="T34"> </text:span><text:span text:style-name="T33">actividad.&lt;br</text:span><text:span text:style-name="T34"> </text:span><text:span text:style-name="T33">/&gt;&lt;br</text:span><text:span text:style-name="T34"> </text:span><text:span text:style-name="T33">/&gt;</text:span></text:p>
      <text:p text:style-name="P121">Retorna:<text:span text:style-name="T44"> </text:span>&lt;br<text:span text:style-name="T44"> </text:span>/&gt;&lt;br<text:span text:style-name="T44"> </text:span>/&gt;</text:p>
      <text:p text:style-name="P121">*<text:span text:style-name="T44"> </text:span>Código<text:span text:style-name="T44"> </text:span>(string)<text:span text:style-name="T44"> </text:span>/<text:span text:style-name="T44"> </text:span>Descripción<text:span text:style-name="T44"> </text:span>(string)<text:span text:style-name="T44"> </text:span>/<text:span text:style-name="T44"> </text:span>URL<text:span text:style-name="T44"> </text:span>(string)<text:span text:style-name="T44"> </text:span>&lt;br<text:span text:style-name="T44"> </text:span>/&gt;</text:p>
      <text:p text:style-name="P121">-<text:span text:style-name="T44"> </text:span>(1):<text:span text:style-name="T44"> </text:span>Proceso<text:span text:style-name="T44"> </text:span>correcto<text:span text:style-name="T44"> </text:span>/<text:span text:style-name="T44"> </text:span>URL<text:span text:style-name="T44"> </text:span>del<text:span text:style-name="T44"> </text:span>libro<text:span text:style-name="T44"> </text:span>devuelta<text:span text:style-name="T44"> </text:span>correctamente.<text:span text:style-name="T44"> </text:span>&lt;br<text:span text:style-name="T44"> </text:span>/&gt;</text:p>
      <text:p text:style-name="P121">-<text:span text:style-name="T44"> </text:span>(0):<text:span text:style-name="T44"> </text:span>Error<text:span text:style-name="T44"> </text:span>inesperado<text:span text:style-name="T44"> </text:span>/<text:span text:style-name="T44"> </text:span>URL<text:span text:style-name="T44"> </text:span>de<text:span text:style-name="T44"> </text:span>excepciones.<text:span text:style-name="T44"> </text:span>&lt;br<text:span text:style-name="T44"> </text:span>/&gt;</text:p>
      <text:p text:style-name="P121">-<text:span text:style-name="T44"> </text:span>(-1):<text:span text:style-name="T44"> </text:span>Error<text:span text:style-name="T44"> </text:span>al<text:span text:style-name="T44"> </text:span>realizar<text:span text:style-name="T44"> </text:span>la<text:span text:style-name="T44"> </text:span>URL<text:span text:style-name="T44"> </text:span>dinámica<text:span text:style-name="T44"> </text:span>/<text:span text:style-name="T44"> </text:span>URL<text:span text:style-name="T44"> </text:span>de<text:span text:style-name="T44"> </text:span>excepciones.<text:span text:style-name="T44"> </text:span>&lt;br<text:span text:style-name="T44"> </text:span>/&gt;</text:p>
      <text:p text:style-name="P121">-<text:span text:style-name="T44"> </text:span>(-2):<text:span text:style-name="T44"> </text:span>El<text:span text:style-name="T44"> </text:span>código<text:span text:style-name="T44"> </text:span>de<text:span text:style-name="T44"> </text:span>credencial<text:span text:style-name="T44"> </text:span>no<text:span text:style-name="T44"> </text:span>es<text:span text:style-name="T44"> </text:span>válido<text:span text:style-name="T44"> </text:span>/<text:span text:style-name="T44"> </text:span>URL<text:span text:style-name="T44"> </text:span>de<text:span text:style-name="T44"> </text:span>excepciones.<text:span text:style-name="T44"> </text:span>&lt;br<text:span text:style-name="T44"> </text:span>/&gt;</text:p>
      <text:p text:style-name="P121">-<text:span text:style-name="T44"> </text:span>(-3):<text:span text:style-name="T44"> </text:span>El<text:span text:style-name="T44"> </text:span>ISBN<text:span text:style-name="T44"> </text:span>del<text:span text:style-name="T44"> </text:span>producto<text:span text:style-name="T44"> </text:span>no<text:span text:style-name="T44"> </text:span>es<text:span text:style-name="T44"> </text:span>válido<text:span text:style-name="T44"> </text:span>/<text:span text:style-name="T44"> </text:span>URL<text:span text:style-name="T44"> </text:span>de<text:span text:style-name="T44"> </text:span>excepciones.<text:span text:style-name="T44"> </text:span>&lt;br<text:span text:style-name="T44"> </text:span>/&gt;</text:p>
      <text:p text:style-name="P121">-<text:span text:style-name="T44"> </text:span>(-4):<text:span text:style-name="T44"> </text:span>La<text:span text:style-name="T44"> </text:span>credencial<text:span text:style-name="T44"> </text:span>ha<text:span text:style-name="T44"> </text:span>expirado<text:span text:style-name="T44"> </text:span>/<text:span text:style-name="T44"> </text:span>URL<text:span text:style-name="T44"> </text:span>de<text:span text:style-name="T44"> </text:span>excepciones.<text:span text:style-name="T44"> </text:span>&lt;br<text:span text:style-name="T44"> </text:span>/&gt;</text:p>
      <text:p text:style-name="P121">-<text:span text:style-name="T44"> </text:span>(-5):<text:span text:style-name="T44"> </text:span>El<text:span text:style-name="T44"> </text:span>identificador<text:span text:style-name="T44"> </text:span>de<text:span text:style-name="T44"> </text:span>la<text:span text:style-name="T44"> </text:span>unidad<text:span text:style-name="T44"> </text:span>no<text:span text:style-name="T44"> </text:span>es<text:span text:style-name="T44"> </text:span>válido<text:span text:style-name="T44"> </text:span>/<text:span text:style-name="T44"> </text:span>URL<text:span text:style-name="T44"> </text:span>de<text:span text:style-name="T44"> </text:span>excepciones.<text:span text:style-name="T44"> </text:span>&lt;br<text:span text:style-name="T44"> </text:span>/&gt;</text:p>
      <text:p text:style-name="P121">-<text:span text:style-name="T44"> </text:span>(-6):<text:span text:style-name="T44"> </text:span>El<text:span text:style-name="T44"> </text:span>identificador<text:span text:style-name="T44"> </text:span>de<text:span text:style-name="T44"> </text:span>la<text:span text:style-name="T44"> </text:span>actividad<text:span text:style-name="T44"> </text:span>no<text:span text:style-name="T44"> </text:span>es<text:span text:style-name="T44"> </text:span>válido<text:span text:style-name="T44"> </text:span>/<text:span text:style-name="T44"> </text:span>URL<text:span text:style-name="T44"> </text:span>de<text:span text:style-name="T44"> </text:span>excepciones.<text:span text:style-name="T44"> </text:span>&lt;br<text:span text:style-name="T44"> </text:span>/&gt;</text:p>
      <text:p text:style-name="P119"><text:span text:style-name="T33">-</text:span><text:span text:style-name="T34"> </text:span><text:span text:style-name="T33">(-7):</text:span><text:span text:style-name="T34"> </text:span><text:span text:style-name="T33">Rol</text:span><text:span text:style-name="T34"> </text:span><text:span text:style-name="T33">incorrecto.</text:span><text:span text:style-name="T34"> </text:span><text:span text:style-name="T33">El</text:span><text:span text:style-name="T34"> </text:span><text:span text:style-name="T33">valor</text:span><text:span text:style-name="T34"> </text:span><text:span text:style-name="T33">del</text:span><text:span text:style-name="T34"> </text:span><text:span text:style-name="T33">rol</text:span><text:span text:style-name="T34"> </text:span><text:span text:style-name="T33">es</text:span><text:span text:style-name="T34"> </text:span><text:span text:style-name="T33">incorrecto</text:span><text:span text:style-name="T34"> </text:span><text:span text:style-name="T33">/</text:span><text:span text:style-name="T34"> </text:span><text:span text:style-name="T33">URL</text:span><text:span text:style-name="T34"> </text:span><text:span text:style-name="T33">de</text:span><text:span text:style-name="T34"> </text:span><text:span text:style-name="T33">excepciones.</text:span><text:span text:style-name="T34"> </text:span><text:span text:style-name="T33">&lt;br</text:span><text:span text:style-name="T34"> </text:span><text:span text:style-name="T33">/&gt;</text:span></text:p>
      <text:p text:style-name="P119"><text:span text:style-name="T33">-</text:span><text:span text:style-name="T34"> </text:span><text:span text:style-name="T33">(-101):</text:span><text:span text:style-name="T34"> </text:span><text:span text:style-name="T33">Autenticación</text:span><text:span text:style-name="T34"> </text:span><text:span text:style-name="T33">incorrecto.</text:span><text:span text:style-name="T34"> </text:span><text:span text:style-name="T33">El</text:span><text:span text:style-name="T34"> </text:span><text:span text:style-name="T33">usuario</text:span><text:span text:style-name="T34"> </text:span><text:span text:style-name="T33">que</text:span><text:span text:style-name="T34"> </text:span><text:span text:style-name="T33">solicita</text:span><text:span text:style-name="T34"> </text:span><text:span text:style-name="T33">acceso</text:span><text:span text:style-name="T34"> </text:span><text:span text:style-name="T33">a</text:span><text:span text:style-name="T34"> </text:span><text:span text:style-name="T33">este</text:span><text:span text:style-name="T34"> </text:span><text:span text:style-name="T33">método</text:span><text:span text:style-name="T34"> </text:span><text:span text:style-name="T33">del</text:span><text:span text:style-name="T34"> </text:span><text:span text:style-name="T33">servicio</text:span><text:span text:style-name="T34"> </text:span><text:span text:style-name="T33">Web</text:span><text:span text:style-name="T34"> </text:span><text:span text:style-name="T33">no</text:span><text:span text:style-name="T34"> </text:span><text:span text:style-name="T33">es</text:span><text:span text:style-name="T34"> </text:span><text:span text:style-name="T33">correcto.</text:span><text:span text:style-name="T34"> </text:span><text:span text:style-name="T33">&lt;br</text:span><text:span text:style-name="T34"> </text:span><text:span text:style-name="T33">/&gt;</text:span></text:p>
      <text:p text:style-name="P119"><text:span text:style-name="T33">-</text:span><text:span text:style-name="T34"> </text:span><text:span text:style-name="T33">(-102):</text:span><text:span text:style-name="T34"> </text:span><text:span text:style-name="T33">Autenticación</text:span><text:span text:style-name="T34"> </text:span><text:span text:style-name="T33">incorrecto.</text:span><text:span text:style-name="T34"> </text:span><text:span text:style-name="T33">El</text:span><text:span text:style-name="T34"> </text:span><text:span text:style-name="T33">usuario</text:span><text:span text:style-name="T34"> </text:span><text:span text:style-name="T33">que</text:span><text:span text:style-name="T34"> </text:span><text:span text:style-name="T33">solicita</text:span><text:span text:style-name="T34"> </text:span><text:span text:style-name="T33">acceso</text:span><text:span text:style-name="T34"> </text:span><text:span text:style-name="T33">a</text:span><text:span text:style-name="T34"> </text:span><text:span text:style-name="T33">este</text:span><text:span text:style-name="T34"> </text:span><text:span text:style-name="T33">método</text:span><text:span text:style-name="T34"> </text:span><text:span text:style-name="T33">del</text:span><text:span text:style-name="T34"> </text:span><text:span text:style-name="T33">servicio</text:span><text:span text:style-name="T34"> </text:span><text:span text:style-name="T33">Web</text:span><text:span text:style-name="T34"> </text:span><text:span text:style-name="T33">no</text:span><text:span text:style-name="T34"> </text:span><text:span text:style-name="T33">tiene</text:span><text:span text:style-name="T34"> </text:span><text:span text:style-name="T33">permisos.&lt;br</text:span><text:span text:style-name="T34"> </text:span><text:span text:style-name="T33">/&gt;&lt;br</text:span><text:span text:style-name="T34"> </text:span><text:span text:style-name="T33">/&gt;&lt;/documentation&gt;</text:span></text:p>
      <text:p text:style-name="P119"><text:span text:style-name="T33">&lt;input</text:span><text:span text:style-name="T34"> </text:span><text:span text:style-name="T33">message="tns:AutenticarUsuarioContenidoRequest"/&gt;</text:span></text:p>
      <text:p text:style-name="P119"><text:span text:style-name="T33">&lt;output</text:span><text:span text:style-name="T34"> </text:span><text:span text:style-name="T33">message="tns:AutenticarUsuarioContenidoResponse"/&gt;</text:span></text:p>
      <text:p text:style-name="P121">&lt;/operation&gt;</text:p>
      <text:p text:style-name="P119"><text:span text:style-name="T33">&lt;</text:span><text:span text:style-name="T33">/portType&gt;</text:span></text:p>
      <text:p text:style-name="P121">&lt;binding<text:span text:style-name="T44"> </text:span>name="ws_authenticationBinding"<text:span text:style-name="T44"> </text:span>type="tns:ws_authenticationPortType"&gt;</text:p>
      <text:p text:style-name="P121">&lt;soap:binding<text:span text:style-name="T44"> </text:span>style="rpc"<text:span text:style-name="T44"> </text:span>transport="http://schemas.xmlsoap.org/soap/http"/&gt;</text:p>
      <text:p text:style-name="P119"><text:span text:style-name="T33">&lt;operation</text:span><text:span text:style-name="T34"> </text:span><text:span text:style-name="T33">name="AutenticarUsuarioContenido"&gt;</text:span></text:p>
      <text:p text:style-name="P119"><text:span text:style-name="T33">&lt;soap:operation</text:span><text:span text:style-name="T34"> </text:span><text:span text:style-name="T33">soapAction="http://educacio.gencat.cat/proveedores/autenticacion/#AutenticarUsuarioContenido"</text:span><text:span text:style-name="T34"> </text:span><text:span text:style-name="T33">style="rpc"/&gt;</text:span></text:p>
      <text:p text:style-name="P121">&lt;input&gt;</text:p>
      <text:p text:style-name="P121">&lt;soap:body<text:span text:style-name="T44"> </text:span>use="literal"<text:span text:style-name="T44"> </text:span>namespace="http://educacio.gencat.cat/proveedores/autenticacion/"/&gt;</text:p>
      <text:p text:style-name="P119"><text:span text:style-name="T33">&lt;soap:header</text:span><text:span text:style-name="T34"> </text:span><text:span text:style-name="T33">message="tns:AutenticarUsuarioContenidoWSEAuthenticateHeader"</text:span><text:span text:style-name="T34"> </text:span><text:span text:style-name="T33">part="WSEAuthenticateHeader"</text:span><text:span text:style-name="T34"> </text:span><text:span text:style-name="T33">use="literal"/&gt;</text:span></text:p>
      <text:p text:style-name="P121">&lt;/input&gt;</text:p>
      <text:p text:style-name="P121">&lt;output&gt;</text:p>
      <text:p text:style-name="P121">&lt;soap:body<text:span text:style-name="T44"> </text:span>use="literal"<text:span text:style-name="T44"> </text:span>namespace="http://educacio.gencat.cat/proveedores/autenticacion/"/&gt;</text:p>
      <text:p text:style-name="P121">&lt;/output&gt;</text:p>
      <text:p text:style-name="P121">&lt;/operation&gt;</text:p>
      <text:p text:style-name="P121">&lt;/binding&gt;</text:p>
      <text:p text:style-name="P121">&lt;service<text:span text:style-name="T44"> </text:span>name="ws_authentication"&gt;</text:p>
      <text:p text:style-name="P121">&lt;port<text:span text:style-name="T44"> </text:span>name="ws_authenticationPort"<text:span text:style-name="T44"> </text:span>binding="tns:ws_authenticationBinding"&gt;</text:p>
      <text:p text:style-name="P119"><text:soft-page-break/><text:span text:style-name="T33">&lt;soap:address</text:span><text:span text:style-name="T34"> </text:span><text:span text:style-name="T33">location="http://mps-&lt;tec.educat1x1.cat/ws/wsAuthentication/wsAuthentication.php"/&gt;</text:span></text:p>
      <text:p text:style-name="P121">&lt;/port&gt;</text:p>
      <text:p text:style-name="P121">&lt;/service&gt;</text:p>
      <text:p text:style-name="P121">&lt;/definitions&gt;</text:p>
      <text:p text:style-name="P16"/>
      <text:p text:style-name="P16"/>
      <text:h text:style-name="P122" text:outline-level="2">Servicio<text:span text:style-name="T1"> </text:span>web<text:span text:style-name="T1"> </text:span>de<text:span text:style-name="T1"> </text:span>seguimiento</text:h>
      <text:p text:style-name="P16"/>
      <text:p text:style-name="P16">El<text:span text:style-name="T1"> </text:span>objectivo<text:span text:style-name="T1"> </text:span>de<text:span text:style-name="T1"> </text:span>este<text:span text:style-name="T1"> </text:span>servicio<text:span text:style-name="T1"> </text:span>web<text:span text:style-name="T1"> </text:span>es<text:span text:style-name="T1"> </text:span>informar<text:span text:style-name="T1"> </text:span>al<text:span text:style-name="T1"> </text:span>EVA<text:span text:style-name="T1"> </text:span>de<text:span text:style-name="T1"> </text:span>los<text:span text:style-name="T1"> </text:span>resultados<text:span text:style-name="T1"> </text:span>obtenidos<text:span text:style-name="T1"> </text:span>por<text:span text:style-name="T1"> </text:span>el<text:span text:style-name="T1"> </text:span>alumno.</text:p>
      <text:p text:style-name="P16"/>
      <text:p text:style-name="P16">En<text:span text:style-name="T1"> </text:span>el<text:span text:style-name="T1"> </text:span>servicio<text:span text:style-name="T1"> </text:span>web<text:span text:style-name="T1"> </text:span>de<text:span text:style-name="T1"> </text:span>Seguimiento,<text:span text:style-name="T1"> </text:span>la<text:span text:style-name="T1"> </text:span>parte<text:span text:style-name="T1"> </text:span>servidora<text:span text:style-name="T1"> </text:span>la<text:span text:style-name="T1"> </text:span>implementará<text:span text:style-name="T1"> </text:span>el<text:span text:style-name="T1"> </text:span>EVA<text:span text:style-name="T1"> <text:s/></text:span>y<text:span text:style-name="T1"> </text:span>la<text:span text:style-name="T1"> </text:span>Editorial<text:span text:style-name="T1"> </text:span>consumirá<text:span text:style-name="T1"> </text:span>el<text:span text:style-name="T1"> </text:span>servicio.</text:p>
      <text:p text:style-name="P19"/>
      <text:p text:style-name="P16">Nombre<text:span text:style-name="T1"> </text:span>del<text:span text:style-name="T1"> </text:span>servicio:<text:span text:style-name="T1"> </text:span><text:span text:style-name="T15">wsSeguimiento</text:span></text:p>
      <text:p text:style-name="P16"/>
      <text:p text:style-name="P16">El<text:span text:style-name="T1"> </text:span>archivo<text:span text:style-name="T1"> </text:span>WSDL<text:span text:style-name="T1"> </text:span>del<text:span text:style-name="T1"> </text:span>servicio<text:span text:style-name="T1"> </text:span>será<text:span text:style-name="T1"> </text:span>accesible<text:span text:style-name="T1"> </text:span>en<text:span text:style-name="T1"> </text:span>la<text:span text:style-name="T1"> </text:span>misma<text:span text:style-name="T1"> </text:span>dirección<text:span text:style-name="T1"> </text:span>que<text:span text:style-name="T1"> </text:span>el<text:span text:style-name="T1"> </text:span>servicio<text:span text:style-name="T1"> </text:span>web<text:span text:style-name="T1"> </text:span>pero<text:span text:style-name="T1"> </text:span>acabada<text:span text:style-name="T1"> </text:span>en<text:span text:style-name="T1"> </text:span><text:span text:style-name="T15">?wsdl</text:span><text:span text:style-name="T1"> </text:span>i<text:span text:style-name="T1"> </text:span>también<text:span text:style-name="T1"> </text:span>acabada<text:span text:style-name="T1"> </text:span>en<text:span text:style-name="T1"> </text:span><text:span text:style-name="T15">?WSDL</text:span></text:p>
      <text:p text:style-name="P19"/>
      <text:p text:style-name="P16">Este<text:span text:style-name="T1"> </text:span>servicio<text:span text:style-name="T1"> </text:span>sólo<text:span text:style-name="T1"> </text:span>tiene<text:span text:style-name="T1"> </text:span>el<text:span text:style-name="T1"> </text:span>método<text:span text:style-name="T1"> </text:span><text:span text:style-name="T15">ResultadoDetalleExtendido</text:span></text:p>
      <text:p text:style-name="P16"/>
      <text:h text:style-name="P74" text:outline-level="3">Método<text:span text:style-name="T1"> </text:span>ResultadoDetalleExtendido</text:h>
      <text:p text:style-name="P16"/>
      <text:p text:style-name="P16">Parámetros<text:span text:style-name="T1"> </text:span>de<text:span text:style-name="T1"> </text:span>entrada<text:span text:style-name="T1"> </text:span>del<text:span text:style-name="T1"> </text:span>método</text:p>
      <text:p text:style-name="P16"/>
      <table:table table:name="Taula15" table:style-name="Taula15">
        <table:table-column table:style-name="Taula15.A"/>
        <table:table-column table:style-name="Taula15.B"/>
        <table:table-column table:style-name="Taula15.C"/>
        <table:table-column table:style-name="Taula15.D"/>
        <table:table-header-rows>
          <table:table-row table:style-name="Taula15.1">
            <table:table-cell table:style-name="Taula15.A1" office:value-type="string">
              <text:p text:style-name="P50">Lloc</text:p>
            </table:table-cell>
            <table:table-cell table:style-name="Taula15.A1" office:value-type="string">
              <text:p text:style-name="P50">Nom</text:p>
            </table:table-cell>
            <table:table-cell table:style-name="Taula15.A1" office:value-type="string">
              <text:p text:style-name="P50">Tipus</text:p>
            </table:table-cell>
            <table:table-cell table:style-name="Taula15.D1" office:value-type="string">
              <text:p text:style-name="P50">Descripció</text:p>
            </table:table-cell>
          </table:table-row>
        </table:table-header-rows>
        <table:table-row table:style-name="Taula15.2">
          <table:table-cell table:style-name="Taula15.A2" office:value-type="string">
            <text:p text:style-name="P57"><text:span text:style-name="T37">Cabecera</text:span><text:span text:style-name="T39"> </text:span></text:p>
          </table:table-cell>
          <table:table-cell table:style-name="Taula15.B2" office:value-type="string">
            <text:p text:style-name="P52">User</text:p>
          </table:table-cell>
          <table:table-cell table:style-name="Taula15.C2" office:value-type="string">
            <text:p text:style-name="P54">Obligatorio</text:p>
          </table:table-cell>
          <table:table-cell table:style-name="Taula15.D2" office:value-type="string">
            <text:p text:style-name="P58"><text:span text:style-name="T37">Usuario</text:span><text:span text:style-name="T39"> </text:span><text:span text:style-name="T37">de</text:span><text:span text:style-name="T39"> </text:span><text:span text:style-name="T37">acceso</text:span><text:span text:style-name="T39"> </text:span><text:span text:style-name="T37">de</text:span><text:span text:style-name="T39"> </text:span><text:span text:style-name="T37">la</text:span><text:span text:style-name="T39"> </text:span><text:span text:style-name="T37">Editorial</text:span><text:span text:style-name="T39"> </text:span><text:span text:style-name="T37">para</text:span><text:span text:style-name="T39"> </text:span><text:span text:style-name="T37">poder</text:span><text:span text:style-name="T39"> </text:span><text:span text:style-name="T37">utilizar</text:span><text:span text:style-name="T39"> </text:span><text:span text:style-name="T37">el</text:span><text:span text:style-name="T39"> </text:span><text:span text:style-name="T37">servicio</text:span><text:span text:style-name="T39"> </text:span><text:span text:style-name="T37">web</text:span><text:span text:style-name="T39"> </text:span><text:span text:style-name="T37">del</text:span><text:span text:style-name="T39"> </text:span><text:span text:style-name="T37">EVA.</text:span></text:p>
          </table:table-cell>
        </table:table-row>
        <table:table-row table:style-name="Taula15.1">
          <table:table-cell table:style-name="Taula15.A3" office:value-type="string">
            <text:p text:style-name="P55">Cabecera</text:p>
          </table:table-cell>
          <table:table-cell table:style-name="Taula15.B3" office:value-type="string">
            <text:p text:style-name="P52">Password</text:p>
          </table:table-cell>
          <table:table-cell table:style-name="Taula15.C3" office:value-type="string">
            <text:p text:style-name="P54">Obligatorio</text:p>
          </table:table-cell>
          <table:table-cell table:style-name="Taula15.D3" office:value-type="string">
            <text:p text:style-name="P58"><text:span text:style-name="T37">Contrase</text:span><text:span text:style-name="T37">ña</text:span><text:span text:style-name="T39"> </text:span><text:span text:style-name="T37">de</text:span><text:span text:style-name="T39"> </text:span><text:span text:style-name="T37">la</text:span><text:span text:style-name="T39"> </text:span><text:span text:style-name="T37">Editorial</text:span><text:span text:style-name="T39"> </text:span><text:span text:style-name="T37">para</text:span><text:span text:style-name="T39"> </text:span><text:span text:style-name="T37">poder</text:span><text:span text:style-name="T39"> </text:span><text:span text:style-name="T37">utilizar</text:span><text:span text:style-name="T39"> </text:span><text:span text:style-name="T37">el</text:span><text:span text:style-name="T39"> </text:span><text:span text:style-name="T37">servicio</text:span><text:span text:style-name="T39"> </text:span><text:span text:style-name="T37">web</text:span><text:span text:style-name="T39"> </text:span><text:span text:style-name="T37">del</text:span><text:span text:style-name="T39"> </text:span><text:span text:style-name="T37">EVA.</text:span></text:p>
          </table:table-cell>
        </table:table-row>
        <table:table-row table:style-name="Taula15.1">
          <table:table-cell table:style-name="Taula15.A4" office:value-type="string">
            <text:p text:style-name="P55">Cuerpo</text:p>
          </table:table-cell>
          <table:table-cell table:style-name="Taula15.B4" office:value-type="string">
            <text:p text:style-name="P58"><text:span text:style-name="T41">Id</text:span><text:span text:style-name="T41">Usuario</text:span></text:p>
          </table:table-cell>
          <table:table-cell table:style-name="Taula15.C4" office:value-type="string">
            <text:p text:style-name="P54">Obligatorio</text:p>
          </table:table-cell>
          <table:table-cell table:style-name="Taula15.D4" office:value-type="string">
            <text:p text:style-name="P58"><text:span text:style-name="T37">Identificador</text:span><text:span text:style-name="T39"> </text:span><text:span text:style-name="T37">del</text:span><text:span text:style-name="T39"> </text:span><text:span text:style-name="T37">usuario</text:span><text:span text:style-name="T39"> </text:span><text:span text:style-name="T37">en</text:span><text:span text:style-name="T39"> </text:span><text:span text:style-name="T37">el</text:span><text:span text:style-name="T39"> </text:span><text:span text:style-name="T37">EVA.</text:span></text:p>
          </table:table-cell>
        </table:table-row>
        <table:table-row table:style-name="Taula15.1">
          <table:table-cell table:style-name="Taula15.A5" office:value-type="string">
            <text:p text:style-name="P55">Cuerpo</text:p>
          </table:table-cell>
          <table:table-cell table:style-name="Taula15.B5" office:value-type="string">
            <text:p text:style-name="P53">IdContenidoLMS</text:p>
          </table:table-cell>
          <table:table-cell table:style-name="Taula15.C5" office:value-type="string">
            <text:p text:style-name="P54">Obligatorio</text:p>
          </table:table-cell>
          <table:table-cell table:style-name="Taula15.D5" office:value-type="string">
            <text:p text:style-name="P58"><text:span text:style-name="T37">Identificador</text:span><text:span text:style-name="T39"> </text:span><text:span text:style-name="T37">del</text:span><text:span text:style-name="T39"> </text:span><text:span text:style-name="T37">contenido</text:span><text:span text:style-name="T39"> </text:span><text:span text:style-name="T37">en</text:span><text:span text:style-name="T39"> </text:span><text:span text:style-name="T37">el</text:span><text:span text:style-name="T39"> </text:span><text:span text:style-name="T37">EVA.</text:span></text:p>
          </table:table-cell>
        </table:table-row>
        <table:table-row table:style-name="Taula15.1">
          <table:table-cell table:style-name="Taula15.A6" office:value-type="string">
            <text:p text:style-name="P55">Cuerpo</text:p>
          </table:table-cell>
          <table:table-cell table:style-name="Taula15.B6" office:value-type="string">
            <text:p text:style-name="P53">IdCentro</text:p>
          </table:table-cell>
          <table:table-cell table:style-name="Taula15.C6" office:value-type="string">
            <text:p text:style-name="P54">Obligatorio</text:p>
          </table:table-cell>
          <table:table-cell table:style-name="Taula15.D6" office:value-type="string">
            <text:p text:style-name="P58"><text:span text:style-name="T37">Identificador</text:span><text:span text:style-name="T39"> </text:span><text:span text:style-name="T37">del</text:span><text:span text:style-name="T39"> </text:span><text:span text:style-name="T37">centro</text:span><text:span text:style-name="T39"> </text:span><text:span text:style-name="T37">educativo</text:span><text:span text:style-name="T39"> </text:span><text:span text:style-name="T37">desde</text:span><text:span text:style-name="T39"> </text:span><text:span text:style-name="T37">el</text:span><text:span text:style-name="T39"> </text:span><text:span text:style-name="T37">que</text:span><text:span text:style-name="T39"> </text:span><text:span text:style-name="T37">se</text:span><text:span text:style-name="T39"> </text:span><text:span text:style-name="T37">está</text:span><text:span text:style-name="T39"> </text:span><text:span text:style-name="T37">haciendo</text:span><text:span text:style-name="T39"> </text:span><text:span text:style-name="T37">la</text:span><text:span text:style-name="T39"> </text:span><text:span text:style-name="T37">llamada</text:span><text:span text:style-name="T39"> </text:span><text:span text:style-name="T37">al</text:span><text:span text:style-name="T39"> </text:span><text:span text:style-name="T37">servicio</text:span><text:span text:style-name="T39"> </text:span><text:span text:style-name="T37">web.</text:span></text:p>
          </table:table-cell>
        </table:table-row>
        <table:table-row table:style-name="Taula15.1">
          <table:table-cell table:style-name="Taula15.A7" office:value-type="string">
            <text:p text:style-name="P55">Cuerpo</text:p>
          </table:table-cell>
          <table:table-cell table:style-name="Taula15.B7" office:value-type="string">
            <text:p text:style-name="P53">IdUnidad</text:p>
          </table:table-cell>
          <table:table-cell table:style-name="Taula15.C7" office:value-type="string">
            <text:p text:style-name="P54">Opcional</text:p>
          </table:table-cell>
          <table:table-cell table:style-name="Taula15.D7" office:value-type="string">
            <text:p text:style-name="P60"><text:span text:style-name="T37">I</text:span><text:span text:style-name="T37">dentificador</text:span><text:span text:style-name="T39"> </text:span><text:span text:style-name="T37">de</text:span><text:span text:style-name="T39"> </text:span><text:span text:style-name="T37">la</text:span><text:span text:style-name="T39"> </text:span><text:span text:style-name="T37">unidad</text:span><text:span text:style-name="T39"> </text:span><text:span text:style-name="T37">de</text:span><text:span text:style-name="T39"> </text:span><text:span text:style-name="T37">la</text:span><text:span text:style-name="T39"> </text:span><text:span text:style-name="T37">que</text:span><text:span text:style-name="T39"> </text:span><text:span text:style-name="T37">se</text:span><text:span text:style-name="T39"> </text:span><text:span text:style-name="T37">informan</text:span><text:span text:style-name="T39"> </text:span><text:span text:style-name="T37">sus</text:span><text:span text:style-name="T39"> </text:span><text:span text:style-name="T37">resultados</text:span><text:span text:style-name="T39"> </text:span><text:span text:style-name="T37">y/o</text:span><text:span text:style-name="T39"> </text:span><text:span text:style-name="T37">detalles.</text:span><text:span text:style-name="T39"> </text:span><text:span text:style-name="T37">Si</text:span><text:span text:style-name="T39"> </text:span><text:span text:style-name="T37">el</text:span><text:span text:style-name="T39"> </text:span><text:span text:style-name="T37">EVA</text:span><text:span text:style-name="T39"> </text:span><text:span text:style-name="T37">recibe</text:span><text:span text:style-name="T39"> </text:span><text:span text:style-name="T37">un</text:span><text:span text:style-name="T39"> </text:span><text:span text:style-name="T37">identificador</text:span><text:span text:style-name="T39"> </text:span><text:span text:style-name="T37">de</text:span><text:span text:style-name="T39"> </text:span><text:span text:style-name="T37">unidad</text:span><text:span text:style-name="T39"> </text:span><text:span text:style-name="T37">que</text:span><text:span text:style-name="T39"> </text:span><text:span text:style-name="T37">no</text:span><text:span text:style-name="T39"> </text:span><text:span text:style-name="T37">tiene,</text:span><text:span text:style-name="T39"> </text:span><text:span text:style-name="T37">pueden</text:span><text:span text:style-name="T39"> </text:span><text:span text:style-name="T37">darse</text:span><text:span text:style-name="T39"> </text:span><text:span text:style-name="T37">dos</text:span><text:span text:style-name="T39"> </text:span><text:span text:style-name="T37">casos:</text:span><text:span text:style-name="T39"> </text:span><text:span text:style-name="T37">A)</text:span><text:span text:style-name="T39"> </text:span><text:span text:style-name="T37">que</text:span><text:span text:style-name="T39"> </text:span><text:span text:style-name="T37">el</text:span><text:span text:style-name="T39"> </text:span><text:span text:style-name="T37">proveedor</text:span><text:span text:style-name="T39"> </text:span><text:span text:style-name="T37">del</text:span><text:span text:style-name="T39"> </text:span><text:span text:style-name="T37">contenido</text:span><text:span text:style-name="T39"> </text:span><text:span text:style-name="T37">proporcione</text:span><text:span text:style-name="T39"> </text:span><text:span text:style-name="T37">el</text:span><text:span text:style-name="T39"> </text:span><text:span text:style-name="T37">servicio</text:span><text:span text:style-name="T39"> </text:span><text:span text:style-name="T37">web</text:span><text:span text:style-name="T39"> </text:span><text:span text:style-name="T37">de</text:span><text:span text:style-name="T39"> </text:span><text:span text:style-name="T37">la</text:span><text:span text:style-name="T39"> </text:span><text:span text:style-name="T37">estructura</text:span><text:span text:style-name="T39"> </text:span><text:span text:style-name="T37">del</text:span><text:span text:style-name="T39"> </text:span><text:span text:style-name="T37">libro,</text:span><text:span text:style-name="T39"> </text:span><text:span text:style-name="T37">en</text:span><text:span text:style-name="T39"> </text:span><text:span text:style-name="T37">este</text:span><text:span text:style-name="T39"> </text:span><text:span text:style-name="T37">caso,</text:span><text:span text:style-name="T39"> </text:span><text:span text:style-name="T37">el</text:span><text:span text:style-name="T39"> </text:span><text:span text:style-name="T37">EVA</text:span><text:span text:style-name="T39"> </text:span><text:span text:style-name="T37">volverá</text:span><text:span text:style-name="T39"> </text:span><text:span text:style-name="T37">a</text:span><text:span text:style-name="T39"> </text:span><text:span text:style-name="T37">solicitar</text:span><text:span text:style-name="T39"> </text:span><text:span text:style-name="T37">la</text:span><text:span text:style-name="T39"> </text:span><text:span text:style-name="T37">estructura</text:span><text:span text:style-name="T39"> </text:span><text:span text:style-name="T37">del</text:span><text:span text:style-name="T39"> </text:span><text:span text:style-name="T37">libro</text:span><text:span text:style-name="T39"> </text:span><text:span text:style-name="T37">para</text:span><text:span text:style-name="T39"> </text:span><text:span text:style-name="T37">actualizarla.</text:span><text:span text:style-name="T39"> </text:span><text:span text:style-name="T37">B)</text:span><text:span text:style-name="T39"> </text:span><text:span text:style-name="T37">Que</text:span><text:span text:style-name="T39"> </text:span><text:span text:style-name="T37">el</text:span><text:span text:style-name="T39"> </text:span><text:span text:style-name="T37">proveedor</text:span><text:span text:style-name="T39"> </text:span><text:span text:style-name="T37">del</text:span><text:span text:style-name="T39"> </text:span><text:span text:style-name="T37">contenido</text:span><text:span text:style-name="T39"> </text:span><text:span text:style-name="T37">no</text:span><text:span text:style-name="T39"> </text:span><text:span text:style-name="T37">proporcione</text:span><text:span text:style-name="T39"> </text:span><text:span text:style-name="T37">el</text:span><text:span text:style-name="T39"> </text:span><text:span text:style-name="T37">servicio</text:span><text:span text:style-name="T39"> </text:span><text:span text:style-name="T37">web</text:span><text:span text:style-name="T39"> </text:span><text:span text:style-name="T37">de</text:span><text:span text:style-name="T39"> </text:span><text:span text:style-name="T37">estructura</text:span><text:span text:style-name="T39"> </text:span><text:span text:style-name="T37">del</text:span><text:span text:style-name="T39"> </text:span><text:span text:style-name="T37">libro,</text:span><text:span text:style-name="T39"> </text:span><text:span text:style-name="T37">en</text:span><text:span text:style-name="T39"> </text:span><text:span text:style-name="T37">este</text:span><text:span text:style-name="T39"> </text:span><text:span text:style-name="T37">caso,</text:span><text:span text:style-name="T39"> </text:span><text:span text:style-name="T37">el</text:span><text:span text:style-name="T39"> </text:span><text:span text:style-name="T37">EVA</text:span><text:span text:style-name="T39"> </text:span><text:span text:style-name="T37">guardará</text:span><text:span text:style-name="T39"> </text:span><text:span text:style-name="T37">el</text:span><text:span text:style-name="T39"> </text:span><text:span text:style-name="T37">valor</text:span><text:span text:style-name="T39"> <text:s/></text:span><text:span text:style-name="T37">y</text:span><text:span text:style-name="T39"> </text:span><text:span text:style-name="T37">lo</text:span><text:span text:style-name="T39"> </text:span><text:span text:style-name="T37">utilizará</text:span><text:span text:style-name="T39"> </text:span><text:span text:style-name="T37">en</text:span><text:span text:style-name="T39"> </text:span><text:span text:style-name="T37">el</text:span><text:span text:style-name="T39"> </text:span><text:span text:style-name="T37">informe</text:span><text:span text:style-name="T39"> </text:span><text:span text:style-name="T37">de</text:span><text:span text:style-name="T39"> </text:span><text:span text:style-name="T37">resultados,</text:span><text:span text:style-name="T39"> </text:span><text:span text:style-name="T37">no</text:span><text:span text:style-name="T39"> </text:span><text:span text:style-name="T37">para</text:span><text:span text:style-name="T39"> </text:span><text:span text:style-name="T37">el</text:span><text:span text:style-name="T39"> </text:span><text:span text:style-name="T37">acceso.</text:span><text:span text:style-name="T39"> </text:span></text:p>
          </table:table-cell>
        </table:table-row>
        <table:table-row table:style-name="Taula15.1">
          <table:table-cell table:style-name="Taula15.A8" office:value-type="string">
            <text:p text:style-name="P55">Cuerpo</text:p>
          </table:table-cell>
          <table:table-cell table:style-name="Taula15.B8" office:value-type="string">
            <text:p text:style-name="P53">UnidadTitulo</text:p>
          </table:table-cell>
          <table:table-cell table:style-name="Taula15.C8" office:value-type="string">
            <text:p text:style-name="P54">Opcional</text:p>
          </table:table-cell>
          <table:table-cell table:style-name="Taula15.D8" office:value-type="string">
            <text:p text:style-name="P58"><text:span text:style-name="T37">Tít</text:span><text:span text:style-name="T37">ulo</text:span><text:span text:style-name="T39"> </text:span><text:span text:style-name="T37">de</text:span><text:span text:style-name="T39"> </text:span><text:span text:style-name="T37">la</text:span><text:span text:style-name="T39"> </text:span><text:span text:style-name="T37">unidad.</text:span><text:span text:style-name="T40"> </text:span><text:span text:style-name="T42">Este</text:span><text:span text:style-name="T39"> </text:span><text:span text:style-name="T37">campo</text:span><text:span text:style-name="T39"> </text:span><text:span text:style-name="T37">sólo</text:span><text:span text:style-name="T39"> </text:span><text:span text:style-name="T37">se</text:span><text:span text:style-name="T39"> </text:span><text:span text:style-name="T37">envia</text:span><text:span text:style-name="T39"> </text:span><text:soft-page-break/><text:span text:style-name="T37">si</text:span><text:span text:style-name="T39"> </text:span><text:span text:style-name="T37">el</text:span><text:span text:style-name="T39"> </text:span><text:span text:style-name="T37">proveedor</text:span><text:span text:style-name="T39"> </text:span><text:span text:style-name="T37">de</text:span><text:span text:style-name="T39"> </text:span><text:span text:style-name="T37">contenidos</text:span><text:span text:style-name="T39"> </text:span><text:span text:style-name="T37">no</text:span><text:span text:style-name="T39"> </text:span><text:span text:style-name="T37">provee</text:span><text:span text:style-name="T39"> </text:span><text:span text:style-name="T37">el</text:span><text:span text:style-name="T39"> </text:span><text:span text:style-name="T37">servicio</text:span><text:span text:style-name="T39"> </text:span><text:span text:style-name="T37">web</text:span><text:span text:style-name="T39"> </text:span><text:span text:style-name="T37">de</text:span><text:span text:style-name="T39"> </text:span><text:span text:style-name="T37">estructura</text:span><text:span text:style-name="T39"> </text:span><text:span text:style-name="T37">del</text:span><text:span text:style-name="T39"> </text:span><text:span text:style-name="T37">libro.</text:span><text:span text:style-name="T39"> </text:span><text:span text:style-name="T37">El</text:span><text:span text:style-name="T39"> </text:span><text:span text:style-name="T37">valor</text:span><text:span text:style-name="T39"> </text:span><text:span text:style-name="T37">del</text:span><text:span text:style-name="T39"> </text:span><text:span text:style-name="T37">campo</text:span><text:span text:style-name="T39"> </text:span><text:span text:style-name="T37">sólo</text:span><text:span text:style-name="T39"> </text:span><text:span text:style-name="T37">se</text:span><text:span text:style-name="T39"> </text:span><text:span text:style-name="T37">utilizará</text:span><text:span text:style-name="T39"> </text:span><text:span text:style-name="T37">en</text:span><text:span text:style-name="T39"> </text:span><text:span text:style-name="T37">el</text:span><text:span text:style-name="T39"> </text:span><text:span text:style-name="T37">informe</text:span><text:span text:style-name="T39"> </text:span><text:span text:style-name="T37">de</text:span><text:span text:style-name="T39"> </text:span><text:span text:style-name="T37">resultados,</text:span><text:span text:style-name="T39"> </text:span><text:span text:style-name="T37">no</text:span><text:span text:style-name="T39"> </text:span><text:span text:style-name="T37">para</text:span><text:span text:style-name="T39"> </text:span><text:span text:style-name="T37">el</text:span><text:span text:style-name="T39"> </text:span><text:span text:style-name="T37">acceso.</text:span></text:p>
          </table:table-cell>
        </table:table-row>
        <table:table-row table:style-name="Taula15.1">
          <table:table-cell table:style-name="Taula15.A9" office:value-type="string">
            <text:p text:style-name="P55">Cuerpo</text:p>
          </table:table-cell>
          <table:table-cell table:style-name="Taula15.B9" office:value-type="string">
            <text:p text:style-name="P53">UnidadOrden</text:p>
          </table:table-cell>
          <table:table-cell table:style-name="Taula15.C9" office:value-type="string">
            <text:p text:style-name="P58"><text:span text:style-name="T38">O</text:span><text:span text:style-name="T38">pcional</text:span></text:p>
          </table:table-cell>
          <table:table-cell table:style-name="Taula15.D9" office:value-type="string">
            <text:p text:style-name="P58"><text:span text:style-name="T37">Orden</text:span><text:span text:style-name="T39"> </text:span><text:span text:style-name="T37">de</text:span><text:span text:style-name="T39"> </text:span><text:span text:style-name="T37">la</text:span><text:span text:style-name="T39"> </text:span><text:span text:style-name="T37">unidad</text:span><text:span text:style-name="T39"> </text:span><text:span text:style-name="T37">dentro</text:span><text:span text:style-name="T39"> </text:span><text:span text:style-name="T37">de</text:span><text:span text:style-name="T39"> </text:span><text:span text:style-name="T37">la</text:span><text:span text:style-name="T39"> </text:span><text:span text:style-name="T37">lista</text:span><text:span text:style-name="T39"> </text:span><text:span text:style-name="T37">de</text:span><text:span text:style-name="T39"> </text:span><text:span text:style-name="T37">unidades</text:span><text:span text:style-name="T39"> </text:span><text:span text:style-name="T37">del</text:span><text:span text:style-name="T39"> </text:span><text:span text:style-name="T37">libro.</text:span><text:span text:style-name="T39"> </text:span><text:span text:style-name="T37">Este</text:span><text:span text:style-name="T39"> </text:span><text:span text:style-name="T37">campo</text:span><text:span text:style-name="T39"> </text:span><text:span text:style-name="T37">sólo</text:span><text:span text:style-name="T39"> </text:span><text:span text:style-name="T37">se</text:span><text:span text:style-name="T39"> </text:span><text:span text:style-name="T37">completará</text:span><text:span text:style-name="T39"> </text:span><text:span text:style-name="T37">si</text:span><text:span text:style-name="T39"> </text:span><text:span text:style-name="T37">el</text:span><text:span text:style-name="T39"> </text:span><text:span text:style-name="T37">proveedor</text:span><text:span text:style-name="T39"> </text:span><text:span text:style-name="T37">de</text:span><text:span text:style-name="T39"> </text:span><text:span text:style-name="T37">contenidos</text:span><text:span text:style-name="T39"> </text:span><text:span text:style-name="T37">no</text:span><text:span text:style-name="T39"> </text:span><text:span text:style-name="T37">provee</text:span><text:span text:style-name="T39"> </text:span><text:span text:style-name="T37">el</text:span><text:span text:style-name="T39"> </text:span><text:span text:style-name="T37">servicio</text:span><text:span text:style-name="T39"> </text:span><text:span text:style-name="T37">web</text:span><text:span text:style-name="T39"> </text:span><text:span text:style-name="T37">de</text:span><text:span text:style-name="T39"> </text:span><text:span text:style-name="T37">estructura</text:span><text:span text:style-name="T39"> </text:span><text:span text:style-name="T37">del</text:span><text:span text:style-name="T39"> </text:span><text:span text:style-name="T37">libro.</text:span><text:span text:style-name="T39"> </text:span><text:span text:style-name="T37">El</text:span><text:span text:style-name="T39"> </text:span><text:span text:style-name="T37">valor</text:span><text:span text:style-name="T39"> </text:span><text:span text:style-name="T37">del</text:span><text:span text:style-name="T39"> </text:span><text:span text:style-name="T37">campo</text:span><text:span text:style-name="T39"> </text:span><text:span text:style-name="T37">sólo</text:span><text:span text:style-name="T39"> </text:span><text:span text:style-name="T37">se</text:span><text:span text:style-name="T39"> </text:span><text:span text:style-name="T37">utilizará</text:span><text:span text:style-name="T39"> </text:span><text:span text:style-name="T37">en</text:span><text:span text:style-name="T39"> </text:span><text:span text:style-name="T37">el</text:span><text:span text:style-name="T39"> </text:span><text:span text:style-name="T37">informe</text:span><text:span text:style-name="T39"> </text:span><text:span text:style-name="T37">de</text:span><text:span text:style-name="T39"> </text:span><text:span text:style-name="T37">resultados,</text:span><text:span text:style-name="T39"> </text:span><text:span text:style-name="T37">no</text:span><text:span text:style-name="T39"> </text:span><text:span text:style-name="T37">para</text:span><text:span text:style-name="T39"> </text:span><text:span text:style-name="T37">el</text:span><text:span text:style-name="T39"> </text:span><text:span text:style-name="T37">acceso.</text:span></text:p>
          </table:table-cell>
        </table:table-row>
        <table:table-row table:style-name="Taula15.1">
          <table:table-cell table:style-name="Taula15.A10" office:value-type="string">
            <text:p text:style-name="P55">Cuerpo</text:p>
          </table:table-cell>
          <table:table-cell table:style-name="Taula15.B10" office:value-type="string">
            <text:p text:style-name="P53">IdActividad</text:p>
          </table:table-cell>
          <table:table-cell table:style-name="Taula15.C10" office:value-type="string">
            <text:p text:style-name="P54">Opcional</text:p>
          </table:table-cell>
          <table:table-cell table:style-name="Taula15.D10" office:value-type="string">
            <text:p text:style-name="P58"><text:span text:style-name="T37">Identificador</text:span><text:span text:style-name="T39"> </text:span><text:span text:style-name="T37">de</text:span><text:span text:style-name="T39"> </text:span><text:span text:style-name="T37">la</text:span><text:span text:style-name="T39"> </text:span><text:span text:style-name="T37">actividad</text:span><text:span text:style-name="T39"> </text:span><text:span text:style-name="T37">de</text:span><text:span text:style-name="T39"> </text:span><text:span text:style-name="T37">la</text:span><text:span text:style-name="T39"> </text:span><text:span text:style-name="T37">que</text:span><text:span text:style-name="T39"> </text:span><text:span text:style-name="T37">se</text:span><text:span text:style-name="T39"> </text:span><text:span text:style-name="T37">informan</text:span><text:span text:style-name="T39"> </text:span><text:span text:style-name="T37">sus</text:span><text:span text:style-name="T39"> </text:span><text:span text:style-name="T37">resultados</text:span><text:span text:style-name="T39"> </text:span><text:span text:style-name="T37">y/o</text:span><text:span text:style-name="T39"> </text:span><text:span text:style-name="T37">detalles.</text:span><text:span text:style-name="T39"> </text:span><text:span text:style-name="T37">Si</text:span><text:span text:style-name="T39"> </text:span><text:span text:style-name="T37">el</text:span><text:span text:style-name="T39"> </text:span><text:span text:style-name="T37">EVA</text:span><text:span text:style-name="T39"> </text:span><text:span text:style-name="T37">recibe</text:span><text:span text:style-name="T39"> </text:span><text:span text:style-name="T37">un</text:span><text:span text:style-name="T39"> </text:span><text:span text:style-name="T37">identificador</text:span><text:span text:style-name="T39"> </text:span><text:span text:style-name="T37">de</text:span><text:span text:style-name="T39"> </text:span><text:span text:style-name="T37">actividad</text:span><text:span text:style-name="T39"> </text:span><text:span text:style-name="T37">que</text:span><text:span text:style-name="T39"> </text:span><text:span text:style-name="T37">no</text:span><text:span text:style-name="T39"> </text:span><text:span text:style-name="T37">dispone,</text:span><text:span text:style-name="T39"> </text:span><text:span text:style-name="T37">pueden</text:span><text:span text:style-name="T39"> </text:span><text:span text:style-name="T37">darse</text:span><text:span text:style-name="T39"> </text:span><text:span text:style-name="T37">dos</text:span><text:span text:style-name="T39"> </text:span><text:span text:style-name="T37">casos:</text:span><text:span text:style-name="T39"> </text:span><text:span text:style-name="T37">A)</text:span><text:span text:style-name="T39"> </text:span><text:span text:style-name="T37">Que</text:span><text:span text:style-name="T39"> </text:span><text:span text:style-name="T37">el</text:span><text:span text:style-name="T39"> </text:span><text:span text:style-name="T37">proveedor</text:span><text:span text:style-name="T39"> </text:span><text:span text:style-name="T37">de</text:span><text:span text:style-name="T39"> </text:span><text:span text:style-name="T37">contenidos</text:span><text:span text:style-name="T39"> </text:span><text:span text:style-name="T37">proporcione</text:span><text:span text:style-name="T39"> </text:span><text:span text:style-name="T37">el</text:span><text:span text:style-name="T39"> </text:span><text:span text:style-name="T37">servicio</text:span><text:span text:style-name="T39"> </text:span><text:span text:style-name="T37">web</text:span><text:span text:style-name="T39"> </text:span><text:span text:style-name="T37">de</text:span><text:span text:style-name="T39"> </text:span><text:span text:style-name="T37">la</text:span><text:span text:style-name="T39"> </text:span><text:span text:style-name="T37">estructura</text:span><text:span text:style-name="T39"> </text:span><text:span text:style-name="T37">del</text:span><text:span text:style-name="T39"> </text:span><text:span text:style-name="T37">libro,</text:span><text:span text:style-name="T39"> </text:span><text:span text:style-name="T37">en</text:span><text:span text:style-name="T39"> </text:span><text:span text:style-name="T37">este</text:span><text:span text:style-name="T39"> </text:span><text:span text:style-name="T37">caso,</text:span><text:span text:style-name="T39"> </text:span><text:span text:style-name="T37">el</text:span><text:span text:style-name="T39"> </text:span><text:span text:style-name="T37">EVA</text:span><text:span text:style-name="T39"> </text:span><text:span text:style-name="T37">volverá</text:span><text:span text:style-name="T39"> </text:span><text:span text:style-name="T37">a</text:span><text:span text:style-name="T39"> </text:span><text:span text:style-name="T37">solicitar</text:span><text:span text:style-name="T39"> </text:span><text:span text:style-name="T37">la</text:span><text:span text:style-name="T39"> <text:s/></text:span><text:span text:style-name="T37">estructura</text:span><text:span text:style-name="T39"> </text:span><text:span text:style-name="T37">del</text:span><text:span text:style-name="T39"> </text:span><text:span text:style-name="T37">libro</text:span><text:span text:style-name="T39"> </text:span><text:span text:style-name="T37">para</text:span><text:span text:style-name="T39"> </text:span><text:span text:style-name="T37">actualizarla.</text:span><text:span text:style-name="T39"> </text:span><text:span text:style-name="T37">B)</text:span><text:span text:style-name="T39"> </text:span><text:span text:style-name="T37">Que</text:span><text:span text:style-name="T39"> </text:span><text:span text:style-name="T37">el</text:span><text:span text:style-name="T39"> </text:span><text:span text:style-name="T37">proveedor</text:span><text:span text:style-name="T39"> </text:span><text:span text:style-name="T37">del</text:span><text:span text:style-name="T39"> </text:span><text:span text:style-name="T37">contenido</text:span><text:span text:style-name="T39"> </text:span><text:span text:style-name="T37">no</text:span><text:span text:style-name="T39"> </text:span><text:span text:style-name="T37">proporcione</text:span><text:span text:style-name="T39"> </text:span><text:span text:style-name="T37">el</text:span><text:span text:style-name="T39"> </text:span><text:span text:style-name="T37">servicio</text:span><text:span text:style-name="T39"> </text:span><text:span text:style-name="T37">web</text:span><text:span text:style-name="T39"> </text:span><text:span text:style-name="T37">de</text:span><text:span text:style-name="T39"> </text:span><text:span text:style-name="T37">estructura</text:span><text:span text:style-name="T39"> </text:span><text:span text:style-name="T37">del</text:span><text:span text:style-name="T39"> </text:span><text:span text:style-name="T37">libro,</text:span><text:span text:style-name="T39"> </text:span><text:span text:style-name="T37">en</text:span><text:span text:style-name="T39"> </text:span><text:span text:style-name="T37">este</text:span><text:span text:style-name="T39"> </text:span><text:span text:style-name="T37">caso,</text:span><text:span text:style-name="T39"> </text:span><text:span text:style-name="T37">el</text:span><text:span text:style-name="T39"> </text:span><text:span text:style-name="T37">EVA</text:span><text:span text:style-name="T39"> </text:span><text:span text:style-name="T37">guardará</text:span><text:span text:style-name="T39"> </text:span><text:span text:style-name="T37">el</text:span><text:span text:style-name="T39"> </text:span><text:span text:style-name="T37">valor</text:span><text:span text:style-name="T39"> </text:span><text:span text:style-name="T37">y</text:span><text:span text:style-name="T39"> </text:span><text:span text:style-name="T37">lo</text:span><text:span text:style-name="T39"> </text:span><text:span text:style-name="T37">utilitzará</text:span><text:span text:style-name="T39"> </text:span><text:span text:style-name="T37">en</text:span><text:span text:style-name="T39"> </text:span><text:span text:style-name="T37">el</text:span><text:span text:style-name="T39"> </text:span><text:span text:style-name="T37">informe</text:span><text:span text:style-name="T39"> </text:span><text:span text:style-name="T37">de</text:span><text:span text:style-name="T39"> </text:span><text:span text:style-name="T37">resultados,</text:span><text:span text:style-name="T39"> </text:span><text:span text:style-name="T37">no</text:span><text:span text:style-name="T39"> </text:span><text:span text:style-name="T37">para</text:span><text:span text:style-name="T39"> </text:span><text:span text:style-name="T37">el</text:span><text:span text:style-name="T39"> </text:span><text:span text:style-name="T37">acceso.</text:span><text:span text:style-name="T39"> </text:span><text:span text:style-name="T37">Si</text:span><text:span text:style-name="T39"> </text:span><text:span text:style-name="T37">se</text:span><text:span text:style-name="T39"> </text:span><text:span text:style-name="T37">envia</text:span><text:span text:style-name="T39"> </text:span><text:span text:style-name="T37">este</text:span><text:span text:style-name="T39"> </text:span><text:span text:style-name="T37">campo</text:span><text:span text:style-name="T39"> </text:span><text:span text:style-name="T37">también</text:span><text:span text:style-name="T39"> </text:span><text:span text:style-name="T37">se</text:span><text:span text:style-name="T39"> </text:span><text:span text:style-name="T37">ha</text:span><text:span text:style-name="T39"> </text:span><text:span text:style-name="T37">de</text:span><text:span text:style-name="T39"> </text:span><text:span text:style-name="T37">enviar</text:span><text:span text:style-name="T39"> </text:span><text:span text:style-name="T37">el</text:span><text:span text:style-name="T39"> </text:span><text:span text:style-name="T37">campo</text:span><text:span text:style-name="T39"> </text:span><text:span text:style-name="T37">IdUnidad.</text:span></text:p>
          </table:table-cell>
        </table:table-row>
        <table:table-row table:style-name="Taula15.1">
          <table:table-cell table:style-name="Taula15.A11" office:value-type="string">
            <text:p text:style-name="P55">Cuerpo</text:p>
          </table:table-cell>
          <table:table-cell table:style-name="Taula15.B11" office:value-type="string">
            <text:p text:style-name="P53">ActividadTitulo</text:p>
          </table:table-cell>
          <table:table-cell table:style-name="Taula15.C11" office:value-type="string">
            <text:p text:style-name="P54">Opcional</text:p>
          </table:table-cell>
          <table:table-cell table:style-name="Taula15.D11" office:value-type="string">
            <text:p text:style-name="P58"><text:span text:style-name="T37">Título</text:span><text:span text:style-name="T39"> </text:span><text:span text:style-name="T37">de</text:span><text:span text:style-name="T39"> </text:span><text:span text:style-name="T37">la</text:span><text:span text:style-name="T39"> </text:span><text:span text:style-name="T37">actividad.</text:span><text:span text:style-name="T39"> </text:span><text:span text:style-name="T37">Este</text:span><text:span text:style-name="T39"> </text:span><text:span text:style-name="T37">campo</text:span><text:span text:style-name="T39"> </text:span><text:span text:style-name="T37">sólo</text:span><text:span text:style-name="T39"> </text:span><text:span text:style-name="T37">se</text:span><text:span text:style-name="T39"> </text:span><text:span text:style-name="T37">envia</text:span><text:span text:style-name="T39"> </text:span><text:span text:style-name="T37">si</text:span><text:span text:style-name="T39"> </text:span><text:span text:style-name="T37">el</text:span><text:span text:style-name="T39"> </text:span><text:span text:style-name="T37">proveedor</text:span><text:span text:style-name="T39"> </text:span><text:span text:style-name="T37">de</text:span><text:span text:style-name="T39"> </text:span><text:span text:style-name="T37">contenidos</text:span><text:span text:style-name="T39"> </text:span><text:span text:style-name="T37">no</text:span><text:span text:style-name="T39"> </text:span><text:span text:style-name="T37">proporciona</text:span><text:span text:style-name="T39"> </text:span><text:span text:style-name="T37">el</text:span><text:span text:style-name="T39"> </text:span><text:span text:style-name="T37">servicio</text:span><text:span text:style-name="T39"> </text:span><text:span text:style-name="T37">web</text:span><text:span text:style-name="T39"> </text:span><text:span text:style-name="T37">de</text:span><text:span text:style-name="T39"> </text:span><text:span text:style-name="T37">estructura</text:span><text:span text:style-name="T39"> </text:span><text:span text:style-name="T37">del</text:span><text:span text:style-name="T39"> </text:span><text:span text:style-name="T37">libro.</text:span><text:span text:style-name="T39"> </text:span><text:span text:style-name="T37">El</text:span><text:span text:style-name="T39"> </text:span><text:span text:style-name="T37">valor</text:span><text:span text:style-name="T39"> </text:span><text:span text:style-name="T37">del</text:span><text:span text:style-name="T39"> </text:span><text:span text:style-name="T37">campo</text:span><text:span text:style-name="T39"> </text:span><text:span text:style-name="T37">sólo</text:span><text:span text:style-name="T39"> </text:span><text:span text:style-name="T37">se</text:span><text:span text:style-name="T39"> </text:span><text:span text:style-name="T37">utilizará</text:span><text:span text:style-name="T39"> </text:span><text:span text:style-name="T37">en</text:span><text:span text:style-name="T39"> </text:span><text:span text:style-name="T37">el</text:span><text:span text:style-name="T39"> </text:span><text:span text:style-name="T37">informe</text:span><text:span text:style-name="T39"> </text:span><text:span text:style-name="T37">de</text:span><text:span text:style-name="T39"> </text:span><text:span text:style-name="T37">resultados,</text:span><text:span text:style-name="T39"> </text:span><text:span text:style-name="T37">no</text:span><text:span text:style-name="T39"> </text:span><text:span text:style-name="T37">para</text:span><text:span text:style-name="T39"> </text:span><text:span text:style-name="T37">el</text:span><text:span text:style-name="T39"> </text:span><text:span text:style-name="T37">acceso.</text:span></text:p>
          </table:table-cell>
        </table:table-row>
        <table:table-row table:style-name="Taula15.1">
          <table:table-cell table:style-name="Taula15.A12" office:value-type="string">
            <text:p text:style-name="P55">Cuerpo</text:p>
          </table:table-cell>
          <table:table-cell table:style-name="Taula15.B12" office:value-type="string">
            <text:p text:style-name="P53">ActivitadOrden</text:p>
          </table:table-cell>
          <table:table-cell table:style-name="Taula15.C12" office:value-type="string">
            <text:p text:style-name="P54">Opcional</text:p>
          </table:table-cell>
          <table:table-cell table:style-name="Taula15.D12" office:value-type="string">
            <text:p text:style-name="P58"><text:span text:style-name="T37">Orden</text:span><text:span text:style-name="T39"> </text:span><text:span text:style-name="T37">de</text:span><text:span text:style-name="T39"> </text:span><text:span text:style-name="T37">la</text:span><text:span text:style-name="T39"> </text:span><text:span text:style-name="T37">actividad</text:span><text:span text:style-name="T39"> </text:span><text:span text:style-name="T37">dentro</text:span><text:span text:style-name="T39"> </text:span><text:span text:style-name="T37">de</text:span><text:span text:style-name="T39"> </text:span><text:span text:style-name="T37">la</text:span><text:span text:style-name="T39"> </text:span><text:span text:style-name="T37">lista</text:span><text:span text:style-name="T39"> </text:span><text:span text:style-name="T37">de</text:span><text:span text:style-name="T39"> </text:span><text:span text:style-name="T37">actividades</text:span><text:span text:style-name="T39"> </text:span><text:span text:style-name="T37">de</text:span><text:span text:style-name="T39"> </text:span><text:span text:style-name="T37">una</text:span><text:span text:style-name="T39"> </text:span><text:span text:style-name="T37">unidad</text:span><text:span text:style-name="T39"> </text:span><text:span text:style-name="T37">del</text:span><text:span text:style-name="T39"> </text:span><text:span text:style-name="T37">libro.</text:span><text:span text:style-name="T39"> </text:span><text:span text:style-name="T37">Este</text:span><text:span text:style-name="T39"> </text:span><text:span text:style-name="T37">campo</text:span><text:span text:style-name="T39"> </text:span><text:span text:style-name="T37">sólo</text:span><text:span text:style-name="T39"> </text:span><text:span text:style-name="T37">se</text:span><text:span text:style-name="T39"> </text:span><text:span text:style-name="T37">envia</text:span><text:span text:style-name="T39"> </text:span><text:span text:style-name="T37">si</text:span><text:span text:style-name="T39"> </text:span><text:span text:style-name="T37">el</text:span><text:span text:style-name="T39"> </text:span><text:span text:style-name="T37">proveedor</text:span><text:span text:style-name="T39"> </text:span><text:span text:style-name="T37">de</text:span><text:span text:style-name="T39"> </text:span><text:span text:style-name="T37">contenidos</text:span><text:span text:style-name="T39"> </text:span><text:span text:style-name="T37">no</text:span><text:span text:style-name="T39"> </text:span><text:span text:style-name="T37">provee</text:span><text:span text:style-name="T39"> </text:span><text:span text:style-name="T37">el</text:span><text:span text:style-name="T39"> </text:span><text:span text:style-name="T37">servicio</text:span><text:span text:style-name="T39"> </text:span><text:span text:style-name="T37">web</text:span><text:span text:style-name="T39"> </text:span><text:span text:style-name="T37">de</text:span><text:span text:style-name="T39"> </text:span><text:span text:style-name="T37">estructura</text:span><text:span text:style-name="T39"> </text:span><text:span text:style-name="T37">del</text:span><text:span text:style-name="T39"> </text:span><text:span text:style-name="T37">libro.</text:span><text:span text:style-name="T39"> </text:span><text:span text:style-name="T37">El</text:span><text:span text:style-name="T39"> </text:span><text:span text:style-name="T37">valor</text:span><text:span text:style-name="T39"> </text:span><text:span text:style-name="T37">del</text:span><text:span text:style-name="T39"> </text:span><text:span text:style-name="T37">campo</text:span><text:span text:style-name="T39"> </text:span><text:span text:style-name="T37">sólo</text:span><text:span text:style-name="T39"> </text:span><text:span text:style-name="T37">se</text:span><text:span text:style-name="T39"> </text:span><text:span text:style-name="T37">utilizará</text:span><text:span text:style-name="T39"> </text:span><text:span text:style-name="T37">en</text:span><text:span text:style-name="T39"> </text:span><text:span text:style-name="T37">el</text:span><text:span text:style-name="T39"> </text:span><text:span text:style-name="T37">informe</text:span><text:span text:style-name="T39"> </text:span><text:span text:style-name="T37">de</text:span><text:span text:style-name="T39"> </text:span><text:span text:style-name="T37">resultados,</text:span><text:span text:style-name="T39"> </text:span><text:span text:style-name="T37">no</text:span><text:span text:style-name="T39"> </text:span><text:span text:style-name="T37">para</text:span><text:span text:style-name="T39"> </text:span><text:span text:style-name="T37">el</text:span><text:span text:style-name="T39"> </text:span><text:span text:style-name="T37">acceso.</text:span></text:p>
          </table:table-cell>
        </table:table-row>
        <table:table-row table:style-name="Taula15.1">
          <table:table-cell table:style-name="Taula15.A13" office:value-type="string">
            <text:p text:style-name="P55">Cuerpo</text:p>
          </table:table-cell>
          <table:table-cell table:style-name="Taula15.B13" office:value-type="string">
            <text:p text:style-name="P53">ForzarGuardar</text:p>
          </table:table-cell>
          <table:table-cell table:style-name="Taula15.C13" office:value-type="string">
            <text:p text:style-name="P54">Opcional</text:p>
          </table:table-cell>
          <table:table-cell table:style-name="Taula15.D13" office:value-type="string">
            <text:p text:style-name="P58">Valor entero para indicar si a la hora de guardar los datos se ha de comprobar si la actividad/unidad especificadas en los resultados se encuentran dentro del árbol del contenido especificado en el LMS.</text:p>
            <text:p text:style-name="P58">Si ForzarGuardar=1, el resultado se guardará siempre (no se hará ninguna comprobación). En cambio, si ForzarGuardar es 0 o bien si este parámetro es nulo, el sistema realizará una comprobación para asegurarse de que únicamente se guardan los resultados que dependent del árbol del contenido especificado en el LMS.</text:p>
            <text:p text:style-name="P58">Es recomendable utilizar el parámetro ForzarGuardar con el valor 1 cuando se quiere permitir a un usuario/a la navegación <text:soft-page-break/>dentro del libro, sea cual sea la actividad/unidad inicial a la que haya accedido, y se quiere garantizar que los resultados no se pierden.</text:p>
          </table:table-cell>
        </table:table-row>
        <table:table-row table:style-name="Taula15.1">
          <table:table-cell table:style-name="Taula15.A14" office:value-type="string">
            <text:p text:style-name="P55">Cuerpo</text:p>
          </table:table-cell>
          <table:table-cell table:style-name="Taula15.B14" office:value-type="string">
            <text:p text:style-name="P53">Resultado</text:p>
          </table:table-cell>
          <table:table-cell table:style-name="Taula15.C14" office:value-type="string">
            <text:p text:style-name="P54">Opcional</text:p>
          </table:table-cell>
          <table:table-cell table:style-name="Taula15.D14" office:value-type="string">
            <text:p text:style-name="P58"><text:span text:style-name="T37">Resulta</text:span><text:span text:style-name="T37">dos</text:span><text:span text:style-name="T39"> </text:span><text:span text:style-name="T37">de</text:span><text:span text:style-name="T39"> </text:span><text:span text:style-name="T37">la</text:span><text:span text:style-name="T39"> </text:span><text:span text:style-name="T37">actividad,</text:span><text:span text:style-name="T39"> </text:span><text:span text:style-name="T37">unidad</text:span><text:span text:style-name="T39"> </text:span><text:span text:style-name="T37">o</text:span><text:span text:style-name="T39"> </text:span><text:span text:style-name="T37">libro</text:span><text:span text:style-name="T39"> </text:span><text:span text:style-name="T37">según</text:span><text:span text:style-name="T39"> </text:span><text:span text:style-name="T37">lo</text:span><text:span text:style-name="T39"> </text:span><text:span text:style-name="T37">que</text:span><text:span text:style-name="T39"> </text:span><text:span text:style-name="T37">se</text:span><text:span text:style-name="T39"> </text:span><text:span text:style-name="T37">haya</text:span><text:span text:style-name="T39"> </text:span><text:span text:style-name="T37">especificado</text:span><text:span text:style-name="T39"> </text:span><text:span text:style-name="T37">en</text:span><text:span text:style-name="T39"> </text:span><text:span text:style-name="T37">los</text:span><text:span text:style-name="T39"> </text:span><text:span text:style-name="T37">campos</text:span><text:span text:style-name="T39"> </text:span><text:span text:style-name="T37">idUnidad</text:span><text:span text:style-name="T39"> </text:span><text:span text:style-name="T37">y</text:span><text:span text:style-name="T39"> </text:span><text:span text:style-name="T37">idActividad.</text:span></text:p>
          </table:table-cell>
        </table:table-row>
        <table:table-row table:style-name="Taula15.1">
          <table:table-cell table:style-name="Taula15.A15" office:value-type="string">
            <text:p text:style-name="P55">Cuerpo</text:p>
          </table:table-cell>
          <table:table-cell table:style-name="Taula15.B15" office:value-type="string">
            <text:p text:style-name="P53">Detalles</text:p>
          </table:table-cell>
          <table:table-cell table:style-name="Taula15.C15" office:value-type="string">
            <text:p text:style-name="P54">Opcional</text:p>
          </table:table-cell>
          <table:table-cell table:style-name="Taula15.D15" office:value-type="string">
            <text:p text:style-name="P58"><text:span text:style-name="T37">Detall</text:span><text:span text:style-name="T37">es</text:span><text:span text:style-name="T39"> </text:span><text:span text:style-name="T37">de</text:span><text:span text:style-name="T39"> </text:span><text:span text:style-name="T37">la</text:span><text:span text:style-name="T39"> </text:span><text:span text:style-name="T37">actividad,</text:span><text:span text:style-name="T39"> </text:span><text:span text:style-name="T37">unidad</text:span><text:span text:style-name="T39"> </text:span><text:span text:style-name="T37">o</text:span><text:span text:style-name="T39"> </text:span><text:span text:style-name="T37">libro</text:span><text:span text:style-name="T39"> </text:span><text:span text:style-name="T37">según</text:span><text:span text:style-name="T39"> </text:span><text:span text:style-name="T37">lo</text:span><text:span text:style-name="T39"> </text:span><text:span text:style-name="T37">que</text:span><text:span text:style-name="T39"> </text:span><text:span text:style-name="T37">se</text:span><text:span text:style-name="T39"> </text:span><text:span text:style-name="T37">haya</text:span><text:span text:style-name="T39"> </text:span><text:span text:style-name="T37">especificado</text:span><text:span text:style-name="T39"> </text:span><text:span text:style-name="T37">en</text:span><text:span text:style-name="T39"> </text:span><text:span text:style-name="T37">los</text:span><text:span text:style-name="T39"> </text:span><text:span text:style-name="T37">campos</text:span><text:span text:style-name="T39"> </text:span><text:span text:style-name="T37">idUnidad</text:span><text:span text:style-name="T39"> </text:span><text:span text:style-name="T37">y</text:span><text:span text:style-name="T39"> </text:span><text:span text:style-name="T37">idActividad.</text:span></text:p>
          </table:table-cell>
        </table:table-row>
        <table:table-row table:style-name="Taula15.1">
          <table:table-cell table:style-name="Taula15.A16" office:value-type="string">
            <text:p text:style-name="P55">Cuerpo</text:p>
          </table:table-cell>
          <table:table-cell table:style-name="Taula15.B16" office:value-type="string">
            <text:p text:style-name="P53">SumaPesos</text:p>
          </table:table-cell>
          <table:table-cell table:style-name="Taula15.C16" office:value-type="string">
            <text:p text:style-name="P54">Opcional</text:p>
          </table:table-cell>
          <table:table-cell table:style-name="Taula15.D16" office:value-type="string">
            <text:p text:style-name="P58"><text:span text:style-name="T37">En</text:span><text:span text:style-name="T39"> </text:span><text:span text:style-name="T37">el</text:span><text:span text:style-name="T39"> </text:span><text:span text:style-name="T37">caso</text:span><text:span text:style-name="T39"> </text:span><text:span text:style-name="T37">de</text:span><text:span text:style-name="T39"> </text:span><text:span text:style-name="T37">que</text:span><text:span text:style-name="T39"> </text:span><text:span text:style-name="T37">se</text:span><text:span text:style-name="T39"> </text:span><text:span text:style-name="T37">especifiquen</text:span><text:span text:style-name="T39"> </text:span><text:span text:style-name="T37">detalles,</text:span><text:span text:style-name="T39"> </text:span><text:span text:style-name="T37">este</text:span><text:span text:style-name="T39"> </text:span><text:span text:style-name="T37">campo</text:span><text:span text:style-name="T39"> </text:span><text:span text:style-name="T37">indica</text:span><text:span text:style-name="T39"> </text:span><text:span text:style-name="T37">la</text:span><text:span text:style-name="T39"> </text:span><text:span text:style-name="T37">suma</text:span><text:span text:style-name="T39"> </text:span><text:span text:style-name="T37">de</text:span><text:span text:style-name="T39"> </text:span><text:span text:style-name="T37">todos</text:span><text:span text:style-name="T39"> </text:span><text:span text:style-name="T37">los</text:span><text:span text:style-name="T39"> </text:span><text:span text:style-name="T37">pesos</text:span><text:span text:style-name="T39"> </text:span><text:span text:style-name="T37">de</text:span><text:span text:style-name="T39"> </text:span><text:span text:style-name="T37">los</text:span><text:span text:style-name="T39"> </text:span><text:span text:style-name="T37">detalles.</text:span><text:span text:style-name="T40"> </text:span><text:span text:style-name="T37">El</text:span><text:span text:style-name="T39"> </text:span><text:span text:style-name="T37">valor</text:span><text:span text:style-name="T39"> </text:span><text:span text:style-name="T37">por</text:span><text:span text:style-name="T39"> </text:span><text:span text:style-name="T37">defecto</text:span><text:span text:style-name="T39"> </text:span><text:span text:style-name="T37">es</text:span><text:span text:style-name="T39"> </text:span><text:span text:style-name="T37">100.</text:span></text:p>
          </table:table-cell>
        </table:table-row>
      </table:table>
      <text:p text:style-name="P16"/>
      <text:p text:style-name="P16"/>
      <text:p text:style-name="P16"><text:span text:style-name="T15">Resultado</text:span><text:span text:style-name="T1"> </text:span>és<text:span text:style-name="T1"> </text:span>un<text:span text:style-name="T1"> </text:span>parámetro<text:span text:style-name="T1"> </text:span>compuesto<text:span text:style-name="T1"> </text:span>por<text:span text:style-name="T1"> </text:span>los<text:span text:style-name="T1"> </text:span>siguientes<text:span text:style-name="T1"> </text:span>campos:</text:p>
      <text:p text:style-name="P16"/>
      <table:table table:name="Taula16" table:style-name="Taula16">
        <table:table-column table:style-name="Taula16.A"/>
        <table:table-column table:style-name="Taula16.B"/>
        <table:table-column table:style-name="Taula16.C"/>
        <table:table-column table:style-name="Taula16.D"/>
        <table:table-header-rows>
          <table:table-row table:style-name="Taula16.1">
            <table:table-cell table:style-name="Taula16.A1" office:value-type="string">
              <text:p text:style-name="P51"><text:span text:style-name="T37">L</text:span><text:span text:style-name="T37">ugar</text:span></text:p>
            </table:table-cell>
            <table:table-cell table:style-name="Taula16.A1" office:value-type="string">
              <text:p text:style-name="P51"><text:span text:style-name="T37">Nom</text:span><text:span text:style-name="T37">bre</text:span></text:p>
            </table:table-cell>
            <table:table-cell table:style-name="Taula16.A1" office:value-type="string">
              <text:p text:style-name="P50">Tipo</text:p>
            </table:table-cell>
            <table:table-cell table:style-name="Taula16.D1" office:value-type="string">
              <text:p text:style-name="P50">Descripción</text:p>
            </table:table-cell>
          </table:table-row>
        </table:table-header-rows>
        <table:table-row table:style-name="Taula16.2">
          <table:table-cell table:style-name="Taula16.A2" office:value-type="string">
            <text:p text:style-name="P57"><text:span text:style-name="T37">Cuerpo</text:span><text:span text:style-name="T39"> </text:span></text:p>
          </table:table-cell>
          <table:table-cell table:style-name="Taula16.B2" office:value-type="string">
            <text:p text:style-name="P53">FechaHoraInicio</text:p>
          </table:table-cell>
          <table:table-cell table:style-name="Taula16.C2" office:value-type="string">
            <text:p text:style-name="P54">Opcional</text:p>
          </table:table-cell>
          <table:table-cell table:style-name="Taula16.D2" office:value-type="string">
            <text:p text:style-name="P58"><text:span text:style-name="T37">Fecha</text:span><text:span text:style-name="T39"> </text:span><text:span text:style-name="T37">y</text:span><text:span text:style-name="T39"> </text:span><text:span text:style-name="T37">hora</text:span><text:span text:style-name="T39"> </text:span><text:span text:style-name="T37">en</text:span><text:span text:style-name="T39"> </text:span><text:span text:style-name="T37">la</text:span><text:span text:style-name="T39"> </text:span><text:span text:style-name="T37">que</text:span><text:span text:style-name="T39"> </text:span><text:span text:style-name="T37">el</text:span><text:span text:style-name="T39"> </text:span><text:span text:style-name="T37">alumno</text:span><text:span text:style-name="T39"> </text:span><text:span text:style-name="T37">empieza</text:span><text:span text:style-name="T39"> </text:span><text:span text:style-name="T37">la</text:span><text:span text:style-name="T39"> </text:span><text:span text:style-name="T37">actividad</text:span><text:span text:style-name="T39"> </text:span><text:span text:style-name="T37">(o</text:span><text:span text:style-name="T39"> </text:span><text:span text:style-name="T37">unidad).</text:span></text:p>
          </table:table-cell>
        </table:table-row>
        <table:table-row table:style-name="Taula16.1">
          <table:table-cell table:style-name="Taula16.A3" office:value-type="string">
            <text:p text:style-name="P55">Cuerpo</text:p>
          </table:table-cell>
          <table:table-cell table:style-name="Taula16.B3" office:value-type="string">
            <text:p text:style-name="P53">Duracion</text:p>
          </table:table-cell>
          <table:table-cell table:style-name="Taula16.C3" office:value-type="string">
            <text:p text:style-name="P54">Opcional</text:p>
          </table:table-cell>
          <table:table-cell table:style-name="Taula16.D3" office:value-type="string">
            <text:p text:style-name="P58"><text:span text:style-name="T37">T</text:span><text:span text:style-name="T37">iempo</text:span><text:span text:style-name="T39"> </text:span><text:span text:style-name="T37">que</text:span><text:span text:style-name="T39"> </text:span><text:span text:style-name="T37">ha</text:span><text:span text:style-name="T39"> </text:span><text:span text:style-name="T37">invertido</text:span><text:span text:style-name="T39"> </text:span><text:span text:style-name="T37">el</text:span><text:span text:style-name="T39"> </text:span><text:span text:style-name="T37">alumno</text:span><text:span text:style-name="T39"> </text:span><text:span text:style-name="T37">en</text:span><text:span text:style-name="T39"> </text:span><text:span text:style-name="T37">la</text:span><text:span text:style-name="T39"> </text:span><text:span text:style-name="T37">actividad</text:span><text:span text:style-name="T39"> </text:span><text:span text:style-name="T37">(o</text:span><text:span text:style-name="T39"> </text:span><text:span text:style-name="T37">unidad).</text:span></text:p>
          </table:table-cell>
        </table:table-row>
        <table:table-row table:style-name="Taula16.1">
          <table:table-cell table:style-name="Taula16.A4" office:value-type="string">
            <text:p text:style-name="P55">Cuerpo</text:p>
          </table:table-cell>
          <table:table-cell table:style-name="Taula16.B4" office:value-type="string">
            <text:p text:style-name="P53">MaxDuración</text:p>
          </table:table-cell>
          <table:table-cell table:style-name="Taula16.C4" office:value-type="string">
            <text:p text:style-name="P54">Opcional</text:p>
          </table:table-cell>
          <table:table-cell table:style-name="Taula16.D4" office:value-type="string">
            <text:p text:style-name="P58"><text:span text:style-name="T37">T</text:span><text:span text:style-name="T37">iempo</text:span><text:span text:style-name="T39"> </text:span><text:span text:style-name="T37">máximo</text:span><text:span text:style-name="T39"> </text:span><text:span text:style-name="T37">que</text:span><text:span text:style-name="T39"> </text:span><text:span text:style-name="T37">puede</text:span><text:span text:style-name="T39"> </text:span><text:span text:style-name="T37">invertir</text:span><text:span text:style-name="T39"> </text:span><text:span text:style-name="T37">el</text:span><text:span text:style-name="T39"> </text:span><text:span text:style-name="T37">alumno</text:span><text:span text:style-name="T39"> </text:span><text:span text:style-name="T37">en</text:span><text:span text:style-name="T39"> </text:span><text:span text:style-name="T37">la</text:span><text:span text:style-name="T39"> </text:span><text:span text:style-name="T37">actividad</text:span><text:span text:style-name="T39"> </text:span><text:span text:style-name="T37">(o</text:span><text:span text:style-name="T39"> </text:span><text:span text:style-name="T37">unidad).</text:span></text:p>
          </table:table-cell>
        </table:table-row>
        <table:table-row table:style-name="Taula16.1">
          <table:table-cell table:style-name="Taula16.A5" office:value-type="string">
            <text:p text:style-name="P55">Cuerpo</text:p>
          </table:table-cell>
          <table:table-cell table:style-name="Taula16.B5" office:value-type="string">
            <text:p text:style-name="P53">MinCalificacion</text:p>
          </table:table-cell>
          <table:table-cell table:style-name="Taula16.C5" office:value-type="string">
            <text:p text:style-name="P54">Opcional</text:p>
          </table:table-cell>
          <table:table-cell table:style-name="Taula16.D5" office:value-type="string">
            <text:p text:style-name="P58"><text:span text:style-name="T37">Valor</text:span><text:span text:style-name="T39"> </text:span><text:span text:style-name="T37">mínimo</text:span><text:span text:style-name="T39"> </text:span><text:span text:style-name="T37">del</text:span><text:span text:style-name="T39"> </text:span><text:span text:style-name="T37">rango</text:span><text:span text:style-name="T39"> </text:span><text:span text:style-name="T37">de</text:span><text:span text:style-name="T39"> </text:span><text:span text:style-name="T37">la</text:span><text:span text:style-name="T39"> </text:span><text:span text:style-name="T37">calificación.</text:span><text:span text:style-name="T39"> </text:span><text:span text:style-name="T37">Su</text:span><text:span text:style-name="T39"> </text:span><text:span text:style-name="T37">valor</text:span><text:span text:style-name="T39"> </text:span><text:span text:style-name="T37">por</text:span><text:span text:style-name="T39"> </text:span><text:span text:style-name="T37">defecto</text:span><text:span text:style-name="T39"> </text:span><text:span text:style-name="T37">es</text:span><text:span text:style-name="T39"> </text:span><text:span text:style-name="T37">0.</text:span><text:span text:style-name="T39"> </text:span></text:p>
          </table:table-cell>
        </table:table-row>
        <table:table-row table:style-name="Taula16.1">
          <table:table-cell table:style-name="Taula16.A6" office:value-type="string">
            <text:p text:style-name="P55">Cuerpo</text:p>
          </table:table-cell>
          <table:table-cell table:style-name="Taula16.B6" office:value-type="string">
            <text:p text:style-name="P53">Calificacion</text:p>
          </table:table-cell>
          <table:table-cell table:style-name="Taula16.C6" office:value-type="string">
            <text:p text:style-name="P54">Opcional</text:p>
          </table:table-cell>
          <table:table-cell table:style-name="Taula16.D6" office:value-type="string">
            <text:p text:style-name="P58"><text:span text:style-name="T37">Valor</text:span><text:span text:style-name="T39"> </text:span><text:span text:style-name="T37">de</text:span><text:span text:style-name="T39"> </text:span><text:span text:style-name="T37">la</text:span><text:span text:style-name="T39"> </text:span><text:span text:style-name="T37">qualificació.</text:span><text:span text:style-name="T39"> </text:span><text:span text:style-name="T37">Su</text:span><text:span text:style-name="T39"> </text:span><text:span text:style-name="T37">rango</text:span><text:span text:style-name="T39"> </text:span><text:span text:style-name="T37">de</text:span><text:span text:style-name="T39"> </text:span><text:span text:style-name="T37">valores</text:span><text:span text:style-name="T39"> </text:span><text:span text:style-name="T37">viene</text:span><text:span text:style-name="T39"> </text:span><text:span text:style-name="T37">dado</text:span><text:span text:style-name="T39"> </text:span><text:span text:style-name="T37">por</text:span><text:span text:style-name="T39"> </text:span><text:span text:style-name="T37">los</text:span><text:span text:style-name="T39"> </text:span><text:span text:style-name="T37">campos</text:span><text:span text:style-name="T39"> </text:span><text:span text:style-name="T37">MinCalificacion</text:span><text:span text:style-name="T39"> </text:span><text:span text:style-name="T37">y</text:span><text:span text:style-name="T39"> </text:span><text:span text:style-name="T37">MaxCalificación.</text:span></text:p>
          </table:table-cell>
        </table:table-row>
        <table:table-row table:style-name="Taula16.1">
          <table:table-cell table:style-name="Taula16.A7" office:value-type="string">
            <text:p text:style-name="P55">Cuerpo</text:p>
          </table:table-cell>
          <table:table-cell table:style-name="Taula16.B7" office:value-type="string">
            <text:p text:style-name="P53">MaxCalificacion</text:p>
          </table:table-cell>
          <table:table-cell table:style-name="Taula16.C7" office:value-type="string">
            <text:p text:style-name="P54">Opcional</text:p>
          </table:table-cell>
          <table:table-cell table:style-name="Taula16.D7" office:value-type="string">
            <text:p text:style-name="P58"><text:span text:style-name="T37">Valor</text:span><text:span text:style-name="T39"> </text:span><text:span text:style-name="T37">máximo</text:span><text:span text:style-name="T39"> </text:span><text:span text:style-name="T37">del</text:span><text:span text:style-name="T39"> </text:span><text:span text:style-name="T37">rango</text:span><text:span text:style-name="T39"> </text:span><text:span text:style-name="T37">de</text:span><text:span text:style-name="T39"> </text:span><text:span text:style-name="T37">la</text:span><text:span text:style-name="T39"> </text:span><text:span text:style-name="T37">calificación.</text:span><text:span text:style-name="T39"> </text:span><text:span text:style-name="T37">Su</text:span><text:span text:style-name="T39"> </text:span><text:span text:style-name="T37">valor</text:span><text:span text:style-name="T39"> </text:span><text:span text:style-name="T37">por</text:span><text:span text:style-name="T39"> </text:span><text:span text:style-name="T37">defecto</text:span><text:span text:style-name="T39"> </text:span><text:span text:style-name="T37">es</text:span><text:span text:style-name="T39"> </text:span><text:span text:style-name="T37">100.</text:span></text:p>
          </table:table-cell>
        </table:table-row>
        <table:table-row table:style-name="Taula16.1">
          <table:table-cell table:style-name="Taula16.A8" office:value-type="string">
            <text:p text:style-name="P55">Cuerpo</text:p>
          </table:table-cell>
          <table:table-cell table:style-name="Taula16.B8" office:value-type="string">
            <text:p text:style-name="P53">Intentos</text:p>
          </table:table-cell>
          <table:table-cell table:style-name="Taula16.C8" office:value-type="string">
            <text:p text:style-name="P54">Opcional</text:p>
          </table:table-cell>
          <table:table-cell table:style-name="Taula16.D8" office:value-type="string">
            <text:p text:style-name="P58"><text:span text:style-name="T37">Número</text:span><text:span text:style-name="T39"> </text:span><text:span text:style-name="T37">del</text:span><text:span text:style-name="T39"> </text:span><text:span text:style-name="T37">intento</text:span><text:span text:style-name="T39"> </text:span><text:span text:style-name="T37">de</text:span><text:span text:style-name="T39"> </text:span><text:span text:style-name="T37">estos</text:span><text:span text:style-name="T39"> </text:span><text:span text:style-name="T37">resultados</text:span><text:span text:style-name="T39"> </text:span><text:span text:style-name="T37">que</text:span><text:span text:style-name="T39"> </text:span><text:span text:style-name="T37">se</text:span><text:span text:style-name="T39"> </text:span><text:span text:style-name="T37">envían.</text:span><text:span text:style-name="T39"> </text:span><text:span text:style-name="T37">Por</text:span><text:span text:style-name="T39"> </text:span><text:span text:style-name="T37">defecto</text:span><text:span text:style-name="T39"> </text:span><text:span text:style-name="T37">vale</text:span><text:span text:style-name="T39"> </text:span><text:span text:style-name="T37">1.</text:span></text:p>
          </table:table-cell>
        </table:table-row>
        <table:table-row table:style-name="Taula16.1">
          <table:table-cell table:style-name="Taula16.A9" office:value-type="string">
            <text:p text:style-name="P55">Cuerpo</text:p>
          </table:table-cell>
          <table:table-cell table:style-name="Taula16.B9" office:value-type="string">
            <text:p text:style-name="P53">MaxIntentos</text:p>
          </table:table-cell>
          <table:table-cell table:style-name="Taula16.C9" office:value-type="string">
            <text:p text:style-name="P54">Opcional</text:p>
          </table:table-cell>
          <table:table-cell table:style-name="Taula16.D9" office:value-type="string">
            <text:p text:style-name="P58"><text:span text:style-name="T37">Número</text:span><text:span text:style-name="T39"> </text:span><text:span text:style-name="T37">máximo</text:span><text:span text:style-name="T39"> </text:span><text:span text:style-name="T37">de</text:span><text:span text:style-name="T39"> </text:span><text:span text:style-name="T37">intentos</text:span><text:span text:style-name="T39"> </text:span><text:span text:style-name="T37">permitidos</text:span><text:span text:style-name="T39"> </text:span><text:span text:style-name="T37">para</text:span><text:span text:style-name="T39"> </text:span><text:span text:style-name="T37">hacer</text:span><text:span text:style-name="T39"> </text:span><text:span text:style-name="T37">esta</text:span><text:span text:style-name="T39"> </text:span><text:span text:style-name="T37">actividad</text:span><text:span text:style-name="T39"> </text:span><text:span text:style-name="T37">o</text:span><text:span text:style-name="T39"> </text:span><text:span text:style-name="T37">unidad.</text:span><text:span text:style-name="T39"> </text:span><text:span text:style-name="T37">Por</text:span><text:span text:style-name="T39"> </text:span><text:span text:style-name="T37">defecto</text:span><text:span text:style-name="T39"> </text:span><text:span text:style-name="T37">vale</text:span><text:span text:style-name="T39"> </text:span><text:span text:style-name="T37">1.</text:span></text:p>
          </table:table-cell>
        </table:table-row>
        <table:table-row table:style-name="Taula16.1">
          <table:table-cell table:style-name="Taula16.A10" office:value-type="string">
            <text:p text:style-name="P55">Cuerpo</text:p>
          </table:table-cell>
          <table:table-cell table:style-name="Taula16.B10" office:value-type="string">
            <text:p text:style-name="P53">Estado</text:p>
          </table:table-cell>
          <table:table-cell table:style-name="Taula16.C10" office:value-type="string">
            <text:p text:style-name="P54">Opcional</text:p>
          </table:table-cell>
          <table:table-cell table:style-name="Taula16.D10" office:value-type="string">
            <text:p text:style-name="P58"><text:span text:style-name="T37">Los</text:span><text:span text:style-name="T39"> </text:span><text:span text:style-name="T37">valores</text:span><text:span text:style-name="T39"> </text:span><text:span text:style-name="T37">posibles</text:span><text:span text:style-name="T39"> </text:span><text:span text:style-name="T37">son:</text:span><text:span text:style-name="T39"> </text:span><text:span text:style-name="T37">NO_INICIADO,</text:span><text:span text:style-name="T39"> </text:span><text:span text:style-name="T37">INCOMPLETO,</text:span><text:span text:style-name="T39"> </text:span><text:span text:style-name="T37">POR_CORREGIR,</text:span><text:span text:style-name="T39"> </text:span><text:span text:style-name="T37">CORREGIDO</text:span><text:span text:style-name="T39"> </text:span><text:span text:style-name="T37">y</text:span><text:span text:style-name="T39"> </text:span><text:span text:style-name="T37">FINALIZADO.</text:span><text:span text:style-name="T39"> </text:span><text:span text:style-name="T37">Por</text:span><text:span text:style-name="T39"> </text:span><text:span text:style-name="T37">defecto</text:span><text:span text:style-name="T39"> </text:span><text:span text:style-name="T37">su</text:span><text:span text:style-name="T39"> </text:span><text:span text:style-name="T37">valor</text:span><text:span text:style-name="T39"> </text:span><text:span text:style-name="T37">es</text:span><text:span text:style-name="T39"> </text:span><text:span text:style-name="T37">FINALIZADO.</text:span></text:p>
            <text:p text:style-name="P58"><text:span text:style-name="T37">Los</text:span><text:span text:style-name="T39"> </text:span><text:span text:style-name="T37">valores</text:span><text:span text:style-name="T39"> </text:span><text:span text:style-name="T37">POR_CORREGIR</text:span><text:span text:style-name="T39"> </text:span><text:span text:style-name="T37">y</text:span><text:span text:style-name="T39"> </text:span><text:span text:style-name="T37">CORREGIDO</text:span><text:span text:style-name="T39"> </text:span><text:span text:style-name="T37">de</text:span><text:span text:style-name="T39"> </text:span><text:span text:style-name="T37">deberian</text:span><text:span text:style-name="T39"> </text:span><text:span text:style-name="T37">de</text:span><text:span text:style-name="T39"> </text:span><text:span text:style-name="T37">usar</text:span><text:span text:style-name="T39"> </text:span><text:span text:style-name="T37">en</text:span><text:span text:style-name="T39"> </text:span><text:span text:style-name="T37">aquellas</text:span><text:span text:style-name="T39"> </text:span><text:span text:style-name="T37">actividades</text:span><text:span text:style-name="T39"> </text:span><text:span text:style-name="T37">que</text:span><text:span text:style-name="T39"> </text:span><text:span text:style-name="T37">no</text:span><text:span text:style-name="T39"> </text:span><text:span text:style-name="T37">sean</text:span><text:span text:style-name="T39"> </text:span><text:span text:style-name="T37">de</text:span><text:span text:style-name="T39"> </text:span><text:span text:style-name="T37">autoevaluación</text:span><text:span text:style-name="T39"> </text:span><text:span text:style-name="T37">y</text:span><text:span text:style-name="T39"> </text:span><text:span text:style-name="T37">sea</text:span><text:span text:style-name="T39"> </text:span><text:span text:style-name="T37">necesario</text:span><text:span text:style-name="T39"> </text:span><text:span text:style-name="T37">que</text:span><text:span text:style-name="T39"> </text:span><text:span text:style-name="T37">el</text:span><text:span text:style-name="T39"> </text:span><text:span text:style-name="T37">profesor</text:span><text:span text:style-name="T39"> </text:span><text:span text:style-name="T37">las</text:span><text:span text:style-name="T39"> </text:span><text:span text:style-name="T37">corrija.</text:span></text:p>
          </table:table-cell>
        </table:table-row>
        <table:table-row table:style-name="Taula16.1">
          <table:table-cell table:style-name="Taula16.A11" office:value-type="string">
            <text:p text:style-name="P55">Cuerpo</text:p>
          </table:table-cell>
          <table:table-cell table:style-name="Taula16.B11" office:value-type="string">
            <text:p text:style-name="P53">Observaciones</text:p>
          </table:table-cell>
          <table:table-cell table:style-name="Taula16.C11" office:value-type="string">
            <text:p text:style-name="P54">Opcional</text:p>
          </table:table-cell>
          <table:table-cell table:style-name="Taula16.D11" office:value-type="string">
            <text:p text:style-name="P58"><text:span text:style-name="T37">Informació</text:span><text:span text:style-name="T39"> </text:span><text:span text:style-name="T37">adicional.</text:span></text:p>
          </table:table-cell>
        </table:table-row>
        <text:soft-page-break/>
        <table:table-row table:style-name="Taula16.1">
          <table:table-cell table:style-name="Taula16.A12" office:value-type="string">
            <text:p text:style-name="P55">Cuerpo</text:p>
          </table:table-cell>
          <table:table-cell table:style-name="Taula16.B12" office:value-type="string">
            <text:p text:style-name="P53">URLVerResultados</text:p>
          </table:table-cell>
          <table:table-cell table:style-name="Taula16.C12" office:value-type="string">
            <text:p text:style-name="P54">Opcional</text:p>
          </table:table-cell>
          <table:table-cell table:style-name="Taula16.D12" office:value-type="string">
            <text:p text:style-name="P58"><text:span text:style-name="T37">URL</text:span><text:span text:style-name="T39"> </text:span><text:span text:style-name="T37">donde</text:span><text:span text:style-name="T39"> </text:span><text:span text:style-name="T37">el</text:span><text:span text:style-name="T39"> </text:span><text:span text:style-name="T37">profesor,</text:span><text:span text:style-name="T39"> </text:span><text:span text:style-name="T37">puede</text:span><text:span text:style-name="T39"> </text:span><text:span text:style-name="T37">ver</text:span><text:span text:style-name="T39"> </text:span><text:span text:style-name="T37">lo</text:span><text:span text:style-name="T39"> </text:span><text:span text:style-name="T37">que</text:span><text:span text:style-name="T39"> </text:span><text:span text:style-name="T37">ha</text:span><text:span text:style-name="T39"> </text:span><text:span text:style-name="T37">hecho</text:span><text:span text:style-name="T39"> </text:span><text:span text:style-name="T37">el</text:span><text:span text:style-name="T39"> </text:span><text:span text:style-name="T37">alumno</text:span><text:span text:style-name="T39"> </text:span><text:span text:style-name="T37">en</text:span><text:span text:style-name="T39"> </text:span><text:span text:style-name="T37">la</text:span><text:span text:style-name="T39"> </text:span><text:span text:style-name="T37">actividad</text:span><text:span text:style-name="T39"> </text:span><text:span text:style-name="T37">(o</text:span><text:span text:style-name="T39"> </text:span><text:span text:style-name="T37">unidad).</text:span></text:p>
          </table:table-cell>
        </table:table-row>
      </table:table>
      <text:p text:style-name="P16"/>
      <text:p text:style-name="P16"><text:span text:style-name="T15">Detalles</text:span><text:span text:style-name="T1"> </text:span>es<text:span text:style-name="T1"> </text:span>un<text:span text:style-name="T1"> </text:span>parámetro<text:span text:style-name="T1"> </text:span>compuesto<text:span text:style-name="T1"> </text:span>por<text:span text:style-name="T1"> </text:span>los<text:span text:style-name="T1"> </text:span>siguientes<text:span text:style-name="T1"> </text:span>campos:</text:p>
      <text:p text:style-name="P16"/>
      <table:table table:name="Taula17" table:style-name="Taula17">
        <table:table-column table:style-name="Taula17.A"/>
        <table:table-column table:style-name="Taula17.B"/>
        <table:table-column table:style-name="Taula17.C"/>
        <table:table-column table:style-name="Taula17.D"/>
        <table:table-header-rows>
          <table:table-row table:style-name="Taula17.1">
            <table:table-cell table:style-name="Taula17.A1" office:value-type="string">
              <text:p text:style-name="P51"><text:span text:style-name="T37">L</text:span><text:span text:style-name="T37">ugar</text:span></text:p>
            </table:table-cell>
            <table:table-cell table:style-name="Taula17.A1" office:value-type="string">
              <text:p text:style-name="P51"><text:span text:style-name="T37">Nom</text:span><text:span text:style-name="T37">bre</text:span></text:p>
            </table:table-cell>
            <table:table-cell table:style-name="Taula17.A1" office:value-type="string">
              <text:p text:style-name="P50">Tipo</text:p>
            </table:table-cell>
            <table:table-cell table:style-name="Taula17.D1" office:value-type="string">
              <text:p text:style-name="P50">Descripción</text:p>
            </table:table-cell>
          </table:table-row>
        </table:table-header-rows>
        <table:table-row table:style-name="Taula17.2">
          <table:table-cell table:style-name="Taula17.A2" office:value-type="string">
            <text:p text:style-name="P57"><text:span text:style-name="T37">Cuerpo</text:span><text:span text:style-name="T39"> </text:span></text:p>
          </table:table-cell>
          <table:table-cell table:style-name="Taula17.B2" office:value-type="string">
            <text:p text:style-name="P53">IdDetalle</text:p>
          </table:table-cell>
          <table:table-cell table:style-name="Taula17.C2" office:value-type="string">
            <text:p text:style-name="P54">Obligatorio</text:p>
          </table:table-cell>
          <table:table-cell table:style-name="Taula17.D2" office:value-type="string">
            <text:p text:style-name="P58"><text:span text:style-name="T37">Identificador</text:span><text:span text:style-name="T39"> </text:span><text:span text:style-name="T37">único</text:span><text:span text:style-name="T39"> </text:span><text:span text:style-name="T37">del</text:span><text:span text:style-name="T39"> </text:span><text:span text:style-name="T37">detalle</text:span><text:span text:style-name="T39"> </text:span><text:span text:style-name="T37">para</text:span><text:span text:style-name="T39"> </text:span><text:span text:style-name="T37">este</text:span><text:span text:style-name="T39"> </text:span><text:span text:style-name="T37">resultado.</text:span></text:p>
          </table:table-cell>
        </table:table-row>
        <table:table-row table:style-name="Taula17.1">
          <table:table-cell table:style-name="Taula17.A3" office:value-type="string">
            <text:p text:style-name="P55">Cuerpo</text:p>
          </table:table-cell>
          <table:table-cell table:style-name="Taula17.B3" office:value-type="string">
            <text:p text:style-name="P58"><text:span text:style-name="T41">IdTipo</text:span><text:span text:style-name="T41">Detalle</text:span></text:p>
          </table:table-cell>
          <table:table-cell table:style-name="Taula17.C3" office:value-type="string">
            <text:p text:style-name="P54">Opcional</text:p>
          </table:table-cell>
          <table:table-cell table:style-name="Taula17.D3" office:value-type="string">
            <text:p text:style-name="P58"><text:span text:style-name="T37">Los</text:span><text:span text:style-name="T39"> </text:span><text:span text:style-name="T37">valores</text:span><text:span text:style-name="T39"> </text:span><text:span text:style-name="T37">posibles</text:span><text:span text:style-name="T39"> </text:span><text:span text:style-name="T37">son</text:span><text:span text:style-name="T39"> </text:span><text:span text:style-name="T37">PREGUNTA</text:span><text:span text:style-name="T39"> </text:span><text:span text:style-name="T37">y</text:span><text:span text:style-name="T39"> </text:span><text:span text:style-name="T37">COMPETENCIA.</text:span><text:span text:style-name="T39"> </text:span><text:span text:style-name="T37">El</text:span><text:span text:style-name="T39"> </text:span><text:span text:style-name="T37">valor</text:span><text:span text:style-name="T39"> </text:span><text:span text:style-name="T37">por</text:span><text:span text:style-name="T39"> </text:span><text:span text:style-name="T37">defecto</text:span><text:span text:style-name="T39"> </text:span><text:span text:style-name="T37">es</text:span><text:span text:style-name="T39"> </text:span><text:span text:style-name="T37">PREGUNTA</text:span></text:p>
          </table:table-cell>
        </table:table-row>
        <table:table-row table:style-name="Taula17.1">
          <table:table-cell table:style-name="Taula17.A4" office:value-type="string">
            <text:p text:style-name="P55">Cuerpo</text:p>
          </table:table-cell>
          <table:table-cell table:style-name="Taula17.B4" office:value-type="string">
            <text:p text:style-name="P53">Descripcion</text:p>
          </table:table-cell>
          <table:table-cell table:style-name="Taula17.C4" office:value-type="string">
            <text:p text:style-name="P54">Obligatorio</text:p>
          </table:table-cell>
          <table:table-cell table:style-name="Taula17.D4" office:value-type="string">
            <text:p text:style-name="P58"><text:span text:style-name="T37">Informació</text:span><text:span text:style-name="T39"> </text:span><text:span text:style-name="T37">addicional.</text:span><text:span text:style-name="T39"> </text:span><text:span text:style-name="T37">Por</text:span><text:span text:style-name="T39"> </text:span><text:span text:style-name="T37">ejemplo,</text:span><text:span text:style-name="T39"> </text:span><text:span text:style-name="T37">en</text:span><text:span text:style-name="T39"> </text:span><text:span text:style-name="T37">el</text:span><text:span text:style-name="T39"> </text:span><text:span text:style-name="T37">caso</text:span><text:span text:style-name="T39"> </text:span><text:span text:style-name="T37">de</text:span><text:span text:style-name="T39"> </text:span><text:span text:style-name="T37">competencias</text:span><text:span text:style-name="T39"> </text:span><text:span text:style-name="T37">se</text:span><text:span text:style-name="T39"> </text:span><text:span text:style-name="T37">podría</text:span><text:span text:style-name="T39"> </text:span><text:span text:style-name="T37">poner:</text:span><text:span text:style-name="T39"> </text:span><text:span text:style-name="T37">Comprensión</text:span><text:span text:style-name="T39"> </text:span><text:span text:style-name="T37">lectora,</text:span><text:span text:style-name="T39"> </text:span><text:span text:style-name="T37">ortografia,</text:span><text:span text:style-name="T39"> </text:span><text:span text:style-name="T37">gramática</text:span><text:span text:style-name="T39"> </text:span><text:span text:style-name="T37">etc.</text:span></text:p>
          </table:table-cell>
        </table:table-row>
        <table:table-row table:style-name="Taula17.1">
          <table:table-cell table:style-name="Taula17.A5" office:value-type="string">
            <text:p text:style-name="P57"><text:span text:style-name="T37">Cuerpo</text:span><text:span text:style-name="T39"> </text:span></text:p>
          </table:table-cell>
          <table:table-cell table:style-name="Taula17.B5" office:value-type="string">
            <text:p text:style-name="P53">FechaHoraInicio</text:p>
          </table:table-cell>
          <table:table-cell table:style-name="Taula17.C5" office:value-type="string">
            <text:p text:style-name="P54">Opcional</text:p>
          </table:table-cell>
          <table:table-cell table:style-name="Taula17.D5" office:value-type="string">
            <text:p text:style-name="P58"><text:span text:style-name="T37">Fecha</text:span><text:span text:style-name="T39"> </text:span><text:span text:style-name="T37">y</text:span><text:span text:style-name="T39"> </text:span><text:span text:style-name="T37">hora</text:span><text:span text:style-name="T39"> </text:span><text:span text:style-name="T37">en</text:span><text:span text:style-name="T39"> </text:span><text:span text:style-name="T37">la</text:span><text:span text:style-name="T39"> </text:span><text:span text:style-name="T37">que</text:span><text:span text:style-name="T39"> </text:span><text:span text:style-name="T37">el</text:span><text:span text:style-name="T39"> </text:span><text:span text:style-name="T37">alumno</text:span><text:span text:style-name="T39"> </text:span><text:span text:style-name="T37">empezó</text:span><text:span text:style-name="T39"> </text:span><text:span text:style-name="T37">la</text:span><text:span text:style-name="T39"> </text:span><text:span text:style-name="T37">pregunta</text:span><text:span text:style-name="T39"> </text:span><text:span text:style-name="T37">(o</text:span><text:span text:style-name="T39"> </text:span><text:span text:style-name="T37">competencia).</text:span></text:p>
          </table:table-cell>
        </table:table-row>
        <table:table-row table:style-name="Taula17.1">
          <table:table-cell table:style-name="Taula17.A6" office:value-type="string">
            <text:p text:style-name="P55">Cuerpo</text:p>
          </table:table-cell>
          <table:table-cell table:style-name="Taula17.B6" office:value-type="string">
            <text:p text:style-name="P53">Duracion</text:p>
          </table:table-cell>
          <table:table-cell table:style-name="Taula17.C6" office:value-type="string">
            <text:p text:style-name="P54">Opcional</text:p>
          </table:table-cell>
          <table:table-cell table:style-name="Taula17.D6" office:value-type="string">
            <text:p text:style-name="P58"><text:span text:style-name="T37">T</text:span><text:span text:style-name="T37">iempo</text:span><text:span text:style-name="T39"> </text:span><text:span text:style-name="T37">que</text:span><text:span text:style-name="T39"> </text:span><text:span text:style-name="T37">ha</text:span><text:span text:style-name="T39"> </text:span><text:span text:style-name="T37">invertido</text:span><text:span text:style-name="T39"> </text:span><text:span text:style-name="T37">el</text:span><text:span text:style-name="T39"> </text:span><text:span text:style-name="T37">alumno</text:span><text:span text:style-name="T39"> </text:span><text:span text:style-name="T37">en</text:span><text:span text:style-name="T39"> </text:span><text:span text:style-name="T37">la</text:span><text:span text:style-name="T39"> </text:span><text:span text:style-name="T37">pregunta</text:span><text:span text:style-name="T39"> </text:span><text:span text:style-name="T37">(o</text:span><text:span text:style-name="T39"> </text:span><text:span text:style-name="T37">competencia).</text:span></text:p>
          </table:table-cell>
        </table:table-row>
        <table:table-row table:style-name="Taula17.1">
          <table:table-cell table:style-name="Taula17.A7" office:value-type="string">
            <text:p text:style-name="P55">Cuerpo</text:p>
          </table:table-cell>
          <table:table-cell table:style-name="Taula17.B7" office:value-type="string">
            <text:p text:style-name="P53">MaxDuracion</text:p>
          </table:table-cell>
          <table:table-cell table:style-name="Taula17.C7" office:value-type="string">
            <text:p text:style-name="P54">Opcional</text:p>
          </table:table-cell>
          <table:table-cell table:style-name="Taula17.D7" office:value-type="string">
            <text:p text:style-name="P58"><text:span text:style-name="T37">T</text:span><text:span text:style-name="T37">iempo</text:span><text:span text:style-name="T39"> </text:span><text:span text:style-name="T37">máximo</text:span><text:span text:style-name="T39"> </text:span><text:span text:style-name="T37">que</text:span><text:span text:style-name="T39"> </text:span><text:span text:style-name="T37">ha</text:span><text:span text:style-name="T39"> </text:span><text:span text:style-name="T37">invertido</text:span><text:span text:style-name="T39"> </text:span><text:span text:style-name="T37">el</text:span><text:span text:style-name="T39"> </text:span><text:span text:style-name="T37">alumno</text:span><text:span text:style-name="T39"> </text:span><text:span text:style-name="T37">en</text:span><text:span text:style-name="T39"> </text:span><text:span text:style-name="T37">la</text:span><text:span text:style-name="T39"> </text:span><text:span text:style-name="T37">pregunta</text:span><text:span text:style-name="T39"> </text:span><text:span text:style-name="T37">(o</text:span><text:span text:style-name="T39"> </text:span><text:span text:style-name="T37">competencia).</text:span></text:p>
          </table:table-cell>
        </table:table-row>
        <table:table-row table:style-name="Taula17.1">
          <table:table-cell table:style-name="Taula17.A8" office:value-type="string">
            <text:p text:style-name="P55">Cuerpo</text:p>
          </table:table-cell>
          <table:table-cell table:style-name="Taula17.B8" office:value-type="string">
            <text:p text:style-name="P53">MinCalificacion</text:p>
          </table:table-cell>
          <table:table-cell table:style-name="Taula17.C8" office:value-type="string">
            <text:p text:style-name="P54">Opcional</text:p>
          </table:table-cell>
          <table:table-cell table:style-name="Taula17.D8" office:value-type="string">
            <text:p text:style-name="P58"><text:span text:style-name="T37">Valor</text:span><text:span text:style-name="T39"> </text:span><text:span text:style-name="T37">mínimo</text:span><text:span text:style-name="T39"> </text:span><text:span text:style-name="T37">del</text:span><text:span text:style-name="T39"> </text:span><text:span text:style-name="T37">rango</text:span><text:span text:style-name="T39"> </text:span><text:span text:style-name="T37">de</text:span><text:span text:style-name="T39"> </text:span><text:span text:style-name="T37">la</text:span><text:span text:style-name="T39"> </text:span><text:span text:style-name="T37">calificación.</text:span><text:span text:style-name="T39"> </text:span><text:span text:style-name="T37">Su</text:span><text:span text:style-name="T39"> </text:span><text:span text:style-name="T37">valor</text:span><text:span text:style-name="T39"> </text:span><text:span text:style-name="T37">por</text:span><text:span text:style-name="T39"> </text:span><text:span text:style-name="T37">defecto</text:span><text:span text:style-name="T39"> </text:span><text:span text:style-name="T37">es</text:span><text:span text:style-name="T39"> </text:span><text:span text:style-name="T37">0.</text:span></text:p>
          </table:table-cell>
        </table:table-row>
        <table:table-row table:style-name="Taula17.1">
          <table:table-cell table:style-name="Taula17.A9" office:value-type="string">
            <text:p text:style-name="P55">Cuerpo</text:p>
          </table:table-cell>
          <table:table-cell table:style-name="Taula17.B9" office:value-type="string">
            <text:p text:style-name="P53">Calificacion</text:p>
          </table:table-cell>
          <table:table-cell table:style-name="Taula17.C9" office:value-type="string">
            <text:p text:style-name="P54">Opcional</text:p>
          </table:table-cell>
          <table:table-cell table:style-name="Taula17.D9" office:value-type="string">
            <text:p text:style-name="P58"><text:span text:style-name="T37">Valor</text:span><text:span text:style-name="T39"> </text:span><text:span text:style-name="T37">de</text:span><text:span text:style-name="T39"> </text:span><text:span text:style-name="T37">la</text:span><text:span text:style-name="T39"> </text:span><text:span text:style-name="T37">calificació.</text:span><text:span text:style-name="T39"> </text:span><text:span text:style-name="T37">Su</text:span><text:span text:style-name="T39"> </text:span><text:span text:style-name="T37">rango</text:span><text:span text:style-name="T39"> </text:span><text:span text:style-name="T37">de</text:span><text:span text:style-name="T39"> </text:span><text:span text:style-name="T37">valores</text:span><text:span text:style-name="T39"> </text:span><text:span text:style-name="T37">viene</text:span><text:span text:style-name="T39"> </text:span><text:span text:style-name="T37">deteerminado</text:span><text:span text:style-name="T39"> </text:span><text:span text:style-name="T37">por</text:span><text:span text:style-name="T39"> </text:span><text:span text:style-name="T37">los</text:span><text:span text:style-name="T39"> </text:span><text:span text:style-name="T37">campos</text:span><text:span text:style-name="T39"> </text:span><text:span text:style-name="T37">MinCalificacion</text:span><text:span text:style-name="T39"> </text:span><text:span text:style-name="T37">y</text:span><text:span text:style-name="T39"> </text:span><text:span text:style-name="T37">MaxCalificación.</text:span></text:p>
          </table:table-cell>
        </table:table-row>
        <table:table-row table:style-name="Taula17.1">
          <table:table-cell table:style-name="Taula17.A10" office:value-type="string">
            <text:p text:style-name="P55">Cuerpo</text:p>
          </table:table-cell>
          <table:table-cell table:style-name="Taula17.B10" office:value-type="string">
            <text:p text:style-name="P53">MaxCalificacion</text:p>
          </table:table-cell>
          <table:table-cell table:style-name="Taula17.C10" office:value-type="string">
            <text:p text:style-name="P54">Opcional</text:p>
          </table:table-cell>
          <table:table-cell table:style-name="Taula17.D10" office:value-type="string">
            <text:p text:style-name="P58"><text:span text:style-name="T37">Valor</text:span><text:span text:style-name="T39"> </text:span><text:span text:style-name="T37">máximo</text:span><text:span text:style-name="T39"> </text:span><text:span text:style-name="T37">del</text:span><text:span text:style-name="T39"> </text:span><text:span text:style-name="T37">rango</text:span><text:span text:style-name="T39"> </text:span><text:span text:style-name="T37">de</text:span><text:span text:style-name="T39"> </text:span><text:span text:style-name="T37">la</text:span><text:span text:style-name="T39"> </text:span><text:span text:style-name="T37">calificació.</text:span><text:span text:style-name="T39"> </text:span><text:span text:style-name="T37">Su</text:span><text:span text:style-name="T39"> </text:span><text:span text:style-name="T37">valor</text:span><text:span text:style-name="T39"> </text:span><text:span text:style-name="T37">por</text:span><text:span text:style-name="T39"> </text:span><text:span text:style-name="T37">defecto</text:span><text:span text:style-name="T39"> </text:span><text:span text:style-name="T37">es</text:span><text:span text:style-name="T39"> </text:span><text:span text:style-name="T37">100.</text:span></text:p>
          </table:table-cell>
        </table:table-row>
        <table:table-row table:style-name="Taula17.1">
          <table:table-cell table:style-name="Taula17.A11" office:value-type="string">
            <text:p text:style-name="P55">Cuerpo</text:p>
          </table:table-cell>
          <table:table-cell table:style-name="Taula17.B11" office:value-type="string">
            <text:p text:style-name="P53">Intentos</text:p>
          </table:table-cell>
          <table:table-cell table:style-name="Taula17.C11" office:value-type="string">
            <text:p text:style-name="P54">Opcional</text:p>
          </table:table-cell>
          <table:table-cell table:style-name="Taula17.D11" office:value-type="string">
            <text:p text:style-name="P58"><text:span text:style-name="T37">Número</text:span><text:span text:style-name="T39"> </text:span><text:span text:style-name="T37">del</text:span><text:span text:style-name="T39"> </text:span><text:span text:style-name="T37">intento</text:span><text:span text:style-name="T39"> </text:span><text:span text:style-name="T37">de</text:span><text:span text:style-name="T39"> </text:span><text:span text:style-name="T37">esta</text:span><text:span text:style-name="T39"> </text:span><text:span text:style-name="T37">pregunta</text:span><text:span text:style-name="T39"> </text:span><text:span text:style-name="T37">(o</text:span><text:span text:style-name="T39"> </text:span><text:span text:style-name="T37">competencia).</text:span></text:p>
          </table:table-cell>
        </table:table-row>
        <table:table-row table:style-name="Taula17.1">
          <table:table-cell table:style-name="Taula17.A12" office:value-type="string">
            <text:p text:style-name="P55">Cuerpo</text:p>
          </table:table-cell>
          <table:table-cell table:style-name="Taula17.B12" office:value-type="string">
            <text:p text:style-name="P53">MaxIntentos</text:p>
          </table:table-cell>
          <table:table-cell table:style-name="Taula17.C12" office:value-type="string">
            <text:p text:style-name="P54">Opcional</text:p>
          </table:table-cell>
          <table:table-cell table:style-name="Taula17.D12" office:value-type="string">
            <text:p text:style-name="P58"><text:span text:style-name="T37">Número</text:span><text:span text:style-name="T39"> </text:span><text:span text:style-name="T37">máximo</text:span><text:span text:style-name="T39"> </text:span><text:span text:style-name="T37">de</text:span><text:span text:style-name="T39"> </text:span><text:span text:style-name="T37">intentos</text:span><text:span text:style-name="T39"> </text:span><text:span text:style-name="T37">permitidos</text:span><text:span text:style-name="T39"> </text:span><text:span text:style-name="T37">para</text:span><text:span text:style-name="T39"> </text:span><text:span text:style-name="T37">esta</text:span><text:span text:style-name="T39"> </text:span><text:span text:style-name="T37">pregunta</text:span><text:span text:style-name="T39"> </text:span><text:span text:style-name="T37">o</text:span><text:span text:style-name="T39"> </text:span><text:span text:style-name="T37">competencia.</text:span></text:p>
          </table:table-cell>
        </table:table-row>
        <table:table-row table:style-name="Taula17.1">
          <table:table-cell table:style-name="Taula17.A13" office:value-type="string">
            <text:p text:style-name="P55">Cuerpo</text:p>
          </table:table-cell>
          <table:table-cell table:style-name="Taula17.B13" office:value-type="string">
            <text:p text:style-name="P53">Peso</text:p>
          </table:table-cell>
          <table:table-cell table:style-name="Taula17.C13" office:value-type="string">
            <text:p text:style-name="P54">Opcional</text:p>
          </table:table-cell>
          <table:table-cell table:style-name="Taula17.D13" office:value-type="string">
            <text:p text:style-name="P60"><text:span text:style-name="T37">En</text:span><text:span text:style-name="T39"> </text:span><text:span text:style-name="T37">el</text:span><text:span text:style-name="T39"> </text:span><text:span text:style-name="T37">caso</text:span><text:span text:style-name="T39"> </text:span><text:span text:style-name="T37">de</text:span><text:span text:style-name="T39"> </text:span><text:span text:style-name="T37">que</text:span><text:span text:style-name="T39"> </text:span><text:span text:style-name="T37">no</text:span><text:span text:style-name="T39"> </text:span><text:span text:style-name="T37">todas</text:span><text:span text:style-name="T39"> </text:span><text:span text:style-name="T37">las</text:span><text:span text:style-name="T39"> </text:span><text:span text:style-name="T37">preguntas</text:span><text:span text:style-name="T39"> </text:span><text:span text:style-name="T37">o</text:span><text:span text:style-name="T39"> </text:span><text:span text:style-name="T37">competencias</text:span><text:span text:style-name="T39"> </text:span><text:span text:style-name="T37">tengan</text:span><text:span text:style-name="T39"> </text:span><text:span text:style-name="T37">el</text:span><text:span text:style-name="T39"> </text:span><text:span text:style-name="T37">mismo</text:span><text:span text:style-name="T39"> </text:span><text:span text:style-name="T37">valor,</text:span><text:span text:style-name="T39"> </text:span><text:span text:style-name="T37">aquí</text:span><text:span text:style-name="T39"> </text:span><text:span text:style-name="T37">se</text:span><text:span text:style-name="T39"> </text:span><text:span text:style-name="T37">especifica</text:span><text:span text:style-name="T39"> </text:span><text:span text:style-name="T37">el</text:span><text:span text:style-name="T39"> </text:span><text:span text:style-name="T37">peso</text:span><text:span text:style-name="T39"> </text:span><text:span text:style-name="T37">de</text:span><text:span text:style-name="T39"> </text:span><text:span text:style-name="T37">la</text:span><text:span text:style-name="T39"> </text:span><text:span text:style-name="T37">pregunta.</text:span></text:p>
            <text:p text:style-name="P60"><text:span text:style-name="T37">El</text:span><text:span text:style-name="T39"> </text:span><text:span text:style-name="T37">valor</text:span><text:span text:style-name="T39"> </text:span><text:span text:style-name="T37">por</text:span><text:span text:style-name="T39"> </text:span><text:span text:style-name="T37">defecto</text:span><text:span text:style-name="T39"> </text:span><text:span text:style-name="T37">es</text:span><text:span text:style-name="T39"> </text:span><text:span text:style-name="T37">1.</text:span><text:span text:style-name="T39"> </text:span><text:span text:style-name="T37">Este</text:span><text:span text:style-name="T39"> </text:span><text:span text:style-name="T37">campo</text:span><text:span text:style-name="T39"> </text:span><text:span text:style-name="T37">esta</text:span><text:span text:style-name="T39"> </text:span><text:span text:style-name="T37">relacionado</text:span><text:span text:style-name="T39"> </text:span><text:span text:style-name="T37">con</text:span><text:span text:style-name="T39"> </text:span><text:span text:style-name="T37">el</text:span><text:span text:style-name="T39"> </text:span><text:span text:style-name="T37">campo</text:span><text:span text:style-name="T39"> </text:span><text:span text:style-name="T37">SumaPesos.</text:span></text:p>
          </table:table-cell>
        </table:table-row>
        <table:table-row table:style-name="Taula17.1">
          <table:table-cell table:style-name="Taula17.A14" office:value-type="string">
            <text:p text:style-name="P55">Cuerpo</text:p>
          </table:table-cell>
          <table:table-cell table:style-name="Taula17.B14" office:value-type="string">
            <text:p text:style-name="P53">URLVerResultados</text:p>
          </table:table-cell>
          <table:table-cell table:style-name="Taula17.C14" office:value-type="string">
            <text:p text:style-name="P54">Opcional</text:p>
          </table:table-cell>
          <table:table-cell table:style-name="Taula17.D14" office:value-type="string">
            <text:p text:style-name="P58"><text:span text:style-name="T37">URL</text:span><text:span text:style-name="T39"> </text:span><text:span text:style-name="T37">donde</text:span><text:span text:style-name="T39"> </text:span><text:span text:style-name="T37">el</text:span><text:span text:style-name="T39"> </text:span><text:span text:style-name="T37">profesor</text:span><text:span text:style-name="T39"> </text:span><text:span text:style-name="T37">puede</text:span><text:span text:style-name="T39"> </text:span><text:span text:style-name="T37">ver</text:span><text:span text:style-name="T39"> </text:span><text:span text:style-name="T37">lo</text:span><text:span text:style-name="T39"> </text:span><text:span text:style-name="T37">que</text:span><text:span text:style-name="T39"> </text:span><text:span text:style-name="T37">ha</text:span><text:span text:style-name="T39"> </text:span><text:span text:style-name="T37">hecho</text:span><text:span text:style-name="T39"> </text:span><text:span text:style-name="T37">el</text:span><text:span text:style-name="T39"> </text:span><text:span text:style-name="T37">alumno.</text:span><text:span text:style-name="T39"> </text:span><text:span text:style-name="T37">Por</text:span><text:span text:style-name="T39"> </text:span><text:span text:style-name="T37">ejemplo,</text:span><text:span text:style-name="T39"> </text:span><text:span text:style-name="T37">como</text:span><text:span text:style-name="T39"> </text:span><text:span text:style-name="T37">contestó</text:span><text:span text:style-name="T39"> </text:span><text:span text:style-name="T37">a</text:span><text:span text:style-name="T39"> </text:span><text:span text:style-name="T37">la</text:span><text:span text:style-name="T39"> </text:span><text:span text:style-name="T37">pregunta.</text:span></text:p>
          </table:table-cell>
        </table:table-row>
      </table:table>
      <text:p text:style-name="P16"/>
      <text:p text:style-name="P16">Parámetros<text:span text:style-name="T1"> </text:span>de<text:span text:style-name="T1"> </text:span>salida<text:span text:style-name="T1"> </text:span>del<text:span text:style-name="T1"> </text:span>método</text:p>
      <text:p text:style-name="P16"/>
      <table:table table:name="Taula18" table:style-name="Taula18">
        <table:table-column table:style-name="Taula18.A"/>
        <table:table-column table:style-name="Taula18.B"/>
        <table:table-column table:style-name="Taula18.C"/>
        <table:table-column table:style-name="Taula18.D"/>
        <table:table-header-rows>
          <table:table-row table:style-name="Taula18.1">
            <table:table-cell table:style-name="Taula18.A1" office:value-type="string">
              <text:p text:style-name="P50">Lloc</text:p>
            </table:table-cell>
            <table:table-cell table:style-name="Taula18.A1" office:value-type="string">
              <text:p text:style-name="P50">Nom</text:p>
            </table:table-cell>
            <table:table-cell table:style-name="Taula18.A1" office:value-type="string">
              <text:p text:style-name="P50">Tipus</text:p>
            </table:table-cell>
            <table:table-cell table:style-name="Taula18.D1" office:value-type="string">
              <text:p text:style-name="P50">Descripció</text:p>
            </table:table-cell>
          </table:table-row>
        </table:table-header-rows>
        <table:table-row table:style-name="Taula18.2">
          <table:table-cell table:style-name="Taula18.A2" office:value-type="string">
            <text:p text:style-name="P55">Cuerpo</text:p>
          </table:table-cell>
          <table:table-cell table:style-name="Taula18.B2" office:value-type="string">
            <text:p text:style-name="P53">Resultado</text:p>
          </table:table-cell>
          <table:table-cell table:style-name="Taula18.C2" office:value-type="string">
            <text:p text:style-name="P54">Obligatorio</text:p>
          </table:table-cell>
          <table:table-cell table:style-name="Taula18.D2" office:value-type="string">
            <text:p text:style-name="P58"><text:span text:style-name="T37">Los</text:span><text:span text:style-name="T39"> </text:span><text:span text:style-name="T37">valores</text:span><text:span text:style-name="T39"> </text:span><text:span text:style-name="T37">posibles</text:span><text:span text:style-name="T39"> </text:span><text:span text:style-name="T37">on</text:span><text:span text:style-name="T39"> </text:span><text:span text:style-name="T37">OK</text:span><text:span text:style-name="T39"> </text:span><text:span text:style-name="T37">i</text:span><text:span text:style-name="T39"> </text:span><text:span text:style-name="T37">KO.</text:span><text:span text:style-name="T39"> </text:span><text:span text:style-name="T37">En</text:span><text:span text:style-name="T39"> </text:span><text:span text:style-name="T37">el</text:span><text:span text:style-name="T39"> </text:span><text:span text:style-name="T37">caso</text:span><text:span text:style-name="T39"> </text:span><text:span text:style-name="T37">de</text:span><text:span text:style-name="T39"> </text:span><text:span text:style-name="T37">KO</text:span><text:span text:style-name="T39"> </text:span><text:span text:style-name="T37">en</text:span><text:span text:style-name="T39"> </text:span><text:span text:style-name="T37">los</text:span><text:span text:style-name="T39"> </text:span><text:span text:style-name="T37">campos</text:span><text:span text:style-name="T39"> </text:span><text:span text:style-name="T37">Codigo</text:span><text:span text:style-name="T39"> </text:span><text:span text:style-name="T37">i</text:span><text:span text:style-name="T39"> </text:span><text:span text:style-name="T37">Descripcion</text:span><text:span text:style-name="T39"> </text:span><text:span text:style-name="T37">se</text:span><text:span text:style-name="T39"> </text:span><text:soft-page-break/><text:span text:style-name="T37">explica</text:span><text:span text:style-name="T39"> </text:span><text:span text:style-name="T37">la</text:span><text:span text:style-name="T39"> </text:span><text:span text:style-name="T37">causa.</text:span></text:p>
          </table:table-cell>
        </table:table-row>
        <table:table-row table:style-name="Taula18.2">
          <table:table-cell table:style-name="Taula18.A3" office:value-type="string">
            <text:p text:style-name="P57"><text:span text:style-name="T37">Cuerpo</text:span><text:span text:style-name="T39"> </text:span></text:p>
          </table:table-cell>
          <table:table-cell table:style-name="Taula18.B3" office:value-type="string">
            <text:p text:style-name="P53">Código</text:p>
          </table:table-cell>
          <table:table-cell table:style-name="Taula18.C3" office:value-type="string">
            <text:p text:style-name="P54">Opcional</text:p>
          </table:table-cell>
          <table:table-cell table:style-name="Taula18.D3" office:value-type="string">
            <text:p text:style-name="P58"><text:span text:style-name="T37">Código</text:span><text:span text:style-name="T39"> </text:span><text:span text:style-name="T37">identificador</text:span><text:span text:style-name="T39"> </text:span><text:span text:style-name="T37">de</text:span><text:span text:style-name="T39"> </text:span><text:span text:style-name="T37">la</text:span><text:span text:style-name="T39"> </text:span><text:span text:style-name="T37">resposta:</text:span></text:p>
            <text:p text:style-name="P58"><text:span text:style-name="T37">Valores</text:span><text:span text:style-name="T39"> </text:span><text:span text:style-name="T37">posibles:</text:span></text:p>
            <text:list xml:id="list2135711658" text:style-name="WW8Num22">
              <text:list-item>
                <text:p text:style-name="P92">(1004):<text:span text:style-name="T1"> </text:span>El<text:span text:style-name="T1"> </text:span>usuario<text:span text:style-name="T1"> </text:span>no<text:span text:style-name="T1"> </text:span>pertenece<text:span text:style-name="T1"> </text:span>al<text:span text:style-name="T1"> </text:span>curso.<text:span text:style-name="T1"> </text:span></text:p>
              </text:list-item>
              <text:list-item>
                <text:p text:style-name="P92">(1006):<text:span text:style-name="T1"> </text:span>Faltan<text:span text:style-name="T1"> </text:span>valores<text:span text:style-name="T1"> </text:span>obligatorios.<text:span text:style-name="T1"> </text:span></text:p>
              </text:list-item>
              <text:list-item>
                <text:p text:style-name="P92">(1007):<text:span text:style-name="T1"> </text:span>Error<text:span text:style-name="T1"> </text:span>al<text:span text:style-name="T1"> </text:span>validar<text:span text:style-name="T1"> </text:span>la<text:span text:style-name="T1"> </text:span>unidad<text:span text:style-name="T1"> </text:span>y<text:span text:style-name="T1"> </text:span>Actividad.</text:p>
              </text:list-item>
              <text:list-item>
                <text:p text:style-name="P92">(1008):<text:span text:style-name="T1"> </text:span>Error<text:span text:style-name="T1"> </text:span>al<text:span text:style-name="T1"> </text:span>guardar<text:span text:style-name="T1"> </text:span>los<text:span text:style-name="T1"> </text:span>resultados<text:span text:style-name="T1"> </text:span>en<text:span text:style-name="T1"> </text:span>el<text:span text:style-name="T1"> </text:span>EVA.</text:p>
              </text:list-item>
              <text:list-item>
                <text:p text:style-name="P92">(1009):<text:span text:style-name="T1"> </text:span>Error<text:span text:style-name="T1"> </text:span>al<text:span text:style-name="T1"> </text:span>guardar<text:span text:style-name="T1"> </text:span>los<text:span text:style-name="T1"> </text:span>detalles<text:span text:style-name="T1"> </text:span>del<text:span text:style-name="T1"> </text:span>resultado<text:span text:style-name="T1"> </text:span>en<text:span text:style-name="T1"> </text:span>el<text:span text:style-name="T1"> </text:span>EVA.</text:p>
              </text:list-item>
              <text:list-item>
                <text:p text:style-name="P92">(1010):<text:span text:style-name="T1"> </text:span>Autenticación<text:span text:style-name="T1"> </text:span>incorrecta.<text:span text:style-name="T1"> </text:span>El<text:span text:style-name="T1"> </text:span>usuario<text:span text:style-name="T1"> </text:span>que<text:span text:style-name="T1"> </text:span>solicita<text:span text:style-name="T1"> </text:span>acceso<text:span text:style-name="T1"> </text:span>a<text:span text:style-name="T1"> </text:span>este<text:span text:style-name="T1"> </text:span>método<text:span text:style-name="T1"> </text:span>del<text:span text:style-name="T1"> </text:span>servicio<text:span text:style-name="T1"> </text:span>web<text:span text:style-name="T1"> </text:span>no<text:span text:style-name="T1"> </text:span>es<text:span text:style-name="T1"> </text:span>correcto.</text:p>
              </text:list-item>
              <text:list-item>
                <text:p text:style-name="P92">(1011):<text:span text:style-name="T1"> </text:span>Se<text:span text:style-name="T1"> </text:span>ha<text:span text:style-name="T1"> </text:span>recibido<text:span text:style-name="T1"> </text:span>un<text:span text:style-name="T1"> </text:span>código<text:span text:style-name="T1"> </text:span>de<text:span text:style-name="T1"> </text:span>unidad<text:span text:style-name="T1"> </text:span>no<text:span text:style-name="T1"> </text:span>válido.</text:p>
              </text:list-item>
              <text:list-item>
                <text:p text:style-name="P92">(1012):<text:span text:style-name="T1"> </text:span>Se<text:span text:style-name="T1"> </text:span>ha<text:span text:style-name="T1"> </text:span>recibido<text:span text:style-name="T1"> </text:span>un<text:span text:style-name="T1"> </text:span>código<text:span text:style-name="T1"> </text:span>de<text:span text:style-name="T1"> </text:span>actividad<text:span text:style-name="T1"> </text:span>no<text:span text:style-name="T1"> </text:span>válido.</text:p>
              </text:list-item>
              <text:list-item>
                <text:p text:style-name="P92">(1013):<text:span text:style-name="T1"> </text:span>El<text:span text:style-name="T1"> </text:span>código<text:span text:style-name="T1"> </text:span>del<text:span text:style-name="T1"> </text:span>centro<text:span text:style-name="T1"> </text:span>no<text:span text:style-name="T1"> </text:span>es<text:span text:style-name="T1"> </text:span>válido.</text:p>
              </text:list-item>
              <text:list-item>
                <text:p text:style-name="P92">(1014):<text:span text:style-name="T1"> </text:span>El<text:span text:style-name="T1"> </text:span>usuario<text:span text:style-name="T1"> </text:span>no<text:span text:style-name="T1"> </text:span>tiene<text:span text:style-name="T1"> </text:span>permisos<text:span text:style-name="T1"> </text:span>para<text:span text:style-name="T1"> </text:span>guardar<text:span text:style-name="T1"> </text:span>seguimientos.</text:p>
              </text:list-item>
              <text:list-item>
                <text:p text:style-name="P92">(1015)<text:span text:style-name="T1"> </text:span>Estado<text:span text:style-name="T1"> </text:span>incorrecto.<text:span text:style-name="T1"> </text:span>El<text:span text:style-name="T1"> </text:span>valor<text:span text:style-name="T1"> </text:span>del<text:span text:style-name="T1"> </text:span>estado<text:span text:style-name="T1"> </text:span>es<text:span text:style-name="T1"> </text:span>incorrecto.</text:p>
              </text:list-item>
            </text:list>
            <text:p text:style-name="P98"/>
          </table:table-cell>
        </table:table-row>
        <table:table-row table:style-name="Taula18.1">
          <table:table-cell table:style-name="Taula18.A4" office:value-type="string">
            <text:p text:style-name="P55">Cuerpo</text:p>
          </table:table-cell>
          <table:table-cell table:style-name="Taula18.B4" office:value-type="string">
            <text:p text:style-name="P53">Descripcion</text:p>
          </table:table-cell>
          <table:table-cell table:style-name="Taula18.C4" office:value-type="string">
            <text:p text:style-name="P54">Opcional</text:p>
          </table:table-cell>
          <table:table-cell table:style-name="Taula18.D4" office:value-type="string">
            <text:p text:style-name="P58"><text:span text:style-name="T37">Descripció</text:span><text:span text:style-name="T37">n</text:span><text:span text:style-name="T39"> </text:span><text:span text:style-name="T37">del</text:span><text:span text:style-name="T39"> </text:span><text:span text:style-name="T37">código</text:span><text:span text:style-name="T39"> </text:span><text:span text:style-name="T37">generado.</text:span></text:p>
          </table:table-cell>
        </table:table-row>
      </table:table>
      <text:p text:style-name="P16"/>
      <text:h text:style-name="P114" text:outline-level="4">Ejemplos</text:h>
      <text:p text:style-name="P19"/>
      <text:p text:style-name="P16"><text:span text:style-name="T15">Ejemplo</text:span><text:span text:style-name="T16"> </text:span><text:span text:style-name="T15">de</text:span><text:span text:style-name="T16"> </text:span><text:span text:style-name="T15">mensaje</text:span><text:span text:style-name="T16"> </text:span><text:span text:style-name="T15">SOAP</text:span><text:span text:style-name="T16"> </text:span><text:span text:style-name="T15">de</text:span><text:span text:style-name="T16"> </text:span><text:span text:style-name="T15">llamada</text:span><text:span text:style-name="T16"> </text:span><text:span text:style-name="T15">al</text:span><text:span text:style-name="T16"> </text:span><text:span text:style-name="T15">servicio</text:span><text:span text:style-name="T16"> </text:span><text:span text:style-name="T15">web</text:span></text:p>
      <text:p text:style-name="P19"/>
      <text:p text:style-name="P16">&lt;soapenv:Envelope<text:span text:style-name="T1"> </text:span>xmlns:soapenv="http://schemas.xmlsoap.org/soap/envelope/"<text:span text:style-name="T1"> </text:span>xmlns:seg="http://educacio.gencat.cat/agora/seguimiento/"&gt;</text:p>
      <text:p text:style-name="P16"><text:span text:style-name="T1"><text:s text:c="3"/></text:span>&lt;soapenv:Header&gt;</text:p>
      <text:p text:style-name="P16"><text:span text:style-name="T1"><text:s text:c="6"/></text:span>&lt;seg:WSEAuthenticateHeader&gt;</text:p>
      <text:p text:style-name="P16"><text:span text:style-name="T1"><text:s text:c="9"/></text:span>&lt;!--Optional:--&gt;</text:p>
      <text:p text:style-name="P16"><text:span text:style-name="T1"><text:s text:c="9"/></text:span>&lt;seg:User&gt;S1mul4d0r&lt;/seg:User&gt;</text:p>
      <text:p text:style-name="P16"><text:span text:style-name="T1"><text:s text:c="9"/></text:span>&lt;!--Optional:--&gt;</text:p>
      <text:p text:style-name="P16"><text:span text:style-name="T1"><text:s text:c="9"/></text:span>&lt;seg:Password&gt;ed1t0r14l&lt;/seg:Password&gt;</text:p>
      <text:p text:style-name="P16"><text:span text:style-name="T1"><text:s text:c="6"/></text:span>&lt;/seg:WSEAuthenticateHeader&gt;</text:p>
      <text:p text:style-name="P16"><text:span text:style-name="T1"><text:s text:c="3"/></text:span>&lt;/soapenv:Header&gt;</text:p>
      <text:p text:style-name="P16"><text:span text:style-name="T1"><text:s text:c="3"/></text:span>&lt;soapenv:Body&gt;</text:p>
      <text:p text:style-name="P16"><text:span text:style-name="T1"><text:s text:c="6"/></text:span>&lt;seg:ResultadoDetalleExtendido&gt;</text:p>
      <text:p text:style-name="P16"><text:span text:style-name="T1"><text:s text:c="9"/></text:span>&lt;!--Optional:--&gt;</text:p>
      <text:p text:style-name="P16"><text:span text:style-name="T1"><text:s text:c="9"/></text:span>&lt;seg:ResultadoExtendido&gt;</text:p>
      <text:p text:style-name="P16"><text:span text:style-name="T1"><text:s text:c="12"/></text:span>&lt;seg:idUsuario&gt;2&lt;/seg:idUsuario&gt;</text:p>
      <text:p text:style-name="P16"><text:span text:style-name="T1"><text:s text:c="12"/></text:span>&lt;seg:idContenidoLMS&gt;10&lt;/seg:idContenidoLMS&gt;</text:p>
      <text:p text:style-name="P16"><text:span text:style-name="T1"><text:s text:c="12"/></text:span>&lt;seg:idCentro&gt;8929684&lt;/seg:idCentro&gt;</text:p>
      <text:p text:style-name="P16"><text:span text:style-name="T1"><text:s text:c="12"/></text:span>&lt;!--Optional:--&gt;</text:p>
      <text:p text:style-name="P16"><text:soft-page-break/><text:span text:style-name="T1"><text:s text:c="12"/></text:span>&lt;seg:idUnidad&gt;1&lt;/seg:idUnidad&gt;</text:p>
      <text:p text:style-name="P16"><text:span text:style-name="T1"><text:s text:c="12"/></text:span>&lt;!--Optional:--&gt;</text:p>
      <text:p text:style-name="P16"><text:span text:style-name="T1"><text:s text:c="12"/></text:span>&lt;seg:UnidadTitulo&gt;&lt;/seg:UnidadTitulo&gt;</text:p>
      <text:p text:style-name="P16"><text:span text:style-name="T1"><text:s text:c="12"/></text:span>&lt;!--Optional:--&gt;</text:p>
      <text:p text:style-name="P16"><text:span text:style-name="T1"><text:s text:c="12"/></text:span>&lt;seg:UnidadOrden&gt;&lt;/seg:UnidadOrden&gt;</text:p>
      <text:p text:style-name="P16"><text:span text:style-name="T1"><text:s text:c="12"/></text:span>&lt;!--Optional:--&gt;</text:p>
      <text:p text:style-name="P16"><text:span text:style-name="T1"><text:s text:c="12"/></text:span>&lt;seg:idActividad&gt;1&lt;/seg:idActividad&gt;</text:p>
      <text:p text:style-name="P16"><text:span text:style-name="T1"><text:s text:c="12"/></text:span>&lt;!--Optional:--&gt;</text:p>
      <text:p text:style-name="P16"><text:span text:style-name="T1"><text:s text:c="12"/></text:span>&lt;seg:ActividadTitulo&gt;&lt;/seg:ActividadTitulo&gt;</text:p>
      <text:p text:style-name="P16"><text:span text:style-name="T1"><text:s text:c="12"/></text:span>&lt;!--Optional:--&gt;</text:p>
      <text:p text:style-name="P16"><text:span text:style-name="T1"><text:s text:c="12"/></text:span>&lt;seg:ActividadOrden&gt;&lt;/seg:ActividadOrden&gt;</text:p>
      <text:p text:style-name="Standard"><text:span text:style-name="T1"><text:tab/></text:span>&lt;!--Optional:--&gt;</text:p>
      <text:p text:style-name="Standard"><text:span text:style-name="T1"><text:tab/></text:span>&lt;seg:ForzarGuardar&gt;1&lt;/seg:ForzarGuardar&gt;</text:p>
      <text:p text:style-name="P16"><text:span text:style-name="T1"><text:s text:c="12"/></text:span>&lt;!--Optional:--&gt;</text:p>
      <text:p text:style-name="P16"><text:span text:style-name="T1"><text:s text:c="12"/></text:span>&lt;seg:Resultado&gt;</text:p>
      <text:p text:style-name="P16"><text:span text:style-name="T1"><text:s text:c="15"/></text:span>&lt;!--Optional:--&gt;</text:p>
      <text:p text:style-name="P16"><text:span text:style-name="T1"><text:s text:c="15"/></text:span>&lt;seg:FechaHoraInicio&gt;1299682829&lt;/seg:FechaHoraInicio&gt;</text:p>
      <text:p text:style-name="P16"><text:span text:style-name="T1"><text:s text:c="15"/></text:span>&lt;!--Optional:--&gt;</text:p>
      <text:p text:style-name="P16"><text:span text:style-name="T1"><text:s text:c="15"/></text:span>&lt;seg:Duracion&gt;12&lt;/seg:Duracion&gt;</text:p>
      <text:p text:style-name="P16"><text:span text:style-name="T1"><text:s text:c="15"/></text:span>&lt;!--Optional:--&gt;</text:p>
      <text:p text:style-name="P16"><text:span text:style-name="T1"><text:s text:c="15"/></text:span>&lt;seg:MaxDuracion&gt;86400&lt;/seg:MaxDuracion&gt;</text:p>
      <text:p text:style-name="P16"><text:span text:style-name="T1"><text:s text:c="15"/></text:span>&lt;!--Optional:--&gt;</text:p>
      <text:p text:style-name="P16"><text:span text:style-name="T1"><text:s text:c="15"/></text:span>&lt;seg:MinCalificacion&gt;0&lt;/seg:MinCalificacion&gt;</text:p>
      <text:p text:style-name="P16"><text:span text:style-name="T1"><text:s text:c="15"/></text:span>&lt;!--Optional:--&gt;</text:p>
      <text:p text:style-name="P16"><text:span text:style-name="T1"><text:s text:c="15"/></text:span>&lt;seg:Calificacion&gt;50&lt;/seg:Calificacion&gt;</text:p>
      <text:p text:style-name="P16"><text:span text:style-name="T1"><text:s text:c="15"/></text:span>&lt;!--Optional:--&gt;</text:p>
      <text:p text:style-name="P16"><text:span text:style-name="T1"><text:s text:c="15"/></text:span>&lt;seg:MaxCalificacion&gt;100&lt;/seg:MaxCalificacion&gt;</text:p>
      <text:p text:style-name="P16"><text:span text:style-name="T1"><text:s text:c="15"/></text:span>&lt;!--Optional:--&gt;</text:p>
      <text:p text:style-name="P16"><text:span text:style-name="T1"><text:s text:c="15"/></text:span>&lt;seg:Intentos&gt;1&lt;/seg:Intentos&gt;</text:p>
      <text:p text:style-name="P16"><text:span text:style-name="T1"><text:s text:c="15"/></text:span>&lt;!--Optional:--&gt;</text:p>
      <text:p text:style-name="P16"><text:span text:style-name="T1"><text:s text:c="15"/></text:span>&lt;seg:MaxIntentos&gt;1&lt;/seg:MaxIntentos&gt;</text:p>
      <text:p text:style-name="P16"><text:span text:style-name="T1"><text:s text:c="15"/></text:span>&lt;!--Optional:--&gt;</text:p>
      <text:p text:style-name="P16"><text:span text:style-name="T1"><text:s text:c="15"/></text:span>&lt;seg:Estado&gt;FINALIZADO&lt;/seg:Estado&gt;</text:p>
      <text:p text:style-name="P16"><text:span text:style-name="T1"><text:s text:c="15"/></text:span>&lt;!--Optional:--&gt;</text:p>
      <text:p text:style-name="P16"><text:span text:style-name="T1"><text:s text:c="15"/></text:span>&lt;seg:Observaciones&gt;&lt;/seg:Observaciones&gt;</text:p>
      <text:p text:style-name="P16"><text:span text:style-name="T1"><text:s text:c="15"/></text:span>&lt;!--Optional:--&gt;</text:p>
      <text:p text:style-name="P16"><text:span text:style-name="T1"><text:s text:c="15"/></text:span>&lt;seg:URLVerResultados&gt;http://mps-xtec.educat1x1.cat/data/books/6666666666/77777/555/index.php?token=4d77960dae446892255582&amp;amp;q0=1&amp;amp;q1=1&amp;amp;q2=0&amp;amp;q3=0&lt;/seg:URLVerResultados&gt;</text:p>
      <text:p text:style-name="P16"><text:span text:style-name="T1"><text:s text:c="12"/></text:span>&lt;/seg:Resultado&gt;</text:p>
      <text:p text:style-name="P16"><text:span text:style-name="T1"><text:s text:c="12"/></text:span>&lt;!--Optional:--&gt;</text:p>
      <text:p text:style-name="P16"><text:span text:style-name="T1"><text:s text:c="12"/></text:span>&lt;seg:Detalles&gt;</text:p>
      <text:p text:style-name="P16"><text:span text:style-name="T1"><text:s text:c="15"/></text:span>&lt;!--Zero<text:span text:style-name="T1"> </text:span>or<text:span text:style-name="T1"> </text:span>more<text:span text:style-name="T1"> </text:span>repetitions:--&gt;</text:p>
      <text:p text:style-name="P16"><text:span text:style-name="T1"><text:s text:c="15"/></text:span>&lt;seg:DetalleResultado&gt;</text:p>
      <text:p text:style-name="P16"><text:span text:style-name="T1"><text:s text:c="18"/></text:span>&lt;seg:IdDetalle&gt;0000&lt;/seg:IdDetalle&gt;</text:p>
      <text:p text:style-name="P16"><text:span text:style-name="T1"><text:s text:c="18"/></text:span>&lt;!--Optional:--&gt;</text:p>
      <text:p text:style-name="P16"><text:span text:style-name="T1"><text:s text:c="18"/></text:span>&lt;seg:IdTipoDetalle&gt;PREGUNTA&lt;/seg:IdTipoDetalle&gt;</text:p>
      <text:p text:style-name="P16"><text:span text:style-name="T1"><text:s text:c="18"/></text:span>&lt;!--Optional:--&gt;</text:p>
      <text:p text:style-name="P16"><text:span text:style-name="T1"><text:s text:c="18"/></text:span>&lt;seg:Descripcion&gt;Pregunta<text:span text:style-name="T1"> </text:span>1&lt;/seg:Descripcion&gt;</text:p>
      <text:p text:style-name="P16"><text:span text:style-name="T1"><text:s text:c="18"/></text:span>&lt;!--Optional:--&gt;</text:p>
      <text:p text:style-name="P16"><text:span text:style-name="T1"><text:s text:c="18"/></text:span>&lt;seg:FechaHoraInicio&gt;&lt;/seg:FechaHoraInicio&gt;</text:p>
      <text:p text:style-name="P16"><text:span text:style-name="T1"><text:s text:c="18"/></text:span>&lt;!--Optional:--&gt;</text:p>
      <text:p text:style-name="P16"><text:span text:style-name="T1"><text:s text:c="18"/></text:span>&lt;seg:Duracion&gt;&lt;/seg:Duracion&gt;</text:p>
      <text:p text:style-name="P16"><text:span text:style-name="T1"><text:s text:c="18"/></text:span>&lt;!--Optional:--&gt;</text:p>
      <text:p text:style-name="P16"><text:span text:style-name="T1"><text:s text:c="18"/></text:span>&lt;seg:MaxDuracion&gt;&lt;/seg:MaxDuracion&gt;</text:p>
      <text:p text:style-name="P16"><text:soft-page-break/><text:span text:style-name="T1"><text:s text:c="18"/></text:span>&lt;!--Optional:--&gt;</text:p>
      <text:p text:style-name="P16"><text:span text:style-name="T1"><text:s text:c="18"/></text:span>&lt;seg:MinCalificacion&gt;0&lt;/seg:MinCalificacion&gt;</text:p>
      <text:p text:style-name="P16"><text:span text:style-name="T1"><text:s text:c="18"/></text:span>&lt;seg:Calificacion&gt;100&lt;/seg:Calificacion&gt;</text:p>
      <text:p text:style-name="P16"><text:span text:style-name="T1"><text:s text:c="18"/></text:span>&lt;!--Optional:--&gt;</text:p>
      <text:p text:style-name="P16"><text:span text:style-name="T1"><text:s text:c="18"/></text:span>&lt;seg:MaxCalificacion&gt;100&lt;/seg:MaxCalificacion&gt;</text:p>
      <text:p text:style-name="P16"><text:span text:style-name="T1"><text:s text:c="18"/></text:span>&lt;!--Optional:--&gt;</text:p>
      <text:p text:style-name="P16"><text:span text:style-name="T1"><text:s text:c="18"/></text:span>&lt;seg:Intentos&gt;1&lt;/seg:Intentos&gt;</text:p>
      <text:p text:style-name="P16"><text:span text:style-name="T1"><text:s text:c="18"/></text:span>&lt;!--Optional:--&gt;</text:p>
      <text:p text:style-name="P16"><text:span text:style-name="T1"><text:s text:c="18"/></text:span>&lt;seg:MaxIntentos&gt;1&lt;/seg:MaxIntentos&gt;</text:p>
      <text:p text:style-name="P16"><text:span text:style-name="T1"><text:s text:c="18"/></text:span>&lt;!--Optional:--&gt;</text:p>
      <text:p text:style-name="P16"><text:span text:style-name="T1"><text:s text:c="18"/></text:span>&lt;seg:Peso&gt;1&lt;/seg:Peso&gt;</text:p>
      <text:p text:style-name="P16"><text:span text:style-name="T1"><text:s text:c="18"/></text:span>&lt;!--Optional:--&gt;</text:p>
      <text:p text:style-name="P16"><text:span text:style-name="T1"><text:s text:c="18"/></text:span>&lt;seg:URLVerResultados&gt;&lt;/seg:URLVerResultados&gt;</text:p>
      <text:p text:style-name="P16"><text:span text:style-name="T1"><text:s text:c="15"/></text:span>&lt;/seg:DetalleResultado&gt;</text:p>
      <text:p text:style-name="P16"><text:span text:style-name="T1"><text:s text:c="15"/></text:span>&lt;seg:DetalleResultado&gt;</text:p>
      <text:p text:style-name="P16"><text:span text:style-name="T1"><text:s text:c="18"/></text:span>&lt;seg:IdDetalle&gt;0001&lt;/seg:IdDetalle&gt;</text:p>
      <text:p text:style-name="P16"><text:span text:style-name="T1"><text:s text:c="18"/></text:span>&lt;!--Optional:--&gt;</text:p>
      <text:p text:style-name="P16"><text:span text:style-name="T1"><text:s text:c="18"/></text:span>&lt;seg:IdTipoDetalle&gt;PREGUNTA&lt;/seg:IdTipoDetalle&gt;</text:p>
      <text:p text:style-name="P16"><text:span text:style-name="T1"><text:s text:c="18"/></text:span>&lt;!--Optional:--&gt;</text:p>
      <text:p text:style-name="P16"><text:span text:style-name="T1"><text:s text:c="18"/></text:span>&lt;seg:Descripcion&gt;Pregunta<text:span text:style-name="T1"> </text:span>2&lt;/seg:Descripcion&gt;</text:p>
      <text:p text:style-name="P16"><text:span text:style-name="T1"><text:s text:c="18"/></text:span>&lt;!--Optional:--&gt;</text:p>
      <text:p text:style-name="P16"><text:span text:style-name="T1"><text:s text:c="18"/></text:span>&lt;seg:FechaHoraInicio&gt;&lt;/seg:FechaHoraInicio&gt;</text:p>
      <text:p text:style-name="P16"><text:span text:style-name="T1"><text:s text:c="18"/></text:span>&lt;!--Optional:--&gt;</text:p>
      <text:p text:style-name="P16"><text:span text:style-name="T1"><text:s text:c="18"/></text:span>&lt;seg:Duracion&gt;&lt;/seg:Duracion&gt;</text:p>
      <text:p text:style-name="P16"><text:span text:style-name="T1"><text:s text:c="18"/></text:span>&lt;!--Optional:--&gt;</text:p>
      <text:p text:style-name="P16"><text:span text:style-name="T1"><text:s text:c="18"/></text:span>&lt;seg:MaxDuracion&gt;&lt;/seg:MaxDuracion&gt;</text:p>
      <text:p text:style-name="P16"><text:span text:style-name="T1"><text:s text:c="18"/></text:span>&lt;!--Optional:--&gt;</text:p>
      <text:p text:style-name="P16"><text:span text:style-name="T1"><text:s text:c="18"/></text:span>&lt;seg:MinCalificacion&gt;0&lt;/seg:MinCalificacion&gt;</text:p>
      <text:p text:style-name="P16"><text:span text:style-name="T1"><text:s text:c="18"/></text:span>&lt;seg:Calificacion&gt;100&lt;/seg:Calificacion&gt;</text:p>
      <text:p text:style-name="P16"><text:span text:style-name="T1"><text:s text:c="18"/></text:span>&lt;!--Optional:--&gt;</text:p>
      <text:p text:style-name="P16"><text:span text:style-name="T1"><text:s text:c="18"/></text:span>&lt;seg:MaxCalificacion&gt;100&lt;/seg:MaxCalificacion&gt;</text:p>
      <text:p text:style-name="P16"><text:span text:style-name="T1"><text:s text:c="18"/></text:span>&lt;!--Optional:--&gt;</text:p>
      <text:p text:style-name="P16"><text:span text:style-name="T1"><text:s text:c="18"/></text:span>&lt;seg:Intentos&gt;1&lt;/seg:Intentos&gt;</text:p>
      <text:p text:style-name="P16"><text:span text:style-name="T1"><text:s text:c="18"/></text:span>&lt;!--Optional:--&gt;</text:p>
      <text:p text:style-name="P16"><text:span text:style-name="T1"><text:s text:c="18"/></text:span>&lt;seg:MaxIntentos&gt;1&lt;/seg:MaxIntentos&gt;</text:p>
      <text:p text:style-name="P16"><text:span text:style-name="T1"><text:s text:c="18"/></text:span>&lt;!--Optional:--&gt;</text:p>
      <text:p text:style-name="P16"><text:span text:style-name="T1"><text:s text:c="18"/></text:span>&lt;seg:Peso&gt;1&lt;/seg:Peso&gt;</text:p>
      <text:p text:style-name="P16"><text:span text:style-name="T1"><text:s text:c="18"/></text:span>&lt;!--Optional:--&gt;</text:p>
      <text:p text:style-name="P16"><text:span text:style-name="T1"><text:s text:c="18"/></text:span>&lt;seg:URLVerResultados&gt;&lt;/seg:URLVerResultados&gt;</text:p>
      <text:p text:style-name="P16"><text:span text:style-name="T1"><text:s text:c="15"/></text:span>&lt;/seg:DetalleResultado&gt;</text:p>
      <text:p text:style-name="P16"><text:span text:style-name="T1"><text:s text:c="15"/></text:span>&lt;seg:DetalleResultado&gt;</text:p>
      <text:p text:style-name="P16"><text:span text:style-name="T1"><text:s text:c="18"/></text:span>&lt;seg:IdDetalle&gt;0002&lt;/seg:IdDetalle&gt;</text:p>
      <text:p text:style-name="P16"><text:span text:style-name="T1"><text:s text:c="18"/></text:span>&lt;!--Optional:--&gt;</text:p>
      <text:p text:style-name="P16"><text:span text:style-name="T1"><text:s text:c="18"/></text:span>&lt;seg:IdTipoDetalle&gt;PREGUNTA&lt;/seg:IdTipoDetalle&gt;</text:p>
      <text:p text:style-name="P16"><text:span text:style-name="T1"><text:s text:c="18"/></text:span>&lt;!--Optional:--&gt;</text:p>
      <text:p text:style-name="P16"><text:span text:style-name="T1"><text:s text:c="18"/></text:span>&lt;seg:Descripcion&gt;Pregunta<text:span text:style-name="T1"> </text:span>3&lt;/seg:Descripcion&gt;</text:p>
      <text:p text:style-name="P16"><text:span text:style-name="T1"><text:s text:c="18"/></text:span>&lt;!--Optional:--&gt;</text:p>
      <text:p text:style-name="P16"><text:span text:style-name="T1"><text:s text:c="18"/></text:span>&lt;seg:FechaHoraInicio&gt;&lt;/seg:FechaHoraInicio&gt;</text:p>
      <text:p text:style-name="P16"><text:span text:style-name="T1"><text:s text:c="18"/></text:span>&lt;!--Optional:--&gt;</text:p>
      <text:p text:style-name="P16"><text:span text:style-name="T1"><text:s text:c="18"/></text:span>&lt;seg:Duracion&gt;&lt;/seg:Duracion&gt;</text:p>
      <text:p text:style-name="P16"><text:span text:style-name="T1"><text:s text:c="18"/></text:span>&lt;!--Optional:--&gt;</text:p>
      <text:p text:style-name="P16"><text:span text:style-name="T1"><text:s text:c="18"/></text:span>&lt;seg:MaxDuracion&gt;&lt;/seg:MaxDuracion&gt;</text:p>
      <text:p text:style-name="P16"><text:span text:style-name="T1"><text:s text:c="18"/></text:span>&lt;!--Optional:--&gt;</text:p>
      <text:p text:style-name="P16"><text:span text:style-name="T1"><text:s text:c="18"/></text:span>&lt;seg:MinCalificacion&gt;0&lt;/seg:MinCalificacion&gt;</text:p>
      <text:p text:style-name="P16"><text:span text:style-name="T1"><text:s text:c="18"/></text:span>&lt;seg:Calificacion&gt;0&lt;/seg:Calificacion&gt;</text:p>
      <text:p text:style-name="P16"><text:span text:style-name="T1"><text:s text:c="18"/></text:span>&lt;!--Optional:--&gt;</text:p>
      <text:p text:style-name="P16"><text:soft-page-break/><text:span text:style-name="T1"><text:s text:c="18"/></text:span>&lt;seg:MaxCalificacion&gt;100&lt;/seg:MaxCalificacion&gt;</text:p>
      <text:p text:style-name="P16"><text:span text:style-name="T1"><text:s text:c="18"/></text:span>&lt;!--Optional:--&gt;</text:p>
      <text:p text:style-name="P16"><text:span text:style-name="T1"><text:s text:c="18"/></text:span>&lt;seg:Intentos&gt;1&lt;/seg:Intentos&gt;</text:p>
      <text:p text:style-name="P16"><text:span text:style-name="T1"><text:s text:c="18"/></text:span>&lt;!--Optional:--&gt;</text:p>
      <text:p text:style-name="P16"><text:span text:style-name="T1"><text:s text:c="18"/></text:span>&lt;seg:MaxIntentos&gt;1&lt;/seg:MaxIntentos&gt;</text:p>
      <text:p text:style-name="P16"><text:span text:style-name="T1"><text:s text:c="18"/></text:span>&lt;!--Optional:--&gt;</text:p>
      <text:p text:style-name="P16"><text:span text:style-name="T1"><text:s text:c="18"/></text:span>&lt;seg:Peso&gt;1&lt;/seg:Peso&gt;</text:p>
      <text:p text:style-name="P16"><text:span text:style-name="T1"><text:s text:c="18"/></text:span>&lt;!--Optional:--&gt;</text:p>
      <text:p text:style-name="P16"><text:span text:style-name="T1"><text:s text:c="18"/></text:span>&lt;seg:URLVerResultados&gt;&lt;/seg:URLVerResultados&gt;</text:p>
      <text:p text:style-name="P16"><text:span text:style-name="T1"><text:s text:c="15"/></text:span>&lt;/seg:DetalleResultado&gt;</text:p>
      <text:p text:style-name="P16"><text:span text:style-name="T1"><text:s text:c="15"/></text:span>&lt;seg:DetalleResultado&gt;</text:p>
      <text:p text:style-name="P16"><text:span text:style-name="T1"><text:s text:c="18"/></text:span>&lt;seg:IdDetalle&gt;0003&lt;/seg:IdDetalle&gt;</text:p>
      <text:p text:style-name="P16"><text:span text:style-name="T1"><text:s text:c="18"/></text:span>&lt;!--Optional:--&gt;</text:p>
      <text:p text:style-name="P16"><text:span text:style-name="T1"><text:s text:c="18"/></text:span>&lt;seg:IdTipoDetalle&gt;PREGUNTA&lt;/seg:IdTipoDetalle&gt;</text:p>
      <text:p text:style-name="P16"><text:span text:style-name="T1"><text:s text:c="18"/></text:span>&lt;!--Optional:--&gt;</text:p>
      <text:p text:style-name="P16"><text:span text:style-name="T1"><text:s text:c="18"/></text:span>&lt;seg:Descripcion&gt;Pregunta<text:span text:style-name="T1"> </text:span>4&lt;/seg:Descripcion&gt;</text:p>
      <text:p text:style-name="P16"><text:span text:style-name="T1"><text:s text:c="18"/></text:span>&lt;!--Optional:--&gt;</text:p>
      <text:p text:style-name="P16"><text:span text:style-name="T1"><text:s text:c="18"/></text:span>&lt;seg:FechaHoraInicio&gt;&lt;/seg:FechaHoraInicio&gt;</text:p>
      <text:p text:style-name="P16"><text:span text:style-name="T1"><text:s text:c="18"/></text:span>&lt;!--Optional:--&gt;</text:p>
      <text:p text:style-name="P16"><text:span text:style-name="T1"><text:s text:c="18"/></text:span>&lt;seg:Duracion&gt;&lt;/seg:Duracion&gt;</text:p>
      <text:p text:style-name="P16"><text:span text:style-name="T1"><text:s text:c="18"/></text:span>&lt;!--Optional:--&gt;</text:p>
      <text:p text:style-name="P16"><text:span text:style-name="T1"><text:s text:c="18"/></text:span>&lt;seg:MaxDuracion&gt;&lt;/seg:MaxDuracion&gt;</text:p>
      <text:p text:style-name="P16"><text:span text:style-name="T1"><text:s text:c="18"/></text:span>&lt;!--Optional:--&gt;</text:p>
      <text:p text:style-name="P16"><text:span text:style-name="T1"><text:s text:c="18"/></text:span>&lt;seg:MinCalificacion&gt;0&lt;/seg:MinCalificacion&gt;</text:p>
      <text:p text:style-name="P16"><text:span text:style-name="T1"><text:s text:c="18"/></text:span>&lt;seg:Calificacion&gt;0&lt;/seg:Calificacion&gt;</text:p>
      <text:p text:style-name="P16"><text:span text:style-name="T1"><text:s text:c="18"/></text:span>&lt;!--Optional:--&gt;</text:p>
      <text:p text:style-name="P16"><text:span text:style-name="T1"><text:s text:c="18"/></text:span>&lt;seg:MaxCalificacion&gt;100&lt;/seg:MaxCalificacion&gt;</text:p>
      <text:p text:style-name="P16"><text:span text:style-name="T1"><text:s text:c="18"/></text:span>&lt;!--Optional:--&gt;</text:p>
      <text:p text:style-name="P16"><text:span text:style-name="T1"><text:s text:c="18"/></text:span>&lt;seg:Intentos&gt;1&lt;/seg:Intentos&gt;</text:p>
      <text:p text:style-name="P16"><text:span text:style-name="T1"><text:s text:c="18"/></text:span>&lt;!--Optional:--&gt;</text:p>
      <text:p text:style-name="P16"><text:span text:style-name="T1"><text:s text:c="18"/></text:span>&lt;seg:MaxIntentos&gt;1&lt;/seg:MaxIntentos&gt;</text:p>
      <text:p text:style-name="P16"><text:span text:style-name="T1"><text:s text:c="18"/></text:span>&lt;!--Optional:--&gt;</text:p>
      <text:p text:style-name="P16"><text:span text:style-name="T1"><text:s text:c="18"/></text:span>&lt;seg:Peso&gt;1&lt;/seg:Peso&gt;</text:p>
      <text:p text:style-name="P16"><text:span text:style-name="T1"><text:s text:c="18"/></text:span>&lt;!--Optional:--&gt;</text:p>
      <text:p text:style-name="P16"><text:span text:style-name="T1"><text:s text:c="18"/></text:span>&lt;seg:URLVerResultados&gt;&lt;/seg:URLVerResultados&gt;</text:p>
      <text:p text:style-name="P16"><text:span text:style-name="T1"><text:s text:c="15"/></text:span>&lt;/seg:DetalleResultado&gt;</text:p>
      <text:p text:style-name="P16"><text:span text:style-name="T1"><text:s text:c="12"/></text:span>&lt;/seg:Detalles&gt;</text:p>
      <text:p text:style-name="P16"><text:span text:style-name="T1"><text:s text:c="12"/></text:span>&lt;!--Optional:--&gt;</text:p>
      <text:p text:style-name="P16"><text:span text:style-name="T1"><text:s text:c="12"/></text:span>&lt;seg:SumaPesos&gt;4&lt;/seg:SumaPesos&gt;</text:p>
      <text:p text:style-name="P16"><text:span text:style-name="T1"><text:s text:c="9"/></text:span>&lt;/seg:ResultadoExtendido&gt;</text:p>
      <text:p text:style-name="P16"><text:span text:style-name="T1"><text:s text:c="6"/></text:span>&lt;/seg:ResultadoDetalleExtendido&gt;</text:p>
      <text:p text:style-name="P16"><text:span text:style-name="T1"><text:s text:c="3"/></text:span>&lt;/soapenv:Body&gt;</text:p>
      <text:p text:style-name="P16">&lt;/soapenv:Envelope&gt;</text:p>
      <text:p text:style-name="P19"/>
      <text:p text:style-name="P16"><text:span text:style-name="T15">Ejemplo</text:span><text:span text:style-name="T16"> </text:span><text:span text:style-name="T15">de</text:span><text:span text:style-name="T16"> </text:span><text:span text:style-name="T15">mensaje</text:span><text:span text:style-name="T16"> </text:span><text:span text:style-name="T15">SOAP</text:span><text:span text:style-name="T16"> </text:span><text:span text:style-name="T15">de</text:span><text:span text:style-name="T16"> </text:span><text:span text:style-name="T15">respuesta</text:span><text:span text:style-name="T16"> </text:span><text:span text:style-name="T15">a</text:span><text:span text:style-name="T16"> </text:span><text:span text:style-name="T15">la</text:span><text:span text:style-name="T16"> </text:span><text:span text:style-name="T15">llamada</text:span><text:span text:style-name="T16"> </text:span><text:span text:style-name="T15">al</text:span><text:span text:style-name="T16"> </text:span><text:span text:style-name="T15">servicio</text:span><text:span text:style-name="T16"> </text:span><text:span text:style-name="T15">web</text:span></text:p>
      <text:p text:style-name="P19"/>
      <text:p text:style-name="P16">&lt;SOAP-ENV:Envelope<text:span text:style-name="T1"> </text:span>xmlns:SOAP-ENV="http://schemas.xmlsoap.org/soap/envelope/"<text:span text:style-name="T1"> </text:span>xmlns:ns1="http://educacio.gencat.cat/agora/seguimiento/"&gt;</text:p>
      <text:p text:style-name="P16"><text:span text:style-name="T1"><text:s text:c="3"/></text:span>&lt;SOAP-ENV:Body&gt;</text:p>
      <text:p text:style-name="P16"><text:span text:style-name="T1"><text:s text:c="6"/></text:span>&lt;ns1:ResultadoDetalleExtendidoResponse&gt;</text:p>
      <text:p text:style-name="P16"><text:span text:style-name="T1"><text:s text:c="9"/></text:span>&lt;ns1:ResultadoDetalleExtendidoResult&gt;</text:p>
      <text:p text:style-name="P16"><text:span text:style-name="T1"><text:s text:c="12"/></text:span>&lt;ns1:Resultado&gt;OK&lt;/ns1:Resultado&gt;</text:p>
      <text:p text:style-name="P16"><text:span text:style-name="T1"><text:s text:c="9"/></text:span>&lt;/ns1:ResultadoDetalleExtendidoResult&gt;</text:p>
      <text:p text:style-name="P16"><text:span text:style-name="T1"><text:s text:c="6"/></text:span>&lt;/ns1:ResultadoDetalleExtendidoResponse&gt;</text:p>
      <text:p text:style-name="P16"><text:span text:style-name="T1"><text:s text:c="3"/></text:span>&lt;/SOAP-ENV:Body&gt;</text:p>
      <text:p text:style-name="P16">&lt;/SOAP-ENV:Envelope&gt;</text:p>
      <text:p text:style-name="P19"><text:soft-page-break/></text:p>
      <text:p text:style-name="P16">(Este<text:span text:style-name="T1"> </text:span>ejemplo<text:span text:style-name="T1"> </text:span>no<text:span text:style-name="T1"> </text:span>es<text:span text:style-name="T1"> </text:span>reproducible,<text:span text:style-name="T1"> </text:span>porque<text:span text:style-name="T1"> </text:span>los<text:span text:style-name="T1"> </text:span>datos<text:span text:style-name="T1"> </text:span>son<text:span text:style-name="T1"> </text:span>únicos<text:span text:style-name="T1"> </text:span>para<text:span text:style-name="T1"> </text:span>cada<text:span text:style-name="T1"> </text:span>ejercicio<text:span text:style-name="T1"> </text:span>de<text:span text:style-name="T1"> </text:span>cada<text:span text:style-name="T1"> </text:span>EVA<text:span text:style-name="T1"> </text:span>que<text:span text:style-name="T1"> </text:span>llame<text:span text:style-name="T1"> </text:span>al<text:span text:style-name="T1"> </text:span>servicio<text:span text:style-name="T1"> </text:span>web)</text:p>
      <text:p text:style-name="P16"/>
      <text:h text:style-name="P74" text:outline-level="3">Definición<text:span text:style-name="T1"> </text:span>WSDL</text:h>
      <text:p text:style-name="P16"/>
      <text:p text:style-name="P24"><text:span text:style-name="T1">La última versión de este WSDL se puede consultar y descargar desde el fichero </text:span><text:span text:style-name="T17">wsSeguimiento.wsdl</text:span><text:span text:style-name="T1"> que se encuentra dentro del apartado WSDL referenciado en la sección Enlaces de interés del presente documento.</text:span></text:p>
      <text:p text:style-name="P16"/>
      <text:p text:style-name="P108"><text:span text:style-name="T12">&lt;?xml</text:span><text:span text:style-name="T13"> </text:span><text:span text:style-name="T9">version="1.0"</text:span><text:span text:style-name="T13"> </text:span><text:span text:style-name="T9">en</text:span><text:span text:style-name="T12">códigong="utf-8"?&gt;</text:span></text:p>
      <text:p text:style-name="P108"><text:span text:style-name="T12">&lt;wsdl:definitions</text:span><text:span text:style-name="T13"> </text:span><text:span text:style-name="T9">xmlns:soap="http://schemas.xmlsoap.org/wsdl/soap/"</text:span><text:span text:style-name="T13"> </text:span><text:span text:style-name="T9">xmlns:tm="http://microsoft.com/wsdl/mime/textMatching/"</text:span><text:span text:style-name="T13"> </text:span><text:span text:style-name="T9">xmlns:soapenc="http://schemas.xmlsoap.org/soap/en</text:span><text:span text:style-name="T12">códigong/"</text:span><text:span text:style-name="T13"> </text:span><text:span text:style-name="T9">xmlns:mime="http://schemas.xmlsoap.org/wsdl/mime/"</text:span><text:span text:style-name="T13"> </text:span><text:span text:style-name="T9">xmlns:tns="http://educacio.gencat.cat/agora/seguimiento/"</text:span><text:span text:style-name="T13"> </text:span><text:span text:style-name="T9">xmlns:s="http://www.w3.org/2001/XMLSchema"</text:span><text:span text:style-name="T13"> </text:span><text:span text:style-name="T9">xmlns:soap12="http://schemas.xmlsoap.org/wsdl/soap12/"</text:span><text:span text:style-name="T13"> </text:span><text:span text:style-name="T9">xmlns:http="http://schemas.xmlsoap.org/wsdl/http/"</text:span><text:span text:style-name="T13"> </text:span><text:span text:style-name="T9">targetNamespace="http://educacio.gencat.cat/agora/seguimiento/"</text:span><text:span text:style-name="T13"> </text:span><text:span text:style-name="T9">xmlns:wsdl="http://schemas.xmlsoap.org/wsdl/"&gt;</text:span></text:p>
      <text:p text:style-name="P109">&lt;wsdl:types&gt;</text:p>
      <text:p text:style-name="P109">&lt;s:schema<text:span text:style-name="T44"> </text:span>elementFormDefault="qualified"<text:span text:style-name="T44"> </text:span>targetNamespace="http://educacio.gencat.cat/agora/seguimiento/"&gt;</text:p>
      <text:p text:style-name="P109">&lt;s:element<text:span text:style-name="T44"> </text:span>name="WSEAuthenticateHeader"<text:span text:style-name="T44"> </text:span>type="tns:WSEAuthenticateHeader"<text:span text:style-name="T44"> </text:span>/&gt;</text:p>
      <text:p text:style-name="P109">&lt;s:complexType<text:span text:style-name="T44"> </text:span>name="WSEAuthenticateHeader"&gt;</text:p>
      <text:p text:style-name="P109">&lt;s:sequence&gt;</text:p>
      <text:p text:style-name="P109">&lt;s:element<text:span text:style-name="T44"> </text:span>minOccurs="0"<text:span text:style-name="T44"> </text:span>maxOccurs="1"<text:span text:style-name="T44"> </text:span>name="User"<text:span text:style-name="T44"> </text:span>type="s:string"<text:span text:style-name="T44"> </text:span>/&gt;</text:p>
      <text:p text:style-name="P109">&lt;s:element<text:span text:style-name="T44"> </text:span>minOccurs="0"<text:span text:style-name="T44"> </text:span>maxOccurs="1"<text:span text:style-name="T44"> </text:span>name="Password"<text:span text:style-name="T44"> </text:span>type="s:string"<text:span text:style-name="T44"> </text:span>/&gt;</text:p>
      <text:p text:style-name="P109">&lt;/s:sequence&gt;</text:p>
      <text:p text:style-name="P109">&lt;s:anyAttribute<text:span text:style-name="T44"> </text:span>/&gt;</text:p>
      <text:p text:style-name="P109">&lt;/s:complexType&gt;</text:p>
      <text:p text:style-name="P109">&lt;s:element<text:span text:style-name="T44"> </text:span>name="ResultadoDetalleExtendido"&gt;</text:p>
      <text:p text:style-name="P109">&lt;s:complexType&gt;</text:p>
      <text:p text:style-name="P109">&lt;s:sequence&gt;</text:p>
      <text:p text:style-name="P109">&lt;s:element<text:span text:style-name="T44"> </text:span>minOccurs="0"<text:span text:style-name="T44"> </text:span>maxOccurs="1"<text:span text:style-name="T44"> </text:span>name="ResultadoExtendido"<text:span text:style-name="T44"> </text:span>type="tns:SeguimientoExtendido"<text:span text:style-name="T44"> </text:span>/&gt;</text:p>
      <text:p text:style-name="P109">&lt;/s:sequence&gt;</text:p>
      <text:p text:style-name="P109">&lt;/s:complexType&gt;</text:p>
      <text:p text:style-name="P109">&lt;/s:element&gt;</text:p>
      <text:p text:style-name="P109">&lt;s:complexType<text:span text:style-name="T44"> </text:span>name="SeguimientoExtendido"&gt;</text:p>
      <text:p text:style-name="P109">&lt;s:sequence&gt;</text:p>
      <text:p text:style-name="P108"><text:span text:style-name="T9">&lt;s:element</text:span><text:span text:style-name="T13"> </text:span><text:span text:style-name="T9">minOccurs="1"</text:span><text:span text:style-name="T13"> </text:span><text:span text:style-name="T9">maxOccurs="1"</text:span><text:span text:style-name="T13"> </text:span><text:span text:style-name="T9">name="id</text:span><text:span text:style-name="T12">Usuario"</text:span><text:span text:style-name="T13"> </text:span><text:span text:style-name="T9">type="s:string"</text:span><text:span text:style-name="T13"> </text:span><text:span text:style-name="T9">/&gt;</text:span></text:p>
      <text:p text:style-name="P109">&lt;s:element<text:span text:style-name="T44"> </text:span>minOccurs="1"<text:span text:style-name="T44"> </text:span>maxOccurs="1"<text:span text:style-name="T44"> </text:span>name="idContenidoLMS"<text:span text:style-name="T44"> </text:span>type="s:string"<text:span text:style-name="T44"> </text:span>/&gt;</text:p>
      <text:p text:style-name="P109">&lt;s:element<text:span text:style-name="T44"> </text:span>minOccurs="1"<text:span text:style-name="T44"> </text:span>maxOccurs="1"<text:span text:style-name="T44"> </text:span>name="idCentro"<text:span text:style-name="T44"> </text:span>type="s:string"<text:span text:style-name="T44"> </text:span>/&gt;</text:p>
      <text:p text:style-name="P108"><text:span text:style-name="T12">&lt;s:element</text:span><text:span text:style-name="T13"> </text:span><text:span text:style-name="T9">minOccurs="0"</text:span><text:span text:style-name="T13"> </text:span><text:span text:style-name="T9">maxOccurs="1"</text:span><text:span text:style-name="T13"> </text:span><text:span text:style-name="T9">name="idUnidad"</text:span><text:span text:style-name="T13"> </text:span><text:span text:style-name="T9">type="s:string"</text:span><text:span text:style-name="T13"> </text:span><text:span text:style-name="T9">/&gt;</text:span></text:p>
      <text:p text:style-name="P109">&lt;s:element<text:span text:style-name="T44"> </text:span>minOccurs="0"<text:span text:style-name="T44"> </text:span>maxOccurs="1"<text:span text:style-name="T44"> </text:span>name="UnidadTitulo"<text:span text:style-name="T44"> </text:span>type="s:string"<text:span text:style-name="T44"> </text:span>/&gt;</text:p>
      <text:p text:style-name="P109">&lt;s:element<text:span text:style-name="T44"> </text:span>minOccurs="0"<text:span text:style-name="T44"> </text:span>maxOccurs="1"<text:span text:style-name="T44"> </text:span>name="UnidadOrden"<text:span text:style-name="T44"> </text:span>type="s:long"<text:span text:style-name="T44"> </text:span>/&gt;</text:p>
      <text:p text:style-name="P109">&lt;s:element<text:span text:style-name="T44"> </text:span>minOccurs="0"<text:span text:style-name="T44"> </text:span>maxOccurs="1"<text:span text:style-name="T44"> </text:span>name="idActividad"<text:span text:style-name="T44"> </text:span>type="s:string"<text:span text:style-name="T44"> </text:span>/&gt;</text:p>
      <text:p text:style-name="P109">&lt;s:element<text:span text:style-name="T44"> </text:span>minOccurs="0"<text:span text:style-name="T44"> </text:span>maxOccurs="1"<text:span text:style-name="T44"> </text:span>name="ActividadTitulo"<text:span text:style-name="T44"> </text:span>type="s:string"<text:span text:style-name="T44"> </text:span>/&gt;</text:p>
      <text:p text:style-name="P109">&lt;s:element<text:span text:style-name="T44"> </text:span>minOccurs="0"<text:span text:style-name="T44"> </text:span>maxOccurs="1"<text:span text:style-name="T44"> </text:span>name="ActividadOrden"<text:span text:style-name="T44"> </text:span>type="s:long"<text:span text:style-name="T44"> </text:span>/&gt;</text:p>
      <text:p text:style-name="P109">&lt;s:element minOccurs="0" maxOccurs="1" name="ForzarGuardar" type="tns:TipoForzarGuardar" /&gt;</text:p>
      <text:p text:style-name="P109">&lt;s:element<text:span text:style-name="T44"> </text:span>minOccurs="0"<text:span text:style-name="T44"> </text:span>maxOccurs="1"<text:span text:style-name="T44"> </text:span>name="Resultado"<text:span text:style-name="T44"> </text:span>type="tns:Resultado"<text:span text:style-name="T44"> </text:span>/&gt;</text:p>
      <text:p text:style-name="P109">&lt;s:element<text:span text:style-name="T44"> </text:span>minOccurs="0"<text:span text:style-name="T44"> </text:span>maxOccurs="1"<text:span text:style-name="T44"> </text:span>name="Detalles"<text:span text:style-name="T44"> </text:span>type="tns:ArrayOfDetalleResultado"<text:span text:style-name="T44"> </text:span>/&gt;</text:p>
      <text:p text:style-name="P109">&lt;s:element<text:span text:style-name="T44"> </text:span>minOccurs="0"<text:span text:style-name="T44"> </text:span>maxOccurs="1"<text:span text:style-name="T44"> </text:span>default="100"<text:span text:style-name="T44"> </text:span>name="SumaPesos"<text:span text:style-name="T44"> </text:span>type="s:long"<text:span text:style-name="T44"> </text:span>/&gt;</text:p>
      <text:p text:style-name="P109">&lt;/s:sequence&gt;</text:p>
      <text:p text:style-name="P109">&lt;/s:complexType&gt;</text:p>
      <text:p text:style-name="P111">&lt;s:simpleType name="TipoForzarGuardar"&gt; </text:p>
      <text:p text:style-name="P111"><text:soft-page-break/>&lt;s:restriction base="s:int"&gt; </text:p>
      <text:p text:style-name="P111">&lt;s:enumeration value="0"/&gt; </text:p>
      <text:p text:style-name="P111">&lt;s:enumeration value="1"/&gt; </text:p>
      <text:p text:style-name="P111">&lt;s:restriction&gt; </text:p>
      <text:p text:style-name="P111">&lt;/s:simpleType&gt;</text:p>
      <text:p text:style-name="P109">&lt;s:complexType<text:span text:style-name="T44"> </text:span>name="Resultado"&gt;</text:p>
      <text:p text:style-name="P109">&lt;s:sequence&gt;</text:p>
      <text:p text:style-name="P109">&lt;s:element<text:span text:style-name="T44"> </text:span>minOccurs="0"<text:span text:style-name="T44"> </text:span>maxOccurs="1"<text:span text:style-name="T44"> </text:span>name="FechaHoraInicio"<text:span text:style-name="T44"> </text:span>type="s:long"<text:span text:style-name="T44"> </text:span>/&gt;</text:p>
      <text:p text:style-name="P109">&lt;s:element<text:span text:style-name="T44"> </text:span>minOccurs="0"<text:span text:style-name="T44"> </text:span>maxOccurs="1"<text:span text:style-name="T44"> </text:span>name="Duracion"<text:span text:style-name="T44"> </text:span>type="s:long"<text:span text:style-name="T44"> </text:span>/&gt;</text:p>
      <text:p text:style-name="P109">&lt;s:element<text:span text:style-name="T44"> </text:span>minOccurs="0"<text:span text:style-name="T44"> </text:span>maxOccurs="1"<text:span text:style-name="T44"> </text:span>name="MaxDuracion"<text:span text:style-name="T44"> </text:span>type="s:long"<text:span text:style-name="T44"> </text:span>/&gt;</text:p>
      <text:p text:style-name="P109">&lt;s:element<text:span text:style-name="T44"> </text:span>minOccurs="0"<text:span text:style-name="T44"> </text:span>maxOccurs="1"<text:span text:style-name="T44"> </text:span>default="0"<text:span text:style-name="T44"> </text:span>name="MinCalificacion"<text:span text:style-name="T44"> </text:span>type="s:double"<text:span text:style-name="T44"> </text:span>/&gt;</text:p>
      <text:p text:style-name="P109">&lt;s:element<text:span text:style-name="T44"> </text:span>minOccurs="0"<text:span text:style-name="T44"> </text:span>maxOccurs="1"<text:span text:style-name="T44"> </text:span>name="Calificacion"<text:span text:style-name="T44"> </text:span>type="s:double"<text:span text:style-name="T44"> </text:span>/&gt;</text:p>
      <text:p text:style-name="P109">&lt;s:element<text:span text:style-name="T44"> </text:span>minOccurs="0"<text:span text:style-name="T44"> </text:span>maxOccurs="1"<text:span text:style-name="T44"> </text:span>default="100"<text:span text:style-name="T44"> </text:span>name="MaxCalificacion"<text:span text:style-name="T44"> </text:span>type="s:double"<text:span text:style-name="T44"> </text:span>/&gt;</text:p>
      <text:p text:style-name="P109">&lt;s:element<text:span text:style-name="T44"> </text:span>minOccurs="0"<text:span text:style-name="T44"> </text:span>maxOccurs="1"<text:span text:style-name="T44"> </text:span>default="1"<text:span text:style-name="T44"> </text:span>name="Intentos"<text:span text:style-name="T44"> </text:span>type="s:int"<text:span text:style-name="T44"> </text:span>/&gt;</text:p>
      <text:p text:style-name="P109">&lt;s:element<text:span text:style-name="T44"> </text:span>minOccurs="0"<text:span text:style-name="T44"> </text:span>maxOccurs="1"<text:span text:style-name="T44"> </text:span>default="1"<text:span text:style-name="T44"> </text:span>name="MaxIntentos"<text:span text:style-name="T44"> </text:span>type="s:int"<text:span text:style-name="T44"> </text:span>/&gt;</text:p>
      <text:p text:style-name="P109">&lt;s:element<text:span text:style-name="T44"> </text:span>minOccurs="0"<text:span text:style-name="T44"> </text:span>maxOccurs="1"<text:span text:style-name="T44"> </text:span>default="FINALIZADO"<text:span text:style-name="T44"> </text:span>name="Estado"<text:span text:style-name="T44"> </text:span>type="tns:TipoEstado"<text:span text:style-name="T44"> </text:span>/&gt;</text:p>
      <text:p text:style-name="P109">&lt;s:element<text:span text:style-name="T44"> </text:span>minOccurs="0"<text:span text:style-name="T44"> </text:span>maxOccurs="1"<text:span text:style-name="T44"> </text:span>name="Observaciones"<text:span text:style-name="T44"> </text:span>type="s:string"<text:span text:style-name="T44"> </text:span>/&gt;</text:p>
      <text:p text:style-name="P109">&lt;s:element<text:span text:style-name="T44"> </text:span>minOccurs="0"<text:span text:style-name="T44"> </text:span>maxOccurs="1"<text:span text:style-name="T44"> </text:span>name="URLVerResultados"<text:span text:style-name="T44"> </text:span>type="s:string"<text:span text:style-name="T44"> </text:span>/&gt;</text:p>
      <text:p text:style-name="P109">&lt;/s:sequence&gt;</text:p>
      <text:p text:style-name="P109">&lt;/s:complexType&gt;</text:p>
      <text:p text:style-name="P109">&lt;s:simpleType<text:span text:style-name="T44"> </text:span>name="TipoEstado"&gt;</text:p>
      <text:p text:style-name="P109">&lt;s:restriction<text:span text:style-name="T44"> </text:span>base="s:string"&gt;</text:p>
      <text:p text:style-name="P109">&lt;s:enumeration<text:span text:style-name="T44"> </text:span>value="NO_INICIADO"<text:span text:style-name="T44"> </text:span>/&gt;</text:p>
      <text:p text:style-name="P109">&lt;s:enumeration<text:span text:style-name="T44"> </text:span>value="INCOMPLETO"<text:span text:style-name="T44"> </text:span>/&gt;</text:p>
      <text:p text:style-name="P109">&lt;s:enumeration<text:span text:style-name="T44"> </text:span>value="FINALIZADO"<text:span text:style-name="T44"> </text:span>/&gt;</text:p>
      <text:p text:style-name="P108"><text:span text:style-name="T12">&lt;s:enumeration</text:span><text:span text:style-name="T13"> </text:span><text:span text:style-name="T9">value="</text:span><text:span text:style-name="T12">POR_CORREGIR"</text:span><text:span text:style-name="T13"> </text:span><text:span text:style-name="T9">/&gt;</text:span></text:p>
      <text:p text:style-name="P108"><text:span text:style-name="T9">&lt;s:enumeration</text:span><text:span text:style-name="T13"> </text:span><text:span text:style-name="T9">value="</text:span><text:span text:style-name="T12">CORREGIDO"</text:span><text:span text:style-name="T13"> </text:span><text:span text:style-name="T9">/&gt;</text:span></text:p>
      <text:p text:style-name="P110">&lt;/s:restriction&gt;</text:p>
      <text:p text:style-name="P110">&lt;/s:simpleType&gt;</text:p>
      <text:p text:style-name="P109"><text:span text:style-name="T45">&lt;s:simpleType</text:span><text:span text:style-name="T44"> </text:span>name="TipoDetalle"&gt;</text:p>
      <text:p text:style-name="P109">&lt;s:restriction<text:span text:style-name="T44"> </text:span>base="s:string"&gt;</text:p>
      <text:p text:style-name="P109">&lt;s:enumeration<text:span text:style-name="T44"> </text:span>value="PREGUNTA"<text:span text:style-name="T44"> </text:span>/&gt;</text:p>
      <text:p text:style-name="P109">&lt;s:enumeration<text:span text:style-name="T44"> </text:span>value="COMPETENCIA"<text:span text:style-name="T44"> </text:span>/&gt;</text:p>
      <text:p text:style-name="P109">&lt;/s:restriction&gt;</text:p>
      <text:p text:style-name="P109">&lt;/s:simpleType&gt;</text:p>
      <text:p text:style-name="P109">&lt;s:complexType<text:span text:style-name="T44"> </text:span>name="ArrayOfDetalleResultado"&gt;</text:p>
      <text:p text:style-name="P109">&lt;s:sequence&gt;</text:p>
      <text:p text:style-name="P109">&lt;s:element<text:span text:style-name="T44"> </text:span>minOccurs="0"<text:span text:style-name="T44"> </text:span>maxOccurs="unbounded"<text:span text:style-name="T44"> </text:span>name="DetalleResultado"<text:span text:style-name="T44"> </text:span>nillable="true"<text:span text:style-name="T44"> </text:span>type="tns:DetalleResultado"<text:span text:style-name="T44"> </text:span>/&gt;</text:p>
      <text:p text:style-name="P109">&lt;/s:sequence&gt;</text:p>
      <text:p text:style-name="P109">&lt;/s:complexType&gt;</text:p>
      <text:p text:style-name="P109">&lt;s:complexType<text:span text:style-name="T44"> </text:span>name="DetalleResultado"&gt;</text:p>
      <text:p text:style-name="P109">&lt;s:sequence&gt;</text:p>
      <text:p text:style-name="P109">&lt;s:element<text:span text:style-name="T44"> </text:span>minOccurs="1"<text:span text:style-name="T44"> </text:span>maxOccurs="1"<text:span text:style-name="T44"> </text:span>name="IdDetalle"<text:span text:style-name="T44"> </text:span>type="s:string"<text:span text:style-name="T44"> </text:span>/&gt;</text:p>
      <text:p text:style-name="P109">&lt;s:element<text:span text:style-name="T44"> </text:span>minOccurs="0"<text:span text:style-name="T44"> </text:span>maxOccurs="1"<text:span text:style-name="T44"> </text:span>name="IdTipoDetalle"<text:span text:style-name="T44"> </text:span>type="tns:TipoDetalle"<text:span text:style-name="T44"> </text:span>/&gt;</text:p>
      <text:p text:style-name="P109">&lt;s:element<text:span text:style-name="T44"> </text:span>minOccurs="0"<text:span text:style-name="T44"> </text:span>maxOccurs="1"<text:span text:style-name="T44"> </text:span>name="Descripcion"<text:span text:style-name="T44"> </text:span>type="s:string"<text:span text:style-name="T44"> </text:span>/&gt;</text:p>
      <text:p text:style-name="P109">&lt;s:element<text:span text:style-name="T44"> </text:span>minOccurs="0"<text:span text:style-name="T44"> </text:span>maxOccurs="1"<text:span text:style-name="T44"> </text:span>name="FechaHoraInicio"<text:span text:style-name="T44"> </text:span>type="s:long"<text:span text:style-name="T44"> </text:span>/&gt;</text:p>
      <text:p text:style-name="P109">&lt;s:element<text:span text:style-name="T44"> </text:span>minOccurs="0"<text:span text:style-name="T44"> </text:span>maxOccurs="1"<text:span text:style-name="T44"> </text:span>name="Duracion"<text:span text:style-name="T44"> </text:span>type="s:long"<text:span text:style-name="T44"> </text:span>/&gt;</text:p>
      <text:p text:style-name="P109">&lt;s:element<text:span text:style-name="T44"> </text:span>minOccurs="0"<text:span text:style-name="T44"> </text:span>maxOccurs="1"<text:span text:style-name="T44"> </text:span>name="MaxDuracion"<text:span text:style-name="T44"> </text:span>type="s:long"<text:span text:style-name="T44"> </text:span>/&gt;</text:p>
      <text:p text:style-name="P109">&lt;s:element<text:span text:style-name="T44"> </text:span>minOccurs="0"<text:span text:style-name="T44"> </text:span>maxOccurs="1"<text:span text:style-name="T44"> </text:span>name="MinCalificacion"<text:span text:style-name="T44"> </text:span>type="s:double"<text:span text:style-name="T44"> </text:span>/&gt;</text:p>
      <text:p text:style-name="P109">&lt;s:element<text:span text:style-name="T44"> </text:span>minOccurs="1"<text:span text:style-name="T44"> </text:span>maxOccurs="1"<text:span text:style-name="T44"> </text:span>name="Calificacion"<text:span text:style-name="T44"> </text:span>type="s:double"<text:span text:style-name="T44"> </text:span>/&gt;</text:p>
      <text:p text:style-name="P109">&lt;s:element<text:span text:style-name="T44"> </text:span>minOccurs="0"<text:span text:style-name="T44"> </text:span>maxOccurs="1"<text:span text:style-name="T44"> </text:span>name="MaxCalificacion"<text:span text:style-name="T44"> </text:span>type="s:double"<text:span text:style-name="T44"> </text:span>/&gt;</text:p>
      <text:p text:style-name="P109">&lt;s:element<text:span text:style-name="T44"> </text:span>minOccurs="0"<text:span text:style-name="T44"> </text:span>maxOccurs="1"<text:span text:style-name="T44"> </text:span>name="Intentos"<text:span text:style-name="T44"> </text:span>type="s:int"<text:span text:style-name="T44"> </text:span>/&gt;</text:p>
      <text:p text:style-name="P109">&lt;s:element<text:span text:style-name="T44"> </text:span>minOccurs="0"<text:span text:style-name="T44"> </text:span>maxOccurs="1"<text:span text:style-name="T44"> </text:span>name="MaxIntentos"<text:span text:style-name="T44"> </text:span>type="s:int"<text:span text:style-name="T44"> </text:span>/&gt;</text:p>
      <text:p text:style-name="P109">&lt;s:element<text:span text:style-name="T44"> </text:span>minOccurs="0"<text:span text:style-name="T44"> </text:span>maxOccurs="1"<text:span text:style-name="T44"> </text:span>default="1"<text:span text:style-name="T44"> </text:span>name="Peso"<text:span text:style-name="T44"> </text:span>type="s:int"<text:span text:style-name="T44"> </text:span>/&gt;</text:p>
      <text:p text:style-name="P109">&lt;s:element<text:span text:style-name="T44"> </text:span>minOccurs="0"<text:span text:style-name="T44"> </text:span>maxOccurs="1"<text:span text:style-name="T44"> </text:span>name="URLVerResultados"<text:span text:style-name="T44"> </text:span>type="s:string"<text:span text:style-name="T44"> </text:span>/&gt;</text:p>
      <text:p text:style-name="P109">&lt;/s:sequence&gt;</text:p>
      <text:p text:style-name="P109">&lt;/s:complexType&gt;</text:p>
      <text:p text:style-name="P109"><text:soft-page-break/>&lt;s:element<text:span text:style-name="T44"> </text:span>name="ResultadoDetalleExtendidoResponse"&gt;</text:p>
      <text:p text:style-name="P109">&lt;s:complexType&gt;</text:p>
      <text:p text:style-name="P109">&lt;s:sequence&gt;</text:p>
      <text:p text:style-name="P109">&lt;s:element<text:span text:style-name="T44"> </text:span>minOccurs="0"<text:span text:style-name="T44"> </text:span>maxOccurs="1"<text:span text:style-name="T44"> </text:span>name="ResultadoDetalleExtendidoResult"<text:span text:style-name="T44"> </text:span>ype="tns:RespuestaResultadoExtendido"<text:span text:style-name="T44"> </text:span>/&gt;</text:p>
      <text:p text:style-name="P109">&lt;/s:sequence&gt;</text:p>
      <text:p text:style-name="P109">&lt;/s:complexType&gt;</text:p>
      <text:p text:style-name="P109">&lt;/s:element&gt;</text:p>
      <text:p text:style-name="P109">&lt;s:complexType<text:span text:style-name="T44"> </text:span>name="RespuestaResultadoExtendido"&gt;</text:p>
      <text:p text:style-name="P109">&lt;s:sequence&gt;</text:p>
      <text:p text:style-name="P109">&lt;s:element<text:span text:style-name="T44"> </text:span>minOccurs="1"<text:span text:style-name="T44"> </text:span>maxOccurs="1"<text:span text:style-name="T44"> </text:span>name="Resultado"<text:span text:style-name="T44"> </text:span>type="tns:TipoResultado"<text:span text:style-name="T44"> </text:span>/&gt;</text:p>
      <text:p text:style-name="P109">&lt;s:element<text:span text:style-name="T44"> </text:span>minOccurs="0"<text:span text:style-name="T44"> </text:span>maxOccurs="1"<text:span text:style-name="T44"> </text:span>name="DetalleError"<text:span text:style-name="T44"> </text:span>type="tns:TipoDetalleError"<text:span text:style-name="T44"> </text:span>/&gt;</text:p>
      <text:p text:style-name="P109">&lt;/s:sequence&gt;</text:p>
      <text:p text:style-name="P109">&lt;/s:complexType&gt;</text:p>
      <text:p text:style-name="P109">&lt;s:simpleType<text:span text:style-name="T44"> </text:span>name="TipoResultado"&gt;</text:p>
      <text:p text:style-name="P109">&lt;s:restriction<text:span text:style-name="T44"> </text:span>base="s:string"&gt;</text:p>
      <text:p text:style-name="P109">&lt;s:enumeration<text:span text:style-name="T44"> </text:span>value="OK"<text:span text:style-name="T44"> </text:span>/&gt;</text:p>
      <text:p text:style-name="P109">&lt;s:enumeration<text:span text:style-name="T44"> </text:span>value="KO"<text:span text:style-name="T44"> </text:span>/&gt;</text:p>
      <text:p text:style-name="P109">&lt;/s:restriction&gt;</text:p>
      <text:p text:style-name="P109">&lt;/s:simpleType&gt;</text:p>
      <text:p text:style-name="P109">&lt;s:complexType<text:span text:style-name="T44"> </text:span>name="TipoDetalleError"&gt;</text:p>
      <text:p text:style-name="P110">&lt;s:sequence&gt;</text:p>
      <text:p text:style-name="P108"><text:span text:style-name="T12">&lt;s:element</text:span><text:span text:style-name="T13"> </text:span><text:span text:style-name="T9">minOccurs="1"</text:span><text:span text:style-name="T13"> </text:span><text:span text:style-name="T9">maxOccurs="1"</text:span><text:span text:style-name="T13"> </text:span><text:span text:style-name="T9">name="</text:span><text:span text:style-name="T12">Código"</text:span><text:span text:style-name="T13"> </text:span><text:span text:style-name="T9">type="s:string"</text:span><text:span text:style-name="T13"> </text:span><text:span text:style-name="T9">/&gt;</text:span></text:p>
      <text:p text:style-name="P109">&lt;s:element<text:span text:style-name="T44"> </text:span>minOccurs="1"<text:span text:style-name="T44"> </text:span>maxOccurs="1"<text:span text:style-name="T44"> </text:span>name="Descripcion"<text:span text:style-name="T44"> </text:span>type="s:string"<text:span text:style-name="T44"> </text:span>/&gt;</text:p>
      <text:p text:style-name="P109">&lt;s:element<text:span text:style-name="T44"> </text:span>minOccurs="1"<text:span text:style-name="T44"> </text:span>maxOccurs="1"<text:span text:style-name="T44"> </text:span>name="Observaciones"<text:span text:style-name="T44"> </text:span>type="s:string"<text:span text:style-name="T44"> </text:span>/&gt;</text:p>
      <text:p text:style-name="P109">&lt;/s:sequence&gt;</text:p>
      <text:p text:style-name="P109">&lt;/s:complexType&gt;</text:p>
      <text:p text:style-name="P109">&lt;/s:schema&gt;</text:p>
      <text:p text:style-name="P110">&lt;/wsdl:types&gt;</text:p>
      <text:p text:style-name="P109"><text:span text:style-name="T45">&lt;wsdl:message</text:span><text:span text:style-name="T44"> </text:span>name="ResultadoDetalleExtendidoWSEAuthenticateHeader"&gt;</text:p>
      <text:p text:style-name="P109">&lt;wsdl:part<text:span text:style-name="T44"> </text:span>name="WSEAuthenticateHeader"<text:span text:style-name="T44"> </text:span>element="tns:WSEAuthenticateHeader"<text:span text:style-name="T44"> </text:span>/&gt;</text:p>
      <text:p text:style-name="P109">&lt;/wsdl:message&gt;</text:p>
      <text:p text:style-name="P109">&lt;wsdl:message<text:span text:style-name="T44"> </text:span>name="ResultadoDetalleExtendidoSoapIn"&gt;</text:p>
      <text:p text:style-name="P109">&lt;wsdl:part<text:span text:style-name="T44"> </text:span>name="parameters"<text:span text:style-name="T44"> </text:span>element="tns:ResultadoDetalleExtendido"<text:span text:style-name="T44"> </text:span>/&gt;</text:p>
      <text:p text:style-name="P109">&lt;/wsdl:message&gt;</text:p>
      <text:p text:style-name="P109">&lt;wsdl:message<text:span text:style-name="T44"> </text:span>name="ResultadoDetalleExtendidoSoapOut"&gt;</text:p>
      <text:p text:style-name="P109">&lt;wsdl:part<text:span text:style-name="T44"> </text:span>name="parameters"<text:span text:style-name="T44"> </text:span>element="tns:ResultadoDetalleExtendidoResponse"<text:span text:style-name="T44"> </text:span>/&gt;</text:p>
      <text:p text:style-name="P109">&lt;/wsdl:message&gt;</text:p>
      <text:p text:style-name="P109">&lt;wsdl:portType<text:span text:style-name="T44"> </text:span>name="SeguimientoSoap"&gt;</text:p>
      <text:p text:style-name="P109">&lt;wsdl:operation<text:span text:style-name="T44"> </text:span>name="ResultadoDetalleExtendido"&gt;</text:p>
      <text:p text:style-name="P109">&lt;wsdl:input<text:span text:style-name="T44"> </text:span>message="tns:ResultadoDetalleExtendidoSoapIn"<text:span text:style-name="T44"> </text:span>/&gt;</text:p>
      <text:p text:style-name="P109">&lt;wsdl:output<text:span text:style-name="T44"> </text:span>message="tns:ResultadoDetalleExtendidoSoapOut"<text:span text:style-name="T44"> </text:span>/&gt;</text:p>
      <text:p text:style-name="P109">&lt;/wsdl:operation&gt;</text:p>
      <text:p text:style-name="P109">&lt;/wsdl:portType&gt;</text:p>
      <text:p text:style-name="P109">&lt;wsdl:binding<text:span text:style-name="T44"> </text:span>name="SeguimientoSoap"<text:span text:style-name="T44"> </text:span>type="tns:SeguimientoSoap"&gt;</text:p>
      <text:p text:style-name="P109">&lt;soap:binding<text:span text:style-name="T44"> </text:span>transport="http://schemas.xmlsoap.org/soap/http"<text:span text:style-name="T44"> </text:span>/&gt;</text:p>
      <text:p text:style-name="P109">&lt;wsdl:operation<text:span text:style-name="T44"> </text:span>name="ResultadoDetalleExtendido"&gt;</text:p>
      <text:p text:style-name="P109">&lt;soap:operation<text:span text:style-name="T44"> </text:span>soapAction="http://educacio.gencat.cat/agora/seguimiento/ResultadoDetalleExtendido"<text:span text:style-name="T44"> </text:span>style="document"<text:span text:style-name="T44"> </text:span>/&gt;</text:p>
      <text:p text:style-name="P109">&lt;wsdl:input&gt;</text:p>
      <text:p text:style-name="P109">&lt;soap:body<text:span text:style-name="T44"> </text:span>use="literal"<text:span text:style-name="T44"> </text:span>/&gt;</text:p>
      <text:p text:style-name="P109">&lt;soap:header<text:span text:style-name="T44"> </text:span>message="tns:ResultadoDetalleExtendidoWSEAuthenticateHeader"<text:span text:style-name="T44"> </text:span>part="WSEAuthenticateHeader"<text:span text:style-name="T44"> </text:span>use="literal"<text:span text:style-name="T44"> </text:span>/&gt;</text:p>
      <text:p text:style-name="P109">&lt;/wsdl:input&gt;</text:p>
      <text:p text:style-name="P109">&lt;wsdl:output&gt;</text:p>
      <text:p text:style-name="P109">&lt;soap:body<text:span text:style-name="T44"> </text:span>use="literal"<text:span text:style-name="T44"> </text:span>/&gt;</text:p>
      <text:p text:style-name="P109">&lt;/wsdl:output&gt;</text:p>
      <text:p text:style-name="P109">&lt;/wsdl:operation&gt;</text:p>
      <text:p text:style-name="P109">&lt;/wsdl:binding&gt;</text:p>
      <text:p text:style-name="P109">&lt;wsdl:binding<text:span text:style-name="T44"> </text:span>name="SeguimientoSoap12"<text:span text:style-name="T44"> </text:span>type="tns:SeguimientoSoap"&gt;</text:p>
      <text:p text:style-name="P109">&lt;soap12:binding<text:span text:style-name="T44"> </text:span>transport="http://schemas.xmlsoap.org/soap/http"<text:span text:style-name="T44"> </text:span>/&gt;</text:p>
      <text:p text:style-name="P109"><text:soft-page-break/>&lt;wsdl:operation<text:span text:style-name="T44"> </text:span>name="ResultadoDetalleExtendido"&gt;</text:p>
      <text:p text:style-name="P109">&lt;soap12:operation<text:span text:style-name="T44"> </text:span>soapAction="http://educacio.gencat.cat/agora/seguimiento/ResultadoDetalleExtendido"<text:span text:style-name="T44"> </text:span>style="document"<text:span text:style-name="T44"> </text:span>/&gt;</text:p>
      <text:p text:style-name="P109">&lt;wsdl:input&gt;</text:p>
      <text:p text:style-name="P109">&lt;soap12:body<text:span text:style-name="T44"> </text:span>use="literal"<text:span text:style-name="T44"> </text:span>/&gt;</text:p>
      <text:p text:style-name="P109">&lt;soap12:header<text:span text:style-name="T44"> </text:span>message="tns:ResultadoDetalleExtendidoWSEAuthenticateHeader"<text:span text:style-name="T44"> </text:span>part="WSEAuthenticateHeader"<text:span text:style-name="T44"> </text:span>use="literal"<text:span text:style-name="T44"> </text:span>/&gt;</text:p>
      <text:p text:style-name="P109">&lt;/wsdl:input&gt;</text:p>
      <text:p text:style-name="P109">&lt;wsdl:output&gt;</text:p>
      <text:p text:style-name="P109">&lt;soap12:body<text:span text:style-name="T44"> </text:span>use="literal"<text:span text:style-name="T44"> </text:span>/&gt;</text:p>
      <text:p text:style-name="P109">&lt;/wsdl:output&gt;</text:p>
      <text:p text:style-name="P109">&lt;/wsdl:operation&gt;</text:p>
      <text:p text:style-name="P109">&lt;/wsdl:binding&gt;</text:p>
      <text:p text:style-name="P109">&lt;wsdl:service<text:span text:style-name="T44"> </text:span>name="Seguimiento"&gt;</text:p>
      <text:p text:style-name="P109">&lt;wsdl:port<text:span text:style-name="T44"> </text:span>name="SeguimientoSoap"<text:span text:style-name="T44"> </text:span>binding="tns:SeguimientoSoap"&gt;</text:p>
      <text:p text:style-name="P108"><text:span text:style-name="T9">&lt;soap:address</text:span><text:span text:style-name="T13"> </text:span><text:span text:style-name="T9">location="http://localhost/TAC/</text:span><text:span text:style-name="T12">Marsupial/mod/rcontent/WebServices/WsSeguimiento/wsSeguimiento.php"</text:span><text:span text:style-name="T13"> </text:span><text:span text:style-name="T9">/&gt;</text:span></text:p>
      <text:p text:style-name="P109">&lt;/wsdl:port&gt;</text:p>
      <text:p text:style-name="P109">&lt;wsdl:port<text:span text:style-name="T44"> </text:span>name="SeguimientoSoap12"<text:span text:style-name="T44"> </text:span>binding="tns:SeguimientoSoap12"&gt;</text:p>
      <text:p text:style-name="P108"><text:span text:style-name="T9">&lt;soap12:address</text:span><text:span text:style-name="T13"> </text:span><text:span text:style-name="T9">location="http://localhost/TAC/</text:span><text:span text:style-name="T12">Marsupial/mod/rcontent/WebServices/WsSeguimiento/wsSeguimiento.php"</text:span><text:span text:style-name="T13"> </text:span><text:span text:style-name="T9">/&gt;</text:span></text:p>
      <text:p text:style-name="P109">&lt;/wsdl:port&gt;</text:p>
      <text:p text:style-name="P109">&lt;/wsdl:service&gt;</text:p>
      <text:p text:style-name="P47"><text:span text:style-name="T48">&lt;/wsdl:definitions&gt;</text:span><text:span text:style-name="T29"><text:tab/><text:tab/></text:span></text:p>
      <text:p text:style-name="P16"/>
      <text:p text:style-name="P12"/>
      <text:h text:style-name="P112" text:outline-level="1">IMPLEMENTACIÓN<text:span text:style-name="T1"> </text:span>DE<text:span text:style-name="T1"> </text:span>LA<text:span text:style-name="T1"> </text:span>PLATAFORMA<text:span text:style-name="T1"> </text:span>MARSUPIAL</text:h>
      <text:p text:style-name="Standard"><text:span text:style-name="T21">En</text:span><text:span text:style-name="T22"> </text:span><text:span text:style-name="T21">La</text:span><text:span text:style-name="T22"> </text:span><text:span text:style-name="T21">Farga</text:span><text:span text:style-name="T22"> </text:span><text:span text:style-name="T21">en</text:span><text:span text:style-name="T22"> </text:span><text:span text:style-name="T21">la</text:span><text:span text:style-name="T22"> </text:span><text:span text:style-name="T21">url</text:span><text:span text:style-name="T22"> </text:span><text:a xlink:type="simple" xlink:href="http://projectes.lafarga.cat/projects/marsupial"><text:span text:style-name="Internet_20_link"><text:span text:style-name="T21">http://projectes.lafarga.cat/projects/Marsupial</text:span></text:span></text:a><text:span text:style-name="T22"> </text:span><text:span text:style-name="T21">se</text:span><text:span text:style-name="T22"> </text:span><text:span text:style-name="T21">puede</text:span><text:span text:style-name="T22"> </text:span><text:span text:style-name="T21">encontrar:</text:span></text:p>
      <text:list xml:id="list195329293" text:style-name="WW8Num4">
        <text:list-item>
          <text:p text:style-name="P93">Los<text:span text:style-name="T1"> </text:span>WSDL<text:span text:style-name="T1"> </text:span>de<text:span text:style-name="T1"> </text:span>los<text:span text:style-name="T1"> </text:span>servicios<text:span text:style-name="T1"> </text:span>webs<text:span text:style-name="T1"> </text:span>definidos<text:span text:style-name="T1"> </text:span>en<text:span text:style-name="T1"> </text:span>el<text:span text:style-name="T1"> </text:span>protocolo.</text:p>
        </text:list-item>
        <text:list-item>
          <text:p text:style-name="P93">El<text:span text:style-name="T1"> </text:span>código<text:span text:style-name="T1"> </text:span>fuente<text:span text:style-name="T1"> </text:span>de<text:span text:style-name="T1"> </text:span>una<text:span text:style-name="T1"> </text:span>implementació<text:span text:style-name="T1"> </text:span>para<text:span text:style-name="T1"> </text:span>moodle<text:span text:style-name="T1"> </text:span>1.9.9<text:span text:style-name="T1"> </text:span>y<text:span text:style-name="T1"> </text:span>Àgora-moodle<text:span text:style-name="T1"> </text:span>de<text:span text:style-name="T1"> </text:span>la<text:span text:style-name="T1"> </text:span>parte<text:span text:style-name="T1"> </text:span>del<text:span text:style-name="T1"> </text:span>EVA<text:span text:style-name="T1"> </text:span>compuesta<text:span text:style-name="T1"> </text:span>por<text:span text:style-name="T1"> 4 </text:span>módulos:<text:span text:style-name="T1"> </text:span>rcommon,<text:span text:style-name="T1"> </text:span>rscorm,<text:span text:style-name="T1"> </text:span>rcontent y<text:span text:style-name="T1"> </text:span>mybooks.</text:p>
        </text:list-item>
        <text:list-item>
          <text:p text:style-name="P93">Manual<text:span text:style-name="T1"> </text:span>de<text:span text:style-name="T1"> </text:span>usuario<text:span text:style-name="T1"> </text:span>y<text:span text:style-name="T1"> </text:span>del<text:span text:style-name="T1"> </text:span>administrador<text:span text:style-name="T1"> </text:span>para<text:span text:style-name="T1"> </text:span>la<text:span text:style-name="T1"> </text:span>implementación<text:span text:style-name="T1"> </text:span>de<text:span text:style-name="T1"> </text:span>la<text:span text:style-name="T1"> </text:span>parte<text:span text:style-name="T1"> </text:span>del<text:span text:style-name="T1"> </text:span>EVA<text:span text:style-name="T1"> </text:span>para<text:span text:style-name="T1"> </text:span>moodle<text:span text:style-name="T1"> </text:span>1.9.9<text:span text:style-name="T1"> </text:span>y<text:span text:style-name="T1"> </text:span>Àgora-moodle.</text:p>
        </text:list-item>
        <text:list-item>
          <text:p text:style-name="P93">El<text:span text:style-name="T1"> </text:span>código<text:span text:style-name="T1"> </text:span>fuente<text:span text:style-name="T1"> </text:span>de<text:span text:style-name="T1"> </text:span>una<text:span text:style-name="T1"> </text:span>implementación<text:span text:style-name="T1"> </text:span>en<text:span text:style-name="T1"> </text:span>PHP<text:span text:style-name="T1"> </text:span>de<text:span text:style-name="T1"> </text:span>la<text:span text:style-name="T1"> </text:span>parte<text:span text:style-name="T1"> </text:span>de<text:span text:style-name="T1"> </text:span>la<text:span text:style-name="T1"> </text:span>Editorial<text:span text:style-name="T1"> </text:span>que<text:span text:style-name="T1"> </text:span>se<text:span text:style-name="T1"> </text:span>llama<text:span text:style-name="T1"> </text:span>Simulador<text:span text:style-name="T1"> </text:span>Editorial<text:span text:style-name="T1"> </text:span>Marsupial<text:span text:style-name="T1"> </text:span>(MPS-<text:span text:style-name="T1"> </text:span>Marsupial<text:span text:style-name="T1"> </text:span>Publisher<text:span text:style-name="T1"> </text:span>Simulator).</text:p>
        </text:list-item>
        <text:list-item>
          <text:p text:style-name="P93">Juego<text:span text:style-name="T1"> </text:span>de<text:span text:style-name="T1"> </text:span>pruebas<text:span text:style-name="T1"> </text:span>para<text:span text:style-name="T1"> </text:span>hacer<text:span text:style-name="T1"> </text:span>pruebas<text:span text:style-name="T1"> </text:span>con<text:span text:style-name="T1"> </text:span>el<text:span text:style-name="T1"> </text:span>Simulador<text:span text:style-name="T1"> </text:span>Editorial.</text:p>
        </text:list-item>
      </text:list>
      <text:p text:style-name="P16"/>
      <text:p text:style-name="Standard"><text:span text:style-name="T21">También</text:span><text:span text:style-name="T22"> </text:span><text:span text:style-name="T21">se</text:span><text:span text:style-name="T22"> </text:span><text:span text:style-name="T21">puede</text:span><text:span text:style-name="T22"> </text:span><text:span text:style-name="T21">encontrar</text:span><text:span text:style-name="T22"> </text:span><text:span text:style-name="T21">en</text:span><text:span text:style-name="T22"> </text:span><text:span text:style-name="T21">la</text:span><text:span text:style-name="T22"> </text:span><text:span text:style-name="T21">url</text:span><text:span text:style-name="T22"> </text:span><text:a xlink:type="simple" xlink:href="http://mps-xtec.educat1x1.cat/"><text:span text:style-name="Internet_20_link"><text:span text:style-name="T21">http://mps-xtec.educat1x1.cat</text:span></text:span></text:a><text:span text:style-name="T22"> </text:span><text:span text:style-name="T21">una</text:span><text:span text:style-name="T22"> </text:span><text:span text:style-name="T21">instalación</text:span><text:span text:style-name="T22"> </text:span><text:span text:style-name="T21">del</text:span><text:span text:style-name="T22"> </text:span><text:span text:style-name="T21">Simulador</text:span><text:span text:style-name="T22"> </text:span><text:span text:style-name="T21">Editorial</text:span><text:span text:style-name="T22"> </text:span><text:span text:style-name="T21">para</text:span><text:span text:style-name="T22"> </text:span><text:span text:style-name="T21">que</text:span><text:span text:style-name="T22"> </text:span><text:span text:style-name="T21">se</text:span><text:span text:style-name="T22"> </text:span><text:span text:style-name="T21">puedan</text:span><text:span text:style-name="T22"> </text:span><text:span text:style-name="T21">hacer</text:span><text:span text:style-name="T22"> </text:span><text:span text:style-name="T21">pruebas.</text:span><text:span text:style-name="T22"> </text:span></text:p>
      <text:p text:style-name="P16">Las<text:span text:style-name="T1"> </text:span>urls<text:span text:style-name="T1"> </text:span>de<text:span text:style-name="T1"> </text:span>los<text:span text:style-name="T1"> </text:span>servicios<text:span text:style-name="T1"> </text:span>web<text:span text:style-name="T1"> </text:span>de<text:span text:style-name="T1"> </text:span>esta<text:span text:style-name="T1"> </text:span>instalación<text:span text:style-name="T1"> </text:span>son:</text:p>
      <text:list xml:id="list1397287315" text:style-name="WW8Num13">
        <text:list-item>
          <text:p text:style-name="P94">Estructura<text:span text:style-name="T1"> </text:span>del<text:span text:style-name="T1"> </text:span>libro:</text:p>
        </text:list-item>
      </text:list>
      <text:p text:style-name="P46"><text:a xlink:type="simple" xlink:href="http://mps-xtec.educat1x1.cat/ws/wsBooksStructure/wsBooksStructure.php?wsdl"><text:span text:style-name="Internet_20_link"><text:span text:style-name="T25">http://mps-xtec.educat1x1.cat/ws/wsBooksStructure/wsBooksStructure.php</text:span></text:span></text:a></text:p>
      <text:p text:style-name="P19"/>
      <text:list xml:id="list2041657384" text:continue-numbering="true" text:style-name="WW8Num13">
        <text:list-item>
          <text:p text:style-name="P94">Autenticación/Autoritzación:</text:p>
        </text:list-item>
      </text:list>
      <text:p text:style-name="P46"><text:a xlink:type="simple" xlink:href="http://mps-xtec.educat1x1.cat/ws/wsAuthentication/wsAuthentication.php"><text:span text:style-name="Internet_20_link"><text:span text:style-name="T25">http://mps-xtec.educat1x1.cat/ws/wsAuthentication/wsAuthentication.php</text:span></text:span></text:a></text:p>
      <text:p text:style-name="P16"/>
      <text:h text:style-name="P122" text:outline-level="2">Preguntes<text:span text:style-name="T1"> </text:span>frecuentes</text:h>
      <text:h text:style-name="P74" text:outline-level="3">Sobre<text:span text:style-name="T1"> </text:span>la<text:span text:style-name="T1"> </text:span>codificación</text:h>
      <text:list xml:id="list1193464111" text:style-name="WW8Num30">
        <text:list-item>
          <text:p text:style-name="P95">¿Qué<text:span text:style-name="T1"> </text:span>codificación<text:span text:style-name="T1"> </text:span>deben<text:span text:style-name="T1"> </text:span>seguir<text:span text:style-name="T1"> </text:span>los<text:span text:style-name="T1"> </text:span>servicios<text:span text:style-name="T1"> </text:span>web<text:span text:style-name="T1"> </text:span>y<text:span text:style-name="T1"> </text:span>los<text:span text:style-name="T1"> </text:span>contenidos?<text:span text:style-name="T1"> </text:span></text:p>
        </text:list-item>
      </text:list>
      <text:p text:style-name="P44">UTF-8</text:p>
      <text:h text:style-name="P74" text:outline-level="3">Sobre<text:span text:style-name="T1"> </text:span>el<text:span text:style-name="T1"> </text:span>acceso<text:span text:style-name="T1"> </text:span>a<text:span text:style-name="T1"> </text:span>los<text:span text:style-name="T1"> </text:span>contenidos</text:h>
      <text:list xml:id="list1422498647" text:continue-numbering="true" text:style-name="WW8Num30">
        <text:list-item>
          <text:p text:style-name="P95">Si<text:span text:style-name="T1"> </text:span>se<text:span text:style-name="T1"> </text:span>ha<text:span text:style-name="T1"> </text:span>puesto<text:span text:style-name="T1"> </text:span>el<text:span text:style-name="T1"> </text:span>enlace<text:span text:style-name="T1"> </text:span>en<text:span text:style-name="T1"> </text:span>el<text:span text:style-name="T1"> </text:span>EVA<text:span text:style-name="T1"> </text:span>a<text:span text:style-name="T1"> </text:span>nivel<text:span text:style-name="T1"> </text:span>de<text:span text:style-name="T1"> </text:span>libro,<text:span text:style-name="T1"> </text:span>¿A<text:span text:style-name="T1"> </text:span>qué<text:span text:style-name="T1"> </text:span>contenidos<text:span text:style-name="T1"> </text:span>se<text:span text:style-name="T1"> </text:span>puede<text:span text:style-name="T1"> </text:span>acceder<text:span text:style-name="T1"> </text:span>desde<text:span text:style-name="T1"> </text:span>dicho<text:span text:style-name="T1"> </text:span>enlace?<text:span text:style-name="T1"> </text:span></text:p>
        </text:list-item>
      </text:list>
      <text:p text:style-name="P44">Desde<text:span text:style-name="T1"> </text:span>el<text:span text:style-name="T1"> </text:span>enlace<text:span text:style-name="T1"> </text:span>en<text:span text:style-name="T1"> </text:span>el<text:span text:style-name="T1"> </text:span>EVA,<text:span text:style-name="T1"> </text:span>el<text:span text:style-name="T1"> </text:span>usuario<text:span text:style-name="T1"> </text:span>puede<text:span text:style-name="T1"> </text:span>acceder<text:span text:style-name="T1"> </text:span>a<text:span text:style-name="T1"> </text:span>cualquier<text:span text:style-name="T1"> </text:span>contenido<text:span text:style-name="T1"> </text:span>de<text:span text:style-name="T1"> </text:span>dicho<text:span text:style-name="T1"> </text:span>libro,<text:span text:style-name="T1"> </text:span>y<text:span text:style-name="T1"> </text:span>a<text:span text:style-name="T1"> </text:span>todas<text:span text:style-name="T1"> </text:span>sus<text:span text:style-name="T1"> </text:span>unidades<text:span text:style-name="T1"> </text:span>y<text:span text:style-name="T1"> </text:span>actividades,<text:span text:style-name="T1"> </text:span>si<text:span text:style-name="T1"> </text:span>tiene.</text:p>
      <text:p text:style-name="P44"/>
      <text:list xml:id="list1692728787" text:continue-numbering="true" text:style-name="WW8Num30">
        <text:list-item>
          <text:p text:style-name="P95">Si<text:span text:style-name="T1"> </text:span>se<text:span text:style-name="T1"> </text:span>ha<text:span text:style-name="T1"> </text:span>puesto<text:span text:style-name="T1"> </text:span>el<text:span text:style-name="T1"> </text:span>enlace<text:span text:style-name="T1"> </text:span>en<text:span text:style-name="T1"> </text:span>el<text:span text:style-name="T1"> </text:span>EVA<text:span text:style-name="T1"> </text:span>a<text:span text:style-name="T1"> </text:span>nivel<text:span text:style-name="T1"> </text:span>de<text:span text:style-name="T1"> </text:span>unidad,<text:span text:style-name="T1"> </text:span>¿A<text:span text:style-name="T1"> </text:span>qué<text:span text:style-name="T1"> </text:span>contenidos<text:span text:style-name="T1"> </text:span>se<text:span text:style-name="T1"> </text:span>puede<text:span text:style-name="T1"> </text:span>acceder<text:span text:style-name="T1"> </text:span>desde<text:span text:style-name="T1"> </text:span>dicho<text:span text:style-name="T1"> </text:span>enlace?<text:span text:style-name="T1"> </text:span></text:p>
        </text:list-item>
      </text:list>
      <text:p text:style-name="P44">Desde<text:span text:style-name="T1"> </text:span>el<text:span text:style-name="T1"> </text:span>enlace<text:span text:style-name="T1"> </text:span>en<text:span text:style-name="T1"> </text:span>el<text:span text:style-name="T1"> </text:span>EVA,<text:span text:style-name="T1"> </text:span>el<text:span text:style-name="T1"> </text:span>usuario<text:span text:style-name="T1"> </text:span>sólo<text:span text:style-name="T1"> </text:span>puede<text:span text:style-name="T1"> </text:span>acceder<text:span text:style-name="T1"> </text:span>a<text:span text:style-name="T1"> </text:span>los<text:span text:style-name="T1"> </text:span>contenidos<text:span text:style-name="T1"> </text:span>de<text:span text:style-name="T1"> </text:span>esa<text:span text:style-name="T1"> </text:span>unidad.<text:span text:style-name="T1"> </text:span>Si<text:span text:style-name="T1"> </text:span>la<text:span text:style-name="T1"> </text:span>unidad<text:span text:style-name="T1"> </text:span>tuviera<text:span text:style-name="T1"> </text:span>actividades,<text:span text:style-name="T1"> </text:span>también<text:span text:style-name="T1"> </text:span>se<text:span text:style-name="T1"> </text:span>podría<text:span text:style-name="T1"> </text:span>acceder<text:span text:style-name="T1"> </text:span>a<text:span text:style-name="T1"> </text:span>las<text:span text:style-name="T1"> </text:span>mismas.</text:p>
      <text:p text:style-name="P44"/>
      <text:list xml:id="list1349345127" text:continue-numbering="true" text:style-name="WW8Num30">
        <text:list-item>
          <text:p text:style-name="P95">Si<text:span text:style-name="T1"> </text:span>se<text:span text:style-name="T1"> </text:span>ha<text:span text:style-name="T1"> </text:span>puesto<text:span text:style-name="T1"> </text:span>el<text:span text:style-name="T1"> </text:span>enlace<text:span text:style-name="T1"> </text:span>en<text:span text:style-name="T1"> </text:span>el<text:span text:style-name="T1"> </text:span>EVA<text:span text:style-name="T1"> </text:span>a<text:span text:style-name="T1"> </text:span>nivel<text:span text:style-name="T1"> </text:span>de<text:span text:style-name="T1"> </text:span>actividad,<text:span text:style-name="T1"> </text:span>¿A<text:span text:style-name="T1"> </text:span>qué<text:span text:style-name="T1"> </text:span>contenidos<text:span text:style-name="T1"> </text:span>se<text:span text:style-name="T1"> </text:span>puede<text:span text:style-name="T1"> </text:span>acceder<text:span text:style-name="T1"> </text:span>desde<text:span text:style-name="T1"> </text:span>dicho<text:span text:style-name="T1"> </text:span>enlace?<text:span text:style-name="T1"> </text:span></text:p>
        </text:list-item>
      </text:list>
      <text:p text:style-name="P44">Desde<text:span text:style-name="T1"> </text:span>el<text:span text:style-name="T1"> </text:span>enlace<text:span text:style-name="T1"> </text:span>en<text:span text:style-name="T1"> </text:span>el<text:span text:style-name="T1"> </text:span>EVA,<text:span text:style-name="T1"> </text:span>el<text:span text:style-name="T1"> </text:span>usuario<text:span text:style-name="T1"> </text:span>sólo<text:span text:style-name="T1"> </text:span>puede<text:span text:style-name="T1"> </text:span>acceder<text:span text:style-name="T1"> </text:span>a<text:span text:style-name="T1"> </text:span>los<text:span text:style-name="T1"> </text:span>contenidos<text:span text:style-name="T1"> </text:span>de<text:span text:style-name="T1"> </text:span>esa<text:span text:style-name="T1"> </text:span>actividad.</text:p>
      <text:p text:style-name="P16"/>
      <text:h text:style-name="P74" text:outline-level="3">Sobre<text:span text:style-name="T1"> </text:span>los<text:span text:style-name="T1"> </text:span>resultados<text:span text:style-name="T1"> </text:span>que<text:span text:style-name="T1"> </text:span>se<text:span text:style-name="T1"> </text:span>guardan<text:span text:style-name="T1"> </text:span>en<text:span text:style-name="T1"> </text:span>el<text:span text:style-name="T1"> </text:span>EVA</text:h>
      <text:list xml:id="list1099930268" text:continue-numbering="true" text:style-name="WW8Num30">
        <text:list-item>
          <text:p text:style-name="P95">Para<text:span text:style-name="T1"> </text:span>los<text:span text:style-name="T1"> </text:span>contenidos<text:span text:style-name="T1"> </text:span>webcontent,<text:span text:style-name="T1"> </text:span>¿Qué<text:span text:style-name="T1"> </text:span>resultados<text:span text:style-name="T1"> </text:span>se<text:span text:style-name="T1"> </text:span>guardan<text:span text:style-name="T1"> </text:span>en<text:span text:style-name="T1"> </text:span>el<text:span text:style-name="T1"> </text:span>EVA<text:span text:style-name="T1"> </text:span>para<text:span text:style-name="T1"> </text:span>un<text:span text:style-name="T1"> </text:span>enlace<text:span text:style-name="T1"> </text:span>que<text:span text:style-name="T1"> </text:span>se<text:span text:style-name="T1"> </text:span>haya<text:span text:style-name="T1"> </text:span>puesto<text:span text:style-name="T1"> </text:span>a<text:span text:style-name="T1"> </text:span>nivel<text:span text:style-name="T1"> </text:span>de<text:span text:style-name="T1"> </text:span>libro?<text:span text:style-name="T1"> </text:span></text:p>
        </text:list-item>
      </text:list>
      <text:p text:style-name="P44">Los<text:span text:style-name="T1"> </text:span>resultados<text:span text:style-name="T1"> </text:span>se<text:span text:style-name="T1"> </text:span>guardan<text:span text:style-name="T1"> </text:span>a<text:span text:style-name="T1"> </text:span>nivel<text:span text:style-name="T1"> </text:span>de<text:span text:style-name="T1"> </text:span>ese<text:span text:style-name="T1"> </text:span>libro,<text:span text:style-name="T1"> </text:span>sus<text:span text:style-name="T1"> </text:span>unidades<text:span text:style-name="T1"> </text:span>y<text:span text:style-name="T1"> </text:span>sus<text:span text:style-name="T1"> </text:span>actividades,<text:span text:style-name="T1"> </text:span>si<text:span text:style-name="T1"> </text:span>se<text:span text:style-name="T1"> </text:span>envían<text:span text:style-name="T1"> </text:span>por<text:span text:style-name="T1"> </text:span>el<text:span text:style-name="T1"> </text:span>servicio<text:span text:style-name="T1"> </text:span>web<text:span text:style-name="T1"> </text:span>de<text:span text:style-name="T1"> </text:span>seguimiento.<text:span text:style-name="T1"> </text:span>Estos<text:span text:style-name="T1"> </text:span>resultados<text:span text:style-name="T1"> </text:span>se<text:span text:style-name="T1"> </text:span>pueden<text:span text:style-name="T1"> </text:span>consultar<text:span text:style-name="T1"> </text:span>en<text:span text:style-name="T1"> </text:span>el<text:span text:style-name="T1"> </text:span>informe<text:span text:style-name="T1"> </text:span>de<text:span text:style-name="T1"> </text:span>resultados<text:span text:style-name="T1"> </text:span>de<text:span text:style-name="T1"> </text:span>webcontent<text:span text:style-name="T1"> </text:span>en<text:span text:style-name="T1"> </text:span>el<text:span text:style-name="T1"> </text:span>curso<text:span text:style-name="T1"> </text:span>en<text:span text:style-name="T1"> </text:span>el<text:span text:style-name="T1"> </text:span>que<text:span text:style-name="T1"> </text:span>esté<text:span text:style-name="T1"> </text:span>puesto<text:span text:style-name="T1"> </text:span>el<text:span text:style-name="T1"> </text:span>enlace<text:span text:style-name="T1"> </text:span>a<text:span text:style-name="T1"> </text:span>nivel<text:span text:style-name="T1"> </text:span>de<text:span text:style-name="T1"> </text:span>libro.<text:span text:style-name="T1"> </text:span>Sin<text:span text:style-name="T1"> </text:span>embargo,<text:span text:style-name="T1"> </text:span>en<text:span text:style-name="T1"> </text:span>el<text:span text:style-name="T1"> </text:span>libro<text:span text:style-name="T1"> </text:span>de<text:span text:style-name="T1"> </text:span>calificaciones<text:span text:style-name="T1"> </text:span>del<text:span text:style-name="T1"> </text:span>curso<text:span text:style-name="T1"> </text:span>sólo<text:span text:style-name="T1"> </text:span>se<text:span text:style-name="T1"> </text:span>verá<text:span text:style-name="T1"> </text:span>el<text:span text:style-name="T1"> </text:span>resultado<text:span text:style-name="T1"> </text:span>a<text:span text:style-name="T1"> </text:span>nivel<text:span text:style-name="T1"> </text:span>de<text:span text:style-name="T1"> </text:span>libro.</text:p>
      <text:p text:style-name="P16"/>
      <text:p text:style-name="P44"><text:soft-page-break/></text:p>
      <text:list xml:id="list1764463063" text:continue-numbering="true" text:style-name="WW8Num30">
        <text:list-item>
          <text:p text:style-name="P95">Para<text:span text:style-name="T1"> </text:span>los<text:span text:style-name="T1"> </text:span>contenidos<text:span text:style-name="T1"> </text:span>webcontent,<text:span text:style-name="T1"> </text:span>¿Qué<text:span text:style-name="T1"> </text:span>resultados<text:span text:style-name="T1"> </text:span>se<text:span text:style-name="T1"> </text:span>guardan<text:span text:style-name="T1"> </text:span>en<text:span text:style-name="T1"> </text:span>el<text:span text:style-name="T1"> </text:span>EVA<text:span text:style-name="T1"> </text:span>para<text:span text:style-name="T1"> </text:span>un<text:span text:style-name="T1"> </text:span>enlace<text:span text:style-name="T1"> </text:span>que<text:span text:style-name="T1"> </text:span>se<text:span text:style-name="T1"> </text:span>haya<text:span text:style-name="T1"> </text:span>puesto<text:span text:style-name="T1"> </text:span>a<text:span text:style-name="T1"> </text:span>nivel<text:span text:style-name="T1"> </text:span>de<text:span text:style-name="T1"> </text:span>unidad?<text:span text:style-name="T1"> </text:span></text:p>
        </text:list-item>
      </text:list>
      <text:p text:style-name="P44">Los<text:span text:style-name="T1"> </text:span>resultados<text:span text:style-name="T1"> </text:span>se<text:span text:style-name="T1"> </text:span>guardan<text:span text:style-name="T1"> </text:span>a<text:span text:style-name="T1"> </text:span>nivel<text:span text:style-name="T1"> </text:span>de<text:span text:style-name="T1"> </text:span>esa<text:span text:style-name="T1"> </text:span>unidad<text:span text:style-name="T1"> </text:span>y<text:span text:style-name="T1"> </text:span>de<text:span text:style-name="T1"> </text:span>sus<text:span text:style-name="T1"> </text:span>actividades,<text:span text:style-name="T1"> </text:span>si<text:span text:style-name="T1"> </text:span>se<text:span text:style-name="T1"> </text:span>envían<text:span text:style-name="T1"> </text:span>por<text:span text:style-name="T1"> </text:span>el<text:span text:style-name="T1"> </text:span>servicio<text:span text:style-name="T1"> </text:span>web<text:span text:style-name="T1"> </text:span>de<text:span text:style-name="T1"> </text:span>seguimiento.<text:span text:style-name="T1"> </text:span>Estos<text:span text:style-name="T1"> </text:span>resultados<text:span text:style-name="T1"> </text:span>se<text:span text:style-name="T1"> </text:span>pueden<text:span text:style-name="T1"> </text:span>consultar<text:span text:style-name="T1"> </text:span>en<text:span text:style-name="T1"> </text:span>el<text:span text:style-name="T1"> </text:span>informe<text:span text:style-name="T1"> </text:span>de<text:span text:style-name="T1"> </text:span>resultados<text:span text:style-name="T1"> </text:span>de<text:span text:style-name="T1"> </text:span>webcontent<text:span text:style-name="T1"> </text:span>en<text:span text:style-name="T1"> </text:span>el<text:span text:style-name="T1"> </text:span>curso<text:span text:style-name="T1"> </text:span>en<text:span text:style-name="T1"> </text:span>el<text:span text:style-name="T1"> </text:span>que<text:span text:style-name="T1"> </text:span>esté<text:span text:style-name="T1"> </text:span>puesto<text:span text:style-name="T1"> </text:span>el<text:span text:style-name="T1"> </text:span>enlace<text:span text:style-name="T1"> </text:span>a<text:span text:style-name="T1"> </text:span>nivel<text:span text:style-name="T1"> </text:span>de<text:span text:style-name="T1"> </text:span>unidad.<text:span text:style-name="T1"> </text:span>Sin<text:span text:style-name="T1"> </text:span>embargo,<text:span text:style-name="T1"> </text:span>en<text:span text:style-name="T1"> </text:span>el<text:span text:style-name="T1"> </text:span>libro<text:span text:style-name="T1"> </text:span>de<text:span text:style-name="T1"> </text:span>calificaciones<text:span text:style-name="T1"> </text:span>del<text:span text:style-name="T1"> </text:span>curso<text:span text:style-name="T1"> </text:span>sólo<text:span text:style-name="T1"> </text:span>se<text:span text:style-name="T1"> </text:span>verá<text:span text:style-name="T1"> </text:span>el<text:span text:style-name="T1"> </text:span>resultado<text:span text:style-name="T1"> </text:span>a<text:span text:style-name="T1"> </text:span>nivel<text:span text:style-name="T1"> </text:span>de<text:span text:style-name="T1"> </text:span>unidad.</text:p>
      <text:p text:style-name="P44"/>
      <text:list xml:id="list655726900" text:continue-numbering="true" text:style-name="WW8Num30">
        <text:list-item>
          <text:p text:style-name="P95">Para<text:span text:style-name="T1"> </text:span>los<text:span text:style-name="T1"> </text:span>contenidos<text:span text:style-name="T1"> </text:span>webcontent,<text:span text:style-name="T1"> </text:span>¿Qué<text:span text:style-name="T1"> </text:span>resultados<text:span text:style-name="T1"> </text:span>se<text:span text:style-name="T1"> </text:span>guardan<text:span text:style-name="T1"> </text:span>en<text:span text:style-name="T1"> </text:span>el<text:span text:style-name="T1"> </text:span>EVA<text:span text:style-name="T1"> </text:span>para<text:span text:style-name="T1"> </text:span>un<text:span text:style-name="T1"> </text:span>enlace<text:span text:style-name="T1"> </text:span>que<text:span text:style-name="T1"> </text:span>se<text:span text:style-name="T1"> </text:span>ha<text:span text:style-name="T1"> </text:span>puesto<text:span text:style-name="T1"> </text:span>a<text:span text:style-name="T1"> </text:span>nivel<text:span text:style-name="T1"> </text:span>de<text:span text:style-name="T1"> </text:span>actividad?<text:span text:style-name="T1"> </text:span></text:p>
        </text:list-item>
      </text:list>
      <text:p text:style-name="P44">Los<text:span text:style-name="T1"> </text:span>resultados<text:span text:style-name="T1"> </text:span>se<text:span text:style-name="T1"> </text:span>guardan<text:span text:style-name="T1"> </text:span>a<text:span text:style-name="T1"> </text:span>nivel<text:span text:style-name="T1"> </text:span>de<text:span text:style-name="T1"> </text:span>esa<text:span text:style-name="T1"> </text:span>actividad,<text:span text:style-name="T1"> </text:span>si<text:span text:style-name="T1"> </text:span>se<text:span text:style-name="T1"> </text:span>envían<text:span text:style-name="T1"> </text:span>por<text:span text:style-name="T1"> </text:span>el<text:span text:style-name="T1"> </text:span>servicio<text:span text:style-name="T1"> </text:span>web<text:span text:style-name="T1"> </text:span>de<text:span text:style-name="T1"> </text:span>seguimiento.<text:span text:style-name="T1"> </text:span>Estos<text:span text:style-name="T1"> </text:span>resultados<text:span text:style-name="T1"> </text:span>se<text:span text:style-name="T1"> </text:span>pueden<text:span text:style-name="T1"> </text:span>consultar<text:span text:style-name="T1"> </text:span>en<text:span text:style-name="T1"> </text:span>el<text:span text:style-name="T1"> </text:span>informe<text:span text:style-name="T1"> </text:span>de<text:span text:style-name="T1"> </text:span>resultados<text:span text:style-name="T1"> </text:span>de<text:span text:style-name="T1"> </text:span>webcontent<text:span text:style-name="T1"> </text:span>en<text:span text:style-name="T1"> </text:span>el<text:span text:style-name="T1"> </text:span>curso<text:span text:style-name="T1"> </text:span>en<text:span text:style-name="T1"> </text:span>el<text:span text:style-name="T1"> </text:span>que<text:span text:style-name="T1"> </text:span>esté<text:span text:style-name="T1"> </text:span>puesto<text:span text:style-name="T1"> </text:span>el<text:span text:style-name="T1"> </text:span>enlace<text:span text:style-name="T1"> </text:span>a<text:span text:style-name="T1"> </text:span>nivel<text:span text:style-name="T1"> </text:span>de<text:span text:style-name="T1"> </text:span>actividad.<text:span text:style-name="T1"> </text:span>En<text:span text:style-name="T1"> </text:span>el<text:span text:style-name="T1"> </text:span>libro<text:span text:style-name="T1"> </text:span>de<text:span text:style-name="T1"> </text:span>calificaciones<text:span text:style-name="T1"> </text:span>del<text:span text:style-name="T1"> </text:span>curso<text:span text:style-name="T1"> </text:span>también<text:span text:style-name="T1"> </text:span>se<text:span text:style-name="T1"> </text:span>verá<text:span text:style-name="T1"> </text:span>el<text:span text:style-name="T1"> </text:span>resultado<text:span text:style-name="T1"> </text:span>a<text:span text:style-name="T1"> </text:span>nivel<text:span text:style-name="T1"> </text:span>de<text:span text:style-name="T1"> </text:span>actividad.</text:p>
      <text:p text:style-name="P44"/>
      <text:p text:style-name="P44"/>
      <text:h text:style-name="P74" text:outline-level="3">Sobre<text:span text:style-name="T1"> </text:span>los<text:span text:style-name="T1"> </text:span>campos<text:span text:style-name="T1"> </text:span>de<text:span text:style-name="T1"> </text:span>los<text:span text:style-name="T1"> </text:span>servicios<text:span text:style-name="T1"> </text:span>web</text:h>
      <text:list xml:id="list1791478644" text:continue-numbering="true" text:style-name="WW8Num30">
        <text:list-item>
          <text:p text:style-name="P103">¿Para<text:span text:style-name="T1"> </text:span>qué<text:span text:style-name="T1"> </text:span>se<text:span text:style-name="T1"> </text:span>usan<text:span text:style-name="T1"> </text:span>los<text:span text:style-name="T1"> </text:span>campos<text:span text:style-name="T1"> </text:span>IdContenidoLMS,<text:span text:style-name="T1"> </text:span>ISBN,<text:span text:style-name="T1"> </text:span>idUnidad<text:span text:style-name="T1"> </text:span>e<text:span text:style-name="T1"> </text:span>idActividad?</text:p>
        </text:list-item>
      </text:list>
      <text:p text:style-name="P45">El<text:span text:style-name="T1"> </text:span>campo<text:span text:style-name="T1"> </text:span>idContenidoLMS<text:span text:style-name="T1"> </text:span>corresponde<text:span text:style-name="T1"> </text:span>al<text:span text:style-name="T1"> </text:span>identificador<text:span text:style-name="T1"> </text:span>interno<text:span text:style-name="T1"> </text:span>que<text:span text:style-name="T1"> </text:span>utiliza<text:span text:style-name="T1"> </text:span>el<text:span text:style-name="T1"> </text:span>LMS<text:span text:style-name="T1"> </text:span>para<text:span text:style-name="T1"> </text:span>identificar<text:span text:style-name="T1"> </text:span>el<text:span text:style-name="T1"> </text:span>contenido<text:span text:style-name="T1"> </text:span>(libro,<text:span text:style-name="T1"> </text:span>unidad<text:span text:style-name="T1"> </text:span>o<text:span text:style-name="T1"> </text:span>actividad)<text:span text:style-name="T1"> </text:span>enlazado<text:span text:style-name="T1"> </text:span>por<text:span text:style-name="T1"> </text:span>el<text:span text:style-name="T1"> </text:span>profesor/a. Los<text:span text:style-name="T1"> </text:span>campos<text:span text:style-name="T1"> </text:span>ISBN,<text:span text:style-name="T1"> </text:span>idUnidad<text:span text:style-name="T1"> </text:span>e<text:span text:style-name="T1"> </text:span>idActividad<text:span text:style-name="T1"> </text:span>se<text:span text:style-name="T1"> </text:span>corresponden<text:span text:style-name="T1"> </text:span>a<text:span text:style-name="T1"> </text:span>los<text:span text:style-name="T1"> </text:span>identificadores<text:span text:style-name="T1"> </text:span>proporcionados<text:span text:style-name="T1"> </text:span>por<text:span text:style-name="T1"> </text:span>la<text:span text:style-name="T1"> </text:span>editorial.<text:span text:style-name="T1"> </text:span>Por<text:span text:style-name="T1"> </text:span>tanto,<text:span text:style-name="T1"> </text:span>no<text:span text:style-name="T1"> </text:span>se<text:span text:style-name="T1"> </text:span>puede<text:span text:style-name="T1"> </text:span>suponer<text:span text:style-name="T1"> </text:span>que<text:span text:style-name="T1"> </text:span>coincida<text:span text:style-name="T1"> </text:span>el<text:span text:style-name="T1"> </text:span>valor<text:span text:style-name="T1"> </text:span>del<text:span text:style-name="T1"> </text:span>campo<text:span text:style-name="T1"> </text:span>idContenidoLMS<text:span text:style-name="T1"> </text:span>con<text:span text:style-name="T1"> </text:span>el<text:span text:style-name="T1"> </text:span>campo<text:span text:style-name="T1"> </text:span>ISBN<text:span text:style-name="T1"> </text:span>ni<text:span text:style-name="T1"> </text:span>con<text:span text:style-name="T1"> </text:span>el<text:span text:style-name="T1"> </text:span>campo<text:span text:style-name="T1"> </text:span>idUnidad<text:span text:style-name="T1"> </text:span>ni<text:span text:style-name="T1"> </text:span>con<text:span text:style-name="T1"> </text:span>el<text:span text:style-name="T1"> </text:span>campo<text:span text:style-name="T1"> </text:span>idActividad.</text:p>
      <text:list xml:id="list117095656" text:continue-numbering="true" text:style-name="WW8Num30">
        <text:list-item>
          <text:p text:style-name="P95">En<text:span text:style-name="T1"> </text:span>el<text:span text:style-name="T1"> </text:span>servicio<text:span text:style-name="T1"> </text:span>web<text:span text:style-name="T1"> </text:span>de<text:span text:style-name="T1"> </text:span>seguimiento,<text:span text:style-name="T1"> </text:span>¿cuando<text:span text:style-name="T1"> </text:span>se<text:span text:style-name="T1"> </text:span>han<text:span text:style-name="T1"> </text:span>de<text:span text:style-name="T1"> </text:span>enviar<text:span text:style-name="T1"> </text:span>las<text:span text:style-name="T1"> </text:span>etiquetas<text:span text:style-name="T1"> </text:span>UnidadTitulo,<text:span text:style-name="T1"> </text:span>UnidadOrden,<text:span text:style-name="T1"> </text:span>ActividadTitulo<text:span text:style-name="T1"> </text:span>y<text:span text:style-name="T1"> </text:span>ActividadOrden?<text:span text:style-name="T1"> </text:span></text:p>
        </text:list-item>
      </text:list>
      <text:p text:style-name="P44">Cuando<text:span text:style-name="T1"> </text:span>se<text:span text:style-name="T1"> </text:span>vayan<text:span text:style-name="T1"> </text:span>a<text:span text:style-name="T1"> </text:span>enviar<text:span text:style-name="T1"> </text:span>los<text:span text:style-name="T1"> </text:span>valores<text:span text:style-name="T1"> </text:span>de<text:span text:style-name="T1"> </text:span>estos<text:span text:style-name="T1"> </text:span>campos.<text:span text:style-name="T1"> </text:span>Nunca<text:span text:style-name="T1"> </text:span>se<text:span text:style-name="T1"> </text:span>han<text:span text:style-name="T1"> </text:span>de<text:span text:style-name="T1"> </text:span>enviar<text:span text:style-name="T1"> </text:span>las<text:span text:style-name="T1"> </text:span>etiquetas<text:span text:style-name="T1"> </text:span>si<text:span text:style-name="T1"> </text:span>no<text:span text:style-name="T1"> </text:span>se<text:span text:style-name="T1"> </text:span>van<text:span text:style-name="T1"> </text:span>a<text:span text:style-name="T1"> </text:span>enviar<text:span text:style-name="T1"> </text:span>los<text:span text:style-name="T1"> </text:span>valores.</text:p>
      <text:p text:style-name="P44"/>
      <text:h text:style-name="P74" text:outline-level="3">Sobre<text:span text:style-name="T1"> </text:span>como<text:span text:style-name="T1"> </text:span>poner<text:span text:style-name="T1"> </text:span>los<text:span text:style-name="T1"> </text:span>enlaces<text:span text:style-name="T1"> </text:span>en<text:span text:style-name="T1"> </text:span>el<text:span text:style-name="T1"> </text:span>EVA</text:h>
      <text:list xml:id="list2044739409" text:continue-numbering="true" text:style-name="WW8Num30">
        <text:list-item>
          <text:p text:style-name="P95">¿Cual<text:span text:style-name="T1"> </text:span>es<text:span text:style-name="T1"> </text:span>la<text:span text:style-name="T1"> </text:span>manera<text:span text:style-name="T1"> </text:span>más<text:span text:style-name="T1"> </text:span>ràpida<text:span text:style-name="T1"> </text:span>de<text:span text:style-name="T1"> </text:span>poner<text:span text:style-name="T1"> </text:span>todos<text:span text:style-name="T1"> </text:span>los<text:span text:style-name="T1"> </text:span>enlaces<text:span text:style-name="T1"> </text:span>al<text:span text:style-name="T1"> </text:span>libro<text:span text:style-name="T1"> </text:span>en<text:span text:style-name="T1"> </text:span>un<text:span text:style-name="T1"> </text:span>curso<text:span text:style-name="T1"> </text:span>de<text:span text:style-name="T1"> </text:span>un<text:span text:style-name="T1"> </text:span>EVA?<text:span text:style-name="T1"> </text:span></text:p>
        </text:list-item>
      </text:list>
      <text:p text:style-name="P44">La<text:span text:style-name="T1"> </text:span>manera<text:span text:style-name="T1"> </text:span>más<text:span text:style-name="T1"> </text:span>ràpida<text:span text:style-name="T1"> </text:span>es<text:span text:style-name="T1"> </text:span>crear<text:span text:style-name="T1"> </text:span>un<text:span text:style-name="T1"> </text:span>curos,<text:span text:style-name="T1"> </text:span>ponerle<text:span text:style-name="T1"> </text:span>todos<text:span text:style-name="T1"> </text:span>los<text:span text:style-name="T1"> </text:span>enlaces<text:span text:style-name="T1"> </text:span>al<text:span text:style-name="T1"> </text:span>libro<text:span text:style-name="T1"> </text:span>y<text:span text:style-name="T1"> </text:span>exportarlo.<text:span text:style-name="T1"> </text:span>Si<text:span text:style-name="T1"> </text:span>las<text:span text:style-name="T1"> </text:span>Editoriales<text:span text:style-name="T1"> </text:span>proporcionan<text:span text:style-name="T1"> </text:span>cursos<text:span text:style-name="T1"> </text:span>ya<text:span text:style-name="T1"> </text:span>preparados<text:span text:style-name="T1"> </text:span>con<text:span text:style-name="T1"> </text:span>todos<text:span text:style-name="T1"> </text:span>los<text:span text:style-name="T1"> </text:span>enlaces<text:span text:style-name="T1"> </text:span>puestos,<text:span text:style-name="T1"> </text:span>los<text:span text:style-name="T1"> </text:span>professores<text:span text:style-name="T1"> </text:span>solo<text:span text:style-name="T1"> </text:span>tendra<text:span text:style-name="T1"> </text:span>que<text:span text:style-name="T1"> </text:span>importar<text:span text:style-name="T1"> </text:span>estos<text:span text:style-name="T1"> </text:span>cursos<text:span text:style-name="T1"> </text:span>en<text:span text:style-name="T1"> </text:span>el<text:span text:style-name="T1"> </text:span>EVA.</text:p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Optimum" svg:font-family="Optimum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a" fo:country="ES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Arial" fo:font-size="10pt" fo:language="ca" fo:country="ES" style:font-name-asian="Times New Roman" style:font-size-asian="10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564cm" fo:margin-bottom="0.564cm"/>
      <style:text-properties fo:color="#000080" fo:font-weight="bold" style:letter-kerning="true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fo:color="#000080" fo:language="es" fo:country="ES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18cm" fo:margin-bottom="0.106cm" fo:keep-with-next="always"/>
      <style:text-properties fo:color="#000080" fo:language="es" fo:country="ES" fo:font-style="italic" fo:font-weight="bold" style:font-style-asian="italic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language="es" fo:country="ES" fo:font-style="italic" style:font-style-asian="italic"/>
    </style:style>
    <style:style style:name="Heading_20_5" style:display-name="Heading 5" style:family="paragraph" style:parent-style-name="Standard" style:next-style-name="Standard" style:class="text">
      <style:paragraph-properties fo:margin-top="0.353cm" fo:margin-bottom="0cm" fo:line-height="0.459cm" fo:keep-together="always" fo:keep-with-next="always"/>
      <style:text-properties style:font-name="Optimum" fo:font-size="10pt" fo:language="es" fo:country="ES" fo:font-style="italic" fo:font-weight="bold" style:font-size-asian="10pt" style:font-style-asian="italic" style:font-weight-asian="bold" style:font-name-complex="Optimum"/>
    </style:style>
    <style:style style:name="Heading_20_6" style:display-name="Heading 6" style:family="paragraph" style:parent-style-name="Standard" style:next-style-name="Standard" style:class="text">
      <style:paragraph-properties fo:text-align="center" style:justify-single-word="false" fo:orphans="0" fo:widows="0"/>
      <style:text-properties fo:font-weight="bold" style:font-weight-asian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  <style:text-properties fo:font-size="10pt" fo:language="es" fo:country="ES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fo:font-size="10pt" fo:language="es" fo:country="ES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fo:font-size="9pt" fo:language="es" fo:country="ES" fo:font-style="italic" fo:font-weight="bold" style:font-size-asian="9pt" style:font-style-asian="italic" style:font-weight-asian="bold"/>
    </style:style>
    <style:style style:name="Subtitulo_20_1" style:display-name="Subtitulo 1" style:family="paragraph" style:parent-style-name="Standard" style:list-style-name="WW8Num5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text-properties fo:color="#000080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align="start" style:justify-single-word="false" fo:text-indent="0cm" style:auto-text-indent="false">
        <style:tab-stops>
          <style:tab-stop style:position="1.411cm"/>
          <style:tab-stop style:position="1.752cm"/>
          <style:tab-stop style:position="16.002cm" style:type="right"/>
        </style:tab-stops>
      </style:paragraph-properties>
      <style:text-properties fo:language="zxx" fo:country="none" style:language-asian="zxx" style:country-asian="none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</style:style>
    <style:style style:name="Viñetas1" style:family="paragraph" style:parent-style-name="Standard" style:list-style-name="WW8Num16">
      <style:text-properties style:font-name="Helvetica" fo:language="es" fo:country="ES" style:font-name-complex="Helvetica"/>
    </style:style>
    <style:style style:name="Lista_20_con_20_viñetas" style:display-name="Lista con viñetas" style:family="paragraph" style:parent-style-name="Standard" style:list-style-name="WW8Num14">
      <style:paragraph-properties fo:margin-top="0.212cm" fo:margin-bottom="0.212cm" fo:keep-together="always"/>
    </style:style>
    <style:style style:name="Lista_20_con_20_viñetas_20_2" style:display-name="Lista con viñetas 2" style:family="paragraph" style:parent-style-name="Standard" style:list-style-name="WW8Num1"/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R1" style:family="paragraph" style:parent-style-name="Standard">
      <style:paragraph-properties fo:margin-left="2.501cm" fo:margin-right="0cm" fo:line-height="150%" fo:orphans="0" fo:widows="0" fo:text-indent="0cm" style:auto-text-indent="false"/>
    </style:style>
    <style:style style:name="Sangría_20_normal" style:display-name="Sangría normal" style:family="paragraph" style:parent-style-name="Standard" style:next-style-name="R1">
      <style:paragraph-properties fo:margin-left="2.501cm" fo:margin-right="0cm" fo:line-height="150%" fo:orphans="0" fo:widows="0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line-height="150%" fo:text-align="start" style:justify-single-word="false" fo:orphans="0" fo:widows="0" fo:text-indent="0cm" style:auto-text-indent="false"/>
      <style:text-properties style:font-name="Times New Roman" style:font-name-complex="Times New Roman"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line-height="150%" fo:text-align="start" style:justify-single-word="false" fo:orphans="0" fo:widows="0" fo:text-indent="0cm" style:auto-text-indent="false"/>
      <style:text-properties style:font-name="Times New Roman" style:font-name-complex="Times New Roman" style:font-size-complex="10.5p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line-height="150%" fo:text-align="start" style:justify-single-word="false" fo:orphans="0" fo:widows="0" fo:text-indent="0cm" style:auto-text-indent="false"/>
      <style:text-properties style:font-name="Times New Roman" style:font-name-complex="Times New Roman" style:font-size-complex="10.5pt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line-height="150%" fo:text-align="start" style:justify-single-word="false" fo:orphans="0" fo:widows="0" fo:text-indent="0cm" style:auto-text-indent="false"/>
      <style:text-properties style:font-name="Times New Roman" style:font-name-complex="Times New Roman" style:font-size-complex="10.5pt"/>
    </style:style>
    <style:style style:name="Índice_20_7" style:display-name="Índice 7" style:family="paragraph" style:parent-style-name="Standard" style:next-style-name="Standard">
      <style:paragraph-properties fo:margin-left="2.995cm" fo:margin-right="0cm" fo:line-height="150%" fo:orphans="0" fo:widows="0" fo:text-indent="0cm" style:auto-text-indent="false"/>
    </style:style>
    <style:style style:name="Índice_20_6" style:display-name="Índice 6" style:family="paragraph" style:parent-style-name="Standard" style:next-style-name="Standard">
      <style:paragraph-properties fo:margin-left="2.496cm" fo:margin-right="0cm" fo:line-height="150%" fo:orphans="0" fo:widows="0" fo:text-indent="0cm" style:auto-text-indent="false"/>
    </style:style>
    <style:style style:name="Índice_20_5" style:display-name="Índice 5" style:family="paragraph" style:parent-style-name="Standard" style:next-style-name="Standard">
      <style:paragraph-properties fo:margin-left="1.997cm" fo:margin-right="0cm" fo:line-height="150%" fo:orphans="0" fo:widows="0" fo:text-indent="0cm" style:auto-text-indent="false"/>
    </style:style>
    <style:style style:name="Índice_20_4" style:display-name="Índice 4" style:family="paragraph" style:parent-style-name="Standard" style:next-style-name="Standard">
      <style:paragraph-properties fo:margin-left="1.498cm" fo:margin-right="0cm" fo:line-height="150%" fo:orphans="0" fo:widows="0" fo:text-indent="0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998cm" fo:margin-right="0cm" fo:line-height="150%" fo:orphans="0" fo:widows="0" fo:text-indent="0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499cm" fo:margin-right="0cm" fo:line-height="150%" fo:orphans="0" fo:widows="0" fo:text-indent="0cm" style:auto-text-indent="false"/>
    </style:style>
    <style:style style:name="Index_20_1" style:display-name="Index 1" style:family="paragraph" style:parent-style-name="Standard" style:next-style-name="Standard" style:class="index">
      <style:paragraph-properties fo:line-height="150%" fo:orphans="0" fo:widows="0"/>
    </style:style>
    <style:style style:name="Index_20_Heading" style:display-name="Index Heading" style:family="paragraph" style:parent-style-name="Standard" style:next-style-name="Index_20_1" style:class="index">
      <style:paragraph-properties fo:line-height="150%" fo:orphans="0" fo:widows="0"/>
    </style:style>
    <style:style style:name="Footnote" style:family="paragraph" style:parent-style-name="Standard" style:class="extra">
      <style:paragraph-properties fo:line-height="150%" fo:orphans="0" fo:widows="0"/>
    </style:style>
    <style:style style:name="R2" style:family="paragraph" style:parent-style-name="Standard">
      <style:paragraph-properties fo:margin-left="3.501cm" fo:margin-right="0cm" fo:line-height="150%" fo:orphans="0" fo:widows="0" fo:text-indent="0cm" style:auto-text-indent="false"/>
    </style:style>
    <style:style style:name="R3" style:family="paragraph" style:parent-style-name="Standard">
      <style:paragraph-properties fo:margin-left="4.501cm" fo:margin-right="0cm" fo:line-height="150%" fo:orphans="0" fo:widows="0" fo:text-indent="0cm" style:auto-text-indent="false"/>
    </style:style>
    <style:style style:name="R4" style:family="paragraph" style:parent-style-name="Standard">
      <style:paragraph-properties fo:margin-left="5.502cm" fo:margin-right="0cm" fo:line-height="150%" fo:orphans="0" fo:widows="0" fo:text-indent="0cm" style:auto-text-indent="false"/>
    </style:style>
    <style:style style:name="R5" style:family="paragraph" style:parent-style-name="Standard">
      <style:paragraph-properties fo:margin-left="6.502cm" fo:margin-right="0cm" fo:line-height="150%" fo:orphans="0" fo:widows="0" fo:text-indent="0cm" style:auto-text-indent="false"/>
    </style:style>
    <style:style style:name="R6" style:family="paragraph" style:parent-style-name="Standard">
      <style:paragraph-properties fo:margin-left="7.502cm" fo:margin-right="0cm" fo:line-height="150%" fo:orphans="0" fo:widows="0" fo:text-indent="0cm" style:auto-text-indent="false">
        <style:tab-stops>
          <style:tab-stop style:position="8.001cm" style:type="center"/>
        </style:tab-stops>
      </style:paragraph-properties>
    </style:style>
    <style:style style:name="L1" style:family="paragraph" style:parent-style-name="Standard">
      <style:paragraph-properties fo:margin-left="2.501cm" fo:margin-right="0cm" fo:line-height="150%" fo:orphans="0" fo:widows="0" fo:text-indent="-0.501cm" style:auto-text-indent="false"/>
    </style:style>
    <style:style style:name="L2" style:family="paragraph" style:parent-style-name="Standard">
      <style:paragraph-properties fo:margin-left="3.501cm" fo:margin-right="0cm" fo:line-height="150%" fo:orphans="0" fo:widows="0" fo:text-indent="-0.501cm" style:auto-text-indent="false"/>
    </style:style>
    <style:style style:name="L3" style:family="paragraph" style:parent-style-name="Standard">
      <style:paragraph-properties fo:margin-left="4.501cm" fo:margin-right="0cm" fo:line-height="150%" fo:orphans="0" fo:widows="0" fo:text-indent="-0.501cm" style:auto-text-indent="false"/>
    </style:style>
    <style:style style:name="L4" style:family="paragraph" style:parent-style-name="Standard">
      <style:paragraph-properties fo:margin-left="5.502cm" fo:margin-right="0cm" fo:line-height="150%" fo:orphans="0" fo:widows="0" fo:text-indent="-0.501cm" style:auto-text-indent="false"/>
    </style:style>
    <style:style style:name="L5" style:family="paragraph" style:parent-style-name="Standard">
      <style:paragraph-properties fo:margin-left="6.502cm" fo:margin-right="0cm" fo:line-height="150%" fo:orphans="0" fo:widows="0" fo:text-indent="-0.501cm" style:auto-text-indent="false"/>
    </style:style>
    <style:style style:name="L6" style:family="paragraph" style:parent-style-name="Standard">
      <style:paragraph-properties fo:margin-left="7.502cm" fo:margin-right="0cm" fo:line-height="150%" fo:orphans="0" fo:widows="0" fo:text-indent="-0.501cm" style:auto-text-indent="false">
        <style:tab-stops>
          <style:tab-stop style:position="8.001cm" style:type="center"/>
        </style:tab-stops>
      </style:paragraph-properties>
    </style:style>
    <style:style style:name="Retrait_20_1" style:display-name="Retrait 1" style:family="paragraph" style:parent-style-name="Standard">
      <style:paragraph-properties fo:margin-left="2.501cm" fo:margin-right="0cm" fo:line-height="150%" fo:orphans="0" fo:widows="0" fo:text-indent="0cm" style:auto-text-indent="false"/>
    </style:style>
    <style:style style:name="Retrait_20_2" style:display-name="Retrait 2" style:family="paragraph" style:parent-style-name="Standard">
      <style:paragraph-properties fo:margin-left="3.501cm" fo:margin-right="0cm" fo:line-height="150%" fo:orphans="0" fo:widows="0" fo:text-indent="0cm" style:auto-text-indent="false"/>
    </style:style>
    <style:style style:name="Retrait_20_5" style:display-name="Retrait 5" style:family="paragraph" style:parent-style-name="Standard">
      <style:paragraph-properties fo:margin-left="6.502cm" fo:margin-right="0cm" fo:line-height="150%" fo:orphans="0" fo:widows="0" fo:text-indent="0cm" style:auto-text-indent="false"/>
    </style:style>
    <style:style style:name="Retrait_20_3" style:display-name="Retrait 3" style:family="paragraph" style:parent-style-name="Standard">
      <style:paragraph-properties fo:margin-left="4.501cm" fo:margin-right="0cm" fo:line-height="150%" fo:orphans="0" fo:widows="0" fo:text-indent="0cm" style:auto-text-indent="false"/>
    </style:style>
    <style:style style:name="Retrait_20_4" style:display-name="Retrait 4" style:family="paragraph" style:parent-style-name="Standard">
      <style:paragraph-properties fo:margin-left="5.502cm" fo:margin-right="0cm" fo:line-height="150%" fo:orphans="0" fo:widows="0" fo:text-indent="0cm" style:auto-text-indent="false"/>
    </style:style>
    <style:style style:name="Retrait_20_6" style:display-name="Retrait 6" style:family="paragraph" style:parent-style-name="Standard">
      <style:paragraph-properties fo:margin-left="7.502cm" fo:margin-right="0cm" fo:line-height="150%" fo:orphans="0" fo:widows="0" fo:text-indent="0cm" style:auto-text-indent="false">
        <style:tab-stops>
          <style:tab-stop style:position="8.001cm" style:type="center"/>
        </style:tab-stops>
      </style:paragraph-properties>
    </style:style>
    <style:style style:name="Liste_20_1" style:display-name="Liste 1" style:family="paragraph" style:parent-style-name="Standard">
      <style:paragraph-properties fo:margin-left="2.501cm" fo:margin-right="0cm" fo:line-height="150%" fo:orphans="0" fo:widows="0" fo:text-indent="-0.501cm" style:auto-text-indent="false"/>
    </style:style>
    <style:style style:name="Liste_20_2" style:display-name="Liste 2" style:family="paragraph" style:parent-style-name="Standard">
      <style:paragraph-properties fo:margin-left="3.501cm" fo:margin-right="0cm" fo:line-height="150%" fo:orphans="0" fo:widows="0" fo:text-indent="-0.501cm" style:auto-text-indent="false"/>
    </style:style>
    <style:style style:name="Liste_20_3" style:display-name="Liste 3" style:family="paragraph" style:parent-style-name="Standard">
      <style:paragraph-properties fo:margin-left="4.501cm" fo:margin-right="0cm" fo:line-height="150%" fo:orphans="0" fo:widows="0" fo:text-indent="-0.501cm" style:auto-text-indent="false"/>
    </style:style>
    <style:style style:name="Liste_20_4" style:display-name="Liste 4" style:family="paragraph" style:parent-style-name="Standard">
      <style:paragraph-properties fo:margin-left="5.502cm" fo:margin-right="0cm" fo:line-height="150%" fo:orphans="0" fo:widows="0" fo:text-indent="-0.501cm" style:auto-text-indent="false"/>
    </style:style>
    <style:style style:name="Liste_20_5" style:display-name="Liste 5" style:family="paragraph" style:parent-style-name="Standard">
      <style:paragraph-properties fo:margin-left="6.502cm" fo:margin-right="0cm" fo:line-height="150%" fo:orphans="0" fo:widows="0" fo:text-indent="-0.501cm" style:auto-text-indent="false"/>
    </style:style>
    <style:style style:name="Liste_20_6" style:display-name="Liste 6" style:family="paragraph" style:parent-style-name="Standard">
      <style:paragraph-properties fo:margin-left="7.502cm" fo:margin-right="0cm" fo:line-height="150%" fo:orphans="0" fo:widows="0" fo:text-indent="-0.501cm" style:auto-text-indent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line-height="150%" fo:orphans="0" fo:widows="0" fo:text-indent="0cm" style:auto-text-indent="false"/>
    </style:style>
    <style:style style:name="Sangría_20_2_20_de_20_t._20_independiente" style:display-name="Sangría 2 de t. independiente" style:family="paragraph" style:parent-style-name="Standard">
      <style:paragraph-properties fo:line-height="150%" fo:text-align="center" style:justify-single-word="false" fo:orphans="0" fo:widows="0"/>
      <style:text-properties fo:font-size="16pt" style:font-size-asian="16pt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line-height="150%" fo:text-align="start" style:justify-single-word="false" fo:orphans="0" fo:widows="0" fo:text-indent="0cm" style:auto-text-indent="false"/>
      <style:text-properties style:font-name="Times New Roman" style:font-name-complex="Times New Roman" style:font-size-complex="10.5pt"/>
    </style:style>
    <style:style style:name="Sangría_20_3_20_de_20_t._20_independiente" style:display-name="Sangría 3 de t. independiente" style:family="paragraph" style:parent-style-name="Standard">
      <style:paragraph-properties fo:margin-left="1.249cm" fo:margin-right="0cm" fo:line-height="150%" fo:orphans="0" fo:widows="0" fo:text-indent="0cm" style:auto-text-indent="false"/>
    </style:style>
    <style:style style:name="Texto_20_independiente_20_2" style:display-name="Texto independiente 2" style:family="paragraph" style:parent-style-name="Standard">
      <style:paragraph-properties fo:line-height="150%" fo:text-align="center" style:justify-single-word="false" fo:orphans="0" fo:widows="0"/>
      <style:text-properties fo:font-size="8pt" style:font-size-asian="8pt"/>
    </style:style>
    <style:style style:name="Texto_20_independiente_20_3" style:display-name="Texto independiente 3" style:family="paragraph" style:parent-style-name="Standard">
      <style:paragraph-properties fo:line-height="150%" fo:orphans="0" fo:widows="0"/>
      <style:text-properties fo:font-size="6pt" style:font-size-asian="6pt"/>
    </style:style>
    <style:style style:name="Texto_20_de_20_globo" style:display-name="Texto de globo" style:family="paragraph" style:parent-style-name="Standard">
      <style:paragraph-properties fo:line-height="150%" fo:orphans="0" fo:widows="0"/>
      <style:text-properties style:font-name="Tahoma" fo:font-size="8pt" style:font-size-asian="8pt" style:font-name-complex="Tahoma" style:font-size-complex="8pt"/>
    </style:style>
    <style:style style:name="AjudaEnLlista" style:family="paragraph" style:parent-style-name="Standard" style:list-style-name="WW8Num2">
      <style:text-properties fo:font-size="9pt" fo:font-style="italic" style:font-size-asian="9pt" style:font-style-asian="italic" style:font-size-complex="11pt" style:font-style-complex="italic"/>
    </style:style>
    <style:style style:name="Ajuda_20_Car" style:display-name="Ajuda Car" style:family="paragraph" style:parent-style-name="Standard">
      <style:text-properties fo:font-size="9pt" fo:font-style="italic" style:font-size-asian="9pt" style:font-style-asian="italic" style:font-size-complex="11pt" style:font-style-complex="italic"/>
    </style:style>
    <style:style style:name="Esquema" style:family="paragraph" style:parent-style-name="Standard">
      <style:paragraph-properties fo:margin-top="0cm" fo:margin-bottom="0.212cm" fo:padding-left="0.141cm" fo:padding-right="0.141cm" fo:padding-top="0.035cm" fo:padding-bottom="0.035cm" fo:border="0.51pt solid #800000"/>
      <style:text-properties fo:language="es" fo:country="ES" style:font-size-complex="12pt"/>
    </style:style>
    <style:style style:name="Suggested_20_Content" style:display-name="Suggested Content" style:family="paragraph" style:parent-style-name="Standard" style:next-style-name="Text_20_body">
      <style:paragraph-properties fo:margin-left="0.75cm" fo:margin-right="0cm" fo:margin-top="0.106cm" fo:margin-bottom="0.106cm" fo:text-align="start" style:justify-single-word="false" fo:text-indent="0cm" style:auto-text-indent="false" fo:padding="0.035cm" fo:border="0.74pt solid #800000"/>
      <style:text-properties fo:color="#800000" fo:language="en" fo:country="US"/>
    </style:style>
    <style:style style:name="Estilo_20_Izquierda_3a__20__20_075_20_cm" style:display-name="Estilo Izquierda:  075 cm" style:family="paragraph" style:parent-style-name="Standard" style:next-style-name="Standard">
      <style:paragraph-properties fo:margin-top="0cm" fo:margin-bottom="0.212cm"/>
      <style:text-properties fo:language="es" fo:country="ES"/>
    </style:style>
    <style:style style:name="Estàndard" style:family="paragraph" style:parent-style-name="Standard">
      <style:paragraph-properties fo:margin-top="0.212cm" fo:margin-bottom="0.212cm"/>
      <style:text-properties fo:font-size="11pt" style:font-size-asian="11pt" style:font-size-complex="11pt"/>
    </style:style>
    <style:style style:name="Ajuda" style:family="paragraph" style:parent-style-name="Standard">
      <style:text-properties fo:font-size="9pt" fo:font-style="italic" style:font-size-asian="9pt" style:font-style-asian="italic" style:font-size-complex="11pt" style:font-style-complex="italic"/>
    </style:style>
    <style:style style:name="Titul_20_activitat_20_2" style:display-name="Titul activitat 2" style:family="paragraph" style:parent-style-name="Heading_20_2" style:next-style-name="Estàndard" style:default-outline-level="" style:list-style-name="">
      <style:paragraph-properties fo:margin-left="2cm" fo:margin-right="0cm" fo:margin-top="0.212cm" fo:margin-bottom="0.212cm" fo:orphans="0" fo:widows="0" fo:text-indent="-2cm" style:auto-text-indent="false">
        <style:tab-stops>
          <style:tab-stop style:position="2.251cm"/>
        </style:tab-stops>
      </style:paragraph-properties>
      <style:text-properties fo:text-transform="uppercase" fo:color="#000000" fo:font-size="11pt" fo:language="ca" fo:country="ES" style:font-size-asian="11pt" style:font-name-complex="Arial" style:font-size-complex="14pt" style:font-weight-complex="bold"/>
    </style:style>
    <style:style style:name="TaulaEstàndard" style:family="paragraph" style:parent-style-name="Estàndard">
      <style:paragraph-properties fo:margin-top="0.035cm" fo:margin-bottom="0.035cm"/>
      <style:text-properties fo:font-size="10pt" style:font-size-asian="10pt"/>
    </style:style>
    <style:style style:name="TaulaTopo" style:family="paragraph" style:parent-style-name="Standard" style:list-style-name="WW8Num10">
      <style:paragraph-properties fo:margin-top="0.035cm" fo:margin-bottom="0.035cm" fo:text-align="start" style:justify-single-word="false">
        <style:tab-stops>
          <style:tab-stop style:position="0.319cm"/>
          <style:tab-stop style:position="0.951cm"/>
          <style:tab-stop style:position="1.27cm"/>
          <style:tab-stop style:position="1.591cm"/>
          <style:tab-stop style:position="1.9cm"/>
          <style:tab-stop style:position="2.221cm"/>
          <style:tab-stop style:position="2.54cm"/>
          <style:tab-stop style:position="2.9cm"/>
        </style:tab-stops>
      </style:paragraph-properties>
      <style:text-properties fo:font-size="9pt" style:font-size-asian="9pt" style:font-size-complex="11pt"/>
    </style:style>
    <style:style style:name="TaulaCentrat" style:family="paragraph" style:parent-style-name="TaulaEstàndard">
      <style:paragraph-properties fo:text-align="center" style:justify-single-word="false"/>
    </style:style>
    <style:style style:name="Normal_20__28_Web_29_" style:display-name="Normal (Web)" style:family="paragraph" style:parent-style-name="Standard">
      <style:paragraph-properties fo:margin-top="0.176cm" fo:margin-bottom="0.176cm" fo:text-align="start" style:justify-single-word="false"/>
      <style:text-properties fo:color="#000000" fo:language="es" fo:country="ES" style:font-name-complex="Arial"/>
    </style:style>
    <style:style style:name="textonormal" style:family="paragraph" style:parent-style-name="Standard">
      <style:paragraph-properties fo:margin-top="0.176cm" fo:margin-bottom="0.176cm" fo:text-align="start" style:justify-single-word="false"/>
      <style:text-properties fo:font-size="14pt" fo:language="es" fo:country="ES" style:font-size-asian="14pt" style:font-name-complex="Arial" style:font-size-complex="14pt"/>
    </style:style>
    <style:style style:name="Table_20_Contents_20__28_user_29_" style:display-name="Table Contents (user)" style:family="paragraph" style:parent-style-name="Text_20_body">
      <style:paragraph-properties fo:margin-top="0cm" fo:margin-bottom="0.011cm" fo:text-align="justify" style:justify-single-word="false" fo:hyphenation-ladder-count="no-limit" text:number-lines="false" text:line-number="0"/>
      <style:text-properties style:font-name="Garamond" fo:language="es" fo:country="ES" style:font-name-complex="Garamond" style:font-size-complex="12pt" fo:hyphenate="false" fo:hyphenation-remain-char-count="2" fo:hyphenation-push-char-count="2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asian="bold" style:font-weight-complex="bold"/>
    </style:style>
    <style:style style:name="Frame_20_contents_20__28_user_29_" style:display-name="Frame contents (user)" style:family="paragraph" style:parent-style-name="Text_20_body">
      <style:paragraph-properties fo:margin-top="0cm" fo:margin-bottom="0.011cm" fo:text-align="justify" style:justify-single-word="false" fo:hyphenation-ladder-count="no-limit" text:number-lines="false" text:line-number="0"/>
      <style:text-properties style:font-name="Garamond" fo:font-size="12pt" fo:language="es" fo:country="ES" style:font-size-asian="12pt" style:font-name-complex="Garamond" style:font-size-complex="12pt" fo:hyphenate="false" fo:hyphenation-remain-char-count="2" fo:hyphenation-push-char-count="2"/>
    </style:style>
    <style:style style:name="western" style:family="paragraph" style:parent-style-name="Standard">
      <style:paragraph-properties fo:margin-top="0.176cm" fo:margin-bottom="0.011cm"/>
      <style:text-properties style:font-name="Garamond" fo:font-size="12pt" fo:language="es" fo:country="ES" style:font-size-asian="12pt" style:font-name-complex="Garamond" style:font-size-complex="12pt"/>
    </style:style>
    <style:style style:name="Tabla" style:family="paragraph" style:parent-style-name="Standard">
      <style:paragraph-properties fo:margin-top="0.106cm" fo:margin-bottom="0.106cm" fo:text-align="start" style:justify-single-word="false"/>
      <style:text-properties fo:language="es" fo:country="ES"/>
    </style:style>
    <style:style style:name="HTML_20_con_20_formato_20_previo" style:display-name="HTML con formato previo" style:family="paragraph" style:parent-style-name="Standard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language="en" fo:country="US" style:font-name-complex="Courier New"/>
    </style:style>
    <style:style style:name="Parrafo" style:family="paragraph" style:parent-style-name="Standard">
      <style:paragraph-properties fo:margin-top="0cm" fo:margin-bottom="0.423cm"/>
      <style:text-properties style:font-name="Verdana" fo:font-size="12pt" fo:language="es" fo:country="ES" style:font-size-asian="12pt" style:font-name-complex="Verdana"/>
    </style:style>
    <style:style style:name="Topos_20_1" style:display-name="Topos 1" style:family="paragraph" style:parent-style-name="Standard" style:list-style-name="WW8Num29">
      <style:paragraph-properties fo:margin-top="0.106cm" fo:margin-bottom="0.106cm"/>
      <style:text-properties fo:font-size="11pt" fo:language="es" fo:country="ES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fo:color="#000000" style:font-name="Symbol" style:font-name-complex="Symbol"/>
    </style:style>
    <style:style style:name="WW8Num10z2" style:family="text">
      <style:text-properties style:font-name="Wingdings" style:font-name-complex="Wingdings"/>
    </style:style>
    <style:style style:name="WW8Num10z6" style:family="text">
      <style:text-properties style:font-name="Wingdings 3" style:font-name-complex="Wingdings 3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fo:color="#000000" style:font-name="Symbol" fo:font-size="11pt" style:font-size-asian="11pt" style:font-name-complex="Symbol"/>
    </style:style>
    <style:style style:name="WW8Num14z1" style:family="text">
      <style:text-properties fo:color="#008000" style:font-name="Courier New" fo:font-size="10pt" fo:font-style="normal" fo:font-weight="normal" style:font-size-asian="10pt" style:font-style-asian="normal" style:font-weight-asian="normal" style:font-name-complex="Courier New"/>
    </style:style>
    <style:style style:name="WW8Num14z3" style:family="text">
      <style:text-properties fo:font-style="normal" fo:font-weight="normal" style:font-style-asian="normal" style:font-weight-asian="normal"/>
    </style:style>
    <style:style style:name="WW8Num16z0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8z0" style:family="text">
      <style:text-properties style:font-name="Symbol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9z0" style:family="text">
      <style:text-properties style:font-name="Symbol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3" style:family="text">
      <style:text-properties fo:font-style="italic" fo:font-weight="normal" style:font-style-asian="italic" style:font-weight-asian="normal"/>
    </style:style>
    <style:style style:name="WW8Num22z0" style:family="text">
      <style:text-properties style:font-name="Symbol" style:font-name-complex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3z0" style:family="text">
      <style:text-properties style:font-name="Symbol" fo:font-size="10pt" style:font-size-asian="10pt" style:font-name-complex="Symbol"/>
    </style:style>
    <style:style style:name="WW8Num24z0" style:family="text">
      <style:text-properties style:font-name="Symbol" style:font-name-complex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 style:font-name-complex="Wingdings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9z0" style:family="text">
      <style:text-properties style:text-line-through-style="none" style:text-position="0% 100%" style:font-name="Wingdings" style:text-underline-style="none" style:font-name-complex="Wingdings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Line_20_numbering" style:display-name="Line numbering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Ajuda_20_Car_20_Car" style:display-name="Ajuda Car Car" style:family="text">
      <style:text-properties style:font-name="Arial" fo:font-size="9pt" fo:language="ca" fo:country="ES" fo:font-style="italic" style:font-size-asian="9pt" style:font-style-asian="italic" style:font-name-complex="Arial" style:font-size-complex="11pt" style:language-complex="ar" style:country-complex="SA" style:font-style-complex="italic"/>
    </style:style>
    <style:style style:name="Título_20_1_20_Car" style:display-name="Título 1 Car" style:family="text">
      <style:text-properties fo:color="#000080" style:font-name="Arial" fo:language="ca" fo:country="ES" fo:font-weight="bold" style:letter-kerning="true" style:font-weight-asian="bold" style:font-name-complex="Arial" style:language-complex="ar" style:country-complex="SA"/>
    </style:style>
    <style:style style:name="HTML_20_con_20_formato_20_previo_20_Car" style:display-name="HTML con formato previo Car" style:family="text">
      <style:text-properties style:font-name="Courier New" fo:language="en" fo:country="US" style:font-name-complex="Courier New"/>
    </style:style>
    <style:style style:name="Título_20_3_20_Car" style:display-name="Título 3 Car" style:family="text">
      <style:text-properties fo:color="#000080" style:font-name="Arial" fo:language="es" fo:country="ES" fo:font-style="italic" fo:font-weight="bold" style:font-style-asian="italic" style:font-weight-asian="bold" style:font-name-complex="Arial" style:language-complex="ar" style:country-complex="SA"/>
    </style:style>
    <style:style style:name="Título_20_4_20_Car" style:display-name="Título 4 Car" style:family="text">
      <style:text-properties style:font-name="Arial" fo:language="es" fo:country="ES" fo:font-style="italic" style:font-style-asian="italic" style:font-name-complex="Arial" style:language-complex="ar" style:country-complex="SA"/>
    </style:style>
    <style:style style:name="long_5f_text" style:display-name="long_text" style:family="text" style:parent-style-name="Fuente_20_de_20_párrafo_20_predeter.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27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21z3" style:num-format="1" text:display-levels="4">
        <style:list-level-properties text:list-level-position-and-space-mode="label-alignment">
          <style:list-level-label-alignment text:label-followed-by="listtab" text:list-tab-stop-position="1.9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cm" fo:margin-left="0.63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319cm" fo:margin-left="0.319cm"/>
        </style:list-level-properties>
        <style:text-properties style:font-name="Symbol"/>
      </text:list-level-style-bullet>
      <text:list-level-style-bullet text:level="2" text:style-name="WW8Num10z1" style:num-suffix="." text:bullet-char="">
        <style:list-level-properties text:list-level-position-and-space-mode="label-alignment">
          <style:list-level-label-alignment text:label-followed-by="listtab" text:list-tab-stop-position="0.954cm" fo:text-indent="-0.332cm" fo:margin-left="0.651cm"/>
        </style:list-level-properties>
        <style:text-properties style:font-name="Symbol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286cm" fo:text-indent="-0.3cm" fo:margin-left="0.951cm"/>
        </style:list-level-properties>
        <style:text-properties style:font-name="Wingdings"/>
      </text:list-level-style-bullet>
      <text:list-level-style-bullet text:level="4" text:style-name="WW8Num10z2" style:num-suffix="." text:bullet-char="">
        <style:list-level-properties text:list-level-position-and-space-mode="label-alignment">
          <style:list-level-label-alignment text:label-followed-by="listtab" text:list-tab-stop-position="1.586cm" fo:text-indent="-0.319cm" fo:margin-left="1.27cm"/>
        </style:list-level-properties>
        <style:text-properties style:font-name="Wingdings"/>
      </text:list-level-style-bullet>
      <text:list-level-style-bullet text:level="5" text:style-name="WW8Num10z2" style:num-suffix="." text:bullet-char="">
        <style:list-level-properties text:list-level-position-and-space-mode="label-alignment">
          <style:list-level-label-alignment text:label-followed-by="listtab" text:list-tab-stop-position="1.905cm" fo:text-indent="-0.321cm" fo:margin-left="1.591cm"/>
        </style:list-level-properties>
        <style:text-properties style:font-name="Wingdings"/>
      </text:list-level-style-bullet>
      <text:list-level-style-bullet text:level="6" text:style-name="WW8Num10z0" style:num-suffix="." text:bullet-char="">
        <style:list-level-properties text:list-level-position-and-space-mode="label-alignment">
          <style:list-level-label-alignment text:label-followed-by="listtab" text:list-tab-stop-position="2.226cm" fo:text-indent="-0.309cm" fo:margin-left="1.9cm"/>
        </style:list-level-properties>
        <style:text-properties style:font-name="Symbol"/>
      </text:list-level-style-bullet>
      <text:list-level-style-bullet text:level="7" text:style-name="WW8Num10z6" style:num-suffix="." text:bullet-char="">
        <style:list-level-properties text:list-level-position-and-space-mode="label-alignment">
          <style:list-level-label-alignment text:label-followed-by="listtab" text:list-tab-stop-position="2.535cm" fo:text-indent="-0.321cm" fo:margin-left="2.221cm"/>
        </style:list-level-properties>
        <style:text-properties style:font-name="Wingdings 3"/>
      </text:list-level-style-bullet>
      <text:list-level-style-bullet text:level="8" text:style-name="WW8Num10z0" style:num-suffix="." text:bullet-char="">
        <style:list-level-properties text:list-level-position-and-space-mode="label-alignment">
          <style:list-level-label-alignment text:label-followed-by="listtab" text:list-tab-stop-position="2.856cm" fo:text-indent="-0.319cm" fo:margin-left="2.54cm"/>
        </style:list-level-properties>
        <style:text-properties style:font-name="Symbol"/>
      </text:list-level-style-bullet>
      <text:list-level-style-bullet text:level="9" text:style-name="WW8Num10z0" style:num-suffix="." text:bullet-char="">
        <style:list-level-properties text:list-level-position-and-space-mode="label-alignment">
          <style:list-level-label-alignment text:label-followed-by="listtab" text:list-tab-stop-position="3.175cm" fo:text-indent="-0.36cm" fo:margin-left="2.9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cm" fo:margin-left="0.63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 fo:text-align="end">
          <style:list-level-label-alignment text:label-followed-by="listtab" text:list-tab-stop-position="4.763cm" fo:text-indent="-0.318cm" fo:margin-left="4.763cm"/>
        </style:list-level-properties>
      </text:list-level-style-number>
      <text:list-level-style-number text:level="5" text:style-name="WW8Num14z3" style:num-suffix="." style:num-format="1">
        <style:list-level-properties text:list-level-position-and-space-mode="label-alignment" fo:text-align="end">
          <style:list-level-label-alignment text:label-followed-by="listtab" text:list-tab-stop-position="6.033cm" fo:text-indent="-0.318cm" fo:margin-left="6.0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1z3" style:num-format="1" text:display-levels="4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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9" style:family="table">
      <style:table-properties style:width="16.143cm" fo:margin-left="-0.132cm" table:align="left" style:writing-mode="lr-tb"/>
    </style:style>
    <style:style style:name="Taula19.A" style:family="table-column">
      <style:table-column-properties style:column-width="4.875cm"/>
    </style:style>
    <style:style style:name="Taula19.B" style:family="table-column">
      <style:table-column-properties style:column-width="7.5cm"/>
    </style:style>
    <style:style style:name="Taula19.C" style:family="table-column">
      <style:table-column-properties style:column-width="3.768cm"/>
    </style:style>
    <style:style style:name="Taula19.1" style:family="table-row">
      <style:table-row-properties style:min-row-height="0.734cm" style:keep-together="true" fo:keep-together="auto"/>
    </style:style>
    <style:style style:name="Taula19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19.B1" style:family="table-cell">
      <style:table-cell-properties style:vertical-align="top" fo:background-color="#d9d9d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9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19.2" style:family="table-row">
      <style:table-row-properties style:min-row-height="0.885cm" style:keep-together="true" fo:keep-together="auto"/>
    </style:style>
    <style:style style:name="Taula19.B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19.3" style:family="table-row">
      <style:table-row-properties style:min-row-height="0.24cm" style:keep-together="true" fo:keep-together="auto"/>
    </style:style>
    <style:style style:name="Taula19.C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20" style:family="table">
      <style:table-properties style:width="16.394cm" fo:margin-left="-0.132cm" table:align="left" style:writing-mode="lr-tb"/>
    </style:style>
    <style:style style:name="Taula20.A" style:family="table-column">
      <style:table-column-properties style:column-width="4.875cm"/>
    </style:style>
    <style:style style:name="Taula20.B" style:family="table-column">
      <style:table-column-properties style:column-width="7.5cm"/>
    </style:style>
    <style:style style:name="Taula20.C" style:family="table-column">
      <style:table-column-properties style:column-width="4.018cm"/>
    </style:style>
    <style:style style:name="Taula20.1" style:family="table-row">
      <style:table-row-properties style:min-row-height="0.734cm" style:keep-together="true" fo:keep-together="auto"/>
    </style:style>
    <style:style style:name="Taula20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20.B1" style:family="table-cell">
      <style:table-cell-properties style:vertical-align="top" fo:background-color="#d9d9d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0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20.2" style:family="table-row">
      <style:table-row-properties style:min-row-height="0.885cm" style:keep-together="true" fo:keep-together="auto"/>
    </style:style>
    <style:style style:name="Taula20.B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20.3" style:family="table-row">
      <style:table-row-properties style:min-row-height="0.24cm" style:keep-together="true" fo:keep-together="auto"/>
    </style:style>
    <style:style style:name="Taula20.C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MP1" style:family="paragraph" style:parent-style-name="Header">
      <style:paragraph-properties fo:margin-top="0.635cm" fo:margin-bottom="0cm" style:snap-to-layout-grid="false"/>
      <style:text-properties fo:font-weight="bold" style:font-weight-asian="bold" style:font-name-complex="Arial"/>
    </style:style>
    <style:style style:name="MP2" style:family="paragraph" style:parent-style-name="Header">
      <style:paragraph-properties fo:margin-top="0.212cm" fo:margin-bottom="0.212cm" fo:text-align="center" style:justify-single-word="false" style:snap-to-layout-grid="false">
        <style:tab-stops>
          <style:tab-stop style:position="1.455cm"/>
          <style:tab-stop style:position="4.251cm" style:type="center"/>
          <style:tab-stop style:position="7.5cm" style:type="center"/>
          <style:tab-stop style:position="15cm" style:type="right"/>
        </style:tab-stops>
      </style:paragraph-properties>
      <style:text-properties style:font-name-complex="Arial"/>
    </style:style>
    <style:style style:name="MP3" style:family="paragraph" style:parent-style-name="Header">
      <style:paragraph-properties fo:margin-top="0.212cm" fo:margin-bottom="0.212cm" fo:text-align="center" style:justify-single-word="false" style:snap-to-layout-grid="false"/>
      <style:text-properties style:font-name-complex="Arial"/>
    </style:style>
    <style:style style:name="MP4" style:family="paragraph" style:parent-style-name="Header">
      <style:paragraph-properties fo:text-align="center" style:justify-single-word="false" style:snap-to-layout-grid="false">
        <style:tab-stops>
          <style:tab-stop style:position="1.773cm"/>
        </style:tab-stops>
      </style:paragraph-properties>
      <style:text-properties fo:font-size="2pt" fo:font-weight="bold" style:font-size-asian="2pt" style:font-weight-asian="bold" style:font-size-complex="2pt" style:font-weight-complex="bold"/>
    </style:style>
    <style:style style:name="MP5" style:family="paragraph" style:parent-style-name="Header">
      <style:paragraph-properties fo:margin-top="0.106cm" fo:margin-bottom="0cm" fo:text-align="center" style:justify-single-word="false">
        <style:tab-stops>
          <style:tab-stop style:position="1.773cm"/>
        </style:tab-stops>
      </style:paragraph-properties>
      <style:text-properties fo:font-weight="bold" style:font-weight-asian="bold" style:font-weight-complex="bold"/>
    </style:style>
    <style:style style:name="MP6" style:family="paragraph" style:parent-style-name="Header">
      <style:paragraph-properties fo:margin-top="0.106cm" fo:margin-bottom="0.106cm" style:snap-to-layout-grid="false">
        <style:tab-stops>
          <style:tab-stop style:position="1.773cm"/>
        </style:tab-stops>
      </style:paragraph-properties>
    </style:style>
    <style:style style:name="MP7" style:family="paragraph" style:parent-style-name="Header">
      <style:paragraph-properties fo:margin-top="0.106cm" fo:margin-bottom="0.106cm" fo:text-align="center" style:justify-single-word="false" style:snap-to-layout-grid="false">
        <style:tab-stops>
          <style:tab-stop style:position="1.773cm"/>
        </style:tab-stops>
      </style:paragraph-properties>
    </style:style>
    <style:style style:name="MP8" style:family="paragraph" style:parent-style-name="Footer">
      <style:text-properties fo:font-size="6pt" style:font-size-asian="6pt" style:font-size-complex="6pt"/>
    </style:style>
    <style:style style:name="MP9" style:family="paragraph" style:parent-style-name="Header">
      <style:paragraph-properties fo:margin-top="0.635cm" fo:margin-bottom="0cm" style:snap-to-layout-grid="false"/>
      <style:text-properties fo:color="#0000ff" fo:language="es" fo:country="ES" fo:font-weight="bold" style:language-asian="zxx" style:country-asian="none" style:font-weight-asian="bold" style:font-name-complex="Arial"/>
    </style:style>
    <style:style style:name="MP10" style:family="paragraph" style:parent-style-name="Header">
      <style:paragraph-properties fo:margin-top="0.635cm" fo:margin-bottom="0cm"/>
      <style:text-properties fo:color="#0000ff" fo:language="zxx" fo:country="none" fo:font-weight="bold" style:language-asian="zxx" style:country-asian="none" style:font-weight-asian="bold" style:font-name-complex="Arial"/>
    </style:style>
    <style:style style:name="MP11" style:family="paragraph" style:parent-style-name="Header">
      <style:paragraph-properties fo:margin-top="0.212cm" fo:margin-bottom="0.212cm" style:snap-to-layout-grid="false">
        <style:tab-stops>
          <style:tab-stop style:position="1.455cm"/>
          <style:tab-stop style:position="4.251cm" style:type="center"/>
          <style:tab-stop style:position="7.5cm" style:type="center"/>
          <style:tab-stop style:position="15cm" style:type="right"/>
        </style:tab-stops>
      </style:paragraph-properties>
      <style:text-properties style:font-name-complex="Arial"/>
    </style:style>
    <style:style style:name="MT1" style:family="text">
      <style:text-properties style:font-name-asian="Arial"/>
    </style:style>
    <style:style style:name="MT2" style:family="text">
      <style:text-properties style:font-name-complex="Arial"/>
    </style:style>
    <style:style style:name="MT3" style:family="text">
      <style:text-properties style:font-name-asian="Arial" style:font-name-complex="Arial"/>
    </style:style>
    <style:style style:name="MT4" style:family="text">
      <style:text-properties fo:font-size="6pt" style:font-size-asian="6pt" style:font-size-complex="6pt"/>
    </style:style>
    <style:style style:name="MT5" style:family="text">
      <style:text-properties fo:font-size="6pt" style:font-name-asian="Arial" style:font-size-asian="6pt" style:font-size-complex="6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88cm" fo:margin-left="3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981cm" fo:margin-left="0cm" fo:margin-right="0cm" fo:margin-bottom="2.882cm" style:dynamic-spacing="true"/>
      </style:header-style>
      <style:footer-style>
        <style:header-footer-properties fo:min-height="1.621cm" fo:margin-left="0cm" fo:margin-right="0cm" fo:margin-top="1.52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4.251cm" fo:margin-bottom="2.501cm" fo:margin-left="3cm" fo:margin-right="2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able:table table:name="Taula19" table:style-name="Taula19">
          <table:table-column table:style-name="Taula19.A"/>
          <table:table-column table:style-name="Taula19.B"/>
          <table:table-column table:style-name="Taula19.C"/>
          <table:table-row table:style-name="Taula19.1">
            <table:table-cell table:style-name="Taula19.A1" table:number-rows-spanned="3" office:value-type="string">
              <text:p text:style-name="MP1"><text:bookmark text:name="OLE_LINK1"/><text:bookmark text:name="OLE_LINK2"/><text:bookmark text:name="_Hlk118024011"/><draw:frame draw:style-name="Mfr1" draw:name="gràfics1" text:anchor-type="as-char" svg:width="4.616cm" svg:height="0.624cm" draw:z-index="41"><draw:image xlink:href="Pictures/10000200000003240000006C8A9104D8.png" xlink:type="simple" xlink:show="embed" xlink:actuate="onLoad"/></draw:frame></text:p>
            </table:table-cell>
            <table:table-cell table:style-name="Taula19.B1" office:value-type="string">
              <text:p text:style-name="MP2">PLATAFORMA<text:span text:style-name="MT1"> </text:span>MARSUPIAL</text:p>
            </table:table-cell>
            <table:table-cell table:style-name="Taula19.C1" office:value-type="string">
              <text:p text:style-name="MP3">MARSUPIAL</text:p>
            </table:table-cell>
          </table:table-row>
          <table:table-row table:style-name="Taula19.2">
            <table:covered-table-cell/>
            <table:table-cell table:style-name="Taula19.B2" table:number-columns-spanned="2" office:value-type="string">
              <text:p text:style-name="MP4"/>
              <text:p text:style-name="MP5">Plataforma<text:span text:style-name="MT1"> </text:span>Marsupial</text:p>
            </table:table-cell>
            <table:covered-table-cell/>
          </table:table-row>
          <table:table-row table:style-name="Taula19.3">
            <table:covered-table-cell/>
            <table:table-cell table:style-name="Taula19.A1" office:value-type="string">
              <text:p text:style-name="MP6">N.<text:span text:style-name="MT1"> </text:span>versió:<text:span text:style-name="MT1"> <text:s/></text:span>1.7</text:p>
            </table:table-cell>
            <table:table-cell table:style-name="Taula19.C3" office:value-type="string">
              <text:p text:style-name="MP7"><text:span text:style-name="MT2">Pàg.</text:span><text:span text:style-name="MT3"> </text:span><text:span text:style-name="Page_20_Number"><text:span text:style-name="MT2"><text:page-number text:select-page="current">40</text:page-number></text:span></text:span><text:span text:style-name="Page_20_Number"><text:span text:style-name="MT3"> </text:span></text:span><text:span text:style-name="Page_20_Number"><text:span text:style-name="MT2">/</text:span></text:span><text:span text:style-name="Page_20_Number"><text:span text:style-name="MT3"> </text:span></text:span><text:span text:style-name="Page_20_Number"><text:span text:style-name="MT2"><text:page-count style:num-format="1">40</text:page-count></text:span></text:span></text:p>
            </table:table-cell>
          </table:table-row>
        </table:table>
        <text:p text:style-name="Header"/>
      </style:header>
      <style:footer>
        <text:p text:style-name="MP8"><text:file-name text:display="name-and-extension">M11-MARSUPIAL-EVA-PD2-DFU-V17-Plataforma_Marsupial_es.odt</text:file-name></text:p>
        <text:p text:style-name="Footer"><text:span text:style-name="MT4"><text:date style:data-style-name="N36" text:date-value="2013-08-28T23:03:00.99">28/08/2013</text:date></text:span><text:span text:style-name="MT4"><text:time style:data-style-name="N41" text:time-value="2013-08-28T23:03:00.99">23:02:51</text:time></text:span></text:p>
      </style:footer>
    </style:master-page>
    <style:master-page style:name="First_20_Page" style:display-name="First Page" style:page-layout-name="Mpm2" style:next-style-name="Standard">
      <style:header>
        <table:table table:name="Taula20" table:style-name="Taula20">
          <table:table-column table:style-name="Taula20.A"/>
          <table:table-column table:style-name="Taula20.B"/>
          <table:table-column table:style-name="Taula20.C"/>
          <table:table-row table:style-name="Taula20.1">
            <table:table-cell table:style-name="Taula20.A1" table:number-rows-spanned="3" office:value-type="string">
              <text:p text:style-name="MP9"><draw:frame draw:style-name="Mfr2" draw:name="gràfics2" text:anchor-type="char" svg:x="0.018cm" svg:y="0.153cm" svg:width="4.366cm" svg:height="0.82cm" draw:z-index="0"><draw:image xlink:href="Pictures/10000000000003340000009C6EB61D6C.jpg" xlink:type="simple" xlink:show="embed" xlink:actuate="onLoad"/></draw:frame></text:p>
              <text:p text:style-name="MP10"><draw:frame draw:style-name="Mfr2" draw:name="gràfics3" text:anchor-type="char" svg:x="0cm" svg:y="0.224cm" svg:width="3.175cm" svg:height="0.794cm" draw:z-index="0"><draw:image xlink:href="Pictures/10000000000000C800000032AAC4E1B2.png" xlink:type="simple" xlink:show="embed" xlink:actuate="onLoad"/></draw:frame></text:p>
            </table:table-cell>
            <table:table-cell table:style-name="Taula20.B1" office:value-type="string">
              <text:p text:style-name="MP11"><text:tab/><text:tab/>TIPUS<text:span text:style-name="MT1"> </text:span>DE<text:span text:style-name="MT1"> </text:span>DOCUMENT</text:p>
            </table:table-cell>
            <table:table-cell table:style-name="Taula20.C1" office:value-type="string">
              <text:p text:style-name="MP3">Paannnn-AAAAAAAA</text:p>
            </table:table-cell>
          </table:table-row>
          <table:table-row table:style-name="Taula20.2">
            <table:covered-table-cell/>
            <table:table-cell table:style-name="Taula20.B2" table:number-columns-spanned="2" office:value-type="string">
              <text:p text:style-name="MP4"/>
              <text:p text:style-name="MP5">Títol<text:span text:style-name="MT1"> </text:span>del<text:span text:style-name="MT1"> </text:span>Document</text:p>
            </table:table-cell>
            <table:covered-table-cell/>
          </table:table-row>
          <table:table-row table:style-name="Taula20.3">
            <table:covered-table-cell/>
            <table:table-cell table:style-name="Taula20.A1" office:value-type="string">
              <text:p text:style-name="MP6">N.<text:span text:style-name="MT1"> </text:span>versió:<text:span text:style-name="MT1"> <text:s/></text:span>1.0.</text:p>
            </table:table-cell>
            <table:table-cell table:style-name="Taula20.C3" office:value-type="string">
              <text:p text:style-name="MP7"><text:span text:style-name="MT2">Pàg.</text:span><text:span text:style-name="MT3"> </text:span><text:span text:style-name="Page_20_Number"><text:span text:style-name="MT2"><text:page-number text:select-page="current"/></text:span></text:span><text:span text:style-name="Page_20_Number"><text:span text:style-name="MT3"> </text:span></text:span><text:span text:style-name="Page_20_Number"><text:span text:style-name="MT2">/</text:span></text:span><text:span text:style-name="Page_20_Number"><text:span text:style-name="MT3"> </text:span></text:span><text:span text:style-name="Page_20_Number"><text:span text:style-name="MT2"><text:page-count style:num-format="1">40</text:page-count></text:span></text:span></text:p>
            </table:table-cell>
          </table:table-row>
        </table:table>
        <text:p text:style-name="Header"/>
      </style:header>
      <style:footer>
        <text:p text:style-name="MP8"><text:file-name text:display="name-and-extension">M11-MARSUPIAL-EVA-PD2-DFU-V17-Plataforma_Marsupial_es.odt</text:file-name></text:p>
        <text:p text:style-name="Footer"><text:span text:style-name="MT4"><text:date style:data-style-name="N36" text:date-value="2013-08-28T23:03:00.99"/></text:span><text:span text:style-name="MT5"> </text:span><text:span text:style-name="MT4"><text:time style:data-style-name="N41" text:time-value="2013-08-28T23:03:00.99"/></text:span></text:p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tocol de comunicacions Marsupial</dc:title>
    <meta:initial-creator>Ligia Vega Pérez</meta:initial-creator>
    <meta:creation-date>2007-12-10T11:15:00</meta:creation-date>
    <dc:creator>Sara Téllez</dc:creator>
    <dc:date>2013-08-28T23:03:01</dc:date>
    <meta:print-date>2011-05-20T11:54:00</meta:print-date>
    <meta:editing-cycles>365</meta:editing-cycles>
    <meta:editing-duration>P1DT20H57M31S</meta:editing-duration>
    <meta:generator>LibreOffice/3.4$Unix LibreOffice_project/340m1$Build-1206</meta:generator>
    <meta:document-statistic meta:table-count="20" meta:image-count="3" meta:object-count="1" meta:page-count="40" meta:paragraph-count="1716" meta:word-count="9102" meta:character-count="84516" meta:non-whitespace-character-count="69750"/>
    <meta:user-defined meta:name="Cliente">CTTI</meta:user-defined>
    <meta:user-defined meta:name="Destino">1.0</meta:user-defined>
    <meta:user-defined meta:name="FechaRegistro" meta:value-type="date">2006-08-10T00:00:00</meta:user-defined>
    <meta:user-defined meta:name="Proyecto">Serveis Centrals TIC de Caràcter Continu</meta:user-defined>
    <meta:user-defined meta:name="SoporteLogico" meta:value-type="string">Microsoft Windows 2003</meta:user-defined>
    <meta:user-defined meta:name="Version" meta:value-type="string">1.0</meta:user-defined>
  </office:meta>
</office:document-meta>
</file>

<file path=Basic/Project/ThisDocument.xml><?xml version="1.0" encoding="utf-8"?>
<!DOCTYPE module  PUBLIC '-//OpenOffice.org//DTD OfficeDocument 1.0//EN'  'module.dtd'>
<script:module xmlns:script="http://openoffice.org/2000/script" script:name="ThisDocument" script:language="StarBasic" script:moduleType="document">Rem Attribute VBA_ModuleType=VBADocumentModule
Option VBASupport 1

</script:module>
</file>

<file path=Basic/Project/script-lb.xml><?xml version="1.0" encoding="utf-8"?>
<!DOCTYPE library  PUBLIC '-//OpenOffice.org//DTD OfficeDocument 1.0//EN'  'library.dtd'>
<library:library xmlns:library="http://openoffice.org/2000/library" library:name="Project" library:readonly="false" library:passwordprotected="false">
  <library:element library:name="ThisDocument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ject" library:link="false"/>
</library:libraries>
</file>